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972352DB.png"/>
  <manifest:file-entry manifest:media-type="image/png" manifest:full-path="Pictures/100000000000028C0000038360FC9357.png"/>
  <manifest:file-entry manifest:media-type="" manifest:full-path="Pictures/2000000700003E040000295897E5DB05.svm"/>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style:style>
    <style:style style:name="P4" style:family="paragraph" style:parent-style-name="Standard">
      <style:text-properties style:font-name="DejaVu Serif"/>
    </style:style>
    <style:style style:name="P5" style:family="paragraph" style:parent-style-name="Standard">
      <style:text-properties style:font-name="DejaVu Serif" fo:font-size="12pt" fo:font-weight="bold" style:font-size-asian="12pt" style:font-weight-asian="bold" style:font-size-complex="12pt" style:font-weight-complex="bold"/>
    </style:style>
    <style:style style:name="P6" style:family="paragraph" style:parent-style-name="Standard">
      <style:text-properties style:font-name="DejaVu Serif" fo:font-size="12pt" fo:font-weight="normal" style:font-size-asian="12pt" style:font-weight-asian="normal" style:font-size-complex="12pt" style:font-weight-complex="normal"/>
    </style:style>
    <style:style style:name="P7" style:family="paragraph" style:parent-style-name="Standard">
      <style:text-properties style:font-name="DejaVu Serif" fo:font-size="14pt" fo:font-weight="bold" style:font-size-asian="14pt" style:font-weight-asian="bold" style:font-size-complex="14pt" style:font-weight-complex="bold"/>
    </style:style>
    <style:style style:name="P8" style:family="paragraph" style:parent-style-name="Standard">
      <style:text-properties style:font-name="DejaVu Serif" fo:font-size="72pt"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1" style:family="paragraph" style:parent-style-name="Standard">
      <style:text-properties style:font-name="DejaVu Serif" fo:font-weight="bold" style:font-weight-asian="bold" style:font-weight-complex="bold"/>
    </style:style>
    <style:style style:name="P12" style:family="paragraph" style:parent-style-name="Standard">
      <style:paragraph-properties fo:text-align="center" style:justify-single-word="false"/>
      <style:text-properties style:font-name="DejaVu Serif" fo:font-weight="bold" style:font-weight-asian="bold" style:font-weight-complex="bold"/>
    </style:style>
    <style:style style:name="P13"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bold" style:font-style-asian="italic" style:font-weight-asian="bold" style:font-style-complex="italic" style:font-weight-complex="bold"/>
    </style:style>
    <style:style style:name="P17" style:family="paragraph" style:parent-style-name="Standard">
      <style:text-properties style:font-name="DejaVu Serif" fo:font-style="italic" style:text-underline-style="none" style:font-style-asian="italic" style:font-style-complex="italic"/>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fo:font-style="normal" style:font-style-asian="normal" style:font-style-complex="normal"/>
    </style:style>
    <style:style style:name="P20"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DejaVu Serif" fo:font-style="normal" fo:font-weight="normal" style:font-style-asian="normal" style:font-weight-asian="normal" style:font-style-complex="normal" style:font-weight-complex="normal"/>
    </style:style>
    <style:style style:name="P22" style:family="paragraph" style:parent-style-name="Standard">
      <style:text-properties style:font-name="DejaVu Serif" fo:language="en" fo:country="US"/>
    </style:style>
    <style:style style:name="P23" style:family="paragraph" style:parent-style-name="Standard">
      <style:text-properties style:font-name="DejaVu Serif" fo:language="en" fo:country="US" fo:font-weight="bold" style:font-weight-asian="bold" style:font-weight-complex="bold"/>
    </style:style>
    <style:style style:name="P24" style:family="paragraph" style:parent-style-name="Standard">
      <style:text-properties style:font-name="DejaVu Serif" style:text-underline-style="solid" style:text-underline-width="auto" style:text-underline-color="font-color"/>
    </style:style>
    <style:style style:name="P25"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26" style:family="paragraph" style:parent-style-name="Standard">
      <style:text-properties style:font-name="DejaVu Serif" style:text-underline-style="none"/>
    </style:style>
    <style:style style:name="P27" style:family="paragraph" style:parent-style-name="Standard">
      <style:text-properties style:font-name="DejaVu Serif" fo:language="pt" fo:country="PT"/>
    </style:style>
    <style:style style:name="P28"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29" style:family="paragraph" style:parent-style-name="Standard">
      <style:paragraph-properties fo:margin-left="1.247cm" fo:margin-right="0cm" fo:text-indent="0cm" style:auto-text-indent="false"/>
      <style:text-properties style:font-name="DejaVu Serif"/>
    </style:style>
    <style:style style:name="P30"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31" style:family="paragraph" style:parent-style-name="Standard">
      <style:paragraph-properties fo:margin-left="1.27cm" fo:margin-right="0cm" fo:text-indent="0cm" style:auto-text-indent="false"/>
      <style:text-properties style:font-name="DejaVu Serif"/>
    </style:style>
    <style:style style:name="P32"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33"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34" style:family="paragraph" style:parent-style-name="Standard">
      <style:paragraph-properties fo:margin-left="1.244cm" fo:margin-right="0cm" fo:text-indent="0cm" style:auto-text-indent="false"/>
      <style:text-properties style:font-name="DejaVu Serif"/>
    </style:style>
    <style:style style:name="P35"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36"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8"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pt" fo:country="BR"/>
    </style:style>
    <style:style style:name="P39"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style:style>
    <style:style style:name="P40"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41"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font-style="normal" style:font-style-asian="normal" style:font-style-complex="normal"/>
    </style:style>
    <style:style style:name="P42"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43" style:family="paragraph" style:parent-style-name="Contents_20_3">
      <style:paragraph-properties>
        <style:tab-stops>
          <style:tab-stop style:position="20.003cm" style:type="right" style:leader-style="dotted" style:leader-text="."/>
        </style:tab-stops>
      </style:paragraph-properties>
    </style:style>
    <style:style style:name="P44" style:family="paragraph" style:parent-style-name="Contents_20_1">
      <style:paragraph-properties>
        <style:tab-stops>
          <style:tab-stop style:position="21.001cm" style:type="right" style:leader-style="dotted" style:leader-text="."/>
        </style:tab-stops>
      </style:paragraph-properties>
    </style:style>
    <style:style style:name="P45" style:family="paragraph" style:parent-style-name="Contents_20_2">
      <style:paragraph-properties>
        <style:tab-stops>
          <style:tab-stop style:position="20.502cm" style:type="right" style:leader-style="dotted" style:leader-text="."/>
        </style:tab-stops>
      </style:paragraph-properties>
    </style:style>
    <style:style style:name="P46" style:family="paragraph" style:parent-style-name="Heading_20_1">
      <style:text-properties style:font-name="DejaVu Serif"/>
    </style:style>
    <style:style style:name="P47" style:family="paragraph" style:parent-style-name="Heading_20_1" style:master-page-name="NovStyle">
      <style:paragraph-properties style:page-number="1"/>
      <style:text-properties style:font-name="DejaVu Serif"/>
    </style:style>
    <style:style style:name="P48" style:family="paragraph" style:parent-style-name="Heading_20_3">
      <style:text-properties style:font-name="DejaVu Serif"/>
    </style:style>
    <style:style style:name="P49" style:family="paragraph" style:parent-style-name="Standard">
      <style:text-properties style:font-name="DejaVu Serif"/>
    </style:style>
    <style:style style:name="P50" style:family="paragraph" style:parent-style-name="Standard" style:list-style-name="L1">
      <style:text-properties style:font-name="DejaVu Serif"/>
    </style:style>
    <style:style style:name="P51" style:family="paragraph" style:parent-style-name="Standard" style:list-style-name="L2">
      <style:text-properties style:font-name="DejaVu Serif"/>
    </style:style>
    <style:style style:name="P52" style:family="paragraph" style:parent-style-name="Standard" style:list-style-name="L3">
      <style:text-properties style:font-name="DejaVu Serif"/>
    </style:style>
    <style:style style:name="P53" style:family="paragraph" style:parent-style-name="Standard" style:list-style-name="L4">
      <style:text-properties style:font-name="DejaVu Serif"/>
    </style:style>
    <style:style style:name="P54" style:family="paragraph" style:parent-style-name="Standard" style:list-style-name="L5">
      <style:text-properties style:font-name="DejaVu Serif"/>
    </style:style>
    <style:style style:name="P55" style:family="paragraph" style:parent-style-name="Standard" style:list-style-name="L6">
      <style:text-properties style:font-name="DejaVu Serif"/>
    </style:style>
    <style:style style:name="P56" style:family="paragraph" style:parent-style-name="Standard" style:list-style-name="L7">
      <style:text-properties style:font-name="DejaVu Serif"/>
    </style:style>
    <style:style style:name="P57" style:family="paragraph" style:parent-style-name="Standard">
      <style:text-properties style:font-name="DejaVu Serif" fo:font-style="normal" style:font-style-asian="normal" style:font-style-complex="normal"/>
    </style:style>
    <style:style style:name="P58"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59" style:family="paragraph" style:parent-style-name="Standard">
      <style:paragraph-properties fo:margin-left="1.221cm" fo:margin-right="0cm" fo:text-indent="0cm" style:auto-text-indent="false"/>
      <style:text-properties style:font-name="DejaVu Seri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color="#ff3366" fo:font-weight="bold" style:font-weight-asian="bold" style:font-weight-complex="bold"/>
    </style:style>
    <style:style style:name="T19" style:family="text">
      <style:text-properties fo:font-size="16pt" fo:font-weight="bold" style:font-size-asian="16pt" style:font-weight-asian="bold" style:font-size-complex="16pt" style:font-weight-complex="bold"/>
    </style:style>
    <style:style style:name="T20" style:family="text">
      <style:text-properties style:text-line-through-style="solid"/>
    </style:style>
    <style:style style:name="T21" style:family="text">
      <style:text-properties fo:language="pt" fo:country="PT"/>
    </style:style>
    <style:style style:name="T22" style:family="text">
      <style:text-properties fo:language="pt" fo:country="PT" fo:font-weight="bold" style:font-weight-asian="bold" style:font-weight-complex="bold"/>
    </style:style>
    <style:style style:name="T23" style:family="text">
      <style:text-properties fo:language="pt" fo:country="PT" fo:font-style="italic" style:font-style-asian="italic" style:font-style-complex="italic"/>
    </style:style>
    <style:style style:name="T24" style:family="text">
      <style:text-properties fo:language="pt" fo:country="PT" fo:font-style="italic" style:text-underline-style="solid" style:text-underline-width="auto" style:text-underline-color="font-color" style:font-style-asian="italic" style:font-style-complex="italic"/>
    </style:style>
    <style:style style:name="T25" style:family="text">
      <style:text-properties fo:language="pt" fo:country="PT" fo:font-style="italic" fo:font-weight="bold" style:font-style-asian="italic" style:font-weight-asian="bold" style:font-style-complex="italic" style:font-weight-complex="bold"/>
    </style:style>
    <style:style style:name="T26" style:family="text">
      <style:text-properties fo:language="pt" fo:country="PT" fo:font-style="normal" style:font-style-asian="normal" style:font-style-complex="normal"/>
    </style:style>
    <style:style style:name="T27" style:family="text">
      <style:text-properties fo:color="#ffffff" style:font-name="URW Chancery L" fo:font-size="16pt" style:font-size-asian="16pt" style:font-size-complex="16pt"/>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7">Versão: 1.80 Beta</text:span></text:p>
      <text:p text:style-name="P28"/>
      <text:p text:style-name="P8"><text:soft-page-break/></text:p>
      <text:p text:style-name="P8"/>
      <text:p text:style-name="P9">Sambahsa Mundialect</text:p>
      <text:p text:style-name="P10">Gramática Completa</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Henrique Matheus da Silva Lima</text:p>
      <text:p text:style-name="P11"/>
      <text:p text:style-name="P11"/>
      <text:p text:style-name="P12">Revisão: <text:span text:style-name="T5">Dr. Olivier Simon</text:span></text:p>
      <text:p text:style-name="P11"/>
      <text:p text:style-name="P11"/>
      <text:p text:style-name="P11"/>
      <text:p text:style-name="P11"/>
      <text:p text:style-name="P4"><text:span text:style-name="T1">Versão:</text:span> 1.80 Beta</text:p>
      <text:p text:style-name="P13"><text:soft-page-break/>NOTAS IMPORTANTES SOBRE QUESTÕES LEGAIS</text:p>
      <text:p text:style-name="P4"/>
      <text:p text:style-name="P4"><text:tab/>Esta gramática é licenciada sob a licença Creative Commons CC-BY 4.0, ou seja, você pode distribuir, remixar, adaptar e criar trabalhos derivados desta gramática, mesmo para fins comerciais; sua única obrigação é atribuir o devido crédito pela criação original.</text:p>
      <text:p text:style-name="P4"/>
      <text:p text:style-name="P4"><draw:frame draw:style-name="fr2" draw:name="figuras2" text:anchor-type="paragraph" svg:width="2.328cm" svg:height="0.82cm" draw:z-index="1"><draw:image xlink:href="Pictures/10000000000000580000001F972352DB.png" xlink:type="simple" xlink:show="embed" xlink:actuate="onLoad"/></draw:frame></text:p>
      <text:p text:style-name="P4"><text:tab/>A língua sambahsa é de autoria do Dr. Olivier Simon, a língua é de uso livre para qualquer pessoa. Para a elaboração desta gramática foi utilizado, como referência, o livro <text:bookmark-start text:name="__DdeLink__17319_232630187"/><text:span text:style-name="T8">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8">The Grammar Of Sambahsa-Mundialect In English </text:span>e outros que o próprio Dr. Olivier Simon fez para mim.</text:p>
      <text:p text:style-name="P4"/>
      <text:p text:style-name="P4"><text:tab/>É muito importante informar que a língua não se encontra sob nenhuma licença Creative Commons ou similar, mas como já foi dito, a língua é livre,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4"/>
      <text:p text:style-name="P4"><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4"/>
      <text:p text:style-name="P4"><text:tab/></text:p>
      <text:p text:style-name="P4"/>
      <text:p text:style-name="P4"/>
      <text:p text:style-name="P4"><text:tab/><text:span text:style-name="T18">Esta é uma versão beta da gramática, ela já pode ser usada, mas ainda falta o que ser melhorado e até mesmo corrigid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AGRADECIMENTOS</text:p>
      <text:p text:style-name="P4"/>
      <text:p text:style-name="P4"/>
      <text:p text:style-name="P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4"/>
      <text:p text:style-name="P4"><text:tab/>Agradeço também ao Sylvain Auclair, Martín Rincón Botero e Justin Gagnon, que me ajudaram bastante.</text:p>
      <text:p text:style-name="P4"/>
      <text:p text:style-name="P4"><text:tab/>E não posso esquecer de Cale Short, que embora não tenha contribuído nesta versão em português da gramática, revisou o texto da minha tradução para o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44">INTRODUÇÃO<text:tab/>1</text:p>
          <text:p text:style-name="P45">POR QUE ESTUDAR UMA LÍNGUA AUXILIAR?<text:tab/>2</text:p>
          <text:p text:style-name="P43">ENTÃO VOCÊS SÃO CONTRA A LÍNGUA INGLESA?<text:tab/>3</text:p>
          <text:p text:style-name="P45">MAS POR QUE ESTUDAR SAMBAHSA?<text:tab/>4</text:p>
          <text:p text:style-name="P45">O SAMBAHSA É DIFÍCIL?<text:tab/>4</text:p>
          <text:p text:style-name="P45">O VOCABULÁRIO DO SAMBAHSA<text:tab/>5</text:p>
          <text:p text:style-name="P44">METODOLOGIA DE ENSINO<text:tab/>6</text:p>
          <text:p text:style-name="P45">NA VERDADE VOCÊ NÃO PRECISA APRENDER TUDO<text:tab/>7</text:p>
          <text:p text:style-name="P45">DICAS PARA ESTUDAR UM IDIOMA<text:tab/>7</text:p>
          <text:p text:style-name="P44">ALFABETO E PRONÚNCIA<text:tab/>8</text:p>
          <text:p text:style-name="P45">ATENÇÃO ESPECIAL PARA BRASILEIROS<text:tab/>12</text:p>
          <text:p text:style-name="P45">ALGUMAS PALAVRAS PORTUGUESAS EM AFI E TFS<text:tab/>13</text:p>
          <text:p text:style-name="P45">UMA ÚLTIMA VISITA AO ALFABETO E O NOME DA LÍNGUA<text:tab/>14</text:p>
          <text:p text:style-name="P45">AINDA NÃO TERMINOU, ALGUMAS CONVENÇÕES<text:tab/>15</text:p>
          <text:p text:style-name="P43">A LETRA “e”:<text:tab/>15</text:p>
          <text:p text:style-name="P43">A LETRA “h”:<text:tab/>16</text:p>
          <text:p text:style-name="P45">VOGAIS<text:tab/>16</text:p>
          <text:p text:style-name="P45">SEMI VOGAIS<text:tab/>17</text:p>
          <text:p text:style-name="P45">CONSOANTES<text:tab/>17</text:p>
          <text:p text:style-name="P45">MAIS OBSERVAÇÕES<text:tab/>18</text:p>
          <text:p text:style-name="P45">ACENTO TÔNICO EM SAMBAHSA<text:tab/>18</text:p>
          <text:p text:style-name="P43">RECEBERÁ SEMPRE ACENTUAÇÃO TÔNICA<text:tab/>18</text:p>
          <text:p text:style-name="P43">NUNCA RECEBERÁ ACENTUAÇÃO TÔNICA<text:tab/>19</text:p>
          <text:p text:style-name="P45">CASO VOCÊ TENHA ACHADO ALGUNS SONS MUITO DIFÍCEIS<text:tab/>20</text:p>
          <text:p text:style-name="P44">SELLAMAT!<text:tab/>20</text:p>
          <text:p text:style-name="P44">PALAVRAS E FRASES ÚTEIS<text:tab/>22</text:p>
          <text:p text:style-name="P44">OS CASOS DE DECLINAÇÃO<text:tab/>23</text:p>
          <text:p text:style-name="P45">CASO NOMINATIVO<text:tab/>24</text:p>
          <text:p text:style-name="P45">CASO ACUSATIVO<text:tab/>26</text:p>
          <text:p text:style-name="P45">CASO DATIVO<text:tab/>27</text:p>
          <text:p text:style-name="P45">CASO GENITIVO<text:tab/>28</text:p>
          <text:p text:style-name="P44">DECLINAÇÕES<text:tab/>29</text:p>
          <text:p text:style-name="P45">SINGULAR<text:tab/>29</text:p>
          <text:p text:style-name="P45">PLURAL<text:tab/>30</text:p>
          <text:p text:style-name="P44">POSSE <text:tab/>31</text:p>
          <text:p text:style-name="P45">DIFERENÇA DE USO DA PREPOSIÇÃO DE POSSE E CASO GENITIVO<text:tab/>31</text:p>
          <text:p text:style-name="P45">OUTROS PRONOMES DE POSSE<text:tab/>32</text:p>
          <text:p text:style-name="P44">OS ARTIGOS<text:tab/>32</text:p>
          <text:p text:style-name="P45">ARTIGOS DEFINIDOS<text:tab/>32</text:p>
          <text:p text:style-name="P45">ARTIGO INDEFINIDO<text:tab/>33</text:p>
          <text:p text:style-name="P44">COMO DIZER AS CONJUNÇÕES “E” E “OU”<text:tab/>33</text:p>
          <text:p text:style-name="P44">ADJETIVOS<text:tab/>33</text:p>
          <text:p text:style-name="P45">COMPARAÇÕES<text:tab/>36</text:p>
          <text:p text:style-name="P44">PLURAL<text:tab/>38</text:p>
          <text:p text:style-name="P44">ALGUNS, POUCOS, MUITOS E OUTROS<text:tab/>39</text:p>
          <text:p text:style-name="P45">UM POUCO CONFUSO COM TANTOS “MUITOS” e “POUCOS”?<text:tab/>40</text:p>
          <text:p text:style-name="P44">NÚMEROS<text:tab/>41</text:p>
          <text:p text:style-name="P44">TEMPO<text:tab/>44</text:p>
          <text:p text:style-name="P44">CORRELATIVOS<text:tab/>46</text:p>
          <text:p text:style-name="P44">OS VERBOS<text:tab/>48</text:p>
          <text:p text:style-name="P45"><text:soft-page-break/>PRESENTE<text:tab/>49</text:p>
          <text:p text:style-name="P45">BREVE EXPLICAÇÃO SOBRE INFIXOS NASAIS<text:tab/>51</text:p>
          <text:p text:style-name="P45">PASSADO<text:tab/>51</text:p>
          <text:p text:style-name="P43">NA VERDADE EXISTEM DUAS FORMAS DE REPRESENTAR O PASSADO<text:tab/>53</text:p>
          <text:p text:style-name="P45">INFINITIVO<text:tab/>54</text:p>
          <text:p text:style-name="P43">O USO DO PREPOSIÇÃO “AD” COM VERBOS NO INFINITIVO<text:tab/>54</text:p>
          <text:p text:style-name="P45">FUTURO<text:tab/>55</text:p>
          <text:p text:style-name="P43">O FUTURO PRÓXIMO<text:tab/>56</text:p>
          <text:p text:style-name="P45">PASSADO DO FUTURO<text:tab/>56</text:p>
          <text:p text:style-name="P45">SUBJUNTIVO<text:tab/>57</text:p>
          <text:p text:style-name="P45">IMPERATIVO<text:tab/>57</text:p>
          <text:p text:style-name="P45">CONDICIONAL<text:tab/>58</text:p>
          <text:p text:style-name="P43">MAS E QUANTO AOS VERBOS QUE JÁ TERMINAM EM “IE”?<text:tab/>59</text:p>
          <text:p text:style-name="P45">CATEGORIAIS DE RADICAIS VERBAIS<text:tab/>59</text:p>
          <text:p text:style-name="P43">INFIXOS NASAIS<text:tab/>59</text:p>
          <text:p text:style-name="P43">VERBOS COM “EH” + CONSOANTE<text:tab/>60</text:p>
          <text:p text:style-name="P43">VERBOS COM “EU” E “EI”<text:tab/>60</text:p>
          <text:p text:style-name="P43">VERBOS COM “A”<text:tab/>61</text:p>
          <text:p text:style-name="P43">REGRAS DE VON WAHL<text:tab/>61</text:p>
          <text:p text:style-name="P43">TERMINADOS COM UMA VOGAL ACENTUADA TÔNICAMENTE<text:tab/>63</text:p>
          <text:p text:style-name="P43">DEMAIS VERBOS<text:tab/>63</text:p>
          <text:p text:style-name="P45">AFIXOS VERBAIS<text:tab/>63</text:p>
          <text:p text:style-name="P43">AFIXOS QUE MUDAM O MODO DO VERBO<text:tab/>64</text:p>
          <text:p text:style-name="P45">ALGUMAS FORMAS VERBAIS LITERÁRIAS<text:tab/>64</text:p>
          <text:p text:style-name="P43">FINAIS OPCIONAIS DO PRESENTE DO INDICATIVO<text:tab/>64</text:p>
          <text:p text:style-name="P43">FORMAS ANTIGAS DO IMPERATIVO<text:tab/>65</text:p>
          <text:p text:style-name="P43">PARTICÍPIO NO FUTURO<text:tab/>65</text:p>
          <text:p text:style-name="P43">AS VELHAS FORMAÇÕES DO INFINITIVO<text:tab/>66</text:p>
          <text:p text:style-name="P43">O DURATIVO<text:tab/>66</text:p>
          <text:p text:style-name="P43">O EVENTIVO<text:tab/>66</text:p>
          <text:p text:style-name="P43">O INTENSIVO<text:tab/>67</text:p>
          <text:p text:style-name="P43">O ITERATIVO<text:tab/>67</text:p>
          <text:p text:style-name="P43">O PERFEITO<text:tab/>67</text:p>
          <text:p text:style-name="P44">MAIS SOBRE O USO DAS DECLINAÇÕES<text:tab/>67</text:p>
          <text:p text:style-name="P45">ACUSATIVO<text:tab/>67</text:p>
          <text:p text:style-name="P45">DATIVO<text:tab/>68</text:p>
          <text:p text:style-name="P44">ADVÉRBIOS<text:tab/>68</text:p>
          <text:p text:style-name="P44">GERÚNDIO<text:tab/>69</text:p>
          <text:p text:style-name="P44">PRONOMES REFLEXIVOS E O PRONOME POSSESSIVO “SIEN”<text:tab/>69</text:p>
          <text:p text:style-name="P44">PRONOME RELATIVO E CONJUNÇÃO INTEGRANTE <text:tab/>70</text:p>
          <text:p text:style-name="P45">OS PRONOMES RELATIVOS “YO(S)”, “YA” E “YOD”<text:tab/>71</text:p>
          <text:p text:style-name="P44">PERGUNTAS<text:tab/>72</text:p>
          <text:p text:style-name="P44">NEGAÇÃO<text:tab/>72</text:p>
          <text:p text:style-name="P45">SOBRE O USO DO “SI”<text:tab/>73</text:p>
          <text:p text:style-name="P44">EVITANDO REPETIÇÕES<text:tab/>73</text:p>
          <text:p text:style-name="P44">PARTICÍPIOS<text:tab/>74</text:p>
          <text:p text:style-name="P45">PRESENTE ATIVO<text:tab/>74</text:p>
          <text:p text:style-name="P45">PASSADO ATIVO<text:tab/>74</text:p>
          <text:p text:style-name="P45">PRESENTE PASSIVO<text:tab/>74</text:p>
          <text:p text:style-name="P45">PASSADO PASSIVO<text:tab/>75</text:p>
          <text:p text:style-name="P43">OUTRA MANEIRA DE EXPRESSAR O PASSADO, O PRESENTE PERFEITO<text:tab/>75</text:p>
          <text:p text:style-name="P43">UMA MANEIRA DE FAZER ADJETIVOS COM VERBOS<text:tab/>75</text:p>
          <text:p text:style-name="P44"><text:soft-page-break/>CONJUNÇÕES E OUTRAS PALAVRAS INVARIÁVEIS<text:tab/>76</text:p>
          <text:p text:style-name="P45">ALGUMAS DÚVIDAS QUE PODEM SURGIR<text:tab/>90</text:p>
          <text:p text:style-name="P43">QUAL É A DIFERENÇA ENTRE “BET” E “MEN”?<text:tab/>90</text:p>
          <text:p text:style-name="P44">PREPOSIÇÕES<text:tab/>90</text:p>
          <text:p text:style-name="P45">ALGUMAS DÚVIDAS QUE PODEM SURGIR<text:tab/>97</text:p>
          <text:p text:style-name="P43">DIFERENÇA ENTRE “MED” E “PER”<text:tab/>98</text:p>
          <text:p text:style-name="P43">DIFERENÇA ENTRE “POS” E “TRANS”<text:tab/>98</text:p>
          <text:p text:style-name="P43">DIFERENÇA ENTRE “EX” E “UD”<text:tab/>98</text:p>
          <text:p text:style-name="P43">DIFERENÇA ENTRE “VICE” E “INSTET”<text:tab/>99</text:p>
          <text:p text:style-name="P44">“GE”, “NU”, “TAR”, “TUN”<text:tab/>99</text:p>
          <text:p text:style-name="P44">AFIXOS ÚTEIS<text:tab/>99</text:p>
          <text:p text:style-name="P45">PREFIXOS<text:tab/>100</text:p>
          <text:p text:style-name="P45">SUFIXOS<text:tab/>102</text:p>
          <text:p text:style-name="P43">EXPRESSAR QUALIDADE OU ESTADO<text:tab/>102</text:p>
          <text:p text:style-name="P43">EXPRESSAR UMA AÇÃO<text:tab/>102</text:p>
          <text:p text:style-name="P43">INDICAR O EXECUTOR DE UMA AÇÃO<text:tab/>102</text:p>
          <text:p text:style-name="P43">OUTROS SUFIXOS<text:tab/>102</text:p>
          <text:p text:style-name="P44">ESTILO<text:tab/>104</text:p>
          <text:p text:style-name="P44">ESCOLHENDO NOVAS PALAVRAS<text:tab/>105</text:p>
          <text:p text:style-name="P44">ERROS E DÚVIDAS COMUNS<text:tab/>105</text:p>
          <text:p text:style-name="P45">O QUE REALMENTE SIGNIFICA O VERBO “LEIT”<text:tab/>106</text:p>
          <text:p text:style-name="P45">COMO PEDIR ALGO<text:tab/>106</text:p>
          <text:p text:style-name="P45">COMO DIZER QUE ALGO VAI DEMORAR OU VAI SE ATRASAR<text:tab/>107</text:p>
          <text:p text:style-name="P45">SUJEITO INDETERMINADO<text:tab/>107</text:p>
          <text:p text:style-name="P45">VERBOS DE DIREÇÃO COMO “GWAH”<text:tab/>107</text:p>
          <text:p text:style-name="P45">QUAL É A DIFERENÇA ENTRE “YAKIN” E “WEIDWOS”?<text:tab/>108</text:p>
          <text:p text:style-name="P44">VOCABULÁRIO<text:tab/>108</text:p>
          <text:p text:style-name="P45">VERBOS<text:tab/>109</text:p>
          <text:p text:style-name="P45">ADJETIVOS<text:tab/>114</text:p>
          <text:p text:style-name="P45">CORPO<text:tab/>115</text:p>
          <text:p text:style-name="P45">CORES<text:tab/>117</text:p>
          <text:p text:style-name="P45">INFORMÁTICA<text:tab/>117</text:p>
          <text:p text:style-name="P45">ANIMAIS<text:tab/>123</text:p>
          <text:p text:style-name="P45">MEDIDAS<text:tab/>124</text:p>
          <text:p text:style-name="P45">FAMÍLIA<text:tab/>125</text:p>
          <text:p text:style-name="P45">DIVERSOS<text:tab/>126</text:p>
          <text:p text:style-name="P45">INTERJEIÇÕES<text:tab/>127</text:p>
          <text:p text:style-name="P44">REFERÊNCIAS<text:tab/>128</text:p>
        </text:index-body>
      </text:table-of-content>
      <text:p text:style-name="P4"/>
      <text:h text:style-name="P47" text:outline-level="1">INTRODUÇÃO</text:h>
      <text:p text:style-name="P4"/>
      <text:p text:style-name="P4"><text:tab/><text:span text:style-name="T1">Sambahsa Mundialect</text:span> é uma língua auxiliar criada pelo francês Dr. Olivier Simon,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4"/>
      <text:p text:style-name="P4"><text:tab/>Por ser uma língua auxiliar, sambahsa é muito mais fácil do que qualquer outra língua nacional como inglês ou espanhol, mas é um pouco mais difícil se comparada a outras línguas auxiliares porque ela se apresenta complicada no início, mas depois o processo de aprendizado se mostrará incrivelmente simples. </text:p>
      <text:p text:style-name="P4"/>
      <text:p text:style-name="P4"><text:tab/>Com o que o sambahsa se parece? O interessante do sambahsa é que você não o vê com uma língua construída, mas sim como uma língua nacional como qualquer outra. Como Dave MacLeod disse no seu prefácio para o livro <text:span text:style-name="T8">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4"/>
      <text:p text:style-name="P4"><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4"/>
      <text:p text:style-name="P4"><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or: </text:span>YeahBitchMagnetsOh</text:p></draw:text-box></draw:frame></text:p>
      <text:p text:style-name="P4"><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uma inovação importante feita pelos humanos, e de qualquer forma é um importante símbolo para quase todos os indo-europeus de um modo ou de <text:soft-page-break/>outro.</text:p>
      <text:p text:style-name="P4"/>
      <text:p text:style-name="P4"><text:tab/>O movimento que apoia a língua sambahsa não é ligado a nenhuma forma de pensamento: pessoas de todos os tipos, etnias, lugares, crenças e ideologias podem usar a língua ao seu bel prazer.</text:p>
      <text:p text:style-name="P4"/>
      <text:p text:style-name="P4"><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text:p>
      <text:p text:style-name="P4"/>
      <text:p text:style-name="P4"><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2">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4"/>
      <text:h text:style-name="P3" text:outline-level="2">POR QUE ESTUDAR UMA LÍNGUA AUXILIAR?</text:h>
      <text:p text:style-name="P4"><text:tab/></text:p>
      <text:p text:style-name="P4"><text:tab/>Você me pergunta: “mas ora, nós já não temos o inglês, pra que uma língua artificial?”. Antes de responder a essa pergunta, preciso lembrar que estou falando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4"/>
      <text:p text:style-name="P4"><text:tab/>O problema de uma língua nacional – não importa se é inglês, espanhol, francês ou mandarim – é que se gasta muito tempo <text:span text:style-name="T8">(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ar prazer e ainda pode se tornar um diferencial no futuro. Mas quando se trata de uma língua que sirva de ponte entre diferentes povos, o cenário é diferente.</text:p>
      <text:p text:style-name="P4"/>
      <text:p text:style-name="P4"><text:tab/><text:bookmark-start text:name="__DdeLink__52054_232630187"/>Gosto de dizer que dois povos se comunicarem através da <text:bookmark-start text:name="__DdeLink__52043_232630187"/>língua de um determinado país<text:bookmark-end text:name="__DdeLink__52043_232630187"/> é como fazer cálculos usando algarismos romanos. É perfeitamente possível calcular com esses numerais, povos fizeram isso por <text:soft-page-break/>séculos (!!), mas é muito mais eficiente calcular com algarismos indo arábicos, que no nosso caso seria a comunicação com uma língua que se aprende em meses em vez uma que se aprende em anos e é cheia de armadilhas. E<text:span text:style-name="T14">u disse “língua de um determinado país” porque as pessoas aprendem – no âmbito da comunicação internacional – a variedade inglesa dos Estados Unidos ou Inglaterra, mas jamais o inglês da Jamaica.</text:span><text:bookmark-end text:name="__DdeLink__52054_232630187"/></text:p>
      <text:p text:style-name="P4"/>
      <text:p text:style-name="P4"><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4"/>
      <text:h text:style-name="P48" text:outline-level="3">ENTÃO VOCÊS SÃO CONTRA A LÍNGUA INGLESA?</text:h>
      <text:p text:style-name="P4"/>
      <text:p text:style-name="P4"><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mesmo quando os Estados Unidos perderem sua hegemonia. E pessoalmente acho a língua inglesa muito bonita.</text:p>
      <text:p text:style-name="P4"><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Quando eu iniciei esta gramática eu só conhecia o português, minha língua mãe, e tinha algum conhecimento razoável de inglês e esperanto; quando conheci o sambahsa só havia uma gramática em francês, língua materna do criador da língua, e em inglês. Foi graças à língua inglesa que pude estudar o sambahsa e então fazer esta gramática. Trabalho em prol das línguas auxiliares como sambahsa e esperanto porque julgo línguas como essas muito mais eficientes do que línguas nacionais, mas sabemos que atualmente um trabalho será muito melhor divulgado se este tiver sido feito em inglês.</text:p>
      <text:p text:style-name="P4"><text:tab/>Esta gramática em português, por exemplo, será útil apenas aos lusófonos (brasileiros, portugueses, moçambicanos, etc) e <text:span text:style-name="T1">talvez</text:span> àlguns pouquíssimos estrangeiros curiosos que decidiram estudar a língua portuguesa; mas a tradução em inglês desta gramática já é útil aos russófonos, hispanófonos, francófonos, nipófonos, sinófonos, germanófonos, italófonos e muitos outros que tiverem um bom conhecimento em inglês, pois provavelmente eles vivem em um país onde o inglês é ensinado nas escolas. Mas espero que essas pessoas traduzam a gramática para suas respectivas línguas.</text:p>
      <text:p text:style-name="P4"><text:tab/>Alguns podem achar que eu contradisse tudo o que foi tido nos subcapítulos anteriores e estou louvando a língua inglesa, mas não é isso, apenas estou sendo realista, apenas estou reconhecendo os avanços do modelo atual assim como apontei algumas de suas deficiências, continuo defendendo o uso de línguas auxiliares. É importante aprender inglês, assim <text:soft-page-break/>como é importante aprender espanhol, russo, esperanto, mandarim, etc, pois embora defendamos que usar uma língua auxiliar como língua franca seria muito mais eficiente, eu digo que a verdadeira língua internacional é o poliglotismo, se você quer ser algo próximo a um verdadeiro “cidadão do mundo”, seja um poliglota!</text:p>
      <text:p text:style-name="P4"/>
      <text:h text:style-name="P3" text:outline-level="2">MAS POR QUE ESTUDAR SAMBAHSA?</text:h>
      <text:p text:style-name="P4"/>
      <text:p text:style-name="P4"><text:tab/>Antes de conhecer o sambahsa eu já conhecia outras línguas auxiliares, mas eu não estava plenamente satisfeito com elas, não porque elas fossem ineficientes ou feias, mas havia nelas certas características, devido a sua excessiva simplicidade, que me desagradavam.</text:p>
      <text:p text:style-name="P4"/>
      <text:p text:style-name="P4"><text:tab/>O sambahsa consegue ter a regularidade – e facilidade – de uma língua auxiliar e a naturalidade e beleza nativa de uma língua nacional. O sambahsa é tão bom quanto o português ou inglês para fazer poesia e os nomes próprios importadas de outras línguas não precisam, na maioria dos casos, ter sua grafia ou pronúncia modificados para atender as normas da língua, os “problemas” para importar esses nomes próprios serão os mesmos de qualquer outra língua nacional. </text:p>
      <text:p text:style-name="P4"/>
      <text:p text:style-name="P4"><text:tab/>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4"/>
      <text:h text:style-name="P3" text:outline-level="2">O SAMBAHSA É DIFÍCIL?</text:h>
      <text:p text:style-name="P4"/>
      <text:p text:style-name="P4"><text:tab/>É inegável que <text:span text:style-name="T1">no início</text:span> o sambahsa é mais desafiador se comparado a outras línguas auxiliares, mas é como Robert Winter disse em seu “Sambahsa: Guide to Pronouns and Articles” <text:span text:style-name="T8">(Sambahsa: Guia para Pronomes e Artigos)</text:span>, o sambahsa tem o limite de dificuldade praticável para uma linguagem auxiliar internacional. </text:p>
      <text:p text:style-name="P4"/>
      <text:p text:style-name="P4"><text:tab/>O diferencial do sambahsa é que, mesmo sendo uma língua auxiliar, ele se comporta bem como uma língua natural <text:span text:style-name="T8">(não gosto desse termo, mas foi a descrição que pensei para explicar essa situação)</text:span>.</text:p>
      <text:p text:style-name="P4"/>
      <text:p text:style-name="P4"><text:tab/>O sambahsa é fácil sim, você só precisa saber quais são as prioridades no seu estudo, <text:span text:style-name="T2">você tem que saber como estudar</text:span>! Não faz sentido decorar todos os casos de declinação do dativo se você pouco vai usá-los (e talvez só alguns poucos deles, mesmo que você passe toda a sua vida falando conversando em sambahsa)! Também é preciso ter em mente de que não é porque se trata de uma língua fácil que você escreverá tratados filosóficos em três semanas, mas talvez você possa fazer isso em seis ou oito meses.</text:p>
      <text:p text:style-name="P4"/>
      <text:p text:style-name="P4"><text:tab/>Também dizem que a língua é demasiadamente prolixa, às vezes tendo duas ou três palavras invariáveis para cada uma do mesmo tipo da nossa <text:soft-page-break/>língua. Realmente o sambahsa não economiza em suas palavras invariáveis, uma língua prolixa como sambahsa paga o preço de exigir um pouco mais de estudo, mas, em compensação, permite a melhor expressão do pensamento.</text:p>
      <text:p text:style-name="P4"/>
      <text:p text:style-name="P4"><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8">(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4"/>
      <text:p text:style-name="P4"><text:tab/>Muitos reclamam que línguas auxiliares muito simples oferecem pouca liberdade poética, outros dirão que línguas auxiliares mais complexas são desnecessariamente mais difíceis.</text:p>
      <text:p text:style-name="P14"/>
      <text:p text:style-name="P4"><text:span text:style-name="T8"><text:tab/>Preso por ter cão, preso por não ter cão</text:span>.</text:p>
      <text:p text:style-name="P4"/>
      <text:h text:style-name="Heading_20_2" text:outline-level="2">O VOCABULÁRIO DO SAMBAHSA</text:h>
      <text:p text:style-name="P4"/>
      <text:p text:style-name="P4"><text:tab/>Logo a seguir a lista de idiomas que contribuíram para o vocabulário do sambahsa, as percentagens de palavras emprestadas e alguns exemplos entre parênteses:</text:p>
      <text:p text:style-name="P4"/>
      <text:p text:style-name="P4"><text:span text:style-name="T1">Indo Europeu –</text:span> 44,28 % <text:span text:style-name="T8">(skadh, paursk, potnia)</text:span></text:p>
      <text:p text:style-name="P4"><text:span text:style-name="T1">Latim –</text:span> 15 % <text:span text:style-name="T8">(facil, question, caise)</text:span></text:p>
      <text:p text:style-name="P4"><text:span text:style-name="T1">Família germânica –</text:span> 9,5 % <text:span text:style-name="T8">(apter, buk, rogv)</text:span></text:p>
      <text:p text:style-name="P4"><text:span text:style-name="T1">Francês –</text:span> 6,21 % <text:span text:style-name="T8">(journal, adresse, place)</text:span></text:p>
      <text:p text:style-name="P4"><text:span text:style-name="T1">Grego –</text:span> 4,64 % <text:span text:style-name="T8">(pharmacia, ieftin, papier)</text:span></text:p>
      <text:p text:style-name="P4"><text:span text:style-name="T1">Família românica –</text:span> 3,95 % <text:span text:style-name="T8">(important, visite, torte)</text:span></text:p>
      <text:p text:style-name="P4"><text:span text:style-name="T1">Árabe –</text:span> 3,42 % <text:span text:style-name="T8">(lakin, mutawassit, hatta)</text:span></text:p>
      <text:p text:style-name="P4"><text:span text:style-name="T1">Inglês –</text:span> 1,45 % <text:span text:style-name="T8">(film, sport, wagon)</text:span></text:p>
      <text:p text:style-name="P4"><text:span text:style-name="T1">Família eslava –</text:span> 1,28 % <text:span text:style-name="T8">(lige, grance, vessel)</text:span></text:p>
      <text:p text:style-name="P4"><text:span text:style-name="T1">Italiano –</text:span> 1 % <text:span text:style-name="T8">(autostrad, valise, dusch)</text:span></text:p>
      <text:p text:style-name="P4"><text:span text:style-name="T1">Indo iraniano/Persa –</text:span> 0,92 % <text:span text:style-name="T8">(naft, ris, hevd)</text:span></text:p>
      <text:p text:style-name="P4"><text:span text:style-name="T1">Alemão –</text:span> 0,78 % <text:span text:style-name="T8">(dank, postamt, vurst)</text:span></text:p>
      <text:p text:style-name="P4"><text:span text:style-name="T1">Chinês –</text:span> 0,71 % <text:span text:style-name="T8">(gienxin, yui, saan)</text:span></text:p>
      <text:p text:style-name="P4"><text:span text:style-name="T1">Outras línguas ou famílias –</text:span> 6,86 %</text:p>
      <text:p text:style-name="P4"/>
      <text:p text:style-name="P4"><text:tab/>Como algumas palavras podem ter “origens múltiplas”:</text:p>
      <text:p text:style-name="P4"/>
      <text:p text:style-name="P4"><text:soft-page-break/><text:span text:style-name="T1">Amlak –</text:span> significa “ativo” <text:span text:style-name="T8">(contabilidade)</text:span>, corresponde ao árabe “أملاك”, ao turco “emlak” e ao persa “املاک”.</text:p>
      <text:p text:style-name="P4"><text:span text:style-name="T1">Schut –</text:span> significa “sem corno”, corresponde ao romeno “Șut”, ao búlgaro/servo-croata “šut” e ao albanês “shut”.</text:p>
      <text:p text:style-name="P4"><text:span text:style-name="T1">Geong –</text:span> significa “palácio fortaleza”, corresponde ao caractere “城”, que é lido como <text:span text:style-name="T8">chéng</text:span> em pinyin (mandarim latinizado), <text:span text:style-name="T8">jō</text:span> em Goon (japonês latinizado), <text:span text:style-name="T8">seong</text:span> em coreano e <text:span text:style-name="T8">thành</text:span> em vietnamita. </text:p>
      <text:p text:style-name="P4"><text:span text:style-name="T1">Potire –</text:span> significa “jarro”, corresponde à palavra do grego antigo “ποτήρ”, ao servo-croata “путир”, ao russo “потир” e ao albanês “potir”.</text:p>
      <text:p text:style-name="P4"/>
      <text:p text:style-name="P4"><text:tab/>Mais exemplos de palavras de línguas cuja contribuição foi pouco expressiva, mas que tem sua marca no sambahsa:</text:p>
      <text:p text:style-name="P4"/>
      <text:p text:style-name="P4"><text:span text:style-name="T1">Português –</text:span> banan, mingo, </text:p>
      <text:p text:style-name="P4"><text:span text:style-name="T1">Espanhol –</text:span> chocolat, ghitarr(a), salg, vanilia</text:p>
      <text:p text:style-name="P4"><text:span text:style-name="T1">Báltico –</text:span> biaur, tik</text:p>
      <text:p text:style-name="P4"><text:span text:style-name="T1">Malaio –</text:span> kye <text:span text:style-name="T8">(este também é eslavo; do malaio-indonésio vem “ke” e do russo mais algumas línguas eslavas vem “k(o)”)</text:span></text:p>
      <text:p text:style-name="P4"><text:span text:style-name="T1">Escandinavo –</text:span> leik, lyt, tiel</text:p>
      <text:p text:style-name="P4"><text:span text:style-name="T1">Sânscrito –</text:span> bahsa, nagor</text:p>
      <text:p text:style-name="P4"><text:span text:style-name="T9">Universal –</text:span> mama</text:p>
      <text:p text:style-name="P4"><text:span text:style-name="T1">Celta –</text:span> sapoun, brigv <text:span text:style-name="T8">(também do germânico)</text:span>, brugs <text:span text:style-name="T8">(também do italiano)</text:span></text:p>
      <text:p text:style-name="P4"><text:span text:style-name="T1">Aruaque –</text:span> tabak</text:p>
      <text:p text:style-name="P4"><text:span text:style-name="T1">Náuatle –</text:span> tomat</text:p>
      <text:p text:style-name="P4"/>
      <text:h text:style-name="P46" text:outline-level="1">METODOLOGIA DE ENSINO</text:h>
      <text:p text:style-name="P4"/>
      <text:p text:style-name="P4"><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4"/>
      <text:p text:style-name="P4"><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 livro, com exceção de dicionários. <text:span text:style-name="T2">O objetivo desta gramática é ser acessível a </text:span><text:span text:style-name="T2">todos</text:span>.</text:p>
      <text:p text:style-name="P4"/>
      <text:p text:style-name="P4"><text:tab/><text:span text:style-name="T1">O que vou dizer agora é importante, então preste atenção!</text:span> Quando você for estudar, não tenha pressa em decorar todos os casos acusativos ou toda a lista de preposições de uma vez, tenha calma, não precisa ter presa, até porque você usará mais uns do que outros. Nenhuma gramática foi feita para ser lida apenas uma vez, mas sim várias vezes. Agora que você está começando, leia os capítulos uma vez, ou duas no máximo, então você parte <text:soft-page-break/>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4"/>
      <text:p text:style-name="P4"><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4"/>
      <text:h text:style-name="P3" text:outline-level="2">NA VERDADE VOCÊ NÃO PRECISA APRENDER TUDO</text:h>
      <text:p text:style-name="P4"/>
      <text:p text:style-name="P4"><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4"/>
      <text:p text:style-name="P4"><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4"/>
      <text:h text:style-name="P3" text:outline-level="2">DICAS PARA ESTUDAR UM IDIOMA</text:h>
      <text:p text:style-name="P4"/>
      <text:p text:style-name="P4"><text:tab/>Nesses anos estudando idiomas eu aprendi algumas coisas, são dicas que valem para qualquer idioma, não só o sambahsa:</text:p>
      <text:p text:style-name="P4"/>
      <text:list xml:id="list7422785369830561983" text:style-name="L1">
        <text:list-item>
          <text:p text:style-name="P50">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50">Não se prenda muito à gramática, dê uma lida ou duas na gramática e parta para os textos, você tem que ver a língua na prática. Com o tempo você vai absorvendo as regras gramaticais enquanto adquire <text:soft-page-break/>vocabulário. Quando, em um texto, você não souber como determinada construção gramatical foi feita, você volta à gramática.</text:p>
        </text:list-item>
        <text:list-item>
          <text:p text:style-name="P50">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4"/>
      <text:h text:style-name="P46" text:outline-level="1">ALFABETO E PRONÚNCIA</text:h>
      <text:p text:style-name="P4"/>
      <text:p text:style-name="P4"><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neste capítulo.</text:p>
      <text:p text:style-name="P4"/>
      <text:p text:style-name="P4"><text:tab/>O alfabeto é composto por 26 letras latinas, ela são: a, b, c, d, e, f, g, h, i, j, k, l, m, n, o, p, q, r, s, t, u, v, w, x, y, z. A ortografia é um pouco complexa, mas, ainda assim, regular.</text:p>
      <text:p text:style-name="P4"/>
      <text:p text:style-name="P4"><text:tab/>Para representar o som existe a <text:span text:style-name="T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4"><text:tab/>Inicialmente a TFS era feita entre colchetes [ ], mas optei por chaves { } porque os colchetes já são usados pelo alfabeto fonético internacional que falarei a seguir.</text:p>
      <text:p text:style-name="P4"/>
      <text:p text:style-name="P4"><text:tab/>Além do TFS existe algo chamado <text:span text:style-name="T2">Alfabeto Fonético Internacional</text:span> (AFI) <text:span text:style-name="T14">(em inglês</text:span><text:span text:style-name="T8">, International Phonetic Alphabet (IPA)</text:span><text:span text:style-name="T14">)</text:span>, é como o TFS, mas esse já é um alfabeto oficial, usado no mundo inteiro.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text:p>
      <text:p text:style-name="P4"><text:tab/>A diferença entre o uso de barras e colchetes no AFI é que as barras indicam uma transcrição mais simples enquanto os colchetes indicam uma transcrição mais precisa.</text:p>
      <text:p text:style-name="P4"><text:tab/>A propósito, tenho um Manual de Alfabeto Fonético Internacional que, assim como está gramática, está disponível livremente na internet. Ele lhe será útil e talvez você o encontre no mesmo lugar onde você encontrou esta <text:soft-page-break/>gramática.</text:p>
      <text:p text:style-name="P4"/>
      <text:p text:style-name="P4"><text:tab/>Você me pergunta: por que não usamos somente o AFI se este é oficial e mais conhecido enquanto o TFS se aplica somente ao Sambahsa? Por dois motivos:</text:p>
      <text:list xml:id="list6951708138643610436" text:style-name="L2">
        <text:list-item>
          <text:p text:style-name="P51">A TFS é muito mais fácil de escrever no computador, o que facilita na hora de explicar a pronúncia para alguém pela internet ou qualquer trabalho digitado.</text:p>
        </text:list-item>
        <text:list-item>
          <text:p text:style-name="P51">O sambahsa foi feito para pessoas de todo o mundo, uma letra da TFS pode englobar diversos sons parecidos do AFI, assim não exigirá esforço desnecessário para pessoas de diversas origens pronunciarem palavras do sambahsa. Por exemplo, o {r} se refere, preferencialmente, aos sons /ʀ/ ou /r/, mas também pode se referir ao som /ɾ/ que ocorre no português brasileiro.</text:p>
        </text:list-item>
      </text:list>
      <text:p text:style-name="P4"/>
      <text:p text:style-name="P4"><text:tab/>Antes de continuarmos, algumas observações:</text:p>
      <text:p text:style-name="P4"/>
      <text:list xml:id="list5751813475272176165" text:style-name="L3">
        <text:list-item>
          <text:p text:style-name="P52">Provavelmente muitos sons aqui serão novos para você. Não se preocupe, todos os sons não encontrados na língua portuguesa do Brasil serão explicados com o maior detalhamento possível.</text:p>
        </text:list-item>
        <text:list-item>
          <text:p text:style-name="P52">Esta gramática é útil a todos que sabem português, mas as descrições fonéticas são baseadas no português brasileiro.</text:p>
        </text:list-item>
        <text:list-item>
          <text:p text:style-name="P52">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52">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52">Você não precisa usar o AFI se não quiser, uma vez que todos os sons serão explicados. O AFI está aí para servir como um recurso a mais para você.</text:p>
        </text:list-item>
        <text:list-item>
          <text:p text:style-name="P52">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52">Como eu havia dito antes: o AFI praticamente só será utilizado neste capítulo de “Alfabeto e Pronúncia”, no resto do livro utilizarei apenas a TFS! O AFI é só um guia seguro para você aprender a TFS, que é o importante!</text:p>
            </text:list-item>
          </text:list>
        </text:list-item>
        <text:list-item>
          <text:p text:style-name="P52">Se o AFI e o TFS não ficarem muito claros para você, no final eu coloquei algumas palavras da nossa língua portuguesa transcritas nesses alfabetos para que você os compreenda bem.</text:p>
        </text:list-item>
      </text:list>
      <text:p text:style-name="P4"/>
      <text:p text:style-name="P4"><text:span text:style-name="T1">{a} –</text:span> /a/ – como “a” em “c<text:span text:style-name="T1">a</text:span>s<text:span text:style-name="T5">a</text:span>” ou “J<text:span text:style-name="T1">a</text:span>ime”, mas <text:span text:style-name="T2">não</text:span> como em “cas<text:span text:style-name="T1">a</text:span>” ou <text:soft-page-break/>“m<text:span text:style-name="T1">a</text:span>nhã”, que tem o som /ɐ/.</text:p>
      <text:p text:style-name="P4"><text:span text:style-name="T1">{ä} –</text:span> /ɛ/ – como “e” em “m<text:span text:style-name="T1">é</text:span>dico”, mas <text:span text:style-name="T2">não</text:span> como em “cab<text:span text:style-name="T1">e</text:span>lo”.</text:p>
      <text:p text:style-name="P4"><text:span text:style-name="T1">{b} –</text:span> /b/ – como “b” em <text:span text:style-name="T1">b</text:span>arraca.</text:p>
      <text:p text:style-name="P4"><text:span text:style-name="T1">{c} –</text:span> /ʃ/ – como “ch” em “ma<text:span text:style-name="T1">ch</text:span><text:span text:style-name="T5">ado</text:span>” ou “x” de “amei<text:span text:style-name="T1">x</text:span>a”.</text:p>
      <text:p text:style-name="P4"><text:span text:style-name="T1">{d} –</text:span> /d/ – como “d” em “<text:span text:style-name="T1">d</text:span>a<text:span text:style-name="T1">d</text:span>o”.</text:p>
      <text:p text:style-name="P4"><text:span text:style-name="T1">{e} –</text:span> /e/ – como “e” em “cab<text:span text:style-name="T1">e</text:span>lo”, mas <text:span text:style-name="T2">não</text:span> como em “m<text:span text:style-name="T1">é</text:span>dico”.</text:p>
      <text:p text:style-name="P4"><text:span text:style-name="T1">{ë} –</text:span> /ə/ – som conhecido como xevá ou schwa, é como as seguintes vogais do inglês americano: “e” em “fath<text:span text:style-name="T1">e</text:span><text:span text:style-name="T5">r</text:span>” ou “a” em “<text:span text:style-name="T1">a</text:span><text:span text:style-name="T5">gain</text:span>”. Não sabe inglês? Não tem problema, eu vou tentar explicar como se faz esse som. É como se fosse um “a” que vem do fundo da sua garganta, mas é uma vogal que vem sem nenhum esforço, até mesmo sua boca só se abre de leve e bem pouco.</text:p>
      <text:p text:style-name="P4"><text:span text:style-name="T1">{f} –</text:span> /f/ – como “f” em “<text:span text:style-name="T1">f</text:span>ilho”.</text:p>
      <text:p text:style-name="P4"><text:span text:style-name="T1">{g} –</text:span> /g/ – como “g” em “<text:span text:style-name="T1">g</text:span>arota” ou “gu” em “<text:span text:style-name="T1">gu</text:span>eto”.</text:p>
      <text:p text:style-name="P4"><text:span text:style-name="T1">{h} –</text:span> /h/ – bem parecido com “r” em “<text:span text:style-name="T1">r</text:span>aposa” ou “rr” em “ca<text:span text:style-name="T1">rr</text:span>o”, mas o som dessas consoantes dos exemplos é /ɦ/ (ou /ʁ/, /ɣ/ ou /χ/ a depender da variedade do português brasileiro), não o /h/ do sambahsa! O som /h/ é bastante simples. No nosso /ɦ/ nós vibramos as cordas vocais, no caso do /h/ as cordas vocais não vibram. </text:p>
      <text:p text:style-name="P4"><text:span text:style-name="T1">{i} –</text:span> /i/ – como “i” em “<text:span text:style-name="T1">i</text:span>lha”.</text:p>
      <text:p text:style-name="P4"><text:span text:style-name="T1">{j} –</text:span> /ʒ/ – como “j” em “<text:span text:style-name="T1">j</text:span>anela” ou “g” em “<text:span text:style-name="T1">g</text:span>irafa”.</text:p>
      <text:p text:style-name="P4"><text:span text:style-name="T1">{k} –</text:span> /k/ – como “c” em “<text:span text:style-name="T1">c</text:span>asa” ou “qu” de “<text:span text:style-name="T1">qu</text:span>ente”.</text:p>
      <text:p text:style-name="P4"><text:span text:style-name="T1">{l} –</text:span> /l/ – como “l” em “<text:span text:style-name="T1">l</text:span>ua”.</text:p>
      <text:p text:style-name="P4"><text:span text:style-name="T1">{m} –</text:span> /m/ – como “m” em “<text:span text:style-name="T1">m</text:span><text:span text:style-name="T5">ãe</text:span>”.</text:p>
      <text:p text:style-name="P4"><text:span text:style-name="T1">{n} –</text:span> /n/ – como “n” em “<text:span text:style-name="T1">n</text:span>adar”</text:p>
      <text:p text:style-name="P4"><text:span text:style-name="T1">{o} –</text:span> /o/ ou /ɔ/ – como “o” em “m<text:span text:style-name="T1">o</text:span>t<text:span text:style-name="T1">o</text:span>r” (som /o/) ou “<text:span text:style-name="T1">ó</text:span>leo” (som /ɔ/).</text:p>
      <text:p text:style-name="P4"><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4"><text:span text:style-name="T1">{p} –</text:span> /p/ – como “p” em “<text:span text:style-name="T1">p</text:span>ai”.</text:p>
      <text:p text:style-name="P4"><text:span text:style-name="T1">{q} –</text:span> /x/ – como o “ach-laut” do alemão ou o “j” da palavra espanhola “<text:span text:style-name="T1">j</text:span>ota”. Não sabe alemão e nem espanhol? Não tem problema, eu explico como se faz esse som. É como se fosse um som de “rr”, como em “carroça”, mas o som vem ‘raspando’ na garganta; pense numa chaleira daquelas antigas.</text:p>
      <text:p text:style-name="P4"><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2">não</text:span> como em “<text:span text:style-name="T1">r</text:span>aposa”. Na verdade o sambahsa admite uma ampla variedade desse som – inclusive o nosso “r” (/ɾ/) –, mas <text:span text:style-name="T2">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água (ou qualquer outro líquido). Através desse simples movimento você vai começar a entender como vibrar sua úvula.</text:p>
      <text:p text:style-name="P4"><text:span text:style-name="T1">{r} –</text:span> /ʁ/ – em situações como em “irk”, “amor” e “absorb”, onde depois do “r” ou há uma consoante ou este “r” é a última letra da palavra, esta consoante assume o som de /ʁ/. O /ʁ/ é muito similar ao /<text:span text:style-name="T14">ɦ</text:span>/ de “ca<text:span text:style-name="T1">rr</text:span>o” ou “<text:span text:style-name="T1">r</text:span>ede”, a única diferença é que enquanto o ponto de articulação de /<text:span text:style-name="T14">ɦ</text:span>/ é na glote <text:span text:style-name="T8">(o que, para </text:span><text:soft-page-break/><text:span text:style-name="T8">alguns, é o mesmo que não ter ponto de articulação)</text:span>, o ponto de articulação de /ʁ/ é na úvula, ou seja, para você pronunciar o /ʁ/ você levanta a parte de trás da sua língua contra a úvula e então faz o som de “r” de “<text:span text:style-name="T1">r</text:span>oupa”. Logo abaixo alguns exemplos em AFI.</text:p>
      <text:p text:style-name="P41">spar – /spaʁ/<text:line-break/>cherkin – /t͡ʃəʁ'kin/<text:line-break/>wir – /wiʁ/</text:p>
      <text:p text:style-name="P41">clever – /'klevəʁ/<text:line-break/>cort – /koʁt/<text:line-break/>amor – /a'moʁ/<text:line-break/>cort – /koʁt/<text:line-break/>aur – /'aʊʁ/<text:line-break/>mer – /meʁ/<text:lin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41">biaur – /bj'aʊʁ/</text:p>
      <text:p text:style-name="P4"><text:span text:style-name="T1">{s} </text:span><text:span text:style-name="T5">– /s/ –</text:span><text:span text:style-name="T1"> </text:span>como “s” em “<text:span text:style-name="T1">s</text:span>apo” ou “c” em “<text:span text:style-name="T1">c</text:span>érebro”.</text:p>
      <text:p text:style-name="P4"><text:span text:style-name="T1">{t} –</text:span> /t/ – como “t” em “<text:span text:style-name="T1">t</text:span>a<text:span text:style-name="T1">t</text:span>u”</text:p>
      <text:p text:style-name="P4"><text:span text:style-name="T1">{u} –</text:span> /u/ – como “u” em “H<text:span text:style-name="T7">u</text:span>go” ou “<text:span text:style-name="T1">u</text:span>tensílio”.</text:p>
      <text:p text:style-name="P4"><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4"><text:span text:style-name="T1">{v} </text:span><text:span text:style-name="T5">– /v/ –</text:span><text:span text:style-name="T1"> </text:span>como “v” em “<text:span text:style-name="T1">v</text:span>elho”.</text:p>
      <text:p text:style-name="P4"><text:span text:style-name="T1">{w} –</text:span> /w/ – como “w” em “ki<text:span text:style-name="T1">w</text:span>i” ou “<text:span text:style-name="T1">W</text:span>illian”. Você também pode pronunciar esses sons como “l” em “a<text:span text:style-name="T1">l</text:span>moço” ou “u” em “a<text:span text:style-name="T1">u</text:span>tomóvel”, cujo som é [ʊ̯], mas <text:span text:style-name="T2">não</text:span> como “u” em “sa<text:span text:style-name="T1">ú</text:span>de”. É uma semivogal.</text:p>
      <text:p text:style-name="P4"><text:span text:style-name="T1">{x} –</text:span> /ç/ – como o “ich-laut” do alemão ou o “h” da palavra inglesa “<text:span text:style-name="T1">h</text:span>uman”, é representado pelo “sh” da ortografia do Sambahsa. Não sabe alemão? Não tem problema, eu explico como se faz esse som. Articule sua boca para que ela fique da mesma forma quando você pronuncia a vogal “i” e então expire o ar pela boca junto com a vogal, perceba que, nessa posição, o corpo da sua língua quase toca o palato (céu da boca) e a ponta da língua toca os dentes inferiores. Tenha o cuidado de <text:span text:style-name="T2">não</text:span> levantar a ponta da língua, senão pode ser que o som seja o mesmo que {c}.</text:p>
      <text:p text:style-name="P4"><text:soft-page-break/><text:span text:style-name="T1">{y} –</text:span> /j/ – como o “i” em “histór<text:span text:style-name="T1">i</text:span>a” ou “sér<text:span text:style-name="T1">i</text:span>e”. Você também pode pronunciar como “i” de “pa<text:span text:style-name="T1">i</text:span>” e “o<text:span text:style-name="T1">i</text:span>to”, que tem som de [ɪ̯], mas <text:span text:style-name="T2">não</text:span> como em “p<text:span text:style-name="T1">i</text:span>a”. É uma semivogal.</text:p>
      <text:p text:style-name="P4"><text:span text:style-name="T1">{z} –</text:span> /z/ – como o “z” em “<text:span text:style-name="T1">z</text:span>ero” ou “s” em “ca<text:span text:style-name="T1">s</text:span>a”.</text:p>
      <text:p text:style-name="P4"><text:span text:style-name="T1">{§} –</text:span> /θ/ – como o “th” do inglês em “<text:span text:style-name="T1">th</text:span>in” ou “bir<text:span text:style-name="T1">th</text:span>day”, mas <text:span text:style-name="T2">não</text:span> como em “<text:span text:style-name="T1">th</text:span>is” ou “wor<text:span text:style-name="T1">th</text:span>” cujo som é /ð/. Não sabe inglês? Não tem problema, eu explico como se faz esse som. É como se você fosse fazer o som de “s”, como em “<text:span text:style-name="T2">s</text:span>apo” ou “<text:span text:style-name="T2">s</text:span>ílaba”, mas com a ponta da língua entre os dentes da frente.</text:p>
      <text:p text:style-name="P4"/>
      <text:p text:style-name="P4"><text:span text:style-name="T1">{tc} –</text:span> /t͡ʃ/ – como o “tch” em “<text:span text:style-name="T1">tch</text:span>au” e “a<text:span text:style-name="T1">tch</text:span>im”</text:p>
      <text:p text:style-name="P4"><text:span text:style-name="T1">{dj} </text:span><text:span text:style-name="T15">–</text:span><text:span text:style-name="T14">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do “di” da mesma forma que “da”, “de”, “do” e “du” - ou seja, você pronuncia “di” como {di} -, então os meus exemplos (“dia” e “admite”) não são válidos para você neste caso, mas eu espero que você tenha entendido como funciona esse som.</text:p>
      <text:p text:style-name="P4"/>
      <text:p text:style-name="P4"><text:tab/>Sugiro que você aprenda muito bem a TFS antes de seguir adiante. Por ser uma parte muito importante, eu sugiro que você abra uma exceção e a releia mais de duas vezes, preciso que você fixe bem isso!</text:p>
      <text:p text:style-name="P4"/>
      <text:h text:style-name="P3" text:outline-level="2">ATENÇÃO ESPECIAL PARA BRASILEIROS</text:h>
      <text:p text:style-name="P4"/>
      <text:p text:style-name="P11">Sobre o {l}:</text:p>
      <text:p text:style-name="P4"/>
      <text:p text:style-name="P4"><text:tab/>Quando esta letra <text:span text:style-name="T2">não</text:span> modifica uma vogal, ou seja, quando no final de uma palavra ou depois de uma vogal sem ter outra vogal em seguida, o “l” <text:span text:style-name="T2">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como {Aoksëw}, mas sim {Aoksël}.</text:p>
      <text:p text:style-name="P4"/>
      <text:p text:style-name="P11">Sobre o “d” e o “t”:</text:p>
      <text:p text:style-name="P4"/>
      <text:p text:style-name="P4"><text:tab/>A pronúncia dessas letras, em algumas regiões do Brasil, geralmente é feita dessa maneira:</text:p>
      <text:p text:style-name="P14">{da}, {de}, {dji}, {do}, {du}</text:p>
      <text:p text:style-name="P14">{ta}, {te}, {tci}, {to}, {tu}</text:p>
      <text:p text:style-name="P4"><text:tab/>O “d” de “di” é diferente do “d” de “da”, “de”, “do” e du”; digo o mesmo do “t” de “ti”. Mas não é assim que acontece no sambahsa.</text:p>
      <text:p text:style-name="P4"><text:tab/>Fique atento, “t” e “d”, quando precedem uma vogal ou a consoante “r”, sempre terão respectivamente o som de {t} e {d}, então se você vê uma palavra como “yadi”, que significa “se apenas”, não a pronuncie como {yAdji}, mas sim como {yAdi}!</text:p>
      <text:p text:style-name="P4"><text:soft-page-break/></text:p>
      <text:p text:style-name="P11">Sobre o {m} e o {n}:</text:p>
      <text:p text:style-name="P4"/>
      <text:p text:style-name="P4"><text:tab/>Quando sozinhas, ou seja, quando não estão em conjunto com uma vogal, como em “ma”, “me”, “mi”, “mo”, “mu”, essas consoantes são pronunciadas separadamente. Vejamos um exemplo: a palavra “vimb”, que significa “brema” <text:span text:style-name="T8">(uma espécie de peixe)</text:span>, não é pronunciada como vĩ-b, mas sim como vi-m-b, o “m” é pronunciado isoladamente!</text:p>
      <text:p text:style-name="P4"/>
      <text:p text:style-name="P4"><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4"/>
      <text:p text:style-name="P4"><text:tab/>Veja o porquê de não pronunciar sílabas como “an” ou “am” na forma de um “ã”.</text:p>
      <text:p text:style-name="P4"/>
      <text:p text:style-name="P4"><text:span text:style-name="T1">Kams music, kans ghitarr –</text:span><text:span text:style-name="T5"> você</text:span> gosta de música, você toca violão.</text:p>
      <text:p text:style-name="P4"/>
      <text:p text:style-name="P4"><text:tab/>Como você já tem uma noção de como funciona o “m” e o “n” quando “sozinhos”, me sinto mais confortável para explicar os sons abaixo que você pode se deparar:</text:p>
      <text:p text:style-name="P4"/>
      <text:p text:style-name="P4"><text:span text:style-name="T1">{ng} –</text:span> /nj/ ou /ŋ/ – como o “ng” das palavras inglesas “thi<text:span text:style-name="T1">ng</text:span>” e “ki<text:span text:style-name="T1">ng</text:span>”, cujo som é /ŋ/, mas <text:span text:style-name="T2">não</text:span> como o “n” das palavras inglesas “thi<text:span text:style-name="T1">n</text:span>” e “ki<text:span text:style-name="T1">n</text:span>”. Você fala o “n” com a língua para baixo, esse movimento por si só faz a língua tapar um pouco a sua garganta <text:span text:style-name="T8">(fique tranquilo que você não vai ficar sem conseguir respirar)</text:span>, de forma que o som passe pelas suas vias nasais, não é a toa que a letra do AFI “ŋ” se chama “<text:span text:style-name="T6">nasal</text:span> velar”.</text:p>
      <text:p text:style-name="P4"><text:span text:style-name="T1">{nk} –</text:span> /ŋk/ </text:p>
      <text:p text:style-name="P4"/>
      <text:h text:style-name="P3" text:outline-level="2">ALGUMAS PALAVRAS PORTUGUESAS EM AFI E TFS</text:h>
      <text:p text:style-name="P4"/>
      <text:p text:style-name="P4"><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4"/>
      <text:p text:style-name="P4"><text:tab/>Para que você não se perca, a primeiro é mostrado a palavra, em seguida a transcrição em AFI, que estará entre colchetes ou barras, e depois a transcrição em TFS, que estará entre chaves.</text:p>
      <text:p text:style-name="P4"/>
      <text:p text:style-name="P4"><text:span text:style-name="T1">Morno –</text:span> ['moh.nu] – {mOhnu}</text:p>
      <text:p text:style-name="P4"><text:span text:style-name="T1">Avô –</text:span> [a.ˈvo] – {avO}</text:p>
      <text:p text:style-name="P4"><text:span text:style-name="T1">Avó –</text:span> [a.ˈvɔ] – {avO}</text:p>
      <text:p text:style-name="P4"><text:span text:style-name="T1">Cama –</text:span> [ˈkɐ̃.mɐ] <text:span text:style-name="T8">(não existem vogais nasalizadas no sambahsa)</text:span></text:p>
      <text:p text:style-name="P4"><text:span text:style-name="T1">Leila –</text:span> [ˈleɪ̯.lɐ] – {lEyla} <text:span text:style-name="T8">(podemos representar /</text:span><text:span text:style-name="T14">ɐ</text:span><text:span text:style-name="T8">/ por {</text:span><text:span text:style-name="T14">a</text:span><text:span text:style-name="T8">})</text:span></text:p>
      <text:p text:style-name="P4"><text:soft-page-break/><text:span text:style-name="T1">Mel –</text:span> [mɛʊ̯] – {mÄo}</text:p>
      <text:p text:style-name="P4"><text:span text:style-name="T1">Meu –</text:span> [meʊ̯] – {mEo}</text:p>
      <text:p text:style-name="P4"><text:span text:style-name="T1">Baixo –</text:span> ['baːɪ̯.ʃʊ] – {bAycu} <text:span text:style-name="T8">(podemos representar /</text:span><text:span text:style-name="T14">ʊ</text:span><text:span text:style-name="T8">/ por {</text:span><text:span text:style-name="T14">u</text:span><text:span text:style-name="T8">})</text:span></text:p>
      <text:p text:style-name="P4"><text:span text:style-name="T1">Alto –</text:span> [ˈaʊ̯.tʊ] – {Aotu}</text:p>
      <text:p text:style-name="P4"><text:span text:style-name="T1">Aula –</text:span> <text:s/>[ˈaʊ̯.lɐ] – {Aola}</text:p>
      <text:p text:style-name="P4"><text:span text:style-name="T1">Pai –</text:span> [ˈpaɪ̯] – {pay}</text:p>
      <text:p text:style-name="P4"><text:span text:style-name="T1">Quatro –</text:span> [ˈkʷa.tɾʊ] – {kwAtru} <text:span text:style-name="T8">(a TFS não pode representar diacríticos, mas o /</text:span><text:span text:style-name="T14">ʷ</text:span><text:span text:style-name="T8">/ pode ser facilmente convertido para {</text:span><text:span text:style-name="T14">w</text:span><text:span text:style-name="T8">})</text:span></text:p>
      <text:p text:style-name="P4"><text:span text:style-name="T1">Rio –</text:span> ['ɦiu] – {hIu} – <text:span text:style-name="T8">(podemos considerar /</text:span><text:span text:style-name="T14">ɦ</text:span><text:span text:style-name="T8">/ como {</text:span><text:span text:style-name="T14">h</text:span><text:span text:style-name="T8">})</text:span></text:p>
      <text:p text:style-name="P4"><text:span text:style-name="T1">Baralho –</text:span> [bɐ.ˈra.ʎʊ] <text:span text:style-name="T8">(não existe o som /</text:span><text:span text:style-name="T14">ʎ</text:span><text:span text:style-name="T8">/ no sambahsa)</text:span></text:p>
      <text:p text:style-name="P4"><text:span text:style-name="T1">Girafa –</text:span> [ʒɪ.ˈɾa.fɐ] – {jirAfa}</text:p>
      <text:p text:style-name="P4"><text:span text:style-name="T1">Magro –</text:span> [ˈma.gɾʊ] – {mAgru}</text:p>
      <text:p text:style-name="P4"><text:span text:style-name="T1">Idade –</text:span> [ɪ.ˈda.d͡ʒ(ɪ)] – {idAdj(i)} <text:span text:style-name="T8">(podemos representar /</text:span><text:span text:style-name="T14">ɪ</text:span><text:span text:style-name="T8">/ por {</text:span><text:span text:style-name="T14">i</text:span><text:span text:style-name="T8">})</text:span></text:p>
      <text:p text:style-name="P4"><text:span text:style-name="T1">Arroz –</text:span> [a.'ɦos] – {ahOs}</text:p>
      <text:p text:style-name="P4"><text:span text:style-name="T1">Coral –</text:span> [ko.'ɾaːʊ̯] – {korAo}</text:p>
      <text:p text:style-name="P4"><text:span text:style-name="T1">Caroço –</text:span> [ka.ˈɾo.sʊ] – {karOsu}</text:p>
      <text:p text:style-name="P4"><text:span text:style-name="T1">Ritmo –</text:span> ['çi.t͡ʃi.mʊ] – {xItcimu}</text:p>
      <text:p text:style-name="P4"><text:span text:style-name="T1">Ambidestro –</text:span> [ˌɐ̃.bɪ.ˈdɛs.tɾʊ]</text:p>
      <text:p text:style-name="P4"><text:span text:style-name="T1">Carne –</text:span> ['kah.nɪ] – {kArni}</text:p>
      <text:p text:style-name="P4"><text:span text:style-name="T1">Freire –</text:span> [ˈfɾeɪ̯.ɾɪ] – {frEyri}</text:p>
      <text:p text:style-name="P4"><text:span text:style-name="T1">Itália –</text:span> [i.'ta.lʲɐ], [i.'ta.ljɐ] ou [i.ˈta.ʎjɐ] – <text:span text:style-name="T8">somente [i.'ta.ljɐ] pode ser transcrito em TFS, que seria {itAlya}; [i.'ta.lʲɐ] também poderia ser transcrito para {itAla} se ignorarmos o diacrítico, mas a palavra não seria bem representada</text:span></text:p>
      <text:p text:style-name="P4"><text:span text:style-name="T1">Muro –</text:span> [ˈmu.ɾʊ] – {mUru}</text:p>
      <text:p text:style-name="P4"><text:span text:style-name="T1">Kiwi –</text:span> [ki.'wi] – {kiwI}</text:p>
      <text:p text:style-name="P4"><text:span text:style-name="T1">Água –</text:span> ['a.gʷɐ] – {Agwa}</text:p>
      <text:p text:style-name="P4"><text:span text:style-name="T1">Cantor –</text:span> [kɐ̃.'toh]</text:p>
      <text:p text:style-name="P4"><text:span text:style-name="T1">Ordem –</text:span> ['ɔh.dẽɪ̯̃] </text:p>
      <text:p text:style-name="P4"><text:span text:style-name="T1">Amar –</text:span> [ɐ̃.'maχ] </text:p>
      <text:p text:style-name="P4"><text:span text:style-name="T1">Amarra –</text:span> [ɐ̃.'ma.ɦɐ] </text:p>
      <text:p text:style-name="P4"><text:span text:style-name="T1">Chineses –</text:span> [ʃĩ.'ne.zɪs]</text:p>
      <text:p text:style-name="P4"/>
      <text:p text:style-name="P4"><text:tab/>Já está muito claro para você que o {r} da TFS pode assumir diversos sons (<text:span text:style-name="T8">como /r/, /ɾ/, /ʁ/, /ʀ/ ou /ɹ/)</text:span>, por isso que pude usá-lo para representar diferentes sons na lista acima. Portanto, se você for explicar a fonética do português brasileiro para um estrangeiro conhecedor da TFS, temo que será melhor usar o AFI.</text:p>
      <text:p text:style-name="P4"/>
      <text:h text:style-name="P3" text:outline-level="2">UMA ÚLTIMA VISITA AO ALFABETO E O NOME DA LÍNGUA</text:h>
      <text:p text:style-name="P4"/>
      <text:p text:style-name="P4"><text:tab/>Agora que você já sabe a TFS, vamos voltar ao alfabeto para que você saiba como cada letra é pronunciada:</text:p>
      <text:p text:style-name="P4">a {a}, b {be}, c {tse}, d {de}, e {e}, f {ef}, g {dje}, h {hatc}, i {i}, j {jye}, k {ka}, l {el}, m {em}, n {en}, o {o}, p {pe}, q {ku}, r {er}, s {es}, t {te}, u {u}, v {ve}, w {we}, x {iks}, y {ü}, z {dzed}</text:p>
      <text:p text:style-name="P4"/>
      <text:p text:style-name="P4"><text:tab/>Antes de continuar, é importante saber como a nossa língua é pronunciada!</text:p>
      <text:p text:style-name="P4"><text:span text:style-name="T1">Sambahsa Mundialect –</text:span> {sambA:sa mundyAlëkt}</text:p>
      <text:p text:style-name="P4"><text:soft-page-break/></text:p>
      <text:h text:style-name="P3" text:outline-level="2">AINDA NÃO TERMINOU, ALGUMAS CONVENÇÕES</text:h>
      <text:p text:style-name="P4"/>
      <text:p text:style-name="P4"><text:tab/><text:span text:style-name="T1">Antes de continuar, um aviso:</text:span> não se preocupe tanto, a princípio, com as regras mais complexas de ortografia, porque passarei um bom tempo mostrando nos exemplos a pronúncia de cada palavra, você acabará aprendendo-as naturalmente. <text:span text:style-name="T2">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4"/>
      <text:p text:style-name="P4"><text:tab/>A partir daqui até o final deste capítulo de <text:span text:style-name="T1">ALFABETO E PRONÚNCIA</text:span>, o texto será praticamente uma tradução do livro <text:span text:style-name="T8">The Grammar Of Sambahsa-Mundialect In English</text:span>, do Dr. Olivier Simon.</text:p>
      <text:p text:style-name="P4"/>
      <text:p text:style-name="P4"><text:tab/>As vogais são representadas por <text:span text:style-name="T8">V</text:span>, elas são: “a”, “e”, “i”, “o”, “u”. As semivogais são “w” e “y”, são representadas por <text:span text:style-name="T8">C</text:span>, assim como as consoantes.</text:p>
      <text:p text:style-name="P4"/>
      <text:h text:style-name="P48" text:outline-level="3">A LETRA “e”:</text:h>
      <text:p text:style-name="P4"/>
      <text:p text:style-name="P4"><text:tab/>Quando é a sílaba tônica ou a primeira letra da palavra, é pronunciada como {e}.</text:p>
      <text:p text:style-name="P4"/>
      <text:p text:style-name="P4"><text:span text:style-name="T1">incandescent {inkandEsënt} –</text:span> incandescente</text:p>
      <text:p text:style-name="P4"><text:span text:style-name="T1">emigrant {emigrAnt} –</text:span> emigrante</text:p>
      <text:p text:style-name="P4"/>
      <text:p text:style-name="P4"><text:tab/>Não é pronunciada quando <text:span text:style-name="T6">sozinha </text:span>no final de uma palavra…</text:p>
      <text:p text:style-name="P4"/>
      <text:p text:style-name="P4"><text:span text:style-name="T1">monte {mont} –</text:span> montar <text:span text:style-name="T8">(um animal)</text:span></text:p>
      <text:p text:style-name="P4"><text:span text:style-name="T1">claviature {klavyatÜr} –</text:span> teclado</text:p>
      <text:p text:style-name="P4"><text:span text:style-name="T1">clientele {klyentEl} –</text:span><text:span text:style-name="T5"> clientela</text:span></text:p>
      <text:p text:style-name="P4"/>
      <text:p text:style-name="P4"><text:tab/>… ou no final de uma palavra antes das letras “s” e “t”.</text:p>
      <text:p text:style-name="P4"/>
      <text:p text:style-name="P4"><text:span text:style-name="T1">crimes<text:tab/>{krims} – </text:span><text:span text:style-name="T14">crimes</text:span></text:p>
      <text:p text:style-name="P4"><text:span text:style-name="T1">survivet {survIvd} –</text:span> <text:span text:style-name="T8">(ele/ela)</text:span> sobrevive</text:p>
      <text:p text:style-name="P4"/>
      <text:p text:style-name="P4"><text:tab/>Em alguns casos a perda do “e” pode causar confusão ou deixar a palavra impronunciável, nesse tipo de situação o “e” assume o som de {ë}.</text:p>
      <text:p text:style-name="P4"><text:tab/></text:p>
      <text:p text:style-name="P4"><text:span text:style-name="T1">storgnet {stOrnyët} –</text:span> <text:span text:style-name="T14">atordoado</text:span></text:p>
      <text:p text:style-name="P19"/>
      <text:p text:style-name="P4"><text:tab/><text:span text:style-name="T8">Por que o “gn” de “storgnet” é pronunciado como “ny”? Explico depois.</text:span></text:p>
      <text:p text:style-name="P4"/>
      <text:p text:style-name="P4"><text:tab/>Todas as palavras terminadas em “quet” e “ques” são pronunciadas, respectivamente, como {kët} e {kës}.</text:p>
      <text:p text:style-name="P4"/>
      <text:p text:style-name="P4"><text:tab/>Nos demais casos o “e” tem som de {ë}, como em “kohlen”, que se <text:soft-page-break/>pronuncia como {kO:lën}.</text:p>
      <text:p text:style-name="P4"/>
      <text:p text:style-name="P4"><text:tab/><text:span text:style-name="T8">Por que a pronúncia do “o” é mais longa nessa palavra? Essa eu já lhe respondo.</text:span></text:p>
      <text:p text:style-name="P4"/>
      <text:h text:style-name="P48" text:outline-level="3">A LETRA “h”:</text:h>
      <text:p text:style-name="P4"/>
      <text:p text:style-name="P4"><text:tab/>Tem o som de {h} quando no início de uma palavra ou entre vogais.</text:p>
      <text:p text:style-name="P4"/>
      <text:p text:style-name="P4"><text:span text:style-name="T1">habe {hab} –</text:span> ter</text:p>
      <text:p text:style-name="P4"><text:span text:style-name="T1">rahat {rahAt} – </text:span>descansar</text:p>
      <text:p text:style-name="P4"/>
      <text:p text:style-name="P4"><text:tab/>Quando letra “h” está depois de uma vogal e não é seguida por mais nenhuma outra vogal, a letra “h” serve para indicar que a vogal é pronunciada de forma prolongada.</text:p>
      <text:p text:style-name="P4"/>
      <text:p text:style-name="P4"><text:span text:style-name="T1">kohlen {kO:lën} –</text:span> escondido</text:p>
      <text:p text:style-name="P4"><text:span text:style-name="T1">bahsa {bA:sa} – </text:span>língua, idioma</text:p>
      <text:p text:style-name="P4"><text:span text:style-name="T1">bah {ba:} –</text:span> falar</text:p>
      <text:p text:style-name="P4"/>
      <text:p text:style-name="P30">Talvez você me pergunte: “ora, não seria mais fácil escrever a vogal duas vezes para indicar a duração maior da pronúncia? Em vez de escrever 'bahsa', não seria mais simples escrever 'baasa'”? </text:p>
      <text:p text:style-name="P29"><text:span text:style-name="T9">A resposta é:</text:span><text:span text:style-name="T8"> Não! Isso produziria um som diferente, “baasa” seria pronunciado como {baAza}.</text:span></text:p>
      <text:p text:style-name="P4"/>
      <text:p text:style-name="P4"><text:tab/>“gh”, “bh” e “dh” correspondem respectivamente a {g}, {b} e {d}, o “h” nessas letras serve para que elas não sofrão nenhum tipo de modificação.</text:p>
      <text:p text:style-name="P4"/>
      <text:h text:style-name="P3" text:outline-level="2">VOGAIS</text:h>
      <text:p text:style-name="P4"/>
      <text:p text:style-name="P4"><text:span text:style-name="T1">“eau” {o:} –</text:span> /o:/ como em “bureau” {bürO:} <text:span text:style-name="T8">(escritório)</text:span></text:p>
      <text:p text:style-name="P4"><text:span text:style-name="T1">“aa” {aA} –</text:span> /a'a/ – como em “saat” {saAt} <text:span text:style-name="T8">(tempo)</text:span></text:p>
      <text:p text:style-name="P4"><text:span text:style-name="T1">“ae”, “ae” {ay} –</text:span> /aj/ – como em “yoinkjiae” <text:s/>{yoynkjiAy} <text:span text:style-name="T8">(escala musical)</text:span></text:p>
      <text:p text:style-name="P4"><text:span text:style-name="T1">“ai” {ä} –</text:span> como em “caise” {käz} <text:span text:style-name="T8">(queijo)</text:span></text:p>
      <text:p text:style-name="P4"><text:span text:style-name="T1">“au” </text:span><text:span text:style-name="T15">{Ao} –</text:span><text:span text:style-name="T14"> </text:span><text:bookmark-start text:name="__DdeLink__38802_176638988"/><text:span text:style-name="T14">[aʊ̯]</text:span><text:bookmark-end text:name="__DdeLink__38802_176638988"/><text:span text:style-name="T14"> – como em “Australia” </text:span><text:span text:style-name="T8">{aostrAlya} (Austrália)</text:span></text:p>
      <text:p text:style-name="P19"><text:span text:style-name="T1">“ea” {Ea} </text:span><text:span text:style-name="T9">(quando no final de uma palavra)</text:span><text:span text:style-name="T1"> –</text:span><text:span text:style-name="T5"> /'ea/ – como em “wakea” {wakEa} </text:span><text:span text:style-name="T12">(</text:span><text:span text:style-name="T8">definitivamente)</text:span></text:p>
      <text:p text:style-name="P19"><text:span text:style-name="T1">“ea” {ëa} </text:span><text:span text:style-name="T9">(quando no meio de uma palavra)</text:span><text:span text:style-name="T1"> –</text:span><text:span text:style-name="T5"> /əa/ – como em “ocean” {ots(ë)An} </text:span><text:span text:style-name="T12">(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4"><text:span text:style-name="T1">“ee” {Eë} –</text:span> /eə/ – como em “eet” {Eët} <text:span text:style-name="T8">(</text:span><text:span text:style-name="T14">(ele/ela)</text:span><text:span text:style-name="T8"> era)</text:span></text:p>
      <text:p text:style-name="P4"><text:span text:style-name="T15">“eo” {Eo} –</text:span><text:span text:style-name="T14"> [eʊ̯] – como em “fianceo” {fyantsEo} </text:span><text:span text:style-name="T8">(noivo(durante o noivado))</text:span></text:p>
      <text:p text:style-name="P4"><text:span text:style-name="T1">“eu” {ö} –</text:span> como em “Europe” {örOp} <text:span text:style-name="T8">(Europa)</text:span></text:p>
      <text:p text:style-name="P4"><text:span text:style-name="T1">“ie” {i:} </text:span><text:span text:style-name="T9">(quando sozinha no final de uma palavra</text:span><text:span text:style-name="T1"> –</text:span> como em “publie” {publI:} <text:span text:style-name="T8">(publicar)</text:span></text:p>
      <text:p text:style-name="P19"><text:span text:style-name="T1">“ie” {ye} </text:span><text:span text:style-name="T9">(nos outros casos)</text:span><text:span text:style-name="T1"> –</text:span> /je/ – como em “publiet” {publyEt} <text:soft-page-break/><text:span text:style-name="T8">(publicado)</text:span></text:p>
      <text:p text:style-name="P4"><text:span text:style-name="T15">“iu” {yu} –</text:span><text:span text:style-name="T14"> /ju/ – como “iu” em “siuk” {syuk} </text:span><text:span text:style-name="T8">(seco(a))</text:span></text:p>
      <text:p text:style-name="P4"><text:span text:style-name="T1">“oe”, “oi”, e “oy” {oy} –</text:span> /oj/ – como em “choengju” {tcOyngju} <text:span text:style-name="T8">(álcool de arroz)</text:span></text:p>
      <text:p text:style-name="P4"><text:span text:style-name="T1">“oo” {oO} –</text:span> /o'o/ – como em “boot” {boOt} <text:span text:style-name="T8">(barco)</text:span></text:p>
      <text:p text:style-name="P4"><text:span text:style-name="T1">“ou” {u:} –</text:span> /u:/ – como em “courage” {ku:rAdj} <text:span text:style-name="T8">(coragem)</text:span></text:p>
      <text:p text:style-name="P4"><text:span text:style-name="T1">“ue” {ü:} –</text:span> como em “continue” {kontinÜ:} <text:span text:style-name="T8">(continue)</text:span></text:p>
      <text:p text:style-name="P4"><text:span text:style-name="T1">“ui” {wi} </text:span><text:span text:style-name="T5">– /wi/ –</text:span><text:span text:style-name="T1"> </text:span>como em “tuich” {twitc} <text:span text:style-name="T8">(vazio)</text:span></text:p>
      <text:p text:style-name="P4"><text:span text:style-name="T1">“uy” {uy} –</text:span> /uj/ – como em “lastruym” {lastrUym} <text:span text:style-name="T8">(porão de navio de carga)</text:span></text:p>
      <text:p text:style-name="P4"><text:span text:style-name="T1">“u” {u} </text:span><text:span text:style-name="T9">(“u” terá o som de {u}, mas será {ü} se houver a letra “e” entre as duas letras seguintes)</text:span><text:span text:style-name="T1"> –</text:span> como em “bur” {bur} <text:span text:style-name="T8">(cinzas)</text:span>, mas “bureau” é {bürO:}.</text:p>
      <text:p text:style-name="P4"/>
      <text:h text:style-name="P3" text:outline-level="2">SEMI VOGAIS</text:h>
      <text:p text:style-name="P4"/>
      <text:p text:style-name="P4"><text:tab/>“w” e “y” são {w} e {y} respectivamente quando junto a vogais, mas quando isoladas a letra “w” é pronunciada como um {u} curto e “y” como {ü}. </text:p>
      <text:p text:style-name="P4"/>
      <text:p text:style-name="P4"><text:span text:style-name="T1">sehkwnt {sE:kunt} –</text:span> eles seguem</text:p>
      <text:p text:style-name="P4"><text:span text:style-name="T1">type {tüp} –</text:span> cara</text:p>
      <text:p text:style-name="P4"/>
      <text:p text:style-name="P4"><text:tab/>Mas quando a letra “y” se encontra no final de uma palavra ou seguida de um -s, “y” e “ys” terão respectivamente os sons {i} e {is}.</text:p>
      <text:p text:style-name="P4"/>
      <text:p text:style-name="P4"><text:span text:style-name="T1">baby {bAbi} – </text:span>bebê</text:p>
      <text:p text:style-name="P4"><text:span text:style-name="T1">babys {bAbis} –</text:span> bebês</text:p>
      <text:p text:style-name="P4"/>
      <text:h text:style-name="P3" text:outline-level="2">CONSOANTES</text:h>
      <text:p text:style-name="P4"/>
      <text:p text:style-name="P4"><text:span text:style-name="T1">“sch” {c} –</text:span> como em “muraischmusch” {muräcmUc} <text:span text:style-name="T8">(mosca do pântano)</text:span></text:p>
      <text:p text:style-name="P4"><text:span text:style-name="T1">“ch” {tc} </text:span><text:span text:style-name="T9">(ou {k} quando antes de uma consoante)</text:span><text:span text:style-name="T1"> –</text:span> como em “cheus” {tcös} <text:span text:style-name="T8">(escolher)</text:span> e “Christ” {krist} <text:span text:style-name="T8">(Cristo)</text:span>.</text:p>
      <text:p text:style-name="P4"><text:span text:style-name="T1">“gn” {ny} –</text:span> /nj/ – como em “gnoh” {nyo:} <text:span text:style-name="T8">(saber)</text:span></text:p>
      <text:p text:style-name="P4"><text:span text:style-name="T1">“kh” {q} –</text:span> como em “khiter” {qItër} <text:span text:style-name="T8">(mal)</text:span></text:p>
      <text:p text:style-name="P4"><text:span text:style-name="T1">“ph” {f} –</text:span> como em “philosophia” {filozOfya} <text:span text:style-name="T8">(filosofia)</text:span></text:p>
      <text:p text:style-name="P4"><text:span text:style-name="T1">“qu” {kw} </text:span><text:span text:style-name="T9">(quando antes do “a”, “o” e “u”, ou {k} quando antes de “e”, “i” e “y”)</text:span><text:span text:style-name="T1"> –</text:span> [kw] ou [kʷ] – como em “quod” {kwod} <text:span text:style-name="T8">(o que)</text:span> e “quis” {kis} <text:span text:style-name="T8">(quem)</text:span>.</text:p>
      <text:p text:style-name="P4"><text:span text:style-name="T1">“sc” {sk} </text:span><text:span text:style-name="T9">({s} quando antes de “e”, “i” e “y”)</text:span><text:span text:style-name="T1"> –</text:span> “scutt” {skut} <text:span text:style-name="T8">(sacudir)</text:span> e “science” {syents} <text:span text:style-name="T8">(ciência)</text:span></text:p>
      <text:p text:style-name="P4"><text:span text:style-name="T1">“sh” {x} –</text:span> como em “shienciu” {xyEntsyu} (<text:span text:style-name="T8">coberto de vegetação)</text:span></text:p>
      <text:p text:style-name="P4"><text:span text:style-name="T1">“ss” {s} –</text:span> como em “permission” {përmisyOn} <text:span text:style-name="T8">(permissão)</text:span></text:p>
      <text:p text:style-name="P4"><text:span text:style-name="T1">“th” {§} </text:span><text:span text:style-name="T9">({t} quando junto a {s}, {c} ou {j} </text:span><text:span text:style-name="T1">) –</text:span> como em “thamf” {<text:span text:style-name="T5">§amf</text:span>} <text:span text:style-name="T8">(fedor)</text:span> e “esthetic” {estEtik} <text:span text:style-name="T8">(estética)</text:span><text:span text:style-name="T14">.</text:span></text:p>
      <text:p text:style-name="P4"><text:span text:style-name="T1">“c” {k} </text:span><text:span text:style-name="T9">({ts} (/t͡s/) quando antes de “e”, “i” e “y”)</text:span><text:span text:style-name="T1"> –</text:span> como em “condition” {kondityOn} (condição) e “petrificit” {pëtrifItsit} <text:span text:style-name="T8">(petrificado)</text:span></text:p>
      <text:p text:style-name="P4"><text:span text:style-name="T1">“g” {g} </text:span><text:span text:style-name="T9">({dj} quando antes de “e”, “i” e “y”)</text:span><text:span text:style-name="T1"> –</text:span> como em “gulf” {gulf} <text:span text:style-name="T8">(golfo) </text:span>e “large” {lardj} <text:span text:style-name="T8">(grande)</text:span>.</text:p>
      <text:p text:style-name="P4"><text:span text:style-name="T1">“j” {j} –</text:span> sempre {j}. </text:p>
      <text:p text:style-name="P4"><text:soft-page-break/><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6">pode</text:span> assumir outras formas:</text:p>
      <text:p text:style-name="P31"><text:span text:style-name="T1">“rr” /r(r)/ e “rh” /r(h)/ –</text:span> como o “rr” (/r/) espanhol. Não sabe espanhol? É como se fosse o nosso “r”, só que a língua vibra mais vezes e o movimento da língua é mais causado pela passagem de ar do que pela língua em si.</text:p>
      <text:p text:style-name="P31"><text:span text:style-name="T1">“rl” –</text:span> é como o “r” (/ɺ/) do japonês, também pode ser pronunciado como /rl/ ou /ʁl/. Não sabe japonês? Não tem problema, eu explico: perceba onde sua língua toca quando você diz um som com {d}. Já observou? O “r” japonês você faz ao tentar dizer o /ɾ/ tocando a língua no mesmo lugar onde você toca quando diz {d} e você segura a língua só um tiquinho apenas para que o ar passe pelos lados da língua em vez do centro da língua.</text:p>
      <text:p text:style-name="P4"><text:span text:style-name="T1">“s” {s} </text:span><text:span text:style-name="T9">({z} quando entre vogais)</text:span><text:span text:style-name="T1"> –</text:span> “son” {son} <text:span text:style-name="T8">(filho)</text:span> e “decision” {dëtsiziOn} <text:span text:style-name="T8">(decisão)</text:span></text:p>
      <text:p text:style-name="P4"><text:span text:style-name="T1">“x” {ks} –</text:span> /k͡s/ – pode tornar-se {gz}, se isso facilitar a pronúncia.</text:p>
      <text:p text:style-name="P4"><text:span text:style-name="T1">“z” {dz} –</text:span> /d͡z/ – como em “zangir” {dzAndjir} <text:span text:style-name="T8">(corrente)</text:span></text:p>
      <text:p text:style-name="P4"/>
      <text:h text:style-name="P3" text:outline-level="2">MAIS OBSERVAÇÕES</text:h>
      <text:p text:style-name="P4"/>
      <text:p text:style-name="P4"><text:tab/>Algumas letras, principalmente aquelas no final da palavra, podem ser modificadas pelos sons vizinhos. Como é o caso de “hands” {handz} (mãos).</text:p>
      <text:p text:style-name="P4"/>
      <text:p text:style-name="P4"><text:tab/>Algumas consoantes, assim como a vogal {ë}, podem ser omitidas. A palavra “franceois” é oficialmente {frantsëOys}, mas pode ser {fransOys} porque {t} está dentro de um grupo consonantal e a vogal não tônica {ë} está próxima da vogal tônica {o}.</text:p>
      <text:p text:style-name="P4"/>
      <text:p text:style-name="P4"><text:tab/>Se uma forma verbal começa com {s<text:span text:style-name="T8">C</text:span>}, pode ser adicionado oi- antes dessa palavra por razões de eufonização. Como por exemplo “skap” que se torna “oiskap”.</text:p>
      <text:p text:style-name="P4"/>
      <text:h text:style-name="P3" text:outline-level="2">ACENTO TÔNICO EM SAMBAHSA</text:h>
      <text:p text:style-name="P4"/>
      <text:p text:style-name="P4"><text:tab/>Comece analisando a palavra a partir da última sílaba.</text:p>
      <text:p text:style-name="P4"/>
      <text:h text:style-name="P48" text:outline-level="3">RECEBERÁ SEMPRE ACENTUAÇÃO TÔNICA</text:h>
      <text:p text:style-name="P4"/>
      <text:p text:style-name="P4"><text:tab/>Vogais antes da letra “h” ou de uma consoante dupla (rr”, “ll”, “tt” …), por consoante dupla também se entende o “ck”{k(k)}. O mesmo se diz de uma sílaba antes de um final -e. Eis alguns exemplos:</text:p>
      <text:p text:style-name="P4"/>
      <text:p text:style-name="P4"><text:span text:style-name="T1">Prodah –</text:span> {prodA:} <text:span text:style-name="T12">(entregar)<text:line-break/><text:tab/>Pra você entender: se a palavra fosse “proda”, a pronúncia seria {prOda}</text:span></text:p>
      <text:p text:style-name="P4"><text:span text:style-name="T1">Recess –</text:span> {rëtsEs} <text:span text:style-name="T12">(recesso, intervalo, recreio)</text:span></text:p>
      <text:p text:style-name="P15"><text:tab/>Pra você entender: se a palavra fosse “reces”, a pronúncia seria <text:soft-page-break/>{rEtsës}</text:p>
      <text:p text:style-name="P4"><text:span text:style-name="T1">Frontdeck –</text:span> {frondEk} <text:span text:style-name="T8">(plataforma da parte da frente de um navio)</text:span></text:p>
      <text:p text:style-name="P15"><text:tab/>Pra você entender: se a palavra fosse “frontdec”, a pronúncia seria {frOndëk}</text:p>
      <text:p text:style-name="P4"><text:span text:style-name="T1">Taslime –</text:span> {taslIm} <text:span text:style-name="T8">(rendição)</text:span></text:p>
      <text:p text:style-name="P4"/>
      <text:p text:style-name="P4"><text:tab/>A primeira de duas vogais juntas, com exceção de “i” e “u” como semivogais.</text:p>
      <text:p text:style-name="P4"/>
      <text:p text:style-name="P4"><text:span text:style-name="T1">Armee – </text:span><text:span text:style-name="T5">{armEë}</text:span> <text:span text:style-name="T8">(exército)</text:span></text:p>
      <text:p text:style-name="P4"><text:span text:style-name="T1">Australia –</text:span> {aostrAlya} <text:span text:style-name="T8">(Austrália)</text:span></text:p>
      <text:p text:style-name="P4"/>
      <text:p text:style-name="P4"><text:tab/>A sílaba final: -in <text:span text:style-name="T8">(mas não -ing)</text:span>, ey, ie, ui <text:span text:style-name="T8">(quando a pronúncia é {wi})</text:span>, oCel <text:span text:style-name="T8">(na qual C é uma única consoante)</text:span>.</text:p>
      <text:p text:style-name="P4"/>
      <text:p text:style-name="P4"><text:span text:style-name="T1">Hotel –</text:span> {hotEl} <text:span text:style-name="T8">(hotel)</text:span></text:p>
      <text:p text:style-name="P4"><text:span text:style-name="T1">Suadin – </text:span>{swadIn} <text:span text:style-name="T8">(bom tempo)</text:span></text:p>
      <text:p text:style-name="P4"><text:span text:style-name="T1">Reling –</text:span> {rEling} <text:span text:style-name="T8">(corrimão de um navio)</text:span></text:p>
      <text:p text:style-name="P4"><text:span text:style-name="T1">Kierey –</text:span> {kyerEy} <text:span text:style-name="T8">(carneiro) </text:span></text:p>
      <text:p text:style-name="P4"/>
      <text:p text:style-name="P4"><text:tab/>As vogais “a”, “o” e “u” quando antes de uma consoante ou semivogal, com exceção de um único “s”.</text:p>
      <text:p text:style-name="P4"/>
      <text:p text:style-name="P4"><text:span text:style-name="T1">Cadaloc – </text:span>{kadalOk} <text:span text:style-name="T8">(qualquer lugar)</text:span></text:p>
      <text:p text:style-name="P4"><text:span text:style-name="T1">Naval –</text:span> {navAl} <text:span text:style-name="T8">(naval)</text:span></text:p>
      <text:p text:style-name="P4"><text:span text:style-name="T1">Dayluk –</text:span> {daylUk} <text:span text:style-name="T8">(continente)</text:span></text:p>
      <text:p text:style-name="P4"/>
      <text:h text:style-name="P48" text:outline-level="3">NUNCA RECEBERÁ ACENTUAÇÃO TÔNICA</text:h>
      <text:p text:style-name="P4"/>
      <text:p text:style-name="P4"><text:tab/>Prefixos.</text:p>
      <text:p text:style-name="P4"/>
      <text:p text:style-name="P4"><text:span text:style-name="T3">For</text:span><text:span text:style-name="T1">trehc –</text:span> {fortrE:k} <text:span text:style-name="T8">(partir para uma viagem)</text:span></text:p>
      <text:p text:style-name="P11"><text:span text:style-name="T2">Re</text:span>cess</text:p>
      <text:p text:style-name="P4"><text:span text:style-name="T3">Be</text:span><text:span text:style-name="T1">vid</text:span> – {bëvId} <text:span text:style-name="T8">(mostrar, provar)</text:span></text:p>
      <text:p text:style-name="P4"/>
      <text:p text:style-name="P33"><text:span text:style-name="T1">For- –</text:span> prefixo que significa longe</text:p>
      <text:p text:style-name="P33"><text:span text:style-name="T1">Re- –</text:span> prefixo que significa de volta</text:p>
      <text:p text:style-name="P33"><text:span text:style-name="T1">Be- –</text:span> prefixo que significa significado algo factivo</text:p>
      <text:p text:style-name="P4"/>
      <text:p text:style-name="P4"><text:tab/>A letra “w” quando usada como uma vogal.</text:p>
      <text:p text:style-name="P4"/>
      <text:p text:style-name="P4"><text:span text:style-name="T1">Sehkwnt –</text:span> {sE:kunt} <text:span text:style-name="T8">(eles seguem)</text:span></text:p>
      <text:p text:style-name="P4"/>
      <text:p text:style-name="P4"><text:tab/>Uma palavra terminando em -(i)um, -ule e -s.</text:p>
      <text:p text:style-name="P4"/>
      <text:p text:style-name="P4"><text:span text:style-name="T1">Schives –</text:span> {civz} <text:span text:style-name="T8">(mudar, deslocar)</text:span></text:p>
      <text:p text:style-name="P4"><text:span text:style-name="T1">Territorium –</text:span> {territOryum} <text:span text:style-name="T8">(território)</text:span></text:p>
      <text:p text:style-name="P4"><text:span text:style-name="T1">Insule –</text:span> {Insül} <text:span text:style-name="T8">(ilha)</text:span></text:p>
      <text:p text:style-name="P4"/>
      <text:p text:style-name="P4"><text:soft-page-break/><text:tab/>Uma vogal ou semivogal sozinha no final da palavra.</text:p>
      <text:p text:style-name="P4"/>
      <text:p text:style-name="P4"><text:span text:style-name="T1">Okwi –</text:span> {Okwi} <text:span text:style-name="T8">(olhos)</text:span></text:p>
      <text:p text:style-name="P4"><text:span text:style-name="T1">Baby –</text:span> {bAbi} <text:span text:style-name="T8">(bebê)</text:span></text:p>
      <text:p text:style-name="P4"/>
      <text:p text:style-name="P4"><text:tab/>As vogais “e”, “i” e “y” no final da palavra seguidas por uma semivogal - <text:span text:style-name="T6">com exceção de “ey”</text:span> - ou uma ou diversas consoantes, mas não as duplas.</text:p>
      <text:p text:style-name="P4"/>
      <text:p text:style-name="P4"><text:span text:style-name="T1">Seghel – </text:span>{sEgël} <text:span text:style-name="T8">(vela, velejar)</text:span></text:p>
      <text:p text:style-name="P4"><text:span text:style-name="T1">Tolkit –</text:span> {tOlkit} <text:span text:style-name="T8">(ele/ela falou)</text:span></text:p>
      <text:p text:style-name="P4"><text:span text:style-name="T1">Khitert –</text:span> {qItërt} <text:span text:style-name="T8">(mal </text:span><text:span text:style-name="T14">(substantivo)</text:span><text:span text:style-name="T8">)</text:span></text:p>
      <text:p text:style-name="P4"/>
      <text:p text:style-name="P4"><text:tab/>Em palavras compostas a sílaba tônica permanece a mesma da palavra original.</text:p>
      <text:p text:style-name="P4"/>
      <text:p text:style-name="P4"><text:span text:style-name="T1">Gouverne –</text:span> {gu:vErn} <text:span text:style-name="T8">(governar)</text:span></text:p>
      <text:p text:style-name="P4"><text:span text:style-name="T1">Gouvernement –</text:span> {gu:vErnëmënt} <text:span text:style-name="T8">(governo)</text:span></text:p>
      <text:p text:style-name="P4"><text:span text:style-name="T1">Nest –</text:span> {nest} <text:span text:style-name="T8">(ninho)</text:span></text:p>
      <text:p text:style-name="P4"><text:span text:style-name="T1">Corcuksnest –</text:span> {korkUksnëst} <text:span text:style-name="T8">(ninho de corvo)</text:span></text:p>
      <text:p text:style-name="P4"/>
      <text:p text:style-name="P35">Essas regras não se aplicam necessariamente a substantivos próprios e o uso do hífen preserva a acentuação tônica de ambos os lados.</text:p>
      <text:p text:style-name="P4"/>
      <text:h text:style-name="P3" text:outline-level="2">CASO VOCÊ TENHA ACHADO ALGUNS SONS MUITO DIFÍCEIS</text:h>
      <text:p text:style-name="P4"/>
      <text:p text:style-name="P4"><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os sons /x/ e /ç/ respectivamente pelos sons /ʃ/ e /h/. Mas, ainda assim, tente se esforçar um pouco. A boa notícia é que os sons “mais difíceis” são justamente os mais raros de aparecerem nas palavras!</text:p>
      <text:p text:style-name="P4"><text:tab/>Uma vantagem em dominar a fonética do sambahsa é que você já domina a fonética de muitos outros idiomas.</text:p>
      <text:p text:style-name="P4"/>
      <text:h text:style-name="P46" text:outline-level="1">SELLAMAT!</text:h>
      <text:p text:style-name="P4"/>
      <text:p text:style-name="P4"><text:tab/>Sellamat! É com essa palavra, “sellamat” {selamAt}, que dizemos “olá”, você também pode dizer “salut” {salUt} que tem a mesma função. Perceba que o “ll” tem som de {l}, não do nosso “nh”!</text:p>
      <text:p text:style-name="P4"/>
      <text:p text:style-name="P4"><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4"><text:soft-page-break/></text:p>
      <text:p text:style-name="P4"><text:tab/>Diferente do inglês e da maioria das línguas auxiliares, os verbos do sambahsa são conjugados. Todos os verbos são regulares, com exceção dos verbos “ser”, “ter” e “saber”, mas não são difíceis. Vamos começar com algumas frases básicas: </text:p>
      <text:p text:style-name="P4"/>
      <text:p text:style-name="P4"><text:span text:style-name="T1">Som Ricardo </text:span><text:span text:style-name="T15">{som rikArdo}</text:span><text:span text:style-name="T1"> –</text:span> sou Ricardo</text:p>
      <text:p text:style-name="P4"><text:span text:style-name="T1">Io som Ricardo </text:span><text:span text:style-name="T15">{yo som rikArdo}</text:span><text:span text:style-name="T9"> </text:span><text:span text:style-name="T1">–</text:span> eu sou Ricardo</text:p>
      <text:p text:style-name="P4"><text:span text:style-name="T1">Ego som Ricardo </text:span><text:span text:style-name="T15">{Ego som rikArdo}</text:span><text:span text:style-name="T9"> </text:span><text:span text:style-name="T1">–</text:span> EU sou Ricardo <text:span text:style-name="T8">(maior ênfase no </text:span><text:span text:style-name="T8">“eu”)</text:span></text:p>
      <text:p text:style-name="P4"/>
      <text:p text:style-name="P4"><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4"/>
      <text:p text:style-name="P4"><text:span text:style-name="T1">Es Carlos </text:span><text:span text:style-name="T15">{es kArlos}</text:span><text:span text:style-name="T1"> –</text:span> tu és Carlos/ você é Carlos</text:p>
      <text:p text:style-name="P4"><text:span text:style-name="T1">Es Camila </text:span><text:span text:style-name="T15">{es kamIla}</text:span><text:span text:style-name="T1"> –</text:span> tu és Camila / você é Camila</text:p>
      <text:p text:style-name="P4"><text:span text:style-name="T1">Is est Carlos {is est kArlos} –</text:span> ele é Carlos</text:p>
      <text:p text:style-name="P4"><text:span text:style-name="T1">Ia est Camila {ya est kamIla} –</text:span> ela é Camila</text:p>
      <text:p text:style-name="P4"><text:bookmark-start text:name="__DdeLink__34925_584481832"/><text:bookmark-start text:name="__DdeLink__34918_584481832"/><text:span text:style-name="T1">Smos brasileirs {smos brazilEyrs} –</text:span> somos brasileiros<text:bookmark-end text:name="__DdeLink__34918_584481832"/></text:p>
      <text:p text:style-name="P4"><text:span text:style-name="T1">Wey smos brasileirs {wey smos brazilEyrs} –</text:span> nós somos brasileiros<text:bookmark-end text:name="__DdeLink__34925_584481832"/></text:p>
      <text:p text:style-name="P4"/>
      <text:p text:style-name="P4"><text:tab/>Os próximos casos são bem interessantes:</text:p>
      <text:p text:style-name="P4"/>
      <text:p text:style-name="P4"><text:span text:style-name="T1">Id est gohd {id est go:d} – </text:span>ele/ela é bom <text:span text:style-name="T8">(neutro)</text:span></text:p>
      <text:p text:style-name="P4"><text:span text:style-name="T1">El est gohd {el est go:d} – </text:span>ele/ela é bom <text:span text:style-name="T8">(indeterminado)</text:span></text:p>
      <text:p text:style-name="P19"/>
      <text:p text:style-name="P19"><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não</text:span> indicar como <text:span text:style-name="T8">(neutro)</text:span> ou <text:span text:style-name="T8">(indeterminado)</text:span>, terá o gênero masculino ou feminino. Estamos entendidos?</text:p>
      <text:p text:style-name="P19"><text:tab/>Para que fique claro o que é <text:span text:style-name="T13">neutro</text:span> e o que é <text:span text:style-name="T8">indeterminado</text:span>, veja os exemplos abaixo:</text:p>
      <text:p text:style-name="P19"><text:span text:style-name="T1">Cadeira – </text:span>até onde eu sei cadeiras não tem sexo, portanto é <text:span text:style-name="T13">neutro</text:span></text:p>
      <text:p text:style-name="P19"><text:span text:style-name="T1">Cão –</text:span> se não sabemos o sexo, então é <text:span text:style-name="T8">indeterminado</text:span></text:p>
      <text:p text:style-name="P19"><text:span text:style-name="T1">Cadela –</text:span> feminino</text:p>
      <text:p text:style-name="P19"><text:span text:style-name="T1">Avô –</text:span> masculino</text:p>
      <text:p text:style-name="P19"><text:span text:style-name="T1">Árvore –</text:span> ainda que seja um ser vivo, não tem sexo <text:span text:style-name="T8">(embora você possa argumentar sobre plantas dioicas)</text:span>, portanto é <text:span text:style-name="T8">neutro</text:span></text:p>
      <text:p text:style-name="P19"><text:span text:style-name="T1">Filha –</text:span> feminino</text:p>
      <text:p text:style-name="P19"><text:span text:style-name="T1">Criança –</text:span> como o sexo não é especificado, é <text:span text:style-name="T8">indeterminado</text:span></text:p>
      <text:p text:style-name="P19"><text:span text:style-name="T1">Androide –</text:span> você decide, vai depender muito do contexto e pontos de vista de cada um, pode ser <text:span text:style-name="T8">neutro</text:span>, <text:span text:style-name="T8">indeterminado</text:span> ou até mesmo ter um sexo específico .</text:p>
      <text:p text:style-name="P19"/>
      <text:p text:style-name="P19"><text:tab/>Nós conhecemos os pronomes básicos e seus verbos, agora vamos vê mais pronomes e verbos no plural, vamos usar a palavra “prient” {pryent}, <text:soft-page-break/>que significa “amigo”, e “gohd” {go:d}, que significa “bom”, nos nossos exemplos:</text:p>
      <text:p text:style-name="P19"/>
      <text:p text:style-name="P4"><text:span text:style-name="T1">Smos prients {smos pryents} –</text:span> somos amigos</text:p>
      <text:p text:style-name="P4"><text:span text:style-name="T1">Wey smos prients {wey smos pryents} –</text:span> nós somos amigos</text:p>
      <text:p text:style-name="P4"><text:span text:style-name="T1">Ste prients {ste pryents} –</text:span> sois amigos / <text:span text:style-name="T8">(vocês)</text:span> são amigos</text:p>
      <text:p text:style-name="P4"><text:span text:style-name="T1">Yu ste prients {yu ste pryents} –</text:span> vocês são amigos</text:p>
      <text:p text:style-name="P4"><text:bookmark-start text:name="__DdeLink__34984_584481832"/><text:span text:style-name="T1">Yu ste prient {yu ste pryent} –</text:span> você é amigo<text:bookmark-end text:name="__DdeLink__34984_584481832"/></text:p>
      <text:p text:style-name="P4"><text:span text:style-name="T1">Tu es prient {tu es pryent} –</text:span> você é amigo <text:span text:style-name="T8">(informal)</text:span></text:p>
      <text:p text:style-name="P4"><text:span text:style-name="T1">Ies sont prients {yes sont pryents} –</text:span> eles são amigos <text:span text:style-name="T8">(todos são do sexo masculino)</text:span></text:p>
      <text:p text:style-name="P4"><text:span text:style-name="T1">Ias sont prients {yas sont pryents} –</text:span> elas são amigas</text:p>
      <text:p text:style-name="P4"><text:span text:style-name="T1">Ia sont gohd {ya sont go:d} –</text:span> eles são bons <text:span text:style-name="T8">(neutro)</text:span></text:p>
      <text:p text:style-name="P4"><text:span text:style-name="T1">I sont prients {i sont pryents} –</text:span> eles são amigos <text:span text:style-name="T8">(indeterminado)</text:span></text:p>
      <text:p text:style-name="P4"/>
      <text:p text:style-name="P4"><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4"><text:tab/><text:bookmark-start text:name="__DdeLink__36734_1708279209"/><text:bookmark-start text:name="__DdeLink__36729_1708279209"/><text:bookmark-start text:name="__DdeLink__36727_1708279209"/>Perceba que, mesmo no singular, o pronome “yu” faz uso do verbo “ste”, pois o sambahsa funciona como o russo ou o francês, o pronome de cortesia, “yu”, fica no plural, mesmo quando no singular.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34_1708279209"/><text:bookmark-end text:name="__DdeLink__36729_1708279209"/><text:bookmark-end text:name="__DdeLink__36727_1708279209"/></text:p>
      <text:p text:style-name="P4"/>
      <text:p text:style-name="P4"><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4"/>
      <text:p text:style-name="P4"><text:span text:style-name="T1">Is lieubht me {is liÖb</text:span><text:span text:style-name="T3">t</text:span><text:span text:style-name="T1"> me} –</text:span> ele me ama</text:p>
      <text:p text:style-name="P4"><text:span text:style-name="T1">Yu lieubhte me {yu liÖb</text:span><text:span text:style-name="T3">t</text:span><text:span text:style-name="T1"> me} –</text:span> vós amais me</text:p>
      <text:p text:style-name="P4"/>
      <text:p text:style-name="P4"><text:tab/>Já pensou se não tivesse o pronome? Por isso que o pronome “yu” quase sempre tem que aparecer.</text:p>
      <text:p text:style-name="P4"/>
      <text:p text:style-name="P4"><text:tab/>É importante que você saiba também como dizer “haver” no sentido de existir. Vou usar o substantivo “anghen” {Angën}, que significa “pessoa”, e o advérbio “her” {her}, que significa “aqui”, no exemplo a seguir:</text:p>
      <text:p text:style-name="P4"/>
      <text:p text:style-name="P4"><text:span text:style-name="T1">Sont anghens her {sont Angëns her} –</text:span> há pessoas aqui</text:p>
      <text:p text:style-name="P4"><text:span text:style-name="T1">Ter sont anghens her {ter sont Angëns her} –</text:span> há pessoas aqui</text:p>
      <text:p text:style-name="P4"/>
      <text:p text:style-name="P4"><text:tab/>Sim, você pode usar ou não o “ter” se quiser.</text:p>
      <text:p text:style-name="P4"/>
      <text:h text:style-name="P46" text:outline-level="1">PALAVRAS E FRASES ÚTEIS</text:h>
      <text:p text:style-name="P4"/>
      <text:p text:style-name="P33">Não tem problema se você não souber como certas frases foram <text:soft-page-break/>construídas, tudo será explicado nos próximos capítulo.</text:p>
      <text:p text:style-name="P4"/>
      <text:p text:style-name="P4"><text:span text:style-name="T1">Sellamat {selamAt} –</text:span> olá, oi</text:p>
      <text:p text:style-name="P4"><text:span text:style-name="T1">Salut {salUt} –</text:span> olá, oi</text:p>
      <text:p text:style-name="P4"><text:span text:style-name="T1">Ya {ya} –</text:span> sim</text:p>
      <text:p text:style-name="P4"><text:span text:style-name="T1">Si {si} – </text:span>sim <text:span text:style-name="T8">(resposta a uma questão negativa)</text:span> </text:p>
      <text:p text:style-name="P4"><text:span text:style-name="T1">No {no} –</text:span> não</text:p>
      <text:p text:style-name="P4"><text:span text:style-name="T1">Sell dien {sel dyen} –</text:span> bom dia</text:p>
      <text:p text:style-name="P4"><text:span text:style-name="T1">Sell posmiddien {sel posmiddyEn} –</text:span> boa tarde</text:p>
      <text:p text:style-name="P4"><text:span text:style-name="T1">Sell vesper {sel vEspër} –</text:span> boa noite <text:span text:style-name="T8">(ao encontrar alguém)</text:span></text:p>
      <text:p text:style-name="P4"><text:span text:style-name="T1">Sell noct {sel nokt} –</text:span> boa noite<text:span text:style-name="T8"> (ao se despedir)</text:span></text:p>
      <text:p text:style-name="P4"><text:span text:style-name="T1">Dank {dank} –</text:span> obrigado</text:p>
      <text:p text:style-name="P4"><text:span text:style-name="T1">Mersie {mërsI:} –</text:span> obrigado</text:p>
      <text:p text:style-name="P4"><text:span text:style-name="T1">Spollay dank {spolAy dank} –</text:span> muito obrigado</text:p>
      <text:p text:style-name="P4"><text:span text:style-name="T1">Obligat {obligAt} – </text:span>de nada, não diga isso</text:p>
      <text:p text:style-name="P4"><text:span text:style-name="T1">Plais {pläs} –</text:span> por favor</text:p>
      <text:p text:style-name="P4"><text:span text:style-name="T1">Kam leitte yu? {kam leyt yu} –</text:span> como você está?</text:p>
      <text:p text:style-name="P4"><text:span text:style-name="T1">Leito {lEyto} –</text:span> estou bem</text:p>
      <text:p text:style-name="P4"><text:span text:style-name="T1">Chao {tcAo} –</text:span> Tchau, adeus</text:p>
      <text:p text:style-name="P4"><text:span text:style-name="T1">Khuda hafiz {qUda hAfidz} –</text:span> Tchau, adeus</text:p>
      <text:p text:style-name="P4"><text:span text:style-name="T1">Do reviden {do rëvIdën} –</text:span> Tchau, adeus</text:p>
      <text:p text:style-name="P4"><text:span text:style-name="T1">Prosit {prosIt} –</text:span> Tchau, adeus <text:span text:style-name="T8">(desejando boa sorte)</text:span> </text:p>
      <text:p text:style-name="P4"><text:span text:style-name="T1">Tiel mox {tyel moks} – </text:span>até mais, até mais tarde, até breve</text:p>
      <text:p text:style-name="P4"><text:span text:style-name="T1">Ne gnohm {në nyo:m} –</text:span> não sei</text:p>
      <text:p text:style-name="P4"><text:span text:style-name="T1">Excuset me {ekskÜzd me} –</text:span> com licença</text:p>
      <text:p text:style-name="P4"><text:span text:style-name="T1">Maaf {maAf} –</text:span> desculpe-me</text:p>
      <text:p text:style-name="P4"><text:span text:style-name="T1">Pardon {pardOn} –</text:span> perdoe-me</text:p>
      <text:p text:style-name="P4"><text:span text:style-name="T1">OK(ey) {ok(Ey)} –</text:span> OK</text:p>
      <text:p text:style-name="P4"><text:span text:style-name="T1">Tamam {tamAm} – </text:span>OK</text:p>
      <text:p text:style-name="P4"><text:span text:style-name="T1">Tabrick {tabrIk} –</text:span> parabéns</text:p>
      <text:p text:style-name="P4"><text:span text:style-name="T1">Sell appetite {sel apëtIt} –</text:span> bom apetite</text:p>
      <text:p text:style-name="P4"><text:span text:style-name="T1">Marba {mArba} –</text:span> foi um prazer te conhecer</text:p>
      <text:p text:style-name="P22"><text:span text:style-name="T1">Ne bahm maung Sambahsa {ne ba:m mAong sambA:sa} –</text:span> não falo sambahsa muito bem</text:p>
      <text:p text:style-name="P4"><text:span text:style-name="T1">Kam yarat ste yu? {kam yarAt ste yu} –</text:span> quantos anos você tem?</text:p>
      <text:p text:style-name="P4"><text:span text:style-name="T1">Quod est vies nam? {kwod est vyes nam} –</text:span> qual é o seu nome?</text:p>
      <text:p text:style-name="P4"><text:span text:style-name="T1">Mien nam est … {myen nam est} –</text:span> meu nome é</text:p>
      <text:p text:style-name="P4"><text:span text:style-name="T1">Io ne prete {yo ne prEt} –</text:span> não entendo (o que você quer dizer)</text:p>
      <text:p text:style-name="P4"><text:span text:style-name="T1">Ne ho pretet hol / Ne ho preten hol {ne ho prEtët hol / ne ho prEtën hol} –</text:span> não entendi nada (do que você disse)</text:p>
      <text:p text:style-name="P4"/>
      <text:p text:style-name="P4"><text:tab/>Pronto, pelo menos agora você consegue iniciar e finalizar uma conversa, continue estudando e você poderá manter uma conversa. </text:p>
      <text:p text:style-name="P4"/>
      <text:h text:style-name="P46" text:outline-level="1">OS CASOS DE DECLINAÇÃO</text:h>
      <text:p text:style-name="P4"><text:tab/></text:p>
      <text:p text:style-name="P4"><text:tab/>O sambahsa tem uma característica interessante, ele tem um sistema de casos de declinação que são 4: <text:span text:style-name="T2">nominativo</text:span>, <text:span text:style-name="T2">acusativo</text:span>, <text:span text:style-name="T2">dativo</text:span> e <text:span text:style-name="T2">genitivo</text:span>. Esses casos se referem aos pronomes e aos artigos. Mas o que são eles e como eles <text:soft-page-break/>são usados?</text:p>
      <text:p text:style-name="P4"/>
      <text:p text:style-name="P4"><text:tab/>Antes vamos relembrar um pouco das aulas de português, observe a frase abaixo:</text:p>
      <text:p text:style-name="P4"/>
      <text:p text:style-name="P4"><text:span text:style-name="T1">O homem compra o carro: </text:span>Nesse caso “o homem” é o <text:span text:style-name="T2">sujeito</text:span> da oração, é o sujeito porque está <text:span text:style-name="T2">realizando</text:span> a ação, que no caso é “compra”; e “o carro” é o <text:span text:style-name="T2">objeto direto</text:span> da oração, porque está <text:span text:style-name="T2">sofrendo</text:span> a ação, está sendo afetado <text:span text:style-name="T8">diretamente</text:span> pelo verbo. Observe as frases abaixo:</text:p>
      <text:p text:style-name="P4"/>
      <text:p text:style-name="P4"><text:span text:style-name="T1">Eu como tomate –</text:span> “eu” (sujeito), “tomate” (objeto direto)</text:p>
      <text:p text:style-name="P4"><text:span text:style-name="T1">Ele ama Maria –</text:span> “ele” (sujeito), “Maria” (objeto direto)</text:p>
      <text:p text:style-name="P4"><text:span text:style-name="T1">Pessoas andam na rua –</text:span> “pessoas” (sujeito). Opa, essa frase não tem objeto direto!</text:p>
      <text:p text:style-name="P4"/>
      <text:p text:style-name="P4"><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beneficia</text:span> da ação, quem está sendo afetado <text:span text:style-name="T8">indiretamente</text:span> pelo verbo, que no caso é “-me”. Veja as frases abaixo:</text:p>
      <text:p text:style-name="P4"/>
      <text:p text:style-name="P4"><text:span text:style-name="T1">Enviei-lhe os documentos –</text:span> “lhe” (objeto indireto), “os documentos” (objeto direto)</text:p>
      <text:p text:style-name="P4"><text:span text:style-name="T1">Ela comprou um cachorro para mim –</text:span> Ela (sujeito), “um cachorro” (objeto direto), “para mim” (objeto indireto)</text:p>
      <text:p text:style-name="P4"/>
      <text:p text:style-name="P4"><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4"/>
      <text:h text:style-name="P3" text:outline-level="2">CASO NOMINATIVO</text:h>
      <text:p text:style-name="P4"/>
      <text:p text:style-name="P4"><text:tab/>Basicamente é o sujeito de uma oração.</text:p>
      <text:p text:style-name="P4"/>
      <text:p text:style-name="P4"><text:span text:style-name="T1">Ego / io {Ego / yo} –</text:span> eu</text:p>
      <text:p text:style-name="P4"><text:span text:style-name="T1">tu {tu} –</text:span> tu</text:p>
      <text:p text:style-name="P4"><text:span text:style-name="T1">Is {is} –</text:span> ele</text:p>
      <text:p text:style-name="P4"><text:span text:style-name="T1">Ia {ya} – </text:span>ela</text:p>
      <text:p text:style-name="P4"><text:span text:style-name="T1">Id {id} –</text:span> ele / ela <text:span text:style-name="T8">(neutro)</text:span></text:p>
      <text:p text:style-name="P4"><text:span text:style-name="T1">El {el} –</text:span> ele / ela <text:span text:style-name="T8">(indeterminado)</text:span></text:p>
      <text:p text:style-name="P4"><text:span text:style-name="T1">Wey {wey} –</text:span> nós</text:p>
      <text:p text:style-name="P4"><text:span text:style-name="T1">Yu {yu} –</text:span> vós</text:p>
      <text:p text:style-name="P4"><text:span text:style-name="T1">Ies {yes} –</text:span> eles</text:p>
      <text:p text:style-name="P4"><text:span text:style-name="T1">Ias {yas}–</text:span> elas</text:p>
      <text:p text:style-name="P4"><text:span text:style-name="T1">Ia {ya} –</text:span> eles / elas <text:span text:style-name="T8">(neutro)</text:span></text:p>
      <text:p text:style-name="P4"><text:span text:style-name="T1">I {i} –</text:span> eles / elas <text:span text:style-name="T8">(indeterminado)</text:span></text:p>
      <text:p text:style-name="P16"><text:soft-page-break/>ATENÇÃO AQUI!!!!!!!! Dos de baixo, preocupe-se apenas em aprender primeiramente os que estão sublinhados. Os outros você aprenderá com o tempo, não precisa ter pressa!!!!!!</text:p>
      <text:p text:style-name="P24"><text:span text:style-name="T1">So {so} –</text:span> esse, este</text:p>
      <text:p text:style-name="P24"><text:span text:style-name="T1">Toy {toy} –</text:span> esses, estes</text:p>
      <text:p text:style-name="P24"><text:span text:style-name="T1">Sa {sa} –</text:span> essa, esta</text:p>
      <text:p text:style-name="P24"><text:span text:style-name="T1">Tas {tas} –</text:span> essas, estas</text:p>
      <text:p text:style-name="P24"><text:span text:style-name="T1">Tod {tod} –</text:span> esse, este <text:span text:style-name="T8">(neutro)</text:span></text:p>
      <text:p text:style-name="P24"><text:span text:style-name="T1">Ta {ta} –</text:span> esses, estes <text:span text:style-name="T8">(neutro)</text:span></text:p>
      <text:p text:style-name="P4"><text:span text:style-name="T1">Tel {tel} –</text:span> esse, este <text:span text:style-name="T8">(indeterminado)</text:span></text:p>
      <text:p text:style-name="P4"><text:span text:style-name="T1">Ti {Ti} –</text:span> esses, estes<text:span text:style-name="T8"> (indeterminado)</text:span></text:p>
      <text:p text:style-name="P4"><text:span text:style-name="T1">Cis {tsis} –</text:span> aquele</text:p>
      <text:p text:style-name="P4"><text:span text:style-name="T1">Cies {tsyes} –</text:span> aqueles</text:p>
      <text:p text:style-name="P4"><text:span text:style-name="T1">Cia {tsya} –</text:span> aquela</text:p>
      <text:p text:style-name="P4"><text:span text:style-name="T1">Cias {tsyas} –</text:span> aquelas</text:p>
      <text:p text:style-name="P4"><text:span text:style-name="T1">Cid {tsid} –</text:span> aquilo, aquele, aquela <text:span text:style-name="T8">(neutro)</text:span></text:p>
      <text:p text:style-name="P4"><text:span text:style-name="T1">Cia {tsya} –</text:span> aqueles, aquelas <text:span text:style-name="T8">(neutro)</text:span></text:p>
      <text:p text:style-name="P4"><text:span text:style-name="T1">Cel {tsel} –</text:span> aquele <text:span text:style-name="T8">(indeterminado)</text:span></text:p>
      <text:p text:style-name="P4"><text:span text:style-name="T1">Ci {tsi} –</text:span> aqueles <text:span text:style-name="T8">(indeterminado)</text:span></text:p>
      <text:p text:style-name="P24"><text:span text:style-name="T1">Qui {ki} –</text:span> que <text:span text:style-name="T8">(pronome relativo)</text:span>, quem, o qual</text:p>
      <text:p text:style-name="P24"><text:span text:style-name="T1">Quis {kis} –</text:span> que <text:span text:style-name="T8">(pronome interrogativo)</text:span></text:p>
      <text:p text:style-name="P24"><text:span text:style-name="T1">Quoy {kwoy} –</text:span> os quais</text:p>
      <text:p text:style-name="P24"><text:span text:style-name="T1">Qua {kwa} –</text:span> que, quem, a qual</text:p>
      <text:p text:style-name="P24"><text:span text:style-name="T1">Quas {kwas} –</text:span> as quais</text:p>
      <text:p text:style-name="P24"><text:span text:style-name="T1">Quod {kwod} –</text:span> que, o qual <text:span text:style-name="T8">(neutro)</text:span></text:p>
      <text:p text:style-name="P24"><text:span text:style-name="T1">Qua –</text:span> quais, os quais <text:span text:style-name="T8">(neutro)</text:span></text:p>
      <text:p text:style-name="P4"><text:span text:style-name="T1">Quel {kel} –</text:span> que, quem, o qual, a qual <text:span text:style-name="T8">(indeterminado)</text:span></text:p>
      <text:p text:style-name="P4"><text:span text:style-name="T1">Qui {ki} –</text:span> os quais <text:span text:style-name="T8">(indeterminado)</text:span></text:p>
      <text:p text:style-name="P4"><text:span text:style-name="T1">Neis {neys} –</text:span> nenhum</text:p>
      <text:p text:style-name="P4"><text:span text:style-name="T1">Noy {noy} –</text:span> <text:span text:style-name="T8">plural de neis</text:span></text:p>
      <text:p text:style-name="P4"><text:span text:style-name="T1">Nia {nya} –</text:span> nenhuma </text:p>
      <text:p text:style-name="P19"><text:span text:style-name="T1">Nias {nyas} –</text:span> <text:span text:style-name="T8">plural de nia</text:span></text:p>
      <text:p text:style-name="P24"><text:span text:style-name="T1">Neid {neyd} –</text:span> nada, nenhuma coisa <text:span text:style-name="T8">(neutro)</text:span></text:p>
      <text:p text:style-name="P4"><text:span text:style-name="T1">Nia {nya} –</text:span> <text:span text:style-name="T8">plural de neid (neutro)</text:span></text:p>
      <text:p text:style-name="P4"><text:span text:style-name="T1">Nel {nel} –</text:span> ninguém <text:span text:style-name="T8">(indeterminado)</text:span></text:p>
      <text:p text:style-name="P4"><text:span text:style-name="T1">Nei {ney} –</text:span> <text:span text:style-name="T8">plural de nel (indeterminado)</text:span></text:p>
      <text:p text:style-name="P4"/>
      <text:p text:style-name="P24"><text:span text:style-name="T1">To {to} –</text:span> <text:span text:style-name="T8">pronome genérico, quando o sentido de aproximação não se aplica, pode ser traduzido como “isto”, “isso” e “aquilo”.</text:span></text:p>
      <text:p text:style-name="P4"/>
      <text:p text:style-name="P35">O pronome “ego” é a versão mais enfatizada de “io”. Quando usamos o “ego” em vez do “io”, queremos dizer que há uma certa relevância em o “eu” estar fazendo, ou sofrendo, essa ou aquela ação.</text:p>
      <text:p text:style-name="P4"/>
      <text:p text:style-name="P4"><text:tab/>Vou pedir a você que você dê uma pausa aqui e estude bem os pronomes (apenas os pessoais do caso reto!), porque vou usá-los bastante daqui pra frente.</text:p>
      <text:p text:style-name="P4"/>
      <text:p text:style-name="P4"><text:tab/>Quanto aos demais casos, basta lê-los uma ou duas vezes no máximo, <text:soft-page-break/>não precisa gravar tudo agora! Siga o mesmo método de estudo que você fez com o caso nominativo, foque mais nos pronomes pessoais e no que eu indicar dos outros pronomes.</text:p>
      <text:p text:style-name="P4"/>
      <text:h text:style-name="P3" text:outline-level="2">CASO ACUSATIVO</text:h>
      <text:p text:style-name="P4"/>
      <text:p text:style-name="P4"><text:tab/>Basicamente é o objeto direto da oração.</text:p>
      <text:p text:style-name="P4"/>
      <text:p text:style-name="P4"><text:span text:style-name="T1">Caso nominativo –</text:span><text:span text:style-name="T5"> Caso</text:span> acusativo</text:p>
      <text:p text:style-name="P20"><text:span text:style-name="T1">Ego / io – </text:span>me {me}</text:p>
      <text:p text:style-name="P18"><text:span text:style-name="T1">Tu </text:span>– te {te}</text:p>
      <text:p text:style-name="P18"><text:span text:style-name="T1">Is – </text:span>iom {yom}</text:p>
      <text:p text:style-name="P18"><text:span text:style-name="T1">Ia –</text:span> iam {yam}</text:p>
      <text:p text:style-name="P18"><text:span text:style-name="T1">Id –</text:span> id {id}</text:p>
      <text:p text:style-name="P18"><text:span text:style-name="T1">El –</text:span> el {el}</text:p>
      <text:p text:style-name="P18"><text:span text:style-name="T1">Wey –</text:span> nos {nos}</text:p>
      <text:p text:style-name="P18"><text:span text:style-name="T1">Yu –</text:span> vos {vos}</text:p>
      <text:p text:style-name="P18"><text:span text:style-name="T1">Ies –</text:span> iens {yens}</text:p>
      <text:p text:style-name="P18"><text:span text:style-name="T1">Ias – </text:span>ians {yans}</text:p>
      <text:p text:style-name="P18"><text:span text:style-name="T1">Ia –</text:span> ia {ya}</text:p>
      <text:p text:style-name="P18"><text:span text:style-name="T1">I –</text:span> i {i}</text:p>
      <text:p text:style-name="P16">Não precisa ter pressa em aprender os de baixo!</text:p>
      <text:p text:style-name="P26"><text:span text:style-name="T1">So –</text:span> tom {tom}</text:p>
      <text:p text:style-name="P26"><text:span text:style-name="T1">Toy –</text:span> tens {tens}</text:p>
      <text:p text:style-name="P26"><text:span text:style-name="T1">Sa –</text:span> tam {tam}</text:p>
      <text:p text:style-name="P26"><text:span text:style-name="T1">Tas –</text:span> tans {tans}</text:p>
      <text:p text:style-name="P4"><text:span text:style-name="T1">Tod –</text:span> <text:span text:style-name="T14">tod</text:span></text:p>
      <text:p text:style-name="P4"><text:span text:style-name="T1">Ta –</text:span> ta</text:p>
      <text:p text:style-name="P4"><text:span text:style-name="T1">Tel –</text:span> <text:span text:style-name="T14">tel</text:span></text:p>
      <text:p text:style-name="P4"><text:span text:style-name="T1">Ti –</text:span> ti</text:p>
      <text:p text:style-name="P4"><text:span text:style-name="T1">Cis–</text:span> ciom {tsyom}</text:p>
      <text:p text:style-name="P4"><text:span text:style-name="T1">Cies –</text:span> ciens {tsyens}</text:p>
      <text:p text:style-name="P4"><text:span text:style-name="T1">Cia –</text:span> ciam {tsyam}</text:p>
      <text:p text:style-name="P4"><text:span text:style-name="T1">Cias –</text:span> cians {tsyans}</text:p>
      <text:p text:style-name="P4"><text:span text:style-name="T1">Cid –</text:span><text:span text:style-name="T14"> cid</text:span></text:p>
      <text:p text:style-name="P4"><text:span text:style-name="T1">Cia–</text:span> cia</text:p>
      <text:p text:style-name="P4"><text:span text:style-name="T1">Cel –</text:span> <text:span text:style-name="T14">cel</text:span></text:p>
      <text:p text:style-name="P4"><text:span text:style-name="T1">Ci –</text:span> ci</text:p>
      <text:p text:style-name="P26"><text:span text:style-name="T1">Qui –</text:span> quom {kwom}</text:p>
      <text:p text:style-name="P26"><text:span text:style-name="T1">Quis –</text:span> <text:span text:style-name="T14">quom</text:span></text:p>
      <text:p text:style-name="P26"><text:span text:style-name="T1">Quoy –</text:span> quens {kens}</text:p>
      <text:p text:style-name="P26"><text:span text:style-name="T1">Qua –</text:span> quam {kwam}</text:p>
      <text:p text:style-name="P26"><text:span text:style-name="T1">Quas –</text:span> quans {kwans}</text:p>
      <text:p text:style-name="P26"><text:span text:style-name="T1">Quod –</text:span> <text:span text:style-name="T14">quod</text:span></text:p>
      <text:p text:style-name="P26"><text:span text:style-name="T1">Qua –</text:span> qua</text:p>
      <text:p text:style-name="P26"><text:span text:style-name="T1">Quel –</text:span> quel</text:p>
      <text:p text:style-name="P26"><text:span text:style-name="T1">Qui –</text:span> qui</text:p>
      <text:p text:style-name="P4"><text:span text:style-name="T1">Neis – </text:span><text:span text:style-name="T5">niom {nyom}</text:span></text:p>
      <text:p text:style-name="P4"><text:span text:style-name="T1">Noy</text:span><text:span text:style-name="T5"> – niens {nyens}</text:span></text:p>
      <text:p text:style-name="P4"><text:soft-page-break/><text:span text:style-name="T1">Nia –</text:span><text:span text:style-name="T5"> niam {nyam}</text:span></text:p>
      <text:p text:style-name="P19"><text:span text:style-name="T1">Nias –</text:span><text:span text:style-name="T5"> nians {nyans}</text:span></text:p>
      <text:p text:style-name="P26"><text:span text:style-name="T1">Neid</text:span><text:span text:style-name="T5"> – neid {neyd}</text:span></text:p>
      <text:p text:style-name="P18"><text:span text:style-name="T1">Nia –</text:span> nia {nya}</text:p>
      <text:p text:style-name="P18"><text:span text:style-name="T1">Nel –</text:span> nel {nel} </text:p>
      <text:p text:style-name="P18"><text:span text:style-name="T1">Nei –</text:span> nei {ney}</text:p>
      <text:p text:style-name="P4"/>
      <text:p text:style-name="P4"><text:span text:style-name="T1">To – </text:span>to</text:p>
      <text:p text:style-name="P4"/>
      <text:h text:style-name="P3" text:outline-level="2">CASO DATIVO</text:h>
      <text:p text:style-name="P4"/>
      <text:p text:style-name="P4"><text:tab/>É o objeto indireto da oração. <text:span text:style-name="T1">Atenção:</text:span> normalmente, tudo que estiver depois de uma preposição será tratado como se estivesse no caso acusativo, não dativo!</text:p>
      <text:p text:style-name="P4"/>
      <text:p text:style-name="P4"><text:span text:style-name="T1">Caso nominativo –</text:span><text:span text:style-name="T5"> Caso</text:span> dativo</text:p>
      <text:p text:style-name="P26"><text:span text:style-name="T1">Ego/io – </text:span><text:span text:style-name="T5">Mi {mi}</text:span></text:p>
      <text:p text:style-name="P18"><text:span text:style-name="T1">Tu </text:span>– Tib {tib}</text:p>
      <text:p text:style-name="P18"><text:span text:style-name="T1">Is –</text:span> Ei {ey}</text:p>
      <text:p text:style-name="P18"><text:span text:style-name="T1">Ia –</text:span> Ay {ay}</text:p>
      <text:p text:style-name="P18"><text:span text:style-name="T1">Id –</text:span> ei {ey}</text:p>
      <text:p text:style-name="P18"><text:span text:style-name="T1">El –</text:span> al {al}</text:p>
      <text:p text:style-name="P18"><text:span text:style-name="T1">Wey –</text:span> nos {nos}</text:p>
      <text:p text:style-name="P18"><text:span text:style-name="T1">Yu –</text:span> vos {vos}</text:p>
      <text:p text:style-name="P18"><text:span text:style-name="T1">Ies –</text:span> ibs {ibz}</text:p>
      <text:p text:style-name="P18"><text:span text:style-name="T1">Ias – </text:span>iabs {yabz}</text:p>
      <text:p text:style-name="P18"><text:span text:style-name="T1">Ia –</text:span> ibs {ibz}</text:p>
      <text:p text:style-name="P18"><text:span text:style-name="T1">I –</text:span> im {im}</text:p>
      <text:p text:style-name="P16">Não precisa ter pressa em aprender os de baixo!</text:p>
      <text:p text:style-name="P26"><text:span text:style-name="T1">So – </text:span><text:span text:style-name="T5">tei {tey}</text:span></text:p>
      <text:p text:style-name="P26"><text:span text:style-name="T1">Toy –</text:span> tibs {tibz}</text:p>
      <text:p text:style-name="P26"><text:span text:style-name="T1">Sa –</text:span> tay {tay}</text:p>
      <text:p text:style-name="P26"><text:span text:style-name="T1">Tas –</text:span> tabs {tabz}</text:p>
      <text:p text:style-name="P4"><text:span text:style-name="T1">Tod –</text:span> <text:span text:style-name="T14">tei {tey}</text:span></text:p>
      <text:p text:style-name="P4"><text:span text:style-name="T1">Ta –</text:span> tibs {tibz}</text:p>
      <text:p text:style-name="P4"><text:span text:style-name="T1">Tel –</text:span> <text:span text:style-name="T14">tal {tal}</text:span></text:p>
      <text:p text:style-name="P4"><text:span text:style-name="T1">Ti –</text:span> tim {tim}</text:p>
      <text:p text:style-name="P4"><text:span text:style-name="T1">Cis–</text:span> cei {tsey}</text:p>
      <text:p text:style-name="P4"><text:span text:style-name="T1">Cies –</text:span> cibs {tsibz}</text:p>
      <text:p text:style-name="P4"><text:span text:style-name="T1">Cia –</text:span> ciay {tsyay}</text:p>
      <text:p text:style-name="P4"><text:span text:style-name="T1">Cias –</text:span> ciabs {tsyabz}</text:p>
      <text:p text:style-name="P4"><text:span text:style-name="T1">Cid –</text:span><text:span text:style-name="T14"> cei {tsey}</text:span></text:p>
      <text:p text:style-name="P4"><text:span text:style-name="T1">Cia–</text:span> cibs {tsibz}</text:p>
      <text:p text:style-name="P4"><text:span text:style-name="T1">Cel –</text:span> <text:span text:style-name="T14">cial {tsyal}</text:span></text:p>
      <text:p text:style-name="P4"><text:span text:style-name="T1">Ci –</text:span> cim {tsim}</text:p>
      <text:p text:style-name="P26"><text:span text:style-name="T1">Qui –</text:span> quei {key}</text:p>
      <text:p text:style-name="P26"><text:span text:style-name="T1">Quis –</text:span> <text:span text:style-name="T14">quei </text:span></text:p>
      <text:p text:style-name="P26"><text:span text:style-name="T1">Quoy –</text:span> <text:span text:style-name="T14">quibs {kibz}</text:span></text:p>
      <text:p text:style-name="P26"><text:span text:style-name="T1">Qua –</text:span> quay {kway}</text:p>
      <text:p text:style-name="P26"><text:soft-page-break/><text:span text:style-name="T1">Quas –</text:span> quabs {kwabz}</text:p>
      <text:p text:style-name="P26"><text:span text:style-name="T1">Quod –</text:span> <text:span text:style-name="T14">quei</text:span></text:p>
      <text:p text:style-name="P26"><text:span text:style-name="T1">Qua –</text:span> quibs</text:p>
      <text:p text:style-name="P26"><text:span text:style-name="T1">Quel –</text:span> qual {kwal}</text:p>
      <text:p text:style-name="P26"><text:span text:style-name="T1">Qui –</text:span> quim {kim}</text:p>
      <text:p text:style-name="P4"><text:span text:style-name="T1">Neis – </text:span><text:span text:style-name="T5">nei {ney}</text:span></text:p>
      <text:p text:style-name="P4"><text:span text:style-name="T1">Noy</text:span><text:span text:style-name="T5"> – neibs {neybz}</text:span></text:p>
      <text:p text:style-name="P4"><text:span text:style-name="T1">Nia –</text:span><text:span text:style-name="T5"> niay {nyay}</text:span></text:p>
      <text:p text:style-name="P19"><text:span text:style-name="T1">Nias –</text:span><text:span text:style-name="T5"> niabs {nyabz}</text:span></text:p>
      <text:p text:style-name="P26"><text:span text:style-name="T1">Neid</text:span><text:span text:style-name="T5"> – nei {ney}</text:span></text:p>
      <text:p text:style-name="P18"><text:span text:style-name="T1">Nia –</text:span> neibs {neybz}</text:p>
      <text:p text:style-name="P18"><text:span text:style-name="T1">Nel –</text:span> nal {nal} </text:p>
      <text:p text:style-name="P21"><text:span text:style-name="T1">Nei –</text:span> nim {nim}</text:p>
      <text:p text:style-name="P4"/>
      <text:p text:style-name="P4"><text:span text:style-name="T1">To – </text:span>ad to</text:p>
      <text:p text:style-name="P4"/>
      <text:h text:style-name="P3" text:outline-level="2">CASO GENITIVO</text:h>
      <text:p text:style-name="P4"/>
      <text:p text:style-name="P4"><text:tab/>É o caso do possuidor de alguma coisa. Primeiro vamos ver a lista de genitivos e então vamos entendê-los melhor.</text:p>
      <text:p text:style-name="P4"/>
      <text:p text:style-name="P4"><text:span text:style-name="T1">Caso nominativo –</text:span><text:span text:style-name="T5"> Caso</text:span> genitivo</text:p>
      <text:p text:style-name="P18"><text:span text:style-name="T1">Is –</text:span> ios {yos}</text:p>
      <text:p text:style-name="P18"><text:span text:style-name="T1">Ia –</text:span> ias {yas}</text:p>
      <text:p text:style-name="P18"><text:span text:style-name="T1">Id –</text:span> ios {yos}</text:p>
      <text:p text:style-name="P18"><text:span text:style-name="T1">El –</text:span> al {al}</text:p>
      <text:p text:style-name="P18"><text:span text:style-name="T1">Ies –</text:span> iom {yom}</text:p>
      <text:p text:style-name="P18"><text:span text:style-name="T1">Ias –</text:span> iam {yam}</text:p>
      <text:p text:style-name="P18"><text:span text:style-name="T1">Ia –</text:span> iom {yom}</text:p>
      <text:p text:style-name="P18"><text:span text:style-name="T1">I –</text:span> im {im}</text:p>
      <text:p text:style-name="P16">Não precisa ter pressa em aprender os de baixo!</text:p>
      <text:p text:style-name="P26"><text:span text:style-name="T1">So – </text:span><text:span text:style-name="T5">tos {tos}</text:span></text:p>
      <text:p text:style-name="P26"><text:span text:style-name="T1">Toy –</text:span> tom {tom}</text:p>
      <text:p text:style-name="P26"><text:span text:style-name="T1">Sa –</text:span> tas {tas}</text:p>
      <text:p text:style-name="P26"><text:span text:style-name="T1">Tas –</text:span> tam {tam}</text:p>
      <text:p text:style-name="P4"><text:span text:style-name="T1">Tod –</text:span> <text:span text:style-name="T14">tos</text:span></text:p>
      <text:p text:style-name="P4"><text:span text:style-name="T1">Ta –</text:span> tom</text:p>
      <text:p text:style-name="P4"><text:span text:style-name="T1">Tel –</text:span> <text:span text:style-name="T14">tal {tal}</text:span></text:p>
      <text:p text:style-name="P4"><text:span text:style-name="T1">Ti –</text:span> tim {tim}</text:p>
      <text:p text:style-name="P4"><text:span text:style-name="T1">Cis–</text:span> cios {tsyos}</text:p>
      <text:p text:style-name="P4"><text:span text:style-name="T1">Cies –</text:span> ciom {tsyom}</text:p>
      <text:p text:style-name="P4"><text:span text:style-name="T1">Cia –</text:span> cias {tsyas}</text:p>
      <text:p text:style-name="P4"><text:span text:style-name="T1">Cias –</text:span> ciam {tsyam}</text:p>
      <text:p text:style-name="P4"><text:span text:style-name="T1">Cid –</text:span><text:span text:style-name="T14"> cios</text:span></text:p>
      <text:p text:style-name="P4"><text:span text:style-name="T1">Cia–</text:span> ciom</text:p>
      <text:p text:style-name="P4"><text:span text:style-name="T1">Cel –</text:span> <text:span text:style-name="T14">cial {tsyal}</text:span></text:p>
      <text:p text:style-name="P4"><text:span text:style-name="T1">Ci –</text:span> cim {tsim}</text:p>
      <text:p text:style-name="P26"><text:span text:style-name="T1">Qui –</text:span> quos {kwos}</text:p>
      <text:p text:style-name="P26"><text:span text:style-name="T1">Quis –</text:span> <text:span text:style-name="T14">quos</text:span></text:p>
      <text:p text:style-name="P26"><text:soft-page-break/><text:span text:style-name="T1">Quoy –</text:span> <text:span text:style-name="T14">quom {kwom}</text:span></text:p>
      <text:p text:style-name="P26"><text:span text:style-name="T1">Qua –</text:span> quas {kwas}</text:p>
      <text:p text:style-name="P26"><text:span text:style-name="T1">Quas –</text:span> quam {kwam}</text:p>
      <text:p text:style-name="P26"><text:span text:style-name="T1">Quod –</text:span> <text:span text:style-name="T14">quos</text:span></text:p>
      <text:p text:style-name="P26"><text:span text:style-name="T1">Qua –</text:span> quom</text:p>
      <text:p text:style-name="P26"><text:span text:style-name="T1">Quel –</text:span> qual {kwal}</text:p>
      <text:p text:style-name="P26"><text:span text:style-name="T1">Qui –</text:span> quim {kim}</text:p>
      <text:p text:style-name="P4"><text:span text:style-name="T1">Neis – </text:span><text:span text:style-name="T5">nios {nyos}</text:span></text:p>
      <text:p text:style-name="P4"><text:span text:style-name="T1">Noy</text:span><text:span text:style-name="T5"> – niom {nyom}</text:span></text:p>
      <text:p text:style-name="P4"><text:span text:style-name="T1">Nia –</text:span><text:span text:style-name="T5"> nias {nyas}</text:span></text:p>
      <text:p text:style-name="P19"><text:span text:style-name="T1">Nias –</text:span><text:span text:style-name="T5"> niam {nyam}</text:span></text:p>
      <text:p text:style-name="P26"><text:span text:style-name="T1">Neid</text:span><text:span text:style-name="T5"> – nios {nyos}</text:span></text:p>
      <text:p text:style-name="P18"><text:span text:style-name="T1">Nia –</text:span> niom {nyom}</text:p>
      <text:p text:style-name="P18"><text:span text:style-name="T1">Nel –</text:span> nal {nal} </text:p>
      <text:p text:style-name="P21"><text:span text:style-name="T1">Nei –</text:span> nim {nim}</text:p>
      <text:p text:style-name="P21"/>
      <text:p text:style-name="P21"><text:span text:style-name="T1">To –</text:span> os to</text:p>
      <text:p text:style-name="P21"/>
      <text:p text:style-name="P4"><text:tab/>Vejamos alguns exemplos:</text:p>
      <text:p text:style-name="P4"/>
      <text:p text:style-name="P4"><text:span text:style-name="T1">Id apel ios dru {id Apël yos dru} –</text:span> a maçã da árvore</text:p>
      <text:p text:style-name="P4"><text:span text:style-name="T1">Id hand al person {id hand al përsOn} –</text:span> a mão da pessoa</text:p>
      <text:p text:style-name="P4"><text:span text:style-name="T1">Id augos cios wir – {id Aogos tsyos wir}</text:span> <text:span text:style-name="T1">–</text:span> o poder daquele homem</text:p>
      <text:p text:style-name="P4"><text:span text:style-name="T1">Ia quitances tos munt {ya kitAntsës tos munt} –</text:span> as contas deste mês</text:p>
      <text:p text:style-name="P4"/>
      <text:h text:style-name="P46" text:outline-level="1">DECLINAÇÕES</text:h>
      <text:p text:style-name="P4"/>
      <text:p text:style-name="P4"><text:tab/>Usadas como um complemento em diversas palavras.</text:p>
      <text:p text:style-name="P4"/>
      <text:h text:style-name="P3" text:outline-level="2">SINGULAR</text:h>
      <text:p text:style-name="P4"/>
      <text:p text:style-name="P4"><text:span text:style-name="T1">Masculino nominativo –</text:span> -o(s)</text:p>
      <text:p text:style-name="P4"><text:span text:style-name="T1">Masculino acusativo –</text:span> -o / -um</text:p>
      <text:p text:style-name="P4"><text:span text:style-name="T1">Masculino dativo –</text:span> -i</text:p>
      <text:p text:style-name="P4"><text:span text:style-name="T1">Masculino genitivo –</text:span> -(io)s</text:p>
      <text:p text:style-name="P4"/>
      <text:p text:style-name="P4"><text:span text:style-name="T1">Feminino nominativo –</text:span> -a</text:p>
      <text:p text:style-name="P4"><text:span text:style-name="T1">Feminino acusativo –</text:span> -u</text:p>
      <text:p text:style-name="P4"><text:span text:style-name="T1">Feminino dativo –</text:span> -i</text:p>
      <text:p text:style-name="P4"><text:span text:style-name="T1">Feminino genitivo –</text:span> -(ia)s</text:p>
      <text:p text:style-name="P4"/>
      <text:p text:style-name="P4"><text:span text:style-name="T1">Neutro nominativo –</text:span> -o / -um</text:p>
      <text:p text:style-name="P4"><text:span text:style-name="T1">Neutro acusativo –</text:span> -o / -um</text:p>
      <text:p text:style-name="P4"><text:span text:style-name="T1">Neutro dativo –</text:span> -i</text:p>
      <text:p text:style-name="P4"><text:span text:style-name="T1">Neutro genitivo –</text:span> -(io)s</text:p>
      <text:p text:style-name="P4"/>
      <text:p text:style-name="P4"><text:span text:style-name="T1">Indeterminado nominativo –</text:span> -is</text:p>
      <text:p text:style-name="P4"><text:span text:style-name="T1">Indeterminado acusativo –</text:span> -em</text:p>
      <text:p text:style-name="P4"><text:span text:style-name="T1">Indeterminado dativo –</text:span> -i</text:p>
      <text:p text:style-name="P4"><text:soft-page-break/><text:span text:style-name="T1">Indeterminado genitivo –</text:span> -(e)s</text:p>
      <text:p text:style-name="P4"/>
      <text:h text:style-name="P3" text:outline-level="2">PLURAL</text:h>
      <text:p text:style-name="P4"/>
      <text:p text:style-name="P4"><text:span text:style-name="T1">Masculino nominativo –</text:span> -i</text:p>
      <text:p text:style-name="P4"><text:span text:style-name="T1">Masculino acusativo –</text:span> -ens</text:p>
      <text:p text:style-name="P4"><text:span text:style-name="T1">Masculino dativo –</text:span> -ims</text:p>
      <text:p text:style-name="P4"><text:span text:style-name="T1">Masculino genitivo –</text:span> -(e)n</text:p>
      <text:p text:style-name="P4"/>
      <text:p text:style-name="P4"><text:span text:style-name="T1">Feminino nominativo –</text:span> -as</text:p>
      <text:p text:style-name="P4"><text:span text:style-name="T1">Feminino acusativo –</text:span> -ens</text:p>
      <text:p text:style-name="P4"><text:span text:style-name="T1">Feminino dativo –</text:span> -ims</text:p>
      <text:p text:style-name="P4"><text:span text:style-name="T1">Feminino genitivo –</text:span> -(e)n</text:p>
      <text:p text:style-name="P4"/>
      <text:p text:style-name="P4"><text:span text:style-name="T1">Neutro nominativo –</text:span> -a</text:p>
      <text:p text:style-name="P4"><text:span text:style-name="T1">Neutro acusativo –</text:span> -a</text:p>
      <text:p text:style-name="P4"><text:span text:style-name="T1">Neutro dativo –</text:span> -ims</text:p>
      <text:p text:style-name="P4"><text:span text:style-name="T1">Neutro genitivo –</text:span> -(e)n</text:p>
      <text:p text:style-name="P4"/>
      <text:p text:style-name="P4"><text:span text:style-name="T1">Indeterminado nominativo –</text:span> -i</text:p>
      <text:p text:style-name="P4"><text:span text:style-name="T1">Indeterminado acusativo –</text:span> -ens</text:p>
      <text:p text:style-name="P4"><text:span text:style-name="T1">Indeterminado dativo –</text:span> -ims</text:p>
      <text:p text:style-name="P4"><text:span text:style-name="T1">Indeterminado genitivo –</text:span> -(e)n</text:p>
      <text:p text:style-name="P4"/>
      <text:p text:style-name="P4"><text:tab/>Mas e então, como usamos as declinações? As vezes o seu uso é obrigatório, como com as palavras “vasyo”(tudo) e “alyo”(um outro):</text:p>
      <text:p text:style-name="P4"/>
      <text:p text:style-name="P4"><text:span text:style-name="T1">Vasyas gwens –</text:span> todas as mulheres</text:p>
      <text:p text:style-name="P4"><text:span text:style-name="T1">Alyo wir –</text:span> um outro homem</text:p>
      <text:p text:style-name="P4"><text:span text:style-name="T1">Vasyi paters –</text:span> todos os pais</text:p>
      <text:p text:style-name="P4"><text:span text:style-name="T1">Alyo stul –</text:span> uma outra cadeira</text:p>
      <text:p text:style-name="P4"><text:span text:style-name="T1">Alya stuls –</text:span> umas outras cadeiras</text:p>
      <text:p text:style-name="P4"><text:span text:style-name="T1">Vasyo est correcto –</text:span> tudo está correto</text:p>
      <text:p text:style-name="P4"/>
      <text:p text:style-name="P4"><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4"/>
      <text:p text:style-name="P4"><text:tab/>A frase “un bell pwarn” {un bel pwarn}, que significa “um belo garoto”, pode ser escrita como “uno bello pwarn” {Uno bElo pwarn}.</text:p>
      <text:p text:style-name="P4"><text:tab/>O plural de “bell plaj” pode ser escrito como “bella plaja”</text:p>
      <text:p text:style-name="P19"/>
      <text:p text:style-name="P19"><text:tab/>Lembre-se que há também o caso genitivo, que representa a posse,</text:p>
      <text:p text:style-name="P19"/>
      <text:p text:style-name="P19"><text:span text:style-name="T1">Livro de Henrique –</text:span> Henriques buk</text:p>
      <text:p text:style-name="P19"><text:span text:style-name="T1">Casa de Matheus –</text:span> <text:s/>Matheus<text:span text:style-name="T2">io</text:span>s dom <text:span text:style-name="T8">(perceba que usei a terminação </text:span><text:soft-page-break/><text:span text:style-name="T8">completa porque “Matheus” já termina com “s”)</text:span></text:p>
      <text:p text:style-name="P19"><text:span text:style-name="T1">Filho da mulher –</text:span> gwens son<text:line-break/><text:span text:style-name="T1">Beleza do Brasil –</text:span> Brazilus beauteit</text:p>
      <text:p text:style-name="P4"/>
      <text:p text:style-name="P4"><text:tab/>O uso da declinação no acusativo não tem muito mistério, você só a aplica em palavras que estiverem na posição de objeto direto. Sobre a declinação no genitivo, a ensinarei depois que você aprender os verbos, acho melhor assim.</text:p>
      <text:p text:style-name="P4"/>
      <text:h text:style-name="P46" text:outline-level="1"><text:span text:style-name="T19">POSSE</text:span> </text:h>
      <text:p text:style-name="P4"/>
      <text:p text:style-name="P4"><text:tab/>Eis as preposições de posse:</text:p>
      <text:p text:style-name="P4"/>
      <text:p text:style-name="P4"><text:span text:style-name="T1">Masculino no singular –</text:span> os</text:p>
      <text:p text:style-name="P4"><text:span text:style-name="T1">Masculino no plural –</text:span> om</text:p>
      <text:p text:style-name="P4"><text:span text:style-name="T1">Feminino no singular –</text:span> as</text:p>
      <text:p text:style-name="P4"><text:span text:style-name="T1">Feminino no plural –</text:span> am</text:p>
      <text:p text:style-name="P4"><text:span text:style-name="T1">Neutro no singular –</text:span> os</text:p>
      <text:p text:style-name="P4"><text:span text:style-name="T1">Neutro no plural –</text:span> om</text:p>
      <text:p text:style-name="P4"><text:span text:style-name="T1">Indeterminado no singular –</text:span> es</text:p>
      <text:p text:style-name="P4"><text:span text:style-name="T1">Indeterminado no plural –</text:span> em</text:p>
      <text:p text:style-name="P4"/>
      <text:p text:style-name="P4"><text:tab/>Veja um exemplo:</text:p>
      <text:p text:style-name="P4"/>
      <text:p text:style-name="P4"><text:span text:style-name="T1">A morte de Louis –</text:span> id mohrt os Louis {id mo:rt os lU:is}</text:p>
      <text:p text:style-name="P4"/>
      <text:p text:style-name="P4"><text:tab/>Quando diversos elementos são donos de algo, é interessante usar a palavra “sbei”.</text:p>
      <text:p text:style-name="P4"/>
      <text:p text:style-name="P4"><text:span text:style-name="T1">A casa de Paulo e Peter –</text:span> Paulo ed Peter sbei dom</text:p>
      <text:p text:style-name="P32">“Ed” é a conjunção “e”, depois eu explico sobre conjunções.</text:p>
      <text:p text:style-name="P4"/>
      <text:h text:style-name="P3" text:outline-level="2">DIFERENÇA DE USO DA PREPOSIÇÃO DE POSSE E CASO GENITIVO</text:h>
      <text:p text:style-name="P4"/>
      <text:p text:style-name="P4"><text:tab/>Talvez você esteja confuso e se pergunte por que o penúltimo exemplo não foi traduzido como “id mohrt <text:span text:style-name="T4">i</text:span>os Louis”. Há uma diferença bem simples entre a preposição de posse e o pronome no caso genitivo.</text:p>
      <text:p text:style-name="P4"/>
      <text:p text:style-name="P4"><text:span text:style-name="T1">Ios –</text:span> do <text:span text:style-name="T8">(preposição </text:span><text:span text:style-name="T10">de</text:span><text:span text:style-name="T8"> + artigo </text:span><text:span text:style-name="T10">o</text:span><text:span text:style-name="T8">)</text:span></text:p>
      <text:p text:style-name="P4"><text:span text:style-name="T1">Os –</text:span> de</text:p>
      <text:p text:style-name="P4"><text:span text:style-name="T1">Ias –</text:span> da <text:span text:style-name="T8">(preposição </text:span><text:span text:style-name="T10">de</text:span><text:span text:style-name="T8"> + artigo </text:span><text:span text:style-name="T10">a</text:span><text:span text:style-name="T8">)</text:span></text:p>
      <text:p text:style-name="P4"><text:span text:style-name="T1">As – </text:span>de</text:p>
      <text:p text:style-name="P4"><text:span text:style-name="T1">Tos –</text:span> daquele <text:span text:style-name="T8">(preposição </text:span><text:span text:style-name="T10">de</text:span><text:span text:style-name="T8"> + pronome </text:span><text:span text:style-name="T10">aquele</text:span><text:span text:style-name="T8">)</text:span><text:tab/></text:p>
      <text:p text:style-name="P4"/>
      <text:p text:style-name="P4"><text:tab/>Perceba que, nas traduções do caso genitivo, usamos o artigo definido junto com a preposição, enquanto a preposição de posse é traduzida apenas para uma preposição. Vou lhe mostrar algumas frases inadequadas, para que você entenda: </text:p>
      <text:p text:style-name="P4"><text:soft-page-break/></text:p>
      <text:p text:style-name="P4"><text:tab/>“Id mohrt <text:span text:style-name="T5">i</text:span>os Louis” seria traduzido como “a morte do Louis” e “<text:span text:style-name="T5">Id apel os dru</text:span>” seria traduzida como “a maçã de árvore”. Conseguiu entender?</text:p>
      <text:p text:style-name="P4"/>
      <text:h text:style-name="P3" text:outline-level="2">OUTROS PRONOMES DE POSSE</text:h>
      <text:p text:style-name="P4"/>
      <text:p text:style-name="P4"><text:span text:style-name="T1">Mien {myen} –</text:span> meu</text:p>
      <text:p text:style-name="P4"><text:span text:style-name="T1">Tien {tyen} –</text:span> teu</text:p>
      <text:p text:style-name="P4"><text:span text:style-name="T1">Eys {eys} –</text:span> dele</text:p>
      <text:p text:style-name="P4"><text:span text:style-name="T1">Ays {ays} –</text:span> dela</text:p>
      <text:p text:style-name="P4"><text:span text:style-name="T1">Ids {Idz} –</text:span> dele, dela <text:span text:style-name="T8">(neutro)</text:span></text:p>
      <text:p text:style-name="P4"><text:span text:style-name="T1">Els {elz} –</text:span> dele, dela <text:span text:style-name="T8">(indeterminado)</text:span></text:p>
      <text:p text:style-name="P4"><text:span text:style-name="T1">Nies {nyes} –</text:span> nosso</text:p>
      <text:p text:style-name="P4"><text:span text:style-name="T1">Noster {nOstër} –</text:span> nosso</text:p>
      <text:p text:style-name="P4"><text:span text:style-name="T1">Vies {vyes} –</text:span> vosso</text:p>
      <text:p text:style-name="P4"><text:span text:style-name="T1">Voster {vOstër} –</text:span> vosso</text:p>
      <text:p text:style-name="P4"><text:span text:style-name="T1">Ir {ir} –</text:span> deles, delas <text:span text:style-name="T8">(masculino, feminino, neutro e indeterminado)</text:span></text:p>
      <text:p text:style-name="P4"><text:span text:style-name="T1">Sien {syen} –</text:span> seu, sua. <text:span text:style-name="T8">Usado quando se refere ao sujeito da frase.</text:span></text:p>
      <text:p text:style-name="P4"><text:span text:style-name="T1">Uns {uns} – </text:span>de um, de uns, de uma, de umas</text:p>
      <text:p text:style-name="P4"/>
      <text:p text:style-name="P4"><text:span text:style-name="T1">Minha casa –</text:span> mien dom {myen dom}</text:p>
      <text:p text:style-name="P4"><text:span text:style-name="T1">A cidade dele –</text:span> eys urb {eys urb}</text:p>
      <text:p text:style-name="P4"><text:span text:style-name="T1">Nosso mundo –</text:span> nies mund {nyes mund} / noster mund {nOstër mund}</text:p>
      <text:p text:style-name="P4"><text:span text:style-name="T1">O país de vocês </text:span><text:span text:style-name="T9">(ou “vosso país”)</text:span><text:span text:style-name="T1"> –</text:span> vies land {vyes land} / voster land {vOstër land}</text:p>
      <text:p text:style-name="P4"/>
      <text:p text:style-name="P34">“<text:span text:style-name="T8">Nies” e “noster”, assim como “vies” e “voster”, significam a mesma coisa. </text:span></text:p>
      <text:p text:style-name="P4"><text:tab/></text:p>
      <text:p text:style-name="P4"><text:tab/><text:span text:style-name="T8">Eu vou ensinar como usar o pronome “sien” depois de eu ensinar os verbos.</text:span></text:p>
      <text:p text:style-name="P4"/>
      <text:h text:style-name="P46" text:outline-level="1">OS ARTIGOS</text:h>
      <text:p text:style-name="P4"/>
      <text:h text:style-name="P3" text:outline-level="2">ARTIGOS DEFINIDOS</text:h>
      <text:p text:style-name="P4"/>
      <text:p text:style-name="P4"><text:tab/>Uma característica do sambahsa que salta aos olhos são seus artigos definidos, as palavras são as mesmas dos pronomes. Como assim? Veja as traduções abaixo:</text:p>
      <text:p text:style-name="P4"/>
      <text:p text:style-name="P4"><text:span text:style-name="T1">O homem –</text:span> is wir {is wir}</text:p>
      <text:p text:style-name="P4"><text:span text:style-name="T1">A mulher –</text:span> ia gwen {ya gwen}</text:p>
      <text:p text:style-name="P4"><text:span text:style-name="T1">O cachorro –</text:span> el kwaun {el kwAon}</text:p>
      <text:p text:style-name="P4"><text:span text:style-name="T1">A pessoa –</text:span> el anghen {el Angën} <text:span text:style-name="T8">ou</text:span> el person {el përsOn}</text:p>
      <text:p text:style-name="P4"><text:span text:style-name="T1">A pessoa –</text:span> is anghen <text:span text:style-name="T8">(pessoa do sexo masculino)</text:span></text:p>
      <text:p text:style-name="P4"><text:span text:style-name="T1">O país –</text:span> id land {id land}</text:p>
      <text:p text:style-name="P4"><text:span text:style-name="T1">O povo </text:span><text:span text:style-name="T9">(de uma determinada cultura)</text:span><text:span text:style-name="T1"> – </text:span>id folk {id folk}</text:p>
      <text:p text:style-name="P4"><text:span text:style-name="T1">O povo </text:span><text:span text:style-name="T9">(de classe social baixa)</text:span><text:span text:style-name="T1"> –</text:span> id popule {id pOpül}</text:p>
      <text:p text:style-name="P4"/>
      <text:p text:style-name="P4"><text:soft-page-break/><text:tab/>Percebeu como funciona a língua? Na lógica do sambahsa você não fala “a secretária” ou “o homem”, mas “ela secretária” e “ele homem”. Tenha em mente que mesmo esses artigos sofrem declinação assim como os pronomes. Perceba que com animais não usamos o artigo “id”, mas o artigo “el”, animais também tem sexo, eles não são coisas!</text:p>
      <text:p text:style-name="P4"/>
      <text:p text:style-name="P4"><text:span text:style-name="T3">O</text:span><text:span text:style-name="T1"> cachorro ama </text:span><text:span text:style-name="T3">a</text:span><text:span text:style-name="T1"> mulher – </text:span><text:span text:style-name="T4">el</text:span> kwaun lieubht <text:span text:style-name="T2">iam</text:span> gwen {el kwAon liöbt yam gwen}</text:p>
      <text:p text:style-name="P4"/>
      <text:p text:style-name="P4"><text:tab/>O mesmo vale para quando é um artigo na condição de objeto indireto, ele estará no caso dativo:</text:p>
      <text:p text:style-name="P4"/>
      <text:p text:style-name="P4"><text:span text:style-name="T3">A</text:span><text:span text:style-name="T1"> gerente enviou </text:span><text:span text:style-name="T3">o</text:span><text:span text:style-name="T1"> e-mail </text:span><text:span text:style-name="T3">ao</text:span><text:span text:style-name="T1"> presidente –</text:span> <text:span text:style-name="T2">ia</text:span> manager yisit <text:span text:style-name="T17">id</text:span> blixbrev <text:span text:style-name="T2">ei</text:span> president.</text:p>
      <text:p text:style-name="P4"/>
      <text:h text:style-name="P3" text:outline-level="2">ARTIGO INDEFINIDO</text:h>
      <text:p text:style-name="P4"/>
      <text:p text:style-name="P4"><text:tab/>O artigo indefinido é “un”, parecido com o português.</text:p>
      <text:p text:style-name="P4"/>
      <text:p text:style-name="P4"><text:span text:style-name="T1">Uma maçã –</text:span> un apel {un Apël}</text:p>
      <text:p text:style-name="P4"><text:span text:style-name="T1">Um muro –</text:span> un mur {un mur}</text:p>
      <text:p text:style-name="P4"><text:span text:style-name="T1">Uma garota –</text:span> un bent {un bent}</text:p>
      <text:p text:style-name="P4"/>
      <text:h text:style-name="P46" text:outline-level="1">COMO DIZER AS CONJUNÇÕES “E” E “OU”</text:h>
      <text:p text:style-name="P4"/>
      <text:p text:style-name="P4"><text:tab/>Apenas quero me adiantar nessas duas conjunções básicas, porque até chegarmos no capítulo de conjunções talvez já tenhamos visto alguns exemplos com elas.</text:p>
      <text:p text:style-name="P4"><text:tab/></text:p>
      <text:p text:style-name="P4"><text:tab/>A conjunção “e” é traduzida como “ed” para o sambahsa.</text:p>
      <text:p text:style-name="P4"/>
      <text:p text:style-name="P4"><text:span text:style-name="T1">Ele e eu – </text:span>is ed io</text:p>
      <text:p text:style-name="P4"/>
      <text:p text:style-name="P4"><text:tab/>Com “ou” você precisa prestar um pouquinho mais de atenção. Quando se trata de dois substantivos ou pronomes basta usar o “au”.</text:p>
      <text:p text:style-name="P4"/>
      <text:p text:style-name="P4"><text:span text:style-name="T1">Ele ou eu – </text:span>is au io {is Ao yo}</text:p>
      <text:p text:style-name="P4"/>
      <text:p text:style-name="P4"><text:tab/>Mas quando tratamos de duas orações, usamos o “we”. Vou usar uma frase complexa, preste atenção apenas em como a conjunção é usada.</text:p>
      <text:p text:style-name="P4"/>
      <text:p text:style-name="P23">Minha crianças, você tem que escolher: brincar no parque <text:span text:style-name="T2">ou</text:span> nadar na piscina</text:p>
      <text:p text:style-name="P22">Mien purt, dehlcs chuses: likes in id park <text:span text:style-name="T2">we</text:span> snahe in id piscine</text:p>
      <text:p text:style-name="P4"/>
      <text:h text:style-name="P46" text:outline-level="1">ADJETIVOS</text:h>
      <text:p text:style-name="P4"/>
      <text:p text:style-name="P4"><text:tab/>Um adjetivo é uma palavra que qualifica um substantivo, como em “a casa bonita”, onde o adjetivo “bonita” qualifica o substantivo “casa”. Hmm, <text:soft-page-break/>acho que vou aproveitar o momento para explicar também o que é um advérbio: advérbio qualifica adjetivos e verbos, como “muito rápido”, em que o advérbio “muito” qualifica o adjetivo “rápido”. Estamos entendidos?</text:p>
      <text:p text:style-name="P4"><text:tab/>A construção dos adjetivos é semelhante ao inglês, basicamente basta colocar o adjetivo antes do substantivo, mas antes vamos conhecer alguns adjetivos e substantivos que usaremos nos nossos exemplos:</text:p>
      <text:p text:style-name="P4"/>
      <text:p text:style-name="P4"><text:span text:style-name="T1">Veut {vöt} –</text:span> velho</text:p>
      <text:p text:style-name="P4"><text:span text:style-name="T1">Moll {mol} –</text:span> macio</text:p>
      <text:p text:style-name="P4"><text:span text:style-name="T1">Pell {pel} –</text:span> pelo</text:p>
      <text:p text:style-name="P4"><text:span text:style-name="T1">Wogh {wog} –</text:span> carro</text:p>
      <text:p text:style-name="P4"><text:span text:style-name="T1">Bell {bel} –</text:span> bonito, bonita</text:p>
      <text:p text:style-name="P4"><text:span text:style-name="T1">Buland {bulAnd} –</text:span> alto, alta</text:p>
      <text:p text:style-name="P4"><text:span text:style-name="T1">Amin {amIn} –</text:span> confiável <text:span text:style-name="T8">(pessoas)</text:span></text:p>
      <text:p text:style-name="P4"><text:span text:style-name="T1">Wassic {wAsik} –</text:span> confiável <text:span text:style-name="T8">(coisas)</text:span></text:p>
      <text:p text:style-name="P4"><text:span text:style-name="T1">Yun {yun} –</text:span> jovem</text:p>
      <text:p text:style-name="P4"><text:span text:style-name="T1">Smulk {smulk} –</text:span> pequeno, pequena</text:p>
      <text:p text:style-name="P4"><text:span text:style-name="T1">Blou {blu:} –</text:span> azul</text:p>
      <text:p text:style-name="P4"/>
      <text:p text:style-name="P4"><text:tab/>Eis os exemplos:</text:p>
      <text:p text:style-name="P4"/>
      <text:p text:style-name="P4"><text:span text:style-name="T1">Veut wogh –</text:span> carro velho</text:p>
      <text:p text:style-name="P4"><text:span text:style-name="T1">Moll pel –</text:span> pelo macio</text:p>
      <text:p text:style-name="P4"/>
      <text:p text:style-name="P4"><text:tab/>Naturalmente que você pode fazer construções do tipo:</text:p>
      <text:p text:style-name="P4"/>
      <text:p text:style-name="P4"><text:span text:style-name="T1">Id wogh est veut –</text:span> o carro é velho</text:p>
      <text:p text:style-name="P4"/>
      <text:p text:style-name="P4"><text:tab/>Diferente do português, os adjetivos não recebem a terminação do plural quando o substantivo que eles qualificam está no plural.</text:p>
      <text:p text:style-name="P4"/>
      <text:p text:style-name="P4"><text:span text:style-name="T1">Veut woghs –</text:span> carros velhos</text:p>
      <text:p text:style-name="P4"><text:span text:style-name="T1">Moll pels –</text:span> pelos macios</text:p>
      <text:p text:style-name="P4"/>
      <text:p text:style-name="P4"><text:tab/>Assim como no português, você pode usar o adjetivo sozinho e fazer dele um substantivo como no caso abaixo:</text:p>
      <text:p text:style-name="P4"/>
      <text:p text:style-name="P4"><text:span text:style-name="T1">A poderosa –</text:span> ia staur / ia staura</text:p>
      <text:p text:style-name="P14">Perceba que você precisa do artigo e você também pode fazer uso da declinação, quando possível.</text:p>
      <text:p text:style-name="P4"/>
      <text:p text:style-name="P4"><text:tab/>Também é possível fazer adjetivos a partir de verbos através de particípios, mas isso eu vou explicar apenas no capítulo de particípios.</text:p>
      <text:p text:style-name="P4"/>
      <text:p text:style-name="P4"><text:tab/><text:bookmark-start text:name="__DdeLink__37074_616489164"/><text:bookmark-start text:name="__DdeLink__37113_616489164"/>Para criar adjetivos a partir de substantivos pode-se usar afixos como -ic ou -eus, como nos exemplos abaixo:</text:p>
      <text:p text:style-name="P19"/>
      <text:p text:style-name="P4"><text:span text:style-name="T1">Bois sont cruor</text:span><text:span text:style-name="T3">ic</text:span><text:span text:style-name="T1"> </text:span><text:bookmark-start text:name="__DdeLink__37307_616489164"/><text:span text:style-name="T1">{boys sont krwOrik}</text:span><text:bookmark-end text:name="__DdeLink__37307_616489164"/><text:span text:style-name="T1"> –</text:span> batalhas são sangrentas</text:p>
      <text:p text:style-name="P4"><text:span text:style-name="T1">Is est wirt</text:span><text:span text:style-name="T3">ic</text:span><text:span text:style-name="T1"> </text:span><text:bookmark-start text:name="__DdeLink__37309_616489164"/><text:span text:style-name="T1">{is est wIrtik}</text:span><text:bookmark-end text:name="__DdeLink__37309_616489164"/><text:span text:style-name="T1"> –</text:span> ele é digno</text:p>
      <text:p text:style-name="P4"><text:soft-page-break/><text:span text:style-name="T1">Tod place est danger</text:span><text:span text:style-name="T3">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4"><text:span text:style-name="T1">Ia gwen est nerv</text:span><text:span text:style-name="T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4"/>
      <text:p text:style-name="P4"><text:tab/>Não se preocupe muito com esses afixos porque muitas palavras podem ser utilizados como substantivo ou adjetivo sem a necessidade de alterar a palavra, como “infinitive”, que significa “infinitivo”, em “un infinitive verb”<text:span text:style-name="T8">(um verbo infinitivo)</text:span> ou “smad studye id infinitive”<text:span text:style-name="T8">(vamos estudar o infinitivo)</text:span>.</text:p>
      <text:p text:style-name="P4"/>
      <text:p text:style-name="P4"><text:tab/>Uma <text:span text:style-name="T2">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4"><text:bookmark-start text:name="__DdeLink__36946_1708279209"/><text:bookmark-start text:name="__DdeLink__3693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4"><text:bookmark-start text:name="__DdeLink__36932_17082792092"/><text:span text:style-name="T1">Cid est un insulic land –</text:span><text:span text:style-name="T5"> </text:span><text:bookmark-start text:name="__DdeLink__36929_17082792092"/><text:span text:style-name="T5">aquele é um país insular</text:span><text:bookmark-end text:name="__DdeLink__36932_17082792092"/><text:bookmark-end text:name="__DdeLink__36929_17082792092"/><text:span text:style-name="T5"> </text:span><text:bookmark-start text:name="__DdeLink__36903_616489164"/><text:span text:style-name="T1">{errado X}</text:span><text:bookmark-end text:name="__DdeLink__36903_616489164"/></text:p>
      <text:p text:style-name="P4"><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4"><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estou numa situação problemática </text:span><text:bookmark-start text:name="__DdeLink__36928_616489164"/><text:span text:style-name="T1">{errado X}</text:span><text:bookmark-end text:name="__DdeLink__36928_616489164"/></text:p>
      <text:p text:style-name="P4"><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4"><text:bookmark-start text:name="__DdeLink__36978_17082792091"/><text:span text:style-name="T1">Un pater</text:span><text:span text:style-name="T7">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4"><text:bookmark-start text:name="__DdeLink__36978_17082792092"/><text:span text:style-name="T1">Un pat</text:span><text:span text:style-name="T7">ruw</text:span><text:span text:style-name="T1"> amor</text:span><text:bookmark-end text:name="__DdeLink__36978_17082792092"/><text:span text:style-name="T1"> –</text:span> um amor paternal <text:span text:style-name="T8">(vinculação)</text:span> <text:bookmark-start text:name="__DdeLink__36943_616489164"/><text:span text:style-name="T1">{certo Ѵ}</text:span><text:bookmark-end text:name="__DdeLink__36943_616489164"/></text:p>
      <text:p text:style-name="P58"><text:span text:style-name="T8">A palavra românica “amor” tem um significado ancestral do proto indo-europeu que significa “ser vinculado” ou “ser ligado a” </text:span><text:span text:style-name="T14">(cf. Grego: omnumi = eu juro)</text:span><text:span text:style-name="T8">. Então o primeiro real significado de “amor” é “vinculação” (“conexão emocional entre dois indivíduos”)</text:span>.</text:p>
      <text:p text:style-name="P4"><text:bookmark-start text:name="__DdeLink__36980_17082792092"/><text:span text:style-name="T1">Tod buit monster</text:span><text:span text:style-name="T7">eus</text:span><text:bookmark-end text:name="__DdeLink__36980_17082792092"/><text:span text:style-name="T1"> –</text:span> aquilo foi monstruoso <text:span text:style-name="T1">{errado X}</text:span></text:p>
      <text:p text:style-name="P4"><text:bookmark-start text:name="__DdeLink__36980_17082792091"/><text:span text:style-name="T1">Tod buit monstru</text:span><text:span text:style-name="T7">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4"><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4"><text:bookmark-start text:name="__DdeLink__36968_17082792092"/><text:span text:style-name="T1">Es baygh bayasen</text:span><text:bookmark-end text:name="__DdeLink__36968_17082792092"/><text:span text:style-name="T1"> –</text:span> és muito medroso(a) <text:span text:style-name="T1">{certo Ѵ}</text:span></text:p>
      <text:p text:style-name="P4"/>
      <text:p text:style-name="P4"><text:tab/>Às vezes pode não ser interessante utilizar um afixo para usar um substantivo como adjetivo, mas uma preposição como “os” ou “es” pode ser uma boa alternativa.</text:p>
      <text:p text:style-name="P4"/>
      <text:p text:style-name="P4"><text:bookmark-start text:name="__DdeLink__36974_616489164"/><text:span text:style-name="T1">Kamo anon es kwaun –</text:span> gosto de comida de cachorro</text:p>
      <text:p text:style-name="P4"><text:span text:style-name="T1">Lieubho likes RPGs os table –</text:span> amo jogar RPGs de mesa<text:bookmark-end text:name="__DdeLink__36974_616489164"/></text:p>
      <text:p text:style-name="P4"/>
      <text:p text:style-name="P4"><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4"/>
      <text:p text:style-name="P4"><text:tab/>A forma mais interessante de expressar as ideias dos dois últimos exemplos é:</text:p>
      <text:p text:style-name="P4"/>
      <text:p text:style-name="P4"><text:soft-page-break/><text:span text:style-name="T1">Kamo kwaun-anon –</text:span> gosto de comida de cachorro</text:p>
      <text:p text:style-name="P4"><text:span text:style-name="T1">Lieubho likes table-RPGs –</text:span> amo jogar RPGs de mesa</text:p>
      <text:p text:style-name="P4"/>
      <text:p text:style-name="P4"><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4"/>
      <text:p text:style-name="P4"><text:tab/>Conheça também o <text:bookmark-start text:name="__DdeLink__37011_616489164"/>adjetivo predicativo sobre o objeto<text:bookmark-end text:name="__DdeLink__37011_616489164"/>, muito utilizado em frases como nos exemplos abaixo:</text:p>
      <text:p text:style-name="P4"/>
      <text:p text:style-name="P4"><text:bookmark-start text:name="__DdeLink__36998_616489164"/><text:span text:style-name="T1">Ho pict mien dom do glend</text:span><text:bookmark-end text:name="__DdeLink__36998_616489164"/><text:span text:style-name="T1"> –</text:span> pintei minha casa de verde</text:p>
      <text:p text:style-name="P4"><text:span text:style-name="T1">Ia me hat kalen zani –</text:span> ela me chamou de adúltero(a)</text:p>
      <text:p text:style-name="P4"><text:span text:style-name="T1">Tod anon kwehrt/beuwt me sieug –</text:span> esta comida me deixa doente</text:p>
      <text:p text:style-name="P4"/>
      <text:p text:style-name="P4"><text:tab/>Vou usar o primeiro exemplo, <text:bookmark-start text:name="__DdeLink__37007_616489164"/>“<text:bookmark-start text:name="__DdeLink__37004_616489164"/>h<text:span text:style-name="T5">o pict mien dom do glend</text:span><text:bookmark-end text:name="__DdeLink__37004_616489164"/><text:span text:style-name="T5">”</text:span><text:bookmark-end text:name="__DdeLink__37007_616489164"/>, para explicar mais sobre esse tipo de situação. Não poderíamos ter escrito “<text:bookmark-start text:name="__DdeLink__37004_6164891641"/>h<text:span text:style-name="T5">o pict mien dom glend</text:span><text:bookmark-end text:name="__DdeLink__37004_6164891641"/><text:span text:style-name="T5">” porque assim o “glend” estaria no acusativo e a tradução seria algo como “pintei meu verde caseiro”, não faria sentido, e lembre-se que os </text:span><text:span text:style-name="T5">adjetivos do sambahsa vêm antes do substantivo. Também não poderíamos escrever “</text:span><text:bookmark-start text:name="__DdeLink__37004_6164891642"/><text:span text:style-name="T5">ho pict mien glend dom</text:span><text:bookmark-end text:name="__DdeLink__37004_6164891642"/><text:span text:style-name="T5">”, porque a tradução seria “pintei minha casa verde”, que, embora estaja gramaticalmente perfeita, definitivamente passa a ideia errada.</text:span></text:p>
      <text:p text:style-name="P18"/>
      <text:p text:style-name="P18"><text:span text:style-name="T5"><text:tab/></text:span><text:bookmark-start text:name="__DdeLink__37601_1262037166"/><text:bookmark-start text:name="__DdeLink__37599_1262037166"/><text:span text:style-name="T5">Acho pertinente fazer algumas observações sobre esses últimos </text:span><text:span text:style-name="T5">exemplos, eles são bem interessantes.</text:span><text:bookmark-end text:name="__DdeLink__37601_1262037166"/><text:bookmark-end text:name="__DdeLink__37599_1262037166"/></text:p>
      <text:p text:style-name="P18"/>
      <text:p text:style-name="P18"><text:tab/>Perceba que, para construir o <text:bookmark-start text:name="__DdeLink__37624_1262037166"/><text:bookmark-start text:name="__DdeLink__37603_1262037166"/>adjetivo predicativo sobre o objeto<text:bookmark-end text:name="__DdeLink__37624_1262037166"/><text:bookmark-end text:name="__DdeLink__37603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18"/>
      <text:p text:style-name="P18"><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2">un</text:span> zani”; o significado praticamente ainda é o mesmo. Mas nesse caso não seria mais um adjetivo predicativo sobre o objeto, mas sim um <text:span text:style-name="T2">nominal</text:span> predicativo sobre o objeto.<text:bookmark-end text:name="__DdeLink__37610_1262037166"/></text:p>
      <text:p text:style-name="P18"/>
      <text:p text:style-name="P18"><text:tab/><text:bookmark-start text:name="__DdeLink__37634_1262037166"/><text:bookmark-start text:name="__DdeLink__37632_1262037166"/><text:bookmark-start text:name="__DdeLink__37630_1262037166"/>Há uma forma melhor de escrever a terceira frase, seria fazendo uso do sufixo -eih, que é um factivo, você aprenderá mais sobre afixos em um capítulo específico. A frase ficaria assim: “Tod anon sieugeiht me” <text:span text:style-name="T8">(esta comida me adoece)</text:span>. Não o usei nos exemplos porque aí já não mais seria um adjetivo predicativo sobre o objeto.<text:bookmark-end text:name="__DdeLink__37634_1262037166"/><text:bookmark-end text:name="__DdeLink__37632_1262037166"/><text:bookmark-end text:name="__DdeLink__37630_1262037166"/></text:p>
      <text:p text:style-name="P4"/>
      <text:h text:style-name="P3" text:outline-level="2">COMPARAÇÕES</text:h>
      <text:p text:style-name="P4"/>
      <text:p text:style-name="P4"><text:soft-page-break/><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4"/>
      <text:p text:style-name="P4"><text:span text:style-name="T1">Ele é mais velho do que eu –</text:span> is est veuter quem io {is est vÖtër kem yo}</text:p>
      <text:p text:style-name="P4"><text:span text:style-name="T1">Ele é mais alto do que eu –</text:span> is est meis buland quem io {is est meys bulAnd kem yo}</text:p>
      <text:p text:style-name="P4"/>
      <text:p text:style-name="P4"><text:tab/>Comparações de igualdade são feitas com tem … quem, que pode ser traduzido como tão … quanto.</text:p>
      <text:p text:style-name="P4"/>
      <text:p text:style-name="P4"><text:span text:style-name="T1">Maria é tão bonita quanto Eliza – </text:span>Maria est tem bell quem Eliza</text:p>
      <text:p text:style-name="P4"/>
      <text:p text:style-name="P4"><text:tab/>Comparações de inferioridade são feitas com minter … quem, que pode ser traduzido como tão … quanto.</text:p>
      <text:p text:style-name="P4"/>
      <text:p text:style-name="P4"><text:span text:style-name="T1">Lobos são menos confiáveis do que cachorros –</text:span> wolfs sont minter amin quem kwauns {wolfs sont mIntër amIn kem kwAons}</text:p>
      <text:p text:style-name="P36"><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4"/>
      <text:p text:style-name="P4"><text:tab/>“Meis” e “minter” <text:span text:style-name="T8">(às vezes “mins” em vez de “minter”, mas isso é raro)</text:span> são palavras comparativas, agora vamos falar sobre os superlativos. Mas o que são superlativos? Veja os dois exemplos abaixo:</text:p>
      <text:p text:style-name="P4"/>
      <text:p text:style-name="P11">Carlos é mais alto do que Pedro</text:p>
      <text:p text:style-name="P11">Mateus é o mais alto</text:p>
      <text:p text:style-name="P4"/>
      <text:p text:style-name="P4"><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4"/>
      <text:p text:style-name="P11">Carlos é menos alto do que Pedro</text:p>
      <text:p text:style-name="P11">Mateus é o menos alto</text:p>
      <text:p text:style-name="P4"/>
      <text:p text:style-name="P4"><text:tab/>Mas diferente do português, o sambahsa não usa as mesmas palavras para o comparativo e o superlativo, usa-se nesse caso o “meist”<text:span text:style-name="T14"> </text:span><text:span text:style-name="T8">(ou o sufixo -st se possível)</text:span> e “minst”, veja os exemplos abaixo:</text:p>
      <text:p text:style-name="P4"/>
      <text:p text:style-name="P4"><text:span text:style-name="T1">Mateus é o mais alto –</text:span> Mateus est is meist buland</text:p>
      <text:p text:style-name="P4"><text:span text:style-name="T1">Mateus é o menos alto –</text:span> Mateus est is minst buland</text:p>
      <text:p text:style-name="P4"><text:span text:style-name="T1">Sou o mais novo em minha casa –</text:span> som is yunst in mien dom</text:p>
      <text:p text:style-name="P4"><text:soft-page-break/><text:span text:style-name="T1">Lara é a mulher mais confiável –</text:span> Lara est ia aminst gwen </text:p>
      <text:p text:style-name="P4"/>
      <text:p text:style-name="P4"><text:tab/>Os adjetivos “megil” {mEdjil} (grande) e “lytil” {lÜtil} (pequeno) são os únicos que possuem formas comparativas e superlativas irregulares, elas são:</text:p>
      <text:p text:style-name="P4"><text:span text:style-name="T1">Comparativo:</text:span> “meger” {mEdjër} e “lyter” {lÜtër}</text:p>
      <text:p text:style-name="P4"><text:span text:style-name="T1">Superlativo:</text:span> “megst” {megst} e “lytst” {lütst}</text:p>
      <text:p text:style-name="P4"/>
      <text:h text:style-name="P46" text:outline-level="1">PLURAL</text:h>
      <text:p text:style-name="P4"/>
      <text:p text:style-name="P4"><text:tab/>O plural é fácil e intuitivo, geralmente as palavras no plural terão um -s adicionado no final, como se faz no português, essa é basicamente a forma padrão.</text:p>
      <text:p text:style-name="P4"/>
      <text:p text:style-name="P4"><text:span text:style-name="T1">Prince {prints} </text:span><text:span text:style-name="T9">(príncipe)</text:span><text:span text:style-name="T1"> –</text:span> princes {prIntsës} <text:span text:style-name="T8">(príncipes)</text:span></text:p>
      <text:p text:style-name="P4"><text:span text:style-name="T1">Div {div} </text:span><text:span text:style-name="T9">(deus) </text:span><text:span text:style-name="T1">–</text:span> divs {divs} <text:span text:style-name="T8">(deuses)</text:span></text:p>
      <text:p text:style-name="P4"><text:span text:style-name="T1">Kwaun {kwaun} </text:span><text:span text:style-name="T9">(cão)</text:span><text:span text:style-name="T1"> –</text:span> kwauns {kwAons} <text:span text:style-name="T8">(cães)</text:span></text:p>
      <text:p text:style-name="P4"><text:span text:style-name="T1">Land {land} </text:span><text:span text:style-name="T9">(país) </text:span><text:span text:style-name="T1">–</text:span> lands {landz} <text:span text:style-name="T8">(países)</text:span></text:p>
      <text:p text:style-name="P4"/>
      <text:p text:style-name="P4"><text:tab/>Palavras terminadas em -um tem seu final substituído por -a.</text:p>
      <text:p text:style-name="P4"/>
      <text:p text:style-name="P4"><text:span text:style-name="T1">Territorium {te(r)ritOryum} </text:span><text:span text:style-name="T9">(território)</text:span><text:span text:style-name="T1"> –</text:span> territoria {te(r)ritOrya} <text:span text:style-name="T8">(territórios)</text:span></text:p>
      <text:p text:style-name="P4"><text:span text:style-name="T1">Collegium {kolEdjyum} </text:span><text:span text:style-name="T9">(faculdade, universidade)</text:span><text:span text:style-name="T1"> –</text:span> collegia {kol(l)Edjya} <text:span text:style-name="T8">(faculdades, universidades)</text:span></text:p>
      <text:p text:style-name="P4"/>
      <text:p text:style-name="P4"><text:tab/>Para palavras terminadas em -es ou -os, mudam-se esses finais respectivamente para -si e -sa.</text:p>
      <text:p text:style-name="P4"/>
      <text:p text:style-name="P4"><text:span text:style-name="T1">Daumos {dAwmos} </text:span><text:span text:style-name="T9">(maravilha)</text:span><text:span text:style-name="T1"> –</text:span> daumsa {dAwmsa} <text:span text:style-name="T8">(maravilhas)</text:span></text:p>
      <text:p text:style-name="P4"><text:span text:style-name="T1">Elkos {Elkos} </text:span><text:span text:style-name="T9">(úlcera)</text:span><text:span text:style-name="T1"> –</text:span> elksa (Elksa) <text:span text:style-name="T8">(úlceras)</text:span></text:p>
      <text:p text:style-name="P4"><text:span text:style-name="T1">Bes {bes} </text:span><text:span text:style-name="T9">(chefe)</text:span><text:span text:style-name="T1"> –</text:span> besi {bEzi} <text:span text:style-name="T8">(chefes)</text:span></text:p>
      <text:p text:style-name="P4"><text:span text:style-name="T1">Kames {kams} </text:span><text:span text:style-name="T9">(magia)</text:span><text:span text:style-name="T1"> –</text:span> kamsa {kamsa} <text:span text:style-name="T8">(magias)</text:span></text:p>
      <text:p text:style-name="P4"/>
      <text:p text:style-name="P4"><text:tab/>Haverá situações que não será possível adicionar o -s no final por questões de pronuncia, nesses casos adicionam-se os finais -i <text:span text:style-name="T8">(seres animados)</text:span> ou -a <text:span text:style-name="T8">(seres inanimados)</text:span>.</text:p>
      <text:p text:style-name="P4"/>
      <text:p text:style-name="P4"><text:span text:style-name="T1">Magv {magv} </text:span><text:span text:style-name="T9">(criança)</text:span><text:span text:style-name="T1"> – </text:span>magvi {mAgvi} <text:span text:style-name="T8">(crianças)</text:span></text:p>
      <text:p text:style-name="P4"><text:span text:style-name="T1">Kwax {kwaks} </text:span><text:span text:style-name="T9">(coaxo)</text:span><text:span text:style-name="T1"> –</text:span> kwaxa {kwAksa} <text:span text:style-name="T8">(coaxos)</text:span></text:p>
      <text:p text:style-name="P4"><text:span text:style-name="T1">Urx {urks} </text:span><text:span text:style-name="T9">(urso) </text:span><text:span text:style-name="T1">–</text:span> urxi {Urksi} <text:span text:style-name="T8">(ursos)</text:span></text:p>
      <text:p text:style-name="P4"><text:span text:style-name="T1">Rawaj {rawAj} </text:span><text:span text:style-name="T9">(unidade monetária)</text:span><text:span text:style-name="T1"> –</text:span> rawaja {rawAja} <text:span text:style-name="T8">(unidades monetárias)</text:span></text:p>
      <text:p text:style-name="P4"><text:span text:style-name="T1">Aux {Aoks} (</text:span><text:span text:style-name="T9">boi) </text:span><text:span text:style-name="T1">–</text:span> auxi {Aoksi} <text:span text:style-name="T8">(bois)</text:span></text:p>
      <text:p text:style-name="P4"><text:span text:style-name="T1">Kwas {kwas} </text:span><text:span text:style-name="T9">(tosse)</text:span><text:span text:style-name="T1"> –</text:span> kwasa {kwAza} <text:span text:style-name="T8">(tosses)</text:span></text:p>
      <text:p text:style-name="P4"><text:span text:style-name="T1">Musch {muc} </text:span><text:span text:style-name="T9">(mosca)</text:span><text:span text:style-name="T1"> –</text:span> muschi {mUci} <text:span text:style-name="T8">(moscas)</text:span></text:p>
      <text:p text:style-name="P4"/>
      <text:p text:style-name="P4"><text:tab/><text:span text:style-name="T8">A única exceção é que “ok” (olho), cujo pural pode ser “oks” {oks} ou “okwi” {okwi}.</text:span></text:p>
      <text:p text:style-name="P4"/>
      <text:p text:style-name="P4"><text:soft-page-break/><text:tab/>Alguns exemplos com artigos:</text:p>
      <text:p text:style-name="P4"/>
      <text:p text:style-name="P4"><text:span text:style-name="T1">Os homens –</text:span> ies wirs {yes wirs}</text:p>
      <text:p text:style-name="P4"><text:span text:style-name="T1">As mulheres –</text:span> ias gwens {yas gwens}</text:p>
      <text:p text:style-name="P4"><text:span text:style-name="T1">Os carros –</text:span> ia woghs {ya wogz}</text:p>
      <text:p text:style-name="P4"><text:span text:style-name="T1">As pessoas –</text:span> i anghens {i Angëns}</text:p>
      <text:p text:style-name="P4"><text:span text:style-name="T1">Os cachorros –</text:span> i kwauns {i kwAons}</text:p>
      <text:p text:style-name="P4"><text:span text:style-name="T1">As pessoas –</text:span> i leuds {i lödz}</text:p>
      <text:p text:style-name="P4"/>
      <text:p text:style-name="P4"><text:tab/>Para finalizar, um exemplo de plural com declinação:</text:p>
      <text:p text:style-name="P4"/>
      <text:p text:style-name="P4"><text:span text:style-name="T1">Plur millions brasileiren –</text:span> Vários milhões de brasileiros</text:p>
      <text:p text:style-name="P14">Perceba que foi escrito “brasileiren” em vez de “brasileirs”, mas eu poderia usar qualquer um dos dois sem problemas, mas se for usado o “brasilers”, não se esqueça de usar o “em”, ficando “Plur millions em brasileirs vahnt…”.</text:p>
      <text:p text:style-name="P4"/>
      <text:h text:style-name="P46" text:outline-level="1">ALGUNS, POUCOS, MUITOS E OUTROS</text:h>
      <text:p text:style-name="P4"/>
      <text:p text:style-name="P4"><text:span text:style-name="T1">Nada mais –</text:span> neideti {neydEti}</text:p>
      <text:p text:style-name="P4"><text:span text:style-name="T1">Nada mesmo, nada demais –</text:span> khich {qitc}</text:p>
      <text:p text:style-name="P4"><text:span text:style-name="T1">Ninguém –</text:span> neanghen {neAnghën}, nimen {nImën}</text:p>
      <text:p text:style-name="P4"><text:span text:style-name="T1">Algum, alguns, alguma, algumas –</text:span> sem {sem}</text:p>
      <text:p text:style-name="P4"><text:span text:style-name="T1">Alguém – </text:span>semanghen {semAngën}</text:p>
      <text:p text:style-name="P4"><text:span text:style-name="T1">Algo, alguma coisa –</text:span> semject {semjekt}</text:p>
      <text:p text:style-name="P4"><text:span text:style-name="T1">Muito, muitos, muitas </text:span><text:span text:style-name="T9">(adjetivo ou advérbio)</text:span><text:span text:style-name="T1"> –</text:span> baygh {bayg} </text:p>
      <text:p text:style-name="P4"><text:span text:style-name="T1">Muito, muitos, muitas </text:span><text:span text:style-name="T9">(adjetivo coloquial) </text:span><text:span text:style-name="T1">–</text:span> maung {mAong} </text:p>
      <text:p text:style-name="P4"><text:span text:style-name="T1">Muito, muitos, muitas </text:span><text:span text:style-name="T9">(adjetivo literal)</text:span><text:span text:style-name="T1"> –</text:span> pelu {pElu} </text:p>
      <text:p text:style-name="P4"><text:span text:style-name="T1">Muito, bastante </text:span><text:span text:style-name="T9">(advérbio) </text:span><text:span text:style-name="T1">–</text:span> meg {meg}</text:p>
      <text:p text:style-name="P4"><text:span text:style-name="T1">Muitos, muitas </text:span><text:span text:style-name="T9">(adjetivo)</text:span><text:span text:style-name="T1"> –</text:span> mult {mult}</text:p>
      <text:p text:style-name="P4"><text:span text:style-name="T1">Demais, excessivamente </text:span><text:span text:style-name="T9">(advérbio ou adjetivo)</text:span><text:span text:style-name="T1"> –</text:span> pior {pyor}</text:p>
      <text:p text:style-name="P4"><text:span text:style-name="T1">Relativamente, relativamente muito </text:span><text:span text:style-name="T9">(advérbio)</text:span><text:span text:style-name="T1"> – </text:span>destull {dëstUl}</text:p>
      <text:p text:style-name="P4"><text:span text:style-name="T1">Diversos, diversas –</text:span> plur {plur}</text:p>
      <text:p text:style-name="P4"><text:span text:style-name="T1">Mais </text:span><text:span text:style-name="T9">(advérbio ou adjetivo) (comparativo)</text:span><text:span text:style-name="T1"> –</text:span> meis {meys}</text:p>
      <text:p text:style-name="P4"><text:span text:style-name="T1">Menos </text:span><text:span text:style-name="T9">(advérbio ou adjetivo)</text:span><text:span text:style-name="T1"> </text:span><text:span text:style-name="T9">(comparativo)</text:span><text:span text:style-name="T1"> –</text:span> minter {mIntër}</text:p>
      <text:p text:style-name="P4"><text:span text:style-name="T1">Mais </text:span><text:span text:style-name="T9">(advérbio ou adjetivo) (superlativo)</text:span><text:span text:style-name="T1"> –</text:span> meist {meyst}</text:p>
      <text:p text:style-name="P4"><text:span text:style-name="T1">Menos</text:span> <text:span text:style-name="T9">(advérbio)</text:span><text:span text:style-name="T1"> </text:span><text:span text:style-name="T9">(superlativo)</text:span><text:span text:style-name="T1"> </text:span>– minst {minst}</text:p>
      <text:p text:style-name="P4"><text:span text:style-name="T1">So many, só much – </text:span>tant {tant}</text:p>
      <text:p text:style-name="P4"><text:span text:style-name="T1">Cada</text:span><text:bookmark-start text:name="__DdeLink__35630_584481832"/><text:span text:style-name="T1"> </text:span><text:span text:style-name="T9">(mais de dois)</text:span><text:span text:style-name="T1"> –</text:span> ielg {yElg}<text:bookmark-end text:name="__DdeLink__35630_584481832"/></text:p>
      <text:p text:style-name="P4"><text:span text:style-name="T1">Cada</text:span><text:bookmark-start text:name="__DdeLink__35632_584481832"/><text:span text:style-name="T1"> </text:span><text:span text:style-name="T9">(de dois)</text:span><text:span text:style-name="T1">, um ou outro –</text:span> Ieter {yEtër}<text:bookmark-end text:name="__DdeLink__35632_584481832"/></text:p>
      <text:p text:style-name="P4"><text:span text:style-name="T1">Todos os / todos eles –</text:span> vasyi {vAzyi} <text:span text:style-name="T8">(masculino &amp; plural nominativo indeterminado)</text:span></text:p>
      <text:p text:style-name="P19"><text:span text:style-name="T1">Todas as / todas elas –</text:span> vasyas {vAzyas} <text:span text:style-name="T8">(plural nominativo feminino)</text:span></text:p>
      <text:p text:style-name="P4"><text:span text:style-name="T1">Todos os / eles todos –</text:span> vasya {vAzya} <text:span text:style-name="T8">(nominativo plural nominativo &amp; acusativo)</text:span></text:p>
      <text:p text:style-name="P4"/>
      <text:p text:style-name="P4"><text:span text:style-name="T1">Não muito de –</text:span> oik {oyk}</text:p>
      <text:p text:style-name="P4"><text:span text:style-name="T1">Pouco, pouca </text:span><text:span text:style-name="T9">(advérbio)</text:span><text:span text:style-name="T1"> –</text:span> pau {pAo}</text:p>
      <text:p text:style-name="P4"><text:span text:style-name="T1">Pouco, pouca, poucos, poucas </text:span><text:span text:style-name="T9">(adjetivo)</text:span><text:span text:style-name="T1"> –</text:span> pauk {pAok}</text:p>
      <text:p text:style-name="P4"><text:span text:style-name="T1">Um pouco de </text:span><text:span text:style-name="T9">(advérbio ou adjetivo)</text:span><text:span text:style-name="T1"> –</text:span> lyt {lüt}</text:p>
      <text:p text:style-name="P4"><text:soft-page-break/><text:span text:style-name="T1">Pequeno, pequena –</text:span> smulk {smulk}</text:p>
      <text:p text:style-name="P4"><text:span text:style-name="T1">Grande –</text:span> large {lardj}</text:p>
      <text:p text:style-name="P4"><text:span text:style-name="T1">Meio, semi- – </text:span>pwol {pwol}</text:p>
      <text:p text:style-name="P4"><text:span text:style-name="T1">Um e meio –</text:span> pwolter {pwOltër}</text:p>
      <text:p text:style-name="P4"><text:span text:style-name="T1">O outro, a outra –</text:span> alter {Altër} <text:span text:style-name="T8">(não é necessário o artigo)</text:span></text:p>
      <text:p text:style-name="P4"><text:span text:style-name="T1">Um outro –</text:span> alyo {Alyo} <text:span text:style-name="T8">(não é necessário o artigo)</text:span></text:p>
      <text:p text:style-name="P19"><text:span text:style-name="T1">Ambos –</text:span> bo</text:p>
      <text:p text:style-name="P19"><text:span text:style-name="T1">Os dois –</text:span> amb(o)</text:p>
      <text:p text:style-name="P19"><text:span text:style-name="T1">Ou… ou… –</text:span> auter… au… {Awtër…. aw…}</text:p>
      <text:p text:style-name="P4"><text:span text:style-name="T1">Se </text:span><text:span text:style-name="T9">(diante da escolha entre um membro de um par)</text:span><text:span text:style-name="T1"> –</text:span> kweter {kwEtër}</text:p>
      <text:p text:style-name="P4"><text:span text:style-name="T1">Nem</text:span><text:span text:style-name="T15">… e nem… –</text:span><text:span text:style-name="T14"> neter… ni… {nEtër… ni…}</text:span></text:p>
      <text:p text:style-name="P4"><text:span text:style-name="T15">Nenhum </text:span><text:span text:style-name="T9">(dos dois)</text:span><text:span text:style-name="T15"> –</text:span><text:span text:style-name="T14"> neuter {nÖtër}</text:span></text:p>
      <text:p text:style-name="P4"><text:span text:style-name="T15">Um dos dois –</text:span><text:span text:style-name="T14"> oiter {Oytër}</text:span></text:p>
      <text:p text:style-name="P4"><text:span text:style-name="T15">Qual de ambos? –</text:span><text:span text:style-name="T14"> quoter? {kwOtër}</text:span></text:p>
      <text:p text:style-name="P4"><text:span text:style-name="T15">Um </text:span><text:span text:style-name="T9">(artigo indefinido se referindo a um membro de um par)</text:span><text:span text:style-name="T15"> –</text:span><text:span text:style-name="T14"> uter {Utër}</text:span></text:p>
      <text:p text:style-name="P11"/>
      <text:p text:style-name="P4"><text:span text:style-name="T1">Pouco a pouco –</text:span> lyt ed lyt {lüt ed lüt}</text:p>
      <text:p text:style-name="P4"><text:span text:style-name="T1">Alguns dias –</text:span> sem diens {sem dyens}</text:p>
      <text:p text:style-name="P4"><text:span text:style-name="T1">Poucas horas –</text:span> pauk hors {pAok hors}</text:p>
      <text:p text:style-name="P4"><text:span text:style-name="T1">Ela é um pouco pesada –</text:span> Ia est lyt gwaur {ya est lüt gwAur}</text:p>
      <text:p text:style-name="P4"><text:span text:style-name="T1">O outro livro –</text:span> alter buk {Altër buk}</text:p>
      <text:p text:style-name="P4"><text:span text:style-name="T1">Um outro livro –</text:span> alyo buk {Alyo buk}</text:p>
      <text:p text:style-name="P4"/>
      <text:h text:style-name="P3" text:outline-level="2">UM POUCO CONFUSO COM TANTOS “MUITOS” e “POUCOS”?</text:h>
      <text:p text:style-name="P4"/>
      <text:p text:style-name="P4"><text:tab/>Você tem que observar quem é adjetivo, quem é advérbio e quem é ambas as coisas, isso é muito importante! Vamos ver as implicações disso:</text:p>
      <text:p text:style-name="P4"/>
      <text:p text:style-name="P4"><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8">O “baygh” existe para evitarmos a repetição do “maung” em um texto.</text:span></text:p>
      <text:p text:style-name="P4"><text:tab/>Veja só: “maung belli leuds” {mAong bEli lödz}, essa frase eu sei que significa “muitas pessoas bonitas” e <text:span text:style-name="T2">não</text:span> “pessoas muito bonitas”, porque “maung” só tem função de adjetivo.</text:p>
      <text:p text:style-name="P4"/>
      <text:p text:style-name="P11">Acho que você já entendeu. Alguns bons exemplos para fixar:</text:p>
      <text:p text:style-name="P4"/>
      <text:p text:style-name="P4"><text:span text:style-name="T3">Maung</text:span><text:span text:style-name="T1"> smulk magvi –</text:span> muitas crianças pequenas</text:p>
      <text:p text:style-name="P4"><text:span text:style-name="T3">Meg</text:span><text:span text:style-name="T1"> smulk magvi –</text:span> crianças muito pequenas</text:p>
      <text:p text:style-name="P4"><text:span text:style-name="T1">Tod land hat </text:span><text:span text:style-name="T3">pauk</text:span><text:span text:style-name="T1"> bella plaja –</text:span> este país tem poucas praias bonitas</text:p>
      <text:p text:style-name="P4"><text:span text:style-name="T1">Tod land hat </text:span><text:span text:style-name="T3">pau</text:span><text:span text:style-name="T1"> bella plaja –</text:span> este país tem praias pouco bonitas</text:p>
      <text:p text:style-name="P4"/>
      <text:p text:style-name="P4"><text:tab/>Você pode vir que as palavras mencionadas acima trabalham às vezes <text:soft-page-break/>como adjetivos e às vezes como um advérbio. O que faz a diferença? É um adjetivo quando se refere à quantidade do substantivo, mas é um advérbio quando se refere à qualidade do adjetivo.</text:p>
      <text:p text:style-name="P4"/>
      <text:p text:style-name="P4"><text:span text:style-name="T1">Volo lyt cofie –</text:span> quero um pouco de café</text:p>
      <text:p text:style-name="P4"><text:span text:style-name="T1">Lyt-ye bitter cofie –</text:span> café ligeiramente amargo </text:p>
      <text:p text:style-name="P4"/>
      <text:p text:style-name="P4"><text:tab/>Para diferenciar, quando há o risco de confusão, use a hifenada terminação -ye para os advérbios e, se possível, as terminações declesionais “eufônicas” para adjetivos.</text:p>
      <text:p text:style-name="P4"/>
      <text:p text:style-name="P11">Sobre o “destull”:</text:p>
      <text:p text:style-name="P4"/>
      <text:p text:style-name="P4"><text:tab/>O que diferencia o “destull” de palavras como “meg” ou “baygh” é que “destull” está um nível um pouco inferior, veja os exemplos abaixo que você entenderá:</text:p>
      <text:p text:style-name="P4"/>
      <text:p text:style-name="P4"><text:span text:style-name="T1">Brasilu est meg/baygh bell –</text:span> o Brasil é muito belo <text:span text:style-name="T8">(na categoria superior de beleza)</text:span></text:p>
      <text:p text:style-name="P4"><text:span text:style-name="T1">Brasilu est destull bell –</text:span> o Brasil é muito belo <text:span text:style-name="T8">(é bonito, mas há outros países mais bonitos)</text:span></text:p>
      <text:p text:style-name="P4"/>
      <text:h text:style-name="P46" text:outline-level="1">NÚMEROS</text:h>
      <text:p text:style-name="P4"/>
      <text:p text:style-name="P4"><text:tab/>Eis os números de 0 a 10:</text:p>
      <text:p text:style-name="P4"/>
      <text:p text:style-name="P4"><text:span text:style-name="T1">0 – zero {dzEro} –</text:span> zero</text:p>
      <text:p text:style-name="P4"><text:span text:style-name="T1">1 – oin {oyn} –</text:span> um</text:p>
      <text:p text:style-name="P4"><text:span text:style-name="T1">2 – dwo {dwo} –</text:span> dois</text:p>
      <text:p text:style-name="P4"><text:span text:style-name="T1">3 – tri {tri} –</text:span> três</text:p>
      <text:p text:style-name="P4"><text:span text:style-name="T1">4 – quar {kwar} –</text:span> quatro</text:p>
      <text:p text:style-name="P4"><text:span text:style-name="T1">5 – penk(we) {penk(wë)} –</text:span> cinco</text:p>
      <text:p text:style-name="P4"><text:span text:style-name="T1">6 – six {siks} –</text:span> seis</text:p>
      <text:p text:style-name="P4"><text:span text:style-name="T1">7 – sept(a) {sEpt(a)} –</text:span> sete</text:p>
      <text:p text:style-name="P4"><text:span text:style-name="T1">8 – oct(o) {Okt(o)} –</text:span> oito</text:p>
      <text:p text:style-name="P4"><text:span text:style-name="T1">9 – nev {nev} –</text:span> nove</text:p>
      <text:p text:style-name="P4"><text:span text:style-name="T1">10 – dec {dek} –</text:span> dez</text:p>
      <text:p text:style-name="P4"/>
      <text:p text:style-name="P4"><text:tab/>Entre 11 e 19 você adiciona o sufixo -dem.</text:p>
      <text:p text:style-name="P4"/>
      <text:p text:style-name="P4"><text:span text:style-name="T1">11 – oindem {Oyndëm} –</text:span> onze</text:p>
      <text:p text:style-name="P4"><text:span text:style-name="T1">12 – dwodem {dwOdëm} –</text:span> doze</text:p>
      <text:p text:style-name="P4"><text:span text:style-name="T1">13 – tridem {trIdëm} –</text:span> treze</text:p>
      <text:p text:style-name="P4"><text:span text:style-name="T1">14 – quardem {kwArdëm} –</text:span> quatorze</text:p>
      <text:p text:style-name="P4"><text:span text:style-name="T1">15 – penkdem {pEnkdëm} –</text:span> quinze</text:p>
      <text:p text:style-name="P4"><text:span text:style-name="T1">16 – sixdem {sIksdëm} –</text:span> dezesseis</text:p>
      <text:p text:style-name="P4"><text:span text:style-name="T1">17 – septdem {sEptdëm} –</text:span> dezessete</text:p>
      <text:p text:style-name="P4"><text:span text:style-name="T1">18 – octdem {Oktdëm} –</text:span> dezoito</text:p>
      <text:p text:style-name="P4"><text:span text:style-name="T1">19 – nevdem {nEvdëm} –</text:span> dezenove</text:p>
      <text:p text:style-name="P4"><text:soft-page-break/></text:p>
      <text:p text:style-name="P4"><text:tab/>Para números como 20, 30, 40, …, 90 você usa o sufixo -gim</text:p>
      <text:p text:style-name="P4"/>
      <text:p text:style-name="P4"><text:span text:style-name="T1">20 – dwogim {dwOdjim} –</text:span> vinte</text:p>
      <text:p text:style-name="P4"><text:span text:style-name="T1">30 – trigim {trIdjim} – </text:span>trinta</text:p>
      <text:p text:style-name="P4"><text:span text:style-name="T1">40 – quargim {kwArdjim} –</text:span> quarenta</text:p>
      <text:p text:style-name="P4"><text:span text:style-name="T1">50 – penkgim {pEnkdjim} –</text:span> cinquenta</text:p>
      <text:p text:style-name="P4"><text:span text:style-name="T1">60 – sixgim {sIksdjim} –</text:span> sessenta</text:p>
      <text:p text:style-name="P4"><text:span text:style-name="T1">70 – septgim {sEptdjim} –</text:span> setenta</text:p>
      <text:p text:style-name="P4"><text:span text:style-name="T1">80 – octgim {Oktdjim} –</text:span> oitenta</text:p>
      <text:p text:style-name="P4"><text:span text:style-name="T1">90 – nevgim {nEvdjim} –</text:span> noventa</text:p>
      <text:p text:style-name="P4"/>
      <text:p text:style-name="P4"><text:tab/>Eis os números 100, 1.000, 1.000.000 e 1.000.000.000:</text:p>
      <text:p text:style-name="P4"/>
      <text:p text:style-name="P4"><text:span text:style-name="T1">100 – cent(om) {tsent}/{tsëntOm} – </text:span>cem</text:p>
      <text:p text:style-name="P4"><text:span text:style-name="T1">1.000 – mil {mil} –</text:span> mil</text:p>
      <text:p text:style-name="P4"><text:span text:style-name="T1">1.000.000 – oin million {oyn milyOn} –</text:span> um milhão</text:p>
      <text:p text:style-name="P4"><text:span text:style-name="T1">1.000.000.000 – oin milliard {oyn milyArd} –</text:span> um bilhão</text:p>
      <text:p text:style-name="P4"/>
      <text:p text:style-name="P4"><text:tab/>Alguns exemplos de números:</text:p>
      <text:p text:style-name="P4"/>
      <text:p text:style-name="P4"><text:span text:style-name="T1">23 – dwogim tri –</text:span> vinte e três</text:p>
      <text:p text:style-name="P4"><text:span text:style-name="T1">130 – cent trigim –</text:span> cento e trinta</text:p>
      <text:p text:style-name="P4"><text:span text:style-name="T1">569 – penkcent sixgim nev –</text:span> q<text:span text:style-name="T5">uinhentos e sessenta e nove</text:span></text:p>
      <text:p text:style-name="P4"><text:span text:style-name="T1">1992 – mil nevcent nevgim dwo –</text:span><text:span text:style-name="T5"> mil novecentos e noventa e dois</text:span></text:p>
      <text:p text:style-name="P4"/>
      <text:p text:style-name="P4"><text:tab/>Números cardinais são feitos com os sufixos -t (ou -im se o primeiro sufixo for incompatível).</text:p>
      <text:p text:style-name="P4"/>
      <text:p text:style-name="P4"><text:span text:style-name="T1">Primeiro –</text:span> <text:span text:style-name="T20">oint</text:span> prest <text:span text:style-name="T8">(se for o primeiro de um conjunto de dois, usa-se </text:span><text:span text:style-name="T8">“preter” em vez de “prest”)</text:span></text:p>
      <text:p text:style-name="P4"><text:span text:style-name="T1">Segundo –</text:span> dwot <text:span text:style-name="T8">(ou “second”)</text:span></text:p>
      <text:p text:style-name="P4"><text:span text:style-name="T1">Terceiro – </text:span>trit</text:p>
      <text:p text:style-name="P4"><text:span text:style-name="T1">Quarto –</text:span> quart</text:p>
      <text:p text:style-name="P4"><text:span text:style-name="T1">Quinto –</text:span> penkt</text:p>
      <text:p text:style-name="P4"><text:span text:style-name="T1">Sexto –</text:span> sixt</text:p>
      <text:p text:style-name="P4"><text:span text:style-name="T1">Sétimo –</text:span> septim</text:p>
      <text:p text:style-name="P4"><text:span text:style-name="T1">Oitavo –</text:span> octim</text:p>
      <text:p text:style-name="P4"><text:span text:style-name="T1">Nono –</text:span> nevt</text:p>
      <text:p text:style-name="P4"><text:span text:style-name="T1">Décimo –</text:span> dect</text:p>
      <text:p text:style-name="P4"><text:span text:style-name="T1">Décimo primeiro –</text:span> oindemt</text:p>
      <text:p text:style-name="P35">Sim, “primeiro” e “segundo” são irregulares, apesar de se admitir o “dwot”.</text:p>
      <text:p text:style-name="P4"/>
      <text:p text:style-name="P4"><text:tab/>Somente o último componente precisa da terminação:</text:p>
      <text:p text:style-name="P4"/>
      <text:p text:style-name="P4"><text:span text:style-name="T1">Vigésimo primeiro –</text:span><text:span text:style-name="T5"> dwogim prest</text:span></text:p>
      <text:p text:style-name="P4"/>
      <text:p text:style-name="P4"><text:tab/>Conheça também estes:</text:p>
      <text:p text:style-name="P4"><text:soft-page-break/></text:p>
      <text:p text:style-name="P4"><text:span text:style-name="T1">Último –</text:span> senst <text:span text:style-name="T8">(superlativo)</text:span></text:p>
      <text:p text:style-name="P4"><text:span text:style-name="T1">Último –</text:span> senter <text:span text:style-name="T8">(comparativo)</text:span></text:p>
      <text:p text:style-name="P4"/>
      <text:p text:style-name="P4"><text:tab/>Um multiplicador é feito com o sufixo -(en)s:</text:p>
      <text:p text:style-name="P4"/>
      <text:p text:style-name="P4"><text:span text:style-name="T1">Uma vez –</text:span> oins</text:p>
      <text:p text:style-name="P4"><text:span text:style-name="T1">Duas vezes –</text:span> dwis <text:span text:style-name="T8">(irregular)</text:span></text:p>
      <text:p text:style-name="P4"><text:span text:style-name="T1">Três vezes –</text:span> tris</text:p>
      <text:p text:style-name="P4"/>
      <text:p text:style-name="P4"><text:tab/>Podemos também usar a palavra “ker”:</text:p>
      <text:p text:style-name="P4"/>
      <text:p text:style-name="P4"><text:span text:style-name="T1">Uma vez –</text:span> oin kers</text:p>
      <text:p text:style-name="P4"><text:span text:style-name="T1">Duas vezes –</text:span> dwo kers</text:p>
      <text:p text:style-name="P4"><text:span text:style-name="T1">Três vezes –</text:span> tri kers</text:p>
      <text:p text:style-name="P4"/>
      <text:p text:style-name="P4"><text:tab/>O distributivo é feito com o sufixo -(e)n, mas existem formas irregulares:</text:p>
      <text:p text:style-name="P4"/>
      <text:p text:style-name="P4"><text:span text:style-name="T1">1 –</text:span> ein</text:p>
      <text:p text:style-name="P4"><text:span text:style-name="T1">2 –</text:span> dwin <text:span text:style-name="T8">(“dupla”) </text:span><text:span text:style-name="T14">(para a palavra “par” existe a palavra “pair”)</text:span></text:p>
      <text:p text:style-name="P4"><text:span text:style-name="T1">12 – </text:span>douzen <text:span text:style-name="T8">(igual ao nosso “dúzia”!)</text:span></text:p>
      <text:p text:style-name="P19"><text:span text:style-name="T1">1000 –</text:span> tusent</text:p>
      <text:p text:style-name="P4"/>
      <text:p text:style-name="P4"><text:tab/>Para números terminados em -dem ou -gim, você usa -tia no lugar de -(e)n.</text:p>
      <text:p text:style-name="P4"/>
      <text:p text:style-name="P4"><text:span text:style-name="T1">20 –</text:span> dwogimtia <text:span text:style-name="T8">(como em um placar ou pontuação)</text:span></text:p>
      <text:p text:style-name="P4"/>
      <text:p text:style-name="P4"><text:tab/>Essa terminação -(e)n também é usada para contar substantivos que não tem uma forma no singular:</text:p>
      <text:p text:style-name="P4"/>
      <text:p text:style-name="P4"><text:span text:style-name="T1">Mi ho kaupen trin bruks –</text:span> comprei três pares de calças</text:p>
      <text:p text:style-name="P4"/>
      <text:p text:style-name="P4"><text:tab/>Se o distributivo é usado como quantidade, então os substantivos e adjetivos estão no plural do genitivo.</text:p>
      <text:p text:style-name="P4"/>
      <text:p text:style-name="P4"><text:span text:style-name="T1">Un centen wolfen gwiviet in France –</text:span> uma centena de lobos poderia viver na França</text:p>
      <text:p text:style-name="P4"/>
      <text:p text:style-name="P4"><text:tab/>Lembra do “million” e “milliard”? Eles só existem na forma distributiva. Mas quando o distributivo é seguido de outro número, o substantivo não precisa mais estar no genitivo.</text:p>
      <text:p text:style-name="P4"/>
      <text:p text:style-name="P4"><text:span text:style-name="T1">1891400 humanos –</text:span> Oino million octcent nevgim oino mil quarcent mensci</text:p>
      <text:p text:style-name="P4"/>
      <text:p text:style-name="P4"><text:tab/>Partes podem ser indicadas pelo sufixo -del.</text:p>
      <text:p text:style-name="P4"/>
      <text:p text:style-name="P4"><text:span text:style-name="T1">Um terço –</text:span> tridel</text:p>
      <text:p text:style-name="P4"/>
      <text:p text:style-name="P4"><text:soft-page-break/><text:tab/>Mas veja só:</text:p>
      <text:p text:style-name="P4"/>
      <text:p text:style-name="P4"><text:span text:style-name="T1">Metade </text:span><text:span text:style-name="T9">(como substantivo) </text:span><text:span text:style-name="T1">–</text:span> dwidel</text:p>
      <text:p text:style-name="P4"><text:span text:style-name="T1">Metade </text:span><text:span text:style-name="T9">(como adjetivo)</text:span><text:span text:style-name="T1"> –</text:span> pwol <text:span text:style-name="T8">(frequentemente usado como prefixo)</text:span></text:p>
      <text:p text:style-name="P4"/>
      <text:p text:style-name="P4"><text:span text:style-name="T1">Pwolter –</text:span> 1,5</text:p>
      <text:p text:style-name="P4"><text:tab/></text:p>
      <text:p text:style-name="P4"><text:tab/>O outro 0,5 é conseguido usando a forma ordinal do próximo número depois de “pwol”. Veja um exemplo:</text:p>
      <text:p text:style-name="P4"/>
      <text:p text:style-name="P4"><text:span text:style-name="T1">Pwolpenkt – </text:span>4,5</text:p>
      <text:p text:style-name="P4"/>
      <text:h text:style-name="P46" text:outline-level="1">TEMPO</text:h>
      <text:p text:style-name="P4"/>
      <text:p text:style-name="P4"><text:tab/>Para indicar o dia de um mês, nós colocamos o “dien” atrás do número cardinal da data.</text:p>
      <text:p text:style-name="P4"/>
      <text:p text:style-name="P11"><text:bookmark-start text:name="__DdeLink__36653_1708279209"/>Dien sept september mil octcent dwogim dwo, Brasilu bihsit independent</text:p>
      <text:p text:style-name="P4">No dia sete de setembro de mil oitocentos e vinte e dois o Brasil se tornou independente<text:bookmark-end text:name="__DdeLink__36653_1708279209"/></text:p>
      <text:p text:style-name="P4"/>
      <text:p text:style-name="P23">Dien quar jul mil septcent septgim six, ia Uniet Stats bihr independent</text:p>
      <text:p text:style-name="P22">No dia quatro de julho de mil setecentos e setenta e seis os Estados Unidos se tornou independente</text:p>
      <text:p text:style-name="P4"/>
      <text:p text:style-name="P4"><text:tab/>Eis os dias da semana:</text:p>
      <text:p text:style-name="P4"/>
      <text:p text:style-name="P4"><text:span text:style-name="T1">Mingo {mIngo} –</text:span> Domingo</text:p>
      <text:p text:style-name="P4"><text:span text:style-name="T1">Mundie </text:span><text:span text:style-name="T29">{mundI:}</text:span><text:span text:style-name="T1"> –</text:span> Segunda-feira</text:p>
      <text:p text:style-name="P4"><text:span text:style-name="T1">Ardie </text:span><text:bookmark-start text:name="__DdeLink__53357_1870019565"/><text:span text:style-name="T1">{ardI:}</text:span><text:bookmark-end text:name="__DdeLink__53357_1870019565"/><text:span text:style-name="T1"> –</text:span> Terça-feira</text:p>
      <text:p text:style-name="P4"><text:span text:style-name="T1">Credie </text:span><text:span text:style-name="T29">{krëdI:} </text:span><text:span text:style-name="T1">–</text:span> Quarta-feira</text:p>
      <text:p text:style-name="P4"><text:span text:style-name="T1">Khamsi </text:span><text:bookmark-start text:name="__DdeLink__53365_1870019565"/><text:span text:style-name="T1">{qAmsi} </text:span><text:bookmark-end text:name="__DdeLink__53365_1870019565"/><text:span text:style-name="T1">–</text:span> Quinta-feira</text:p>
      <text:p text:style-name="P4"><text:span text:style-name="T1">Juma </text:span><text:span text:style-name="T29">{jUma} </text:span><text:span text:style-name="T1">–</text:span> Sexta-feira</text:p>
      <text:p text:style-name="P4"><text:span text:style-name="T1">Sabd </text:span><text:bookmark-start text:name="__DdeLink__53370_1870019565"/><text:span text:style-name="T1">{sabd}</text:span><text:bookmark-end text:name="__DdeLink__53370_1870019565"/><text:span text:style-name="T1"> –</text:span> Sábado</text:p>
      <text:p text:style-name="P4"/>
      <text:p text:style-name="P4"><text:tab/>Eis os meses:</text:p>
      <text:p text:style-name="P4"/>
      <text:p text:style-name="P4"><text:span text:style-name="T1">Januar </text:span><text:bookmark-start text:name="__DdeLink__53376_1870019565"/><text:span text:style-name="T1">{januAr}</text:span><text:bookmark-end text:name="__DdeLink__53376_1870019565"/><text:span text:style-name="T1"> –</text:span> Janeiro</text:p>
      <text:p text:style-name="P4"><text:span text:style-name="T1">Februar {februAr} –</text:span> Fevereiro</text:p>
      <text:p text:style-name="P4"><text:span text:style-name="T1">Mart {mart} –</text:span> Março</text:p>
      <text:p text:style-name="P4"><text:span text:style-name="T1">Aprile {aprIl} –</text:span> Abril</text:p>
      <text:p text:style-name="P4"><text:span text:style-name="T1">Mai {mä} – </text:span>Maio</text:p>
      <text:p text:style-name="P4"><text:span text:style-name="T1">Jun {jun} –</text:span> Junho</text:p>
      <text:p text:style-name="P4"><text:span text:style-name="T1">Jul {jul} – </text:span>Julho</text:p>
      <text:p text:style-name="P4"><text:span text:style-name="T1">August {aogUst} –</text:span> Agosto</text:p>
      <text:p text:style-name="P4"><text:span text:style-name="T1">September {sëptEmbër} –</text:span> Setembro</text:p>
      <text:p text:style-name="P4"><text:span text:style-name="T1">October {oktObër} –</text:span> Outubro</text:p>
      <text:p text:style-name="P4"><text:span text:style-name="T1">November {novEmbër} –</text:span> Novembro</text:p>
      <text:p text:style-name="P4"><text:soft-page-break/><text:span text:style-name="T1">December {dëtsEmbër} –</text:span> Dezembro</text:p>
      <text:p text:style-name="P4"/>
      <text:p text:style-name="P4"><text:tab/>Para indicar as horas, a melhor maneira é colocar o número da hora antes de “saat” {saAt} seguido do número dos minutos.</text:p>
      <text:p text:style-name="P4"/>
      <text:p text:style-name="P4"><text:span text:style-name="T1">18:49 –</text:span> octdem saat quargim nev</text:p>
      <text:p text:style-name="P4"><text:span text:style-name="T1">05:00 –</text:span> penk saat</text:p>
      <text:p text:style-name="P4"/>
      <text:p text:style-name="P4"><text:tab/>Para indicar uma determina década, como “os anos 70”, você informa o ano mais a terminação -tias.</text:p>
      <text:p text:style-name="P4"/>
      <text:p text:style-name="P4"><text:span text:style-name="T1">Ia 1970 –</text:span> <text:span text:style-name="T1">Ia mil nevcent septgimtias –</text:span> os anos (19)70</text:p>
      <text:p text:style-name="P4"/>
      <text:p text:style-name="P4"><text:tab/>Um advérbio de período de tempo pode ser feito através da terminação -s.</text:p>
      <text:p text:style-name="P4"/>
      <text:p text:style-name="P4"><text:span text:style-name="T1">I beis, qui wey eiskwmos, appareihnt noct</text:span><text:span text:style-name="T3">s</text:span><text:span text:style-name="T1"> –</text:span> as abelhas, que nós queremos, aparecem à noite</text:p>
      <text:p text:style-name="P4"/>
      <text:p text:style-name="P4"><text:tab/>O presente período de tempo pode ser indicado pelo prefixo ho-:</text:p>
      <text:p text:style-name="P4"/>
      <text:p text:style-name="P4"><text:span text:style-name="T1">Esta noite – </text:span>honoct</text:p>
      <text:p text:style-name="P4"><text:span text:style-name="T1">Esta tarde –</text:span><text:span text:style-name="T5"> hovesper</text:span></text:p>
      <text:p text:style-name="P4"/>
      <text:p text:style-name="P4"><text:tab/>Mas “hoje” e “esta manhã” são feitos das seguintes formas:</text:p>
      <text:p text:style-name="P4"/>
      <text:p text:style-name="P4"><text:span text:style-name="T1">Hoje –</text:span> hoyd</text:p>
      <text:p text:style-name="P4"><text:span text:style-name="T1">Esta manhã –</text:span> Todeghern</text:p>
      <text:p text:style-name="P4"/>
      <text:p text:style-name="P4"><text:tab/>Um verbo que indica o período de tempo gasto pode ser feito com o prefixo (u)per-.</text:p>
      <text:p text:style-name="P4"/>
      <text:p text:style-name="P4"><text:span text:style-name="T1">Passe ad upernocte in mien dom – </text:span>passe a noite em minha casa</text:p>
      <text:p text:style-name="P4"><text:span text:style-name="T1">Uperdienam in id farm –</text:span> passamos o dia na fazenda</text:p>
      <text:p text:style-name="P4"/>
      <text:p text:style-name="P4"><text:tab/>Eis as traduções para “amanhã”, “ontem” e variações:</text:p>
      <text:p text:style-name="P4"/>
      <text:p text:style-name="P4"><text:span text:style-name="T1">Amanhã –</text:span> cras</text:p>
      <text:p text:style-name="P4"><text:span text:style-name="T1">Ontem – </text:span>ghes</text:p>
      <text:p text:style-name="P4"><text:span text:style-name="T1">Depois de amanhã –</text:span> poscras</text:p>
      <text:p text:style-name="P4"><text:span text:style-name="T1">De ontem –</text:span> ghestern</text:p>
      <text:p text:style-name="P4"><text:span text:style-name="T1">Anteontem –</text:span> preghes {prëgEs}</text:p>
      <text:p text:style-name="P4"/>
      <text:p text:style-name="P4"><text:tab/>Mais palavras importantes:</text:p>
      <text:p text:style-name="P4"/>
      <text:p text:style-name="P4"><text:span text:style-name="T1">De hora em hora –</text:span> horlong</text:p>
      <text:p text:style-name="P4"><text:span text:style-name="T1">Semana passada –</text:span> perhvdi {pEr(h)vdi} </text:p>
      <text:p text:style-name="P4"><text:span text:style-name="T1">Toda vez –</text:span> stets <text:span text:style-name="T8">(em geral usado para comparações)</text:span></text:p>
      <text:p text:style-name="P4"><text:span text:style-name="T1">Em tempos passados –</text:span> xiawngja {ksyAwngja}</text:p>
      <text:p text:style-name="P4"><text:soft-page-break/><text:span text:style-name="T1">Noite passada –</text:span> yarlay {yarlAy}</text:p>
      <text:p text:style-name="P4"><text:bookmark-start text:name="__DdeLink__53414_1870019565"/><text:span text:style-name="T1">Dia &amp; noite </text:span><text:span text:style-name="T9">(24 horas)</text:span><text:span text:style-name="T1"> –</text:span> yawm {yAwm}<text:bookmark-end text:name="__DdeLink__53414_1870019565"/></text:p>
      <text:p text:style-name="P4"/>
      <text:h text:style-name="P46" text:outline-level="1">CORRELATIVOS</text:h>
      <text:p text:style-name="P4"/>
      <text:p text:style-name="P4"><text:tab/>São palavras criadas afixando certas partículas aos pronomes interrogativos ou outras palavras, como “anghen” <text:span text:style-name="T8">(pessoa)</text:span>, “ject” <text:span text:style-name="T8">(coisa)</text:span> e “loc” <text:span text:style-name="T8">(lugar)</text:span>.</text:p>
      <text:p text:style-name="P4"/>
      <text:p text:style-name="P4"><text:span text:style-name="T1">Sem- {sem} – </text:span>algum</text:p>
      <text:p text:style-name="P4"><text:span text:style-name="T1">-quid {kid} –</text:span> qualquer <text:span text:style-name="T8">(completa incerteza, é pejorativo)</text:span></text:p>
      <text:p text:style-name="P37"><text:span text:style-name="T15">Is lehct quodquid –</text:span><text:span text:style-name="T14"> </text:span><text:span text:style-name="T8">uma boa tradução seria “</text:span><text:span text:style-name="T8">ele </text:span><text:span text:style-name="T8">não </text:span><text:span text:style-name="T8">está dizendo </text:span><text:span text:style-name="T8">coisa com coisa”</text:span></text:p>
      <text:p text:style-name="P4"><text:span text:style-name="T1">-gvonc {gvonk} –</text:span> está entre “algum” e “qualquer”</text:p>
      <text:p text:style-name="P37"><text:span text:style-name="T1">Ne has clus id dwer. Quelgvonc ghehdiet entre id dom – </text:span>você não fechou a porta. Qualquer um poderia entrar na casa</text:p>
      <text:p text:style-name="P4"><text:span text:style-name="T1">-kwe {kwë} –</text:span> tanto faz, quer que seja</text:p>
      <text:p text:style-name="P38"><text:span text:style-name="T1">… </text:span><text:span text:style-name="T1">i</text:span><text:span text:style-name="T1">r gwelsa brungend quodkwe spalt iom armurs <text:s/>–</text:span> … suas lâminas tomando vantagem de cada divisão das armaduras</text:p>
      <text:p text:style-name="P4"><text:span text:style-name="T1">-libt {libd} –</text:span> o que quiser</text:p>
      <text:p text:style-name="P37"><text:span text:style-name="T1">Cheus quodlibt fustan {tcös kwOdlibt fustAn} – </text:span>Escolha qualquer saia <text:span text:style-name="T8">(o que você preferir)</text:span></text:p>
      <text:p text:style-name="P4"/>
      <text:p text:style-name="P4"><text:tab/>Uma comparação para melhor entendimento, as duas frases abaixo significam “qualquer sapato é útil para mim” ou “qualquer sapato me serve”:</text:p>
      <text:p text:style-name="P37"><text:span text:style-name="T1">Quodquid schou est util pro me:</text:span> significa que a pessoa não se importa qual sapato será usado pelo pé dela</text:p>
      <text:p text:style-name="P39"><text:span text:style-name="T1">Quodkwe schou est util pro me:</text:span> é mais sério</text:p>
      <text:p text:style-name="P4"/>
      <text:p text:style-name="P4"><text:tab/>Outro exemplo:</text:p>
      <text:p text:style-name="P37"><text:span text:style-name="T1">Ia sayct quodquid – </text:span>ela diz coisa com coisa <text:span text:style-name="T8">(é uma maluca)</text:span></text:p>
      <text:p text:style-name="P39"><text:span text:style-name="T1">Ia sayct quodkwe –</text:span> ela diz qualquer coisa <text:span text:style-name="T8">(significa provavelmente que </text:span><text:span text:style-name="T8">ela é uma intelectual que conhece diversas áreas)</text:span></text:p>
      <text:p text:style-name="P4"/>
      <text:p text:style-name="P4"><text:span text:style-name="T1">Semanghen, semquel {semAngën, semkEl} –</text:span> alguém</text:p>
      <text:p text:style-name="P4"><text:span text:style-name="T1">Quelgvonc {këlgvOnk} –</text:span> alguém / qualquer um</text:p>
      <text:p text:style-name="P4"><text:span text:style-name="T1">Cadanghen {kadAngën} –</text:span> todo mundo, cada um</text:p>
      <text:p text:style-name="P4"><text:span text:style-name="T1">Quodquid {kwOdkid} –</text:span> qualquer coisa <text:span text:style-name="T8">(sentido pejorativo)</text:span></text:p>
      <text:p text:style-name="P19"><text:span text:style-name="T1">Quodgvonc {kwodgvOnk} –</text:span> qualquer coisa</text:p>
      <text:p text:style-name="P4"><text:span text:style-name="T1">Quodkwe {kwOdkwë} –</text:span> qualquer, tanto faz, quer que seja</text:p>
      <text:p text:style-name="P4"><text:span text:style-name="T1">Quiskwe {kIskwë} –</text:span> quem quer que, seja quem for</text:p>
      <text:p text:style-name="P4"/>
      <text:p text:style-name="P59"><text:span text:style-name="T8">Para dizer frases como “não vejo nada”, você pode dizer “ne vido ject”, usa-se o “ject” nesses casos quando em frases negativas. Mas uma melhor tradução para essa frase seria “vido neid”. Quando se trata de pessoas usamos a palavra “anghen”.</text:span></text:p>
      <text:p text:style-name="P4"/>
      <text:p text:style-name="P4"><text:span text:style-name="T1">Ma? {ma} –</text:span> por quê?</text:p>
      <text:p text:style-name="P4"><text:span text:style-name="T1">Itak {itAk} –</text:span> é por isso</text:p>
      <text:p text:style-name="P4"><text:soft-page-break/></text:p>
      <text:p text:style-name="P4"><text:span text:style-name="T1">Kam? {kam} –</text:span> como?; como <text:span text:style-name="T8">(comparativo de equidade)</text:span> <text:span text:style-name="T8">{essa palavra também significa o verbo “gostar”}</text:span></text:p>
      <text:p text:style-name="P4"><text:span text:style-name="T1">Katha {kA§a} –</text:span> como isso, como aquilo</text:p>
      <text:p text:style-name="P4"><text:span text:style-name="T1">Ka {ka} –</text:span> como um <text:span text:style-name="T8">(qualidade, função)</text:span></text:p>
      <text:p text:style-name="P4"><text:span text:style-name="T1">It(han) {it}/{i§An} –</text:span> então, desse modo, dessa forma, deste jeito, desta maneira</text:p>
      <text:p text:style-name="P4"><text:span text:style-name="T1">Zowngschie {dzowngcI:} /dzowŋ'ʃi/ –</text:span> de qualquer maneira, de qualquer forma, qualquer jeito</text:p>
      <text:p text:style-name="P4"/>
      <text:p text:style-name="P4"><text:span text:style-name="T1">-med {med} –</text:span> <text:span text:style-name="T8">sufixado a um pronome no genitivo, tem o significado de “com”/“através de” + instrumento. quosmed {kwOsmëd} (com o quê? / Por que meios?); tosmed {tOsmëd} (com isso / através desse meio)</text:span></text:p>
      <text:p text:style-name="P4"/>
      <text:p text:style-name="P4"><text:span text:style-name="T1">Quayt {kwayt} –</text:span> quanto</text:p>
      <text:p text:style-name="P4"><text:span text:style-name="T1">Tant {tant} –</text:span> tanto</text:p>
      <text:p text:style-name="P4"/>
      <text:p text:style-name="P4"><text:span text:style-name="T1">Semanghen, semquis, semqua {semAngën, semkis, semkwA} –</text:span> alguém</text:p>
      <text:p text:style-name="P4"><text:span text:style-name="T1">Fulan {fulAn} –</text:span> qualquer, sem importância</text:p>
      <text:p text:style-name="P4"><text:span text:style-name="T1">Vasyanghen {vasyAngën} –</text:span> todo mundo</text:p>
      <text:p text:style-name="P4"><text:span text:style-name="T1">Nimen, neanghen {nImën, neAngën} –</text:span> ninguém</text:p>
      <text:p text:style-name="P4"/>
      <text:p text:style-name="P4"><text:span text:style-name="T1">Quer {ker} –</text:span> onde</text:p>
      <text:p text:style-name="P4"><text:span text:style-name="T1">Quetro {kEtro} –</text:span> aonde, para onde</text:p>
      <text:p text:style-name="P4"><text:span text:style-name="T1">Quetos / quois {kEtos / kwoys} –</text:span> de onde</text:p>
      <text:p text:style-name="P4"><text:span text:style-name="T1">Her {her} –</text:span> aqui</text:p>
      <text:p text:style-name="P4"><text:span text:style-name="T1">Hetro {hEtro} –</text:span> para cá</text:p>
      <text:p text:style-name="P4"><text:span text:style-name="T1">Hetos / Hois {hEtos / hoys} –</text:span> daqui</text:p>
      <text:p text:style-name="P4"><text:span text:style-name="T1">Ter {ter} –</text:span> lá</text:p>
      <text:p text:style-name="P4"><text:span text:style-name="T1">Tetro {tEtro} –</text:span> acolá, até lá</text:p>
      <text:p text:style-name="P4"><text:span text:style-name="T1">Tetos / tois {tEtos / toys} –</text:span> de lá, dali</text:p>
      <text:p text:style-name="P4"><text:span text:style-name="T1">Cer {tser} –</text:span> além</text:p>
      <text:p text:style-name="P4"><text:span text:style-name="T1">Cetro {tsEtro} –</text:span> ao além</text:p>
      <text:p text:style-name="P4"><text:span text:style-name="T1">Cetos / ciois {tsEtos / tsyoys} –</text:span> do além</text:p>
      <text:p text:style-name="P4"><text:span text:style-name="T1">Semloc/semquer, semtro, semtos {semlOk/semkEr, sEmtro, sEmtos} –</text:span> algum lugar, alguma parte</text:p>
      <text:p text:style-name="P4"><text:span text:style-name="T1">Quantloc/quanter, quantro, quantos/quantois {kwantlOk/kwAntër, kwAntro, kwAntos/kwantOys} –</text:span> todo lugar, toda parte</text:p>
      <text:p text:style-name="P4"><text:span text:style-name="T1">Neidloc/nequer, netro, netos {neydlOk/neker, nEtro, nEtos} –</text:span> nenhum lugar, nenhuma parte</text:p>
      <text:p text:style-name="P4"><text:span text:style-name="T1">Alyer, altro, altos/alyois {Alyer, Altro, Altos/alyOys} –</text:span> em outro lugar</text:p>
      <text:p text:style-name="P4"><text:tab/>“Esquerda” e “direita” são representados respectivamente por “lev(ter)” e “dex(ter)”, naturalmente que são possíveis formas como levtro/dextro, levtos/dextos.</text:p>
      <text:p text:style-name="P4"><text:tab/>“Lado de fora” e “lado de dentro” são representados respectivamente por “exo” e “eni” <text:span text:style-name="T8">(palavras irregulares)</text:span>, são possíveis formas como extro/extos, entro/entos.</text:p>
      <text:p text:style-name="P4"><text:tab/>Um advérbio de direção pode ser feito com o sufix -worts, como em “Vasya fluvs sreunt marworts” {vAsya fluvz srönt marwOrtz} (todos os rios <text:soft-page-break/>fluem em direção ao mar).</text:p>
      <text:p text:style-name="P4"><text:tab/>Um advérbio de localidade pode ser feito, raramente, com a terminação -i.</text:p>
      <text:p text:style-name="P4"><text:span text:style-name="T1">Ghomi {gOmi} – </text:span>no chão, em baixo</text:p>
      <text:p text:style-name="P4"><text:span text:style-name="T1">Urbi {Urbi} –</text:span> na cidade</text:p>
      <text:p text:style-name="P4"><text:span text:style-name="T1">Domi {dOmi} –</text:span> em casa</text:p>
      <text:p text:style-name="P4"><text:span text:style-name="T1">Hemi {hEmi} –</text:span> no lar</text:p>
      <text:p text:style-name="P4"><text:tab/><text:span text:style-name="T8">“Cima” é “ub” e “baixo” é “ghom”</text:span></text:p>
      <text:p text:style-name="P19"><text:span text:style-name="T1">Aptos {Aptos} –</text:span> de trás</text:p>
      <text:p text:style-name="P19"/>
      <text:p text:style-name="P4"><text:span text:style-name="T1">Unte {Untë} –</text:span> “por onde?”, “através” ou “durante”</text:p>
      <text:p text:style-name="P4"/>
      <text:p text:style-name="P4"><text:span text:style-name="T1">Qualg? {kwalg} –</text:span> que tipo?</text:p>
      <text:p text:style-name="P4"><text:span text:style-name="T1">Solg, talg {solg, talg} –</text:span> tal</text:p>
      <text:p text:style-name="P4"/>
      <text:p text:style-name="P4"><text:span text:style-name="T1">Quod? {kwod} –</text:span> o quê?</text:p>
      <text:p text:style-name="P4"><text:span text:style-name="T1">Semject, semquod {semjEkt, semkwOd} –</text:span> alguma coisa</text:p>
      <text:p text:style-name="P4"><text:span text:style-name="T1">Quant(o/um) {kwAnt(o/um)} –</text:span> tudo</text:p>
      <text:p text:style-name="P4"><text:span text:style-name="T1">Khich {qitc} –</text:span> nada mesmo, nada demais</text:p>
      <text:p text:style-name="P33">Quant- pode servir como pronome relativo, basta adicionar os finais de declinação a ele.</text:p>
      <text:p text:style-name="P4"/>
      <text:p text:style-name="P4"><text:span text:style-name="T1">Quan(do) {kwAn(do)}? –</text:span> quando?</text:p>
      <text:p text:style-name="P4"><text:span text:style-name="T1">Kun {kun} –</text:span> quando, que <text:span text:style-name="T8">(expressão de tempo)</text:span></text:p>
      <text:p text:style-name="P32"><text:span text:style-name="T1">Kun gnahsim, mien scol dar ne existit –</text:span> quando nasci, minha escola ainda não existia</text:p>
      <text:p text:style-name="P32"><text:span text:style-name="T1">Ye id dien kun is mohr, vasyi buir trauric –</text:span> No dia em que ele morreu, todos ficaram tristes</text:p>
      <text:p text:style-name="P4"><text:span text:style-name="T1">Yando {yAndo} –</text:span><text:span text:style-name="T5"> às vezes, </text:span>algumas vezes</text:p>
      <text:p text:style-name="P4"><text:span text:style-name="T1">Ops {ops} –</text:span> frequentemente</text:p>
      <text:p text:style-name="P4"><text:span text:style-name="T1">Nun {nun} –</text:span> agora</text:p>
      <text:p text:style-name="P4"><text:span text:style-name="T1">Yant {yant} –</text:span> assim que, tão logo, logo que</text:p>
      <text:p text:style-name="P4"><text:span text:style-name="T1">Tun {tun} –</text:span> então</text:p>
      <text:p text:style-name="P4"><text:span text:style-name="T1">Semper {sEmpër} –</text:span> sempre</text:p>
      <text:p text:style-name="P4"><text:span text:style-name="T1">Naiw(o) {nÄw(o)} –</text:span> nunca</text:p>
      <text:p text:style-name="P4"><text:span text:style-name="T1">Nuntos {nUntos} –</text:span> a partir de agora, desde agora, daqui em diante</text:p>
      <text:p text:style-name="P4"><text:span text:style-name="T1">Tuntos {tUntos} –</text:span> por este tempo, para esta época</text:p>
      <text:p text:style-name="P4"/>
      <text:p text:style-name="P4"><text:span text:style-name="T1">Hol {hol} –</text:span> todo, completo, inteiro <text:span text:style-name="T8">(adjetivo)</text:span></text:p>
      <text:p text:style-name="P4"><text:span text:style-name="T1">Alnos {Alnos} –</text:span> completamente, totalmente <text:span text:style-name="T8">(advérbio)</text:span></text:p>
      <text:p text:style-name="P4"><text:span text:style-name="T1">Ceter {tsEtër} –</text:span> todos os outros, o restante</text:p>
      <text:p text:style-name="P4"/>
      <text:p text:style-name="P4"><text:span text:style-name="T1">Ielg {yelg} –</text:span> cada <text:span text:style-name="T8">(para mais de dois)</text:span></text:p>
      <text:p text:style-name="P4"><text:span text:style-name="T1">Ieter {yEtër} –</text:span> cada <text:span text:style-name="T8">(para um grupo de dois)</text:span></text:p>
      <text:p text:style-name="P4"><text:span text:style-name="T1">Cada {kAda} –</text:span> todos, qualquer</text:p>
      <text:p text:style-name="P4"/>
      <text:h text:style-name="P46" text:outline-level="1">OS VERBOS</text:h>
      <text:p text:style-name="P4"/>
      <text:p text:style-name="P4"><text:tab/>Ah, os verbos… </text:p>
      <text:p text:style-name="P4"><text:soft-page-break/></text:p>
      <text:p text:style-name="P4"><text:tab/>Com exceção de três verbos, “ses” {ses}, “habe” {hab} e “woide” {woyd}, os demais verbos são regulares, você só precisa prestar atenção que em alguns casos, previstos pelas regras ortográficas.</text:p>
      <text:p text:style-name="P4"/>
      <text:p text:style-name="P4"><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radical</text:span>. Eu quero que isso fique claro desde já, as traduções dos verbos do sambahsa serão disponibilizadas no infinitivo, mesmo quando os verbos estejam em sua forma original (somente o radical). Por exemplo: a palavra “sedd”, como verbo, eu traduzo como “sentar”(infinitivo do português), mas “sentar” no infinitivo do sambahsa é “sedde”, não “sedd”.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4"/>
      <text:p text:style-name="P4"><text:tab/>Bom, vamos conhecer os verbos irregulares:</text:p>
      <text:p text:style-name="P4"/>
      <text:p text:style-name="P4"><text:span text:style-name="T1">Es {es} –</text:span> ser / estar</text:p>
      <text:p text:style-name="P4"><text:span text:style-name="T1">Hab {hab} –</text:span> ter</text:p>
      <text:p text:style-name="P4"><text:span text:style-name="T1">Woid {woyd} – </text:span>saber</text:p>
      <text:p text:style-name="P4"/>
      <text:p text:style-name="P4"><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4"/>
      <text:h text:style-name="P3" text:outline-level="2">PRESENTE</text:h>
      <text:p text:style-name="P4"/>
      <text:p text:style-name="P4"><text:tab/>Você já conhece a conjugação do verbo “es” no presente, mas não custa repeti-los:</text:p>
      <text:p text:style-name="P4"/>
      <text:p text:style-name="P4"><text:bookmark-start text:name="__DdeLink__35925_433530823"/><text:span text:style-name="T1">Som {som} –</text:span> sou / estou</text:p>
      <text:p text:style-name="P4"><text:span text:style-name="T1">Es {es} –</text:span> és / estás</text:p>
      <text:p text:style-name="P4"><text:span text:style-name="T1">Est {est} –</text:span> é / está</text:p>
      <text:p text:style-name="P4"><text:span text:style-name="T1">Smos {smos} –</text:span> somos / estamos</text:p>
      <text:p text:style-name="P4"><text:span text:style-name="T1">Ste {ste} –</text:span> sóis /estais</text:p>
      <text:p text:style-name="P4"><text:span text:style-name="T1">Sont {sont} –</text:span> são / estão<text:bookmark-end text:name="__DdeLink__35925_433530823"/></text:p>
      <text:p text:style-name="P4"/>
      <text:p text:style-name="P35">O verbo “ste” é pronunciado {ste} porque {st} não é uma pronúncia viável.</text:p>
      <text:p text:style-name="P4"/>
      <text:p text:style-name="P4"><text:tab/><text:bookmark-start text:name="__DdeLink__35927_433530823"/>Os pronomes foram omitidos, mas você é livre para usá-los também. Veja a mesmíssima conjugação da de cima, mas com os pronomes:</text:p>
      <text:p text:style-name="P4"/>
      <text:p text:style-name="P4"><text:span text:style-name="T1">Io som {yo som} –</text:span> sou / estou</text:p>
      <text:p text:style-name="P4"><text:span text:style-name="T1">Tu es {tu es} –</text:span> és / estás</text:p>
      <text:p text:style-name="P4"><text:span text:style-name="T1">Is/Ia/Id/El est {is/ya/id/el est} –</text:span> é / está</text:p>
      <text:p text:style-name="P4"><text:soft-page-break/><text:span text:style-name="T1">Wey smos {wey smos} –</text:span> somos / estamos</text:p>
      <text:p text:style-name="P4"><text:span text:style-name="T1">Yu Ste {yu ste} –</text:span> sóis /estais</text:p>
      <text:p text:style-name="P4"><text:span text:style-name="T1">Ies/Ias/Ia/I sont {yes/yas/ya/i sont} –</text:span> eles são / estão</text:p>
      <text:p text:style-name="P4"/>
      <text:p text:style-name="P4"><text:tab/>A partir daqui vou omitir os pronomes nas conjugações, mas saiba que você pode usá-los.<text:bookmark-end text:name="__DdeLink__35927_433530823"/></text:p>
      <text:p text:style-name="P4"/>
      <text:p text:style-name="P4"><text:tab/>Agora vamos conhecer a conjugação dos verbos “hab” e “woid”:</text:p>
      <text:p text:style-name="P4"/>
      <text:p text:style-name="P4"><text:span text:style-name="T1">Ho {ho} –</text:span> tenho</text:p>
      <text:p text:style-name="P4"><text:span text:style-name="T1">Has {has} –</text:span> tens</text:p>
      <text:p text:style-name="P4"><text:span text:style-name="T1">Hat {hat} –</text:span> tem</text:p>
      <text:p text:style-name="P4"><text:span text:style-name="T1">Habmos / Hams {hAbmos / hams} –</text:span> temos</text:p>
      <text:p text:style-name="P4"><text:span text:style-name="T1">Yu habte {yu habd} –</text:span> tendes</text:p>
      <text:p text:style-name="P4"><text:span text:style-name="T1">Habent / Hant {hAbënt / hant} –</text:span> têm</text:p>
      <text:p text:style-name="P4"/>
      <text:p text:style-name="P4"><text:span text:style-name="T1">Woidim {wOydim} –</text:span> sei</text:p>
      <text:p text:style-name="P4"><text:span text:style-name="T1">Woidst(a) {wOydst(a)} –</text:span> sabes</text:p>
      <text:p text:style-name="P4"><text:span text:style-name="T1">Woidit {wOydit} –</text:span> sabe</text:p>
      <text:p text:style-name="P4"><text:span text:style-name="T1">Woidam {woydAm} –</text:span> sabemos</text:p>
      <text:p text:style-name="P4"><text:span text:style-name="T1">Woidat {woydAt} – </text:span>sabeis</text:p>
      <text:p text:style-name="P4"><text:span text:style-name="T1">Woideer {woydEër} – </text:span>sabem</text:p>
      <text:p text:style-name="P35">A conjugação do “woid” não é compulsória.</text:p>
      <text:p text:style-name="P4"/>
      <text:p text:style-name="P4"><text:tab/>A conjugação dos verbos no presente é feito com as seguintes terminações:</text:p>
      <text:p text:style-name="P4"/>
      <text:p text:style-name="P4"><text:span text:style-name="T1">1ª pessoa do singular:</text:span> -m <text:span text:style-name="T8">(quando depois de um som de vogal ou {y})</text:span>, -o <text:span text:style-name="T8">(nos demais casos). Se o radical do verbo termina com -e ou se a adicção do -o for incompatível com a acentuação tônica, não adicione nada e use o pronome pessoa “io”.</text:span></text:p>
      <text:p text:style-name="P4"><text:span text:style-name="T1">2ª pessoa do singular:</text:span> -s</text:p>
      <text:p text:style-name="P4"><text:span text:style-name="T1">3ª pessoa do singular:</text:span> -t</text:p>
      <text:p text:style-name="P4"><text:span text:style-name="T1">1ª pessoa do plural:</text:span> -m(o)s <text:span text:style-name="T8">(use o que for compatível com a acentuação tônica)</text:span></text:p>
      <text:p text:style-name="P4"><text:span text:style-name="T1">2ª pessoa do plural:</text:span> -t(e)</text:p>
      <text:p text:style-name="P4"><text:span text:style-name="T1">3ª pessoa do plural:</text:span> -(e)nt, -e <text:span text:style-name="T8">(use o que for compatível com a acentuação tônica)</text:span></text:p>
      <text:p text:style-name="P4"/>
      <text:p text:style-name="P4"><text:tab/>Vejamos um exemplo:</text:p>
      <text:p text:style-name="P4"/>
      <text:p text:style-name="P4"><text:span text:style-name="T1">Eu te amo –</text:span> te lieubho {te lyÖbo}</text:p>
      <text:p text:style-name="P4"><text:span text:style-name="T1">Tu me amas –</text:span> me lieubhs {me lyÖbs}</text:p>
      <text:p text:style-name="P4"><text:span text:style-name="T1">Ela o ama –</text:span> ia lieubht iom {ya lyÖbt yom}</text:p>
      <text:p text:style-name="P4"><text:span text:style-name="T1">O cachorro ama a mulher –</text:span><text:span text:style-name="T5"> el</text:span> kwaun lieubht iam gwen {el kwAon lyöbt yam gwen}</text:p>
      <text:p text:style-name="P4"><text:span text:style-name="T1">Nós as amamos –</text:span> lieubhmos ians {lyÖbmos yans}</text:p>
      <text:p text:style-name="P4"><text:span text:style-name="T1">Vós nos amais –</text:span> yu lieubhte nos {yu lyÖbt nos}</text:p>
      <text:p text:style-name="P4"><text:span text:style-name="T1">Eles me amam –</text:span> ies lieubhent me {yes lyÖbënt me}</text:p>
      <text:p text:style-name="P4"><text:soft-page-break/></text:p>
      <text:p text:style-name="P32">Como, geralmente, os pronomes são facilmente identificados (se eles são nominativos, acusativos, etc) você é livre para mudar a ordem deles na frase, mas mantenha o bom senso para o bom entendimento. Você pode dizer também: <text:bookmark-start text:name="__DdeLink__35952_433530823"/><text:bookmark-start text:name="__DdeLink__35959_433530823"/><text:bookmark-start text:name="__DdeLink__35947_433530823"/><text:span text:style-name="T28">lieubho te, lieubhs </text:span><text:bookmark-end text:name="__DdeLink__35947_433530823"/><text:span text:style-name="T28">me</text:span><text:bookmark-end text:name="__DdeLink__35952_433530823"/><text:bookmark-end text:name="__DdeLink__35959_433530823"/><text:span text:style-name="T28">, </text:span><text:bookmark-start text:name="__DdeLink__35963_433530823"/><text:span text:style-name="T28">io </text:span><text:bookmark-start text:name="__DdeLink__35947_4335308231"/><text:span text:style-name="T28">lieubho te, tu lieubhs </text:span><text:bookmark-end text:name="__DdeLink__35947_4335308231"/><text:span text:style-name="T28">me</text:span><text:bookmark-end text:name="__DdeLink__35963_433530823"/><text:span text:style-name="T28">, </text:span><text:span text:style-name="T28">te </text:span><text:bookmark-start text:name="__DdeLink__35947_43353082311"/><text:span text:style-name="T28">lieubho io, me lieubhs </text:span><text:bookmark-end text:name="__DdeLink__35947_43353082311"/><text:span text:style-name="T28">tu.</text:span></text:p>
      <text:p text:style-name="P4"/>
      <text:p text:style-name="P4"><text:tab/>Mais um exemplo para fixar bem:</text:p>
      <text:p text:style-name="P4"/>
      <text:p text:style-name="P4"><text:span text:style-name="T1">Aprendo sambahsa –</text:span> euco sambahsa {Öko sambA:sa}</text:p>
      <text:p text:style-name="P4"><text:span text:style-name="T1">Aprendes sambahsa –</text:span> eucs sambahsa {öks sambA:sa}</text:p>
      <text:p text:style-name="P4"><text:span text:style-name="T1">Aprende sambahsa –</text:span> euct sambahsa {ökt sambA:sa}</text:p>
      <text:p text:style-name="P4"><text:span text:style-name="T1">Aprendemos sambahsa –</text:span> eucmos sambahsa {Ökmos sambA:sa}</text:p>
      <text:p text:style-name="P4"><text:span text:style-name="T1">Aprendeis sambahsa –</text:span> yu eucte sambahsa {yu ökt sambA:sa}</text:p>
      <text:p text:style-name="P4"><text:span text:style-name="T1">Aprendem sambahsa –</text:span> eucent sambahsa {Ötsënt sambA:sa}</text:p>
      <text:p text:style-name="P4"/>
      <text:h text:style-name="P3" text:outline-level="2">BREVE EXPLICAÇÃO SOBRE INFIXOS NASAIS</text:h>
      <text:p text:style-name="P4"/>
      <text:p text:style-name="P4"><text:tab/>Ainda falarei sobre os infixos nasais com mais detalhes em um capítulo apropriado, mas como antes disso eu necessitarei que você tenha uma noção desse assunto, eis aqui uma rápida explicação.</text:p>
      <text:p text:style-name="P4"/>
      <text:p text:style-name="P4"><text:tab/>Um verbo com um infixo nasal é aquele que contém um “e” <text:span text:style-name="T2">não</text:span> acentuado tonicamente que está entre consoantes, sendo que uma dessas consoantes <text:span text:style-name="T2">deve</text:span> ser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4"/>
      <text:p text:style-name="P4"><text:tab/>Veja como funciona:<text:tab/></text:p>
      <text:p text:style-name="P4"/>
      <text:p text:style-name="P4"><text:span text:style-name="T1">Linekw –</text:span> linkw</text:p>
      <text:p text:style-name="P4"><text:span text:style-name="T1">Pregen –</text:span> pregn</text:p>
      <text:p text:style-name="P4"/>
      <text:h text:style-name="P3" text:outline-level="2">PASSADO</text:h>
      <text:p text:style-name="P4"/>
      <text:p text:style-name="P4"><text:tab/>Há dois tempos no passado para o verbo “es”, pretérito perfeito e pretérito imperfeito, enquanto o primeiro informa uma situação pontual no passado, o segundo trata de uma situação que acontecia durante um tempo contínuo e acabou.</text:p>
      <text:p text:style-name="P4"/>
      <text:p text:style-name="P25">Pretérito perfeito</text:p>
      <text:p text:style-name="P4"><text:span text:style-name="T1">Buim {bwim} –</text:span> fui / estive</text:p>
      <text:p text:style-name="P4"><text:span text:style-name="T1">Buist(a) {bwIst(a)} –</text:span> foste / estiveste</text:p>
      <text:p text:style-name="P4"><text:span text:style-name="T1">Buit {bwit} –</text:span> foi / esteve</text:p>
      <text:p text:style-name="P4"><text:span text:style-name="T1">Buam {bwam} –</text:span> fomos / estivemos</text:p>
      <text:p text:style-name="P4"><text:span text:style-name="T1">Buat {bwat} –</text:span> fostes / estivestes</text:p>
      <text:p text:style-name="P4"><text:span text:style-name="T1">Buir {bwir} –</text:span> foram / estiveram</text:p>
      <text:p text:style-name="P4"/>
      <text:p text:style-name="P25"><text:soft-page-break/>Pretérito imperfeito</text:p>
      <text:p text:style-name="P4"><text:span text:style-name="T1">Eem {Eëm} –</text:span> eu era / estava</text:p>
      <text:p text:style-name="P4"><text:span text:style-name="T1">Ees {Eës} –</text:span> tu eras / estavas</text:p>
      <text:p text:style-name="P4"><text:span text:style-name="T1">Eet {Eët} –</text:span> ele era / estava</text:p>
      <text:p text:style-name="P4"><text:span text:style-name="T1">Eemos {Eëmos} –</text:span> éramos / estávamos</text:p>
      <text:p text:style-name="P4"><text:span text:style-name="T1">Yu eete {yu Eët} –</text:span> éreis / estáveis</text:p>
      <text:p text:style-name="P4"><text:span text:style-name="T1">Eent {Eënt} –</text:span> eram / estavam</text:p>
      <text:p text:style-name="P4"/>
      <text:p text:style-name="P4"><text:tab/>Tanto o verbo “hab” quanto o verbo “woid” só possuem o pretérito perfeito.</text:p>
      <text:p text:style-name="P4"/>
      <text:p text:style-name="P4"><text:span text:style-name="T1">Hiebim {hyEbim} –</text:span> tive</text:p>
      <text:p text:style-name="P4"><text:span text:style-name="T1">Hiebst(a) {hyEbst} –</text:span> tiveste</text:p>
      <text:p text:style-name="P4"><text:span text:style-name="T1">Hiebit {hyEbit} –</text:span> teve</text:p>
      <text:p text:style-name="P4"><text:span text:style-name="T1">Hiebam {hyebAm} –</text:span> tivemos</text:p>
      <text:p text:style-name="P4"><text:span text:style-name="T1">Hiebat {hyebAt} –</text:span> tivestes</text:p>
      <text:p text:style-name="P4"><text:span text:style-name="T1">Hiebeer {hyebEër} –</text:span> tiveram</text:p>
      <text:p text:style-name="P4"/>
      <text:p text:style-name="P4"><text:span text:style-name="T1">Woisim {wOyzim} –</text:span> eu soube</text:p>
      <text:p text:style-name="P4"><text:span text:style-name="T1">Woisist {wOyzist} –</text:span> soubeste</text:p>
      <text:p text:style-name="P4"><text:span text:style-name="T1">Woisit {wOyzit} – </text:span>ele/ela soube</text:p>
      <text:p text:style-name="P4"><text:span text:style-name="T1">Woisam {woyzAm} – </text:span>soubemos</text:p>
      <text:p text:style-name="P4"><text:span text:style-name="T1">Woisat {woyzAt} – </text:span>soubestes</text:p>
      <text:p text:style-name="P4"><text:span text:style-name="T1">Woiseer {woyzEër} –</text:span> souberam</text:p>
      <text:p text:style-name="P35">A conjugação do “wois” não é compulsória.</text:p>
      <text:p text:style-name="P4"/>
      <text:p text:style-name="P4"><text:tab/>A conjugação dos verbos no passado é feita com as seguintes terminações:</text:p>
      <text:p text:style-name="P4"/>
      <text:p text:style-name="P4"><text:span text:style-name="T1">1ª pessoa do singular:</text:span> -im</text:p>
      <text:p text:style-name="P4"><text:span text:style-name="T1">2ª pessoa do singular:</text:span> -(i)st(a) <text:span text:style-name="T8">(use o que for compatível com a acentuação tônica)</text:span></text:p>
      <text:p text:style-name="P4"><text:span text:style-name="T1">3ª pessoa do singular:</text:span> -it</text:p>
      <text:p text:style-name="P4"><text:span text:style-name="T1">1ª pessoa do plural:</text:span> -am</text:p>
      <text:p text:style-name="P4"><text:span text:style-name="T1">2ª pessoa do plural:</text:span> -at</text:p>
      <text:p text:style-name="P4"><text:span text:style-name="T1">3ª pessoa do plural:</text:span> -eer <text:span text:style-name="T8">(-r caso o verbo termine com um som de vogal tônica)</text:span></text:p>
      <text:p text:style-name="P4"/>
      <text:p text:style-name="P4"><text:tab/>Entre o radical do verbo e a terminação da conjugação pode vir a ser interessante o uso do -s-, caso o radical do verbo termine com o som de vogal, mas não é obrigatório! Veja um exemplo abaixo:</text:p>
      <text:p text:style-name="P4"><text:span text:style-name="T1">ghyah {gya:} –</text:span> bocejar</text:p>
      <text:p text:style-name="P4"><text:span text:style-name="T1">ghyah + s + it = ghyahsit {gyA:sit} –</text:span> bocejou</text:p>
      <text:p text:style-name="P4"/>
      <text:p text:style-name="P4"><text:tab/>Um exemplo para fixar:</text:p>
      <text:p text:style-name="P4"/>
      <text:p text:style-name="P4"><text:span text:style-name="T1">Franzi a testa –</text:span> brovim {brOvim}</text:p>
      <text:p text:style-name="P4"><text:span text:style-name="T1">Franziste a testa – </text:span>brovist {brOvist} <text:span text:style-name="T8">ou</text:span> brovsta {brOvzta}</text:p>
      <text:p text:style-name="P4"><text:span text:style-name="T1">Franziu a testa –</text:span> brovit {brOvit}</text:p>
      <text:p text:style-name="P4"><text:soft-page-break/><text:span text:style-name="T1">Franzimos a testa –</text:span> brovam {brovAm}</text:p>
      <text:p text:style-name="P4"><text:span text:style-name="T1">Franzistes a testa – </text:span>brovat {brovAt}</text:p>
      <text:p text:style-name="P4"><text:span text:style-name="T1">Franziram a testa –</text:span> broveer {brovEër}</text:p>
      <text:p text:style-name="P32">“Brovista” não é possível porque o “a” mudaria a acentuação tônica da palavra.</text:p>
      <text:p text:style-name="P4"/>
      <text:p text:style-name="P4"><text:tab/>A propósito, “brov” significa também o substantivo “sobrancelha”.</text:p>
      <text:p text:style-name="P18"/>
      <text:p text:style-name="P4"><text:span text:style-name="T1"><text:tab/>Atenção:</text:span> a conjugação de verbos no passado, cujos radicais são alterados, <text:span text:style-name="T2">não</text:span> é compulsória!</text:p>
      <text:p text:style-name="P4"/>
      <text:p text:style-name="P40"><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4"/>
      <text:h text:style-name="P48" text:outline-level="3">NA VERDADE EXISTEM DUAS FORMAS DE REPRESENTAR O PASSADO</text:h>
      <text:p text:style-name="P4"/>
      <text:p text:style-name="P4"><text:tab/>O que você acabou de ver é o passado simples, aquele em que as ações começaram e terminaram no passado e <text:span text:style-name="T3">não</text:span><text:span text:style-name="T2"> deixaram consequências no presente</text:span>. A outra forma verbal do passado é o presente perfeito, em que as ações continuam no presente ou, embora as ações tenham terminado no passado, <text:span text:style-name="T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4"/>
      <text:p text:style-name="P4"><text:tab/>Observe os exemplos abaixo para que você entenda as diferenças (note que os (a)s estão no passado simples enquanto os (b)s estão no presente perfeito):</text:p>
      <text:p text:style-name="P4"/>
      <text:p text:style-name="P4"><text:span text:style-name="T1">(1a) Is gwivit in Rome unte oct yars –</text:span> ele viveu em Roma por oito anos</text:p>
      <text:p text:style-name="P4"><text:span text:style-name="T1">(1b) Is hat gwiwt in Rome unte oct yars –</text:span> ele tem vivido em Roma por oito anos</text:p>
      <text:p text:style-name="P4"><text:span text:style-name="T1">(2a) Ia ghiet iom gouverneur –</text:span> ela conheceu o governador<text:line-break/><text:span text:style-name="T1">(2b) Ia hat ghaten iom gouverneur –</text:span> ela conheceu o governador</text:p>
      <text:p text:style-name="P4"><text:span text:style-name="T1">(3a) Lusim mien cleich –</text:span> perdi minha chave</text:p>
      <text:p text:style-name="P4"><text:span text:style-name="T1">(3b) Ho lusen mien cleich –</text:span> perdi minha chave</text:p>
      <text:p text:style-name="P4"/>
      <text:p text:style-name="P4"><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text:soft-page-break/>consequências como a de ainda não poder entrar na minha própria casa.</text:p>
      <text:p text:style-name="P4"/>
      <text:h text:style-name="P3" text:outline-level="2">INFINITIVO</text:h>
      <text:p text:style-name="P4"/>
      <text:p text:style-name="P4"><text:tab/>Estava esperando que eu fosse falar do tempo futuro agora, não foi? Deixei para falar sobre o tempo futuro na próxima porque precisarei do infinitivo para explicá-lo.</text:p>
      <text:p text:style-name="P4"/>
      <text:p text:style-name="P4"><text:span text:style-name="T1">Ses {ses} –</text:span> ser / estar</text:p>
      <text:p text:style-name="P4"><text:span text:style-name="T1">Habe {hab} –</text:span> ter</text:p>
      <text:p text:style-name="P4"><text:span text:style-name="T1">Woide {woyd} – </text:span>saber</text:p>
      <text:p text:style-name="P4"/>
      <text:p text:style-name="P4"><text:tab/>Verbos terminados em “e” não tônico não mudam:</text:p>
      <text:p text:style-name="P4"/>
      <text:p text:style-name="P4"><text:span text:style-name="T1">Accepte {ak(t)sEpt(ë)} –</text:span> Accepte <text:span text:style-name="T8">(aceitar)</text:span></text:p>
      <text:p text:style-name="P4"/>
      <text:p text:style-name="P4"><text:tab/>Verbos com infixo nasal o “e” sem acentuação tônica é removido e é adicionado o final -es. </text:p>
      <text:p text:style-name="P4"><text:tab/>Verbos com “ei”{ey} ou “eu”{ö} tem essas partes substituídas respectivamente por “i” e “u” e é adicionado o final -es.</text:p>
      <text:p text:style-name="P4"/>
      <text:p text:style-name="P4"><text:span text:style-name="T1">Linekw {lInëkw}</text:span> – linkwes {lInkwës} <text:span text:style-name="T8">(deixar)</text:span></text:p>
      <text:p text:style-name="P4"><text:span text:style-name="T1">Dreiv {dreyv} –</text:span> drives {drivz} <text:span text:style-name="T8">(flutuar)</text:span></text:p>
      <text:p text:style-name="P4"><text:span text:style-name="T1">Ghieul {giÖl} –</text:span> ghiules {gyüls} <text:span text:style-name="T8">(carbonizar)</text:span></text:p>
      <text:p text:style-name="P4"/>
      <text:p text:style-name="P4"><text:tab/>Nos demais casos basta adicionar o final -e caso isso não altere a sílaba tônica, se a sílaba tônica pode ser alterada, então a palavra simplesmente não é modificada.</text:p>
      <text:p text:style-name="P4"/>
      <text:p text:style-name="P4"><text:span text:style-name="T1">Garabat {garabAt} –</text:span> garabate {garabAt} <text:span text:style-name="T8">(rabiscar)</text:span></text:p>
      <text:p text:style-name="P4"><text:span text:style-name="T1">Hinder {hIndër} – </text:span>hinder {hIndër} <text:span text:style-name="T8">(impedir)</text:span></text:p>
      <text:p text:style-name="P4"/>
      <text:p text:style-name="P4"><text:tab/>Vejamos um exemplo prático:</text:p>
      <text:p text:style-name="P4"/>
      <text:p text:style-name="P4"><text:span text:style-name="T1">Tehrbo kaupe anon {tE:rbo kAop anOn} –</text:span> preciso comprar comida</text:p>
      <text:p text:style-name="P14"><text:span text:style-name="T1">Tehrb {te:rb} –</text:span> precisar, necessitar</text:p>
      <text:p text:style-name="P4"><text:span text:style-name="T9">Kaup {kAop} –</text:span><text:span text:style-name="T8"> comprar</text:span></text:p>
      <text:p text:style-name="P4"/>
      <text:h text:style-name="P48" text:outline-level="3">O USO DO PREPOSIÇÃO “AD” COM VERBOS NO INFINITIVO</text:h>
      <text:p text:style-name="P4"/>
      <text:p text:style-name="P4"><text:tab/>Você conheceu um exemplo do tipo:</text:p>
      <text:p text:style-name="P4"/>
      <text:p text:style-name="P4"><text:span text:style-name="T1">Ghohdim kaupe un wogh {gO:dim kAop un wog} –</text:span> pude comprar um carro</text:p>
      <text:p text:style-name="P4"><text:span text:style-name="T1">Pitim nices un wir {pItim nItsës un wir} –</text:span> tentei matar um homem</text:p>
      <text:p text:style-name="P4"/>
      <text:p text:style-name="P4"><text:tab/>Mas verbos que denotam movimento você deve usar a preposição “ad”, que você conhecerá com mais detalhes em um capítulo mais a frente. Isso acontece porque os infinitivos do sambahsa se comportam como substantivos, <text:soft-page-break/>exceto aqueles não usam nenhum artigo.</text:p>
      <text:p text:style-name="P4"/>
      <text:p text:style-name="P4"><text:span text:style-name="T1">Ia ihsit </text:span><text:span text:style-name="T3">ad</text:span><text:span text:style-name="T1"> vide sien son {ya I:sit ad vid syen son} –</text:span> ela foi ver o seu filho.</text:p>
      <text:p text:style-name="P4"/>
      <text:p text:style-name="P4"><text:tab/>Uma situação onde o verbo é explícitamente usado como um substantivo:</text:p>
      <text:p text:style-name="P4"/>
      <text:p text:style-name="P4"><text:span text:style-name="T1">Is hehlpt iom </text:span><text:span text:style-name="T3">ad</text:span><text:span text:style-name="T1"> tarjmes id dictionar do portughesche {is he:lpt yom ad tArjmës id diktyonAr do portugEc} –</text:span> ele o ajudou a traduzir o dicionário para o português</text:p>
      <text:p text:style-name="P4"/>
      <text:p text:style-name="P4"><text:tab/>Outra situação parecida, mas com dois verbos no infinitivo:</text:p>
      <text:p text:style-name="P4"/>
      <text:p text:style-name="P4"><text:span text:style-name="T1">(Tu) has gwiven kay hehlpe </text:span><text:span text:style-name="T3">ad</text:span><text:span text:style-name="T1"> cree un nov mund {(tu) has gwIvën kay he:lp ad crEë un nov mund} –</text:span> você viveu para ajudar a criar um novo mundo </text:p>
      <text:p text:style-name="P4"/>
      <text:h text:style-name="P3" text:outline-level="2">FUTURO</text:h>
      <text:p text:style-name="P4"/>
      <text:p text:style-name="P4"><text:tab/>As conjugações dos três verbos principais:</text:p>
      <text:p text:style-name="P4"/>
      <text:p text:style-name="P4"><text:span text:style-name="T1">Sessiem {sesyEm} –</text:span> serei / estarei</text:p>
      <text:p text:style-name="P4"><text:span text:style-name="T1">Sessies {sesyEs} –</text:span> serás / estarás</text:p>
      <text:p text:style-name="P4"><text:span text:style-name="T1">Sessiet {sesyEt} –</text:span> será / estará</text:p>
      <text:p text:style-name="P4"><text:span text:style-name="T1">Sessiemos {sesyEmos} –</text:span> seremos / estaremos</text:p>
      <text:p text:style-name="P4"><text:span text:style-name="T1">Yu sessiete {yu sesyEt} –</text:span> sereis / estareis</text:p>
      <text:p text:style-name="P4"><text:span text:style-name="T1">Sessient {sesyEnt} –</text:span> serão / estarão</text:p>
      <text:p text:style-name="P4"/>
      <text:p text:style-name="P4"><text:span text:style-name="T1">Habsiem {habsyEm} –</text:span> terei</text:p>
      <text:p text:style-name="P4"><text:span text:style-name="T1">Habsies {habsyEs} –</text:span> terás</text:p>
      <text:p text:style-name="P4"><text:span text:style-name="T1">Habsiet {habsyEt} –</text:span> terá</text:p>
      <text:p text:style-name="P4"><text:span text:style-name="T1">Habsiem(o)s {habsyEm(o)s} –</text:span> teremos</text:p>
      <text:p text:style-name="P4"><text:span text:style-name="T1">Yu habsiete {yu habsyEt} –</text:span> tereis</text:p>
      <text:p text:style-name="P4"><text:span text:style-name="T1">Habsient {habsyEnt} –</text:span> terão</text:p>
      <text:p text:style-name="P4"/>
      <text:p text:style-name="P4"><text:span text:style-name="T1">Woidsiem {woydsyEm} –</text:span> saberei</text:p>
      <text:p text:style-name="P4"><text:span text:style-name="T1">Woidsies {woydsyEs} –</text:span> saberás</text:p>
      <text:p text:style-name="P4"><text:span text:style-name="T1">Woidsiet {woydsyEt} –</text:span> saberá</text:p>
      <text:p text:style-name="P4"><text:span text:style-name="T1">Woidsiem(o)s {woydsyEm(o)s} –</text:span> saberemos</text:p>
      <text:p text:style-name="P4"><text:span text:style-name="T1">Yu woidsiete {yu woydsyEt} –</text:span> sabereis</text:p>
      <text:p text:style-name="P4"><text:span text:style-name="T1">Woidsient {woydsyEnt} –</text:span> saberão</text:p>
      <text:p text:style-name="P4"/>
      <text:p text:style-name="P4"><text:tab/>A conjugação dos verbos no futuro é feita de suas formas:</text:p>
      <text:p text:style-name="P4"/>
      <text:p text:style-name="P4"><text:tab/>Na primeira forma você usa a forma verbal da 2ª pessoa do singular, somado com a partícula “ie” e as conjugações do presente, veja um exemplo abaixo:</text:p>
      <text:p text:style-name="P4"/>
      <text:p text:style-name="P4"><text:span text:style-name="T1">Permites –</text:span> permitts {permItz} <text:span text:style-name="T8">(2ª pessoa do singular no presente)</text:span></text:p>
      <text:p text:style-name="P4"><text:soft-page-break/></text:p>
      <text:p text:style-name="P4"><text:span text:style-name="T1">Permitirei – </text:span>permittsiem {përmitsyEm}</text:p>
      <text:p text:style-name="P4"><text:span text:style-name="T1">Permitirás –</text:span> permittsies {permitsyEs}</text:p>
      <text:p text:style-name="P4"><text:span text:style-name="T1">Permitirá –</text:span> permittsiet {permitsyEt}</text:p>
      <text:p text:style-name="P4"><text:span text:style-name="T1">Permitiremos –</text:span> permittsiem(o)s <text:s/>{permitsyEm(o)s}</text:p>
      <text:p text:style-name="P4"><text:span text:style-name="T1">Permitireis –</text:span> yu permittsiete {yu permitsyEt}</text:p>
      <text:p text:style-name="P4"><text:span text:style-name="T1">Permitirão –</text:span> permittsient <text:s/>{permitsyEnt}</text:p>
      <text:p text:style-name="P4"/>
      <text:p text:style-name="P4"><text:tab/>Na segunda forma você usa o auxiliar sie- (conjugado!) mais o verbo no infinitivo, veja o mesmo exemplo do de cima conjugado dessa forma:</text:p>
      <text:p text:style-name="P4"/>
      <text:p text:style-name="P4"><text:span text:style-name="T1">Irei permitir –</text:span><text:span text:style-name="T5"> siem </text:span>permitte {sy<text:span text:style-name="T5">e</text:span>m permIt}</text:p>
      <text:p text:style-name="P4"><text:span text:style-name="T1">Irás permitir –</text:span> sies permitte {syes permIt}</text:p>
      <text:p text:style-name="P4"><text:span text:style-name="T1">Irá permitir –</text:span> siet permitte{syet permIt}</text:p>
      <text:p text:style-name="P4"><text:span text:style-name="T1">Iremos permitir –</text:span> siem(o)s permitte {sy<text:span text:style-name="T5">E</text:span>m(o)s permIt}</text:p>
      <text:p text:style-name="P4"><text:span text:style-name="T1">Ireis permitir –</text:span> yu siete permitte {yu syet permIt}</text:p>
      <text:p text:style-name="P4"><text:span text:style-name="T1">Irão permitir –</text:span> sient permitte <text:s/>{sy<text:span text:style-name="T5">e</text:span>nt permIt}</text:p>
      <text:p text:style-name="P4"/>
      <text:p text:style-name="P4"><text:tab/>Até que é bem parecido com o português.</text:p>
      <text:p text:style-name="P4"/>
      <text:p text:style-name="P4"><text:tab/>O sambahsa tem uma versão negativa do sie-, que funciona da mesma forma <text:span text:style-name="T8">(isto é, somente como uma partícula independente, mas nunca como um sufixo)</text:span>, é o nie-.</text:p>
      <text:p text:style-name="P4"/>
      <text:p text:style-name="P4"><text:span text:style-name="T1">Não irei permitir –</text:span><text:span text:style-name="T5"> niem </text:span>permitte {ny<text:span text:style-name="T5">e</text:span>m permIt}</text:p>
      <text:p text:style-name="P4"/>
      <text:h text:style-name="P48" text:outline-level="3">O FUTURO PRÓXIMO</text:h>
      <text:p text:style-name="P4"/>
      <text:p text:style-name="P4"><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4"/>
      <text:p text:style-name="P4"><text:span text:style-name="T1">Vou trabalhar –</text:span> vahm orbate {va:m orbAt}</text:p>
      <text:p text:style-name="P4"><text:span text:style-name="T1">Vais trabalhar –</text:span> vahs orbate {va:s orbAt}</text:p>
      <text:p text:style-name="P4"><text:span text:style-name="T1">Vai trabalhar –</text:span> vaht orbate {va:t orbAt}</text:p>
      <text:p text:style-name="P4"><text:span text:style-name="T1">Vamos trabalhar –</text:span> vahmos orbate {vA:mos orbAt}</text:p>
      <text:p text:style-name="P4"><text:span text:style-name="T1">Ides trabalhar –</text:span> yu vahte orbate {yu va:t orbAt}</text:p>
      <text:p text:style-name="P4"><text:span text:style-name="T1">Vão trabalhar –</text:span> vahnt orbate {vA:nt orbAt}</text:p>
      <text:p text:style-name="P4"/>
      <text:h text:style-name="P3" text:outline-level="2"><text:bookmark-start text:name="__DdeLink__35694_1870019565"/>PASSADO DO FUTURO</text:h>
      <text:p text:style-name="P4"/>
      <text:p text:style-name="P4"><text:tab/>São eventos que futuros, mas que já ocorreram nos fatos mencionados. Veja um exemplo abaixo:</text:p>
      <text:p text:style-name="P4"/>
      <text:p text:style-name="P4"><text:tab/><text:span text:style-name="T1">Quando eu retornar, ele já terá saído –</text:span> Quando reicsiem, is habsiet ja likwn</text:p>
      <text:p text:style-name="P4"/>
      <text:p text:style-name="P4"><text:tab/>Semelhante ao português</text:p>
      <text:p text:style-name="P4"><text:bookmark-end text:name="__DdeLink__35694_1870019565"/><text:soft-page-break/></text:p>
      <text:h text:style-name="P3" text:outline-level="2">SUBJUNTIVO</text:h>
      <text:p text:style-name="P4"/>
      <text:p text:style-name="P4"><text:tab/>Indica desejo ou expectativa.</text:p>
      <text:p text:style-name="P4"/>
      <text:p text:style-name="P4"><text:tab/>Somente o verbo “es” possui a conjugação completa nesse modo.</text:p>
      <text:p text:style-name="P4"/>
      <text:p text:style-name="P4"><text:span text:style-name="T1">Io sia {yo sya} –</text:span> seja / esteja</text:p>
      <text:p text:style-name="P4"><text:span text:style-name="T1">Sias {syas} –</text:span> sejas / estejas</text:p>
      <text:p text:style-name="P4"><text:span text:style-name="T1">Is/Ia/Id sia {is/ya/id sya} –</text:span> seja / esteja</text:p>
      <text:p text:style-name="P4"><text:span text:style-name="T1">Siam(o)s {syAm(o)s} –</text:span> sejamos / estejamos</text:p>
      <text:p text:style-name="P4"><text:span text:style-name="T1">Siate {syat} –</text:span> sejais / estejais</text:p>
      <text:p text:style-name="P4"><text:span text:style-name="T1">Siant {syant} –</text:span> sejam / estejam</text:p>
      <text:p text:style-name="P4"/>
      <text:p text:style-name="P4"><text:tab/>Nos demais verbos esse modo só existe no singular. As terminações são:</text:p>
      <text:p text:style-name="P4"/>
      <text:p text:style-name="P4"><text:span text:style-name="T1">1 ª pessoa do singular:</text:span> -a</text:p>
      <text:p text:style-name="P4"><text:span text:style-name="T1">2 ª pessoa do singular:</text:span> -as</text:p>
      <text:p text:style-name="P4"><text:span text:style-name="T1">3 ª pessoa do singular:</text:span> -a</text:p>
      <text:p text:style-name="P4"/>
      <text:p text:style-name="P4"><text:tab/>Com essa terminação se pode fazer um imperativo negativo com o advérbio proibitivo “mae” {may}.</text:p>
      <text:p text:style-name="P4"/>
      <text:p text:style-name="P4"><text:span text:style-name="T1">Mae kaupas {may kAopas} –</text:span> “não compre” <text:span text:style-name="T8">ou</text:span> “não comprarás”</text:p>
      <text:p text:style-name="P4"/>
      <text:h text:style-name="P3" text:outline-level="2">IMPERATIVO</text:h>
      <text:p text:style-name="P4"/>
      <text:p text:style-name="P4"><text:tab/>Indica uma ordem ou pedido.</text:p>
      <text:p text:style-name="P4"/>
      <text:p text:style-name="P4"><text:tab/>As conjugações dos três verbos principais:</text:p>
      <text:p text:style-name="P4"/>
      <text:p text:style-name="P4"><text:span text:style-name="T1">Sdi {sdi} –</text:span> sê <text:span text:style-name="T8">(afirmativo)</text:span> / sejas <text:span text:style-name="T8">(negativo)</text:span><text:span text:style-name="T14"> // está </text:span><text:span text:style-name="T8">(afirmativo)</text:span><text:span text:style-name="T14"> / estejas </text:span><text:span text:style-name="T8">(negativo)</text:span><text:span text:style-name="T14"> </text:span></text:p>
      <text:p text:style-name="P4"><text:span text:style-name="T1">Estu {Estu} –</text:span> seja // esteja</text:p>
      <text:p text:style-name="P4"><text:span text:style-name="T1">Smad ses {smad ses} –</text:span> sejamos // estejamos</text:p>
      <text:p text:style-name="P4"><text:span text:style-name="T1">Ste {ste} –</text:span> sede <text:span text:style-name="T8">(afirmativo)</text:span> / sejais <text:span text:style-name="T8">(negativo) // estai (afirmativo) / estejais (negativo)</text:span><text:span text:style-name="T14"> </text:span></text:p>
      <text:p text:style-name="P4"><text:span text:style-name="T1">Sontu {sOntu} –</text:span> sejam // estejam</text:p>
      <text:p text:style-name="P4"/>
      <text:p text:style-name="P4"><text:span text:style-name="T1">Hab(e) {hab} –</text:span> tem <text:span text:style-name="T8">(afirmativo)</text:span> / tenhas <text:span text:style-name="T8">(negativo)</text:span></text:p>
      <text:p text:style-name="P4"><text:span text:style-name="T1">Smad hab(e) {smad hab} –</text:span> tenhamos</text:p>
      <text:p text:style-name="P4"><text:span text:style-name="T1">Habte {habt} –</text:span> tende <text:span text:style-name="T8">(afirmativo)</text:span> / tenhais <text:span text:style-name="T8">(negativo)</text:span></text:p>
      <text:p text:style-name="P4"/>
      <text:p text:style-name="P4"><text:span text:style-name="T1">Woid(e) {woyd} – </text:span>sabe <text:span text:style-name="T8">(afirmativo)</text:span> / saibas <text:span text:style-name="T8">(negativo)</text:span></text:p>
      <text:p text:style-name="P4"><text:span text:style-name="T1">Smad woide {smad woyd} –</text:span> saibamos</text:p>
      <text:p text:style-name="P4"><text:span text:style-name="T1">Woidte {woydt} –</text:span> sabei <text:span text:style-name="T8">(afirmativo)</text:span> / saibais <text:span text:style-name="T8">(negativo)</text:span></text:p>
      <text:p text:style-name="P4"/>
      <text:p text:style-name="P4"><text:tab/>O imperativo da 2ª pessoa do singular corresponde ao radical do verbo, com ou sem o -e no final do verbo, simples assim. </text:p>
      <text:p text:style-name="P4"><text:soft-page-break/></text:p>
      <text:p text:style-name="P4"><text:span text:style-name="T1">Saia! –</text:span> linekw! {lInëkw} ou linkwe! {linkw}</text:p>
      <text:p text:style-name="P4"><text:span text:style-name="T1">Coma esta comida –</text:span> edd tod anon {ed tod anOn}</text:p>
      <text:p text:style-name="P4"/>
      <text:p text:style-name="P4"><text:tab/>Na 1ª pessoa do plural, é utilizada a palavra “smad” <text:span text:style-name="T8">(vamos)</text:span> junto ao verbo no infinitivo.</text:p>
      <text:p text:style-name="P4"/>
      <text:p text:style-name="P4"><text:span text:style-name="T1">Smad linkwes {smad lInkwës} –</text:span> vamos sair</text:p>
      <text:p text:style-name="P4"><text:span text:style-name="T1">Smad edde {smad ed} –</text:span> vamos comer</text:p>
      <text:p text:style-name="P4"/>
      <text:p text:style-name="P4"><text:tab/>Na 2ª pessoa do plural, a forma é a mesma do tempo presente, mas sem o pronome pessoal.</text:p>
      <text:p text:style-name="P4"/>
      <text:p text:style-name="P4"><text:span text:style-name="T1">Linkwte {lInkut} –</text:span> deixai <text:span text:style-name="T8">(afirmativo)</text:span> / deixeis <text:span text:style-name="T8">(negativo)</text:span></text:p>
      <text:p text:style-name="P4"><text:span text:style-name="T1">Eddte {edt} -</text:span> comei <text:span text:style-name="T8">(afirmativo)</text:span> / comais <text:span text:style-name="T8">(negativo)</text:span></text:p>
      <text:p text:style-name="P4"/>
      <text:h text:style-name="P3" text:outline-level="2">CONDICIONAL</text:h>
      <text:p text:style-name="P4"/>
      <text:p text:style-name="P4"><text:span text:style-name="T1">Esiem {ezyEm} –</text:span> seria / estaria</text:p>
      <text:p text:style-name="P4"><text:span text:style-name="T1">Esies {ezyEs} –</text:span> serias / estarias</text:p>
      <text:p text:style-name="P4"><text:span text:style-name="T1">Esiet {ezyEt} –</text:span> seria / estaria</text:p>
      <text:p text:style-name="P4"><text:span text:style-name="T1">Esiem(o)s {ezyEm(o)s} –</text:span> seríamos / estaríamos</text:p>
      <text:p text:style-name="P4"><text:span text:style-name="T1">Yu esiete {yu ezyEt} –</text:span> seríeis / estaríeis</text:p>
      <text:p text:style-name="P4"><text:span text:style-name="T1">Esient {ezyEnt} –</text:span> seriam / estariam</text:p>
      <text:p text:style-name="P4"/>
      <text:p text:style-name="P4"><text:span text:style-name="T1">Habiem {habyEm} –</text:span> teria</text:p>
      <text:p text:style-name="P4"><text:span text:style-name="T1">Habies {habyEs} –</text:span> terias</text:p>
      <text:p text:style-name="P4"><text:span text:style-name="T1">Habiet {habyEt} –</text:span> teria</text:p>
      <text:p text:style-name="P4"><text:span text:style-name="T1">Habiem(o)s {habyEm(o)s} –</text:span> teríamos</text:p>
      <text:p text:style-name="P4"><text:span text:style-name="T1">Yu habiete {yu habyEt} –</text:span> teríeis</text:p>
      <text:p text:style-name="P4"><text:span text:style-name="T1">Habient {habyEnt} –</text:span> teriam</text:p>
      <text:p text:style-name="P4"/>
      <text:p text:style-name="P4"><text:span text:style-name="T1">Woidiem {woydyEm} –</text:span> saberia</text:p>
      <text:p text:style-name="P4"><text:span text:style-name="T1">Woidies {woydyEs} –</text:span> saberias</text:p>
      <text:p text:style-name="P4"><text:span text:style-name="T1">Woidiet {woydyEt} –</text:span> saberia</text:p>
      <text:p text:style-name="P4"><text:span text:style-name="T1">Woidiem(o)s {woydyEm(o)s} –</text:span> saberíamos</text:p>
      <text:p text:style-name="P4"><text:span text:style-name="T1">Yu woidiete {woydyEt} –</text:span> saberíeis</text:p>
      <text:p text:style-name="P4"><text:span text:style-name="T1">Woidient {woydyEnt} –</text:span> saberiam</text:p>
      <text:p text:style-name="P4"/>
      <text:p text:style-name="P4"><text:tab/>Esse modo verbal é feito juntando o radical do verbo + “ie” + terminação do tempo verbal presente.</text:p>
      <text:p text:style-name="P4"/>
      <text:p text:style-name="P4"><text:span text:style-name="T1">Eu comeria –</text:span> eddiem {edyEm}</text:p>
      <text:p text:style-name="P4"><text:span text:style-name="T1">Tu comerias –</text:span> eddies {edyEs}</text:p>
      <text:p text:style-name="P4"><text:span text:style-name="T1">Ele/Ela comeria –</text:span> eddiet {edyEt}</text:p>
      <text:p text:style-name="P4"><text:span text:style-name="T1">Nós comeríamos –</text:span> eddiemos {edyEm(o)s}</text:p>
      <text:p text:style-name="P4"><text:span text:style-name="T1">Vós comeríeis –</text:span> yu eddiete {yu edyEt}</text:p>
      <text:p text:style-name="P4"><text:span text:style-name="T1">Eles comeriam –</text:span> eddient {edyEnt}</text:p>
      <text:p text:style-name="P4"/>
      <text:h text:style-name="P48" text:outline-level="3"><text:soft-page-break/>MAS E QUANTO AOS VERBOS QUE JÁ TERMINAM EM “IE”?</text:h>
      <text:p text:style-name="P4"/>
      <text:p text:style-name="P4"><text:tab/>Quanto a esses, troque o “ie” por “icie”. Vejamos o verbo “edifie” {edIfye}, que significa “construir” ou “edificar”.</text:p>
      <text:p text:style-name="P4"/>
      <text:p text:style-name="P4"><text:span text:style-name="T1">Eu edificaria –</text:span> edificiem {edifitsyEm}</text:p>
      <text:p text:style-name="P4"><text:span text:style-name="T1">Tu edificarias –</text:span> edificies {edifitsyEs}</text:p>
      <text:p text:style-name="P4"><text:span text:style-name="T1">Ele/Ela edificaria –</text:span> edificiet {edifitsyEt}</text:p>
      <text:p text:style-name="P4"><text:span text:style-name="T1">Nós edificaríamos –</text:span> edificiemos {edifitsyEm(o)s}</text:p>
      <text:p text:style-name="P4"><text:span text:style-name="T1">Vós edificaríeis –</text:span> yu edificiete {yu edifitsyEt}</text:p>
      <text:p text:style-name="P4"><text:span text:style-name="T1">Eles edificariam –</text:span> edificient {edifitsyEnt}</text:p>
      <text:p text:style-name="P4"/>
      <text:h text:style-name="P3" text:outline-level="2">CATEGORIAIS DE RADICAIS VERBAIS</text:h>
      <text:p text:style-name="P4"/>
      <text:p text:style-name="P4"><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como o particípio passivo do passado “comido” que vem do verbo “comer”).</text:p>
      <text:p text:style-name="P4"/>
      <text:h text:style-name="P48" text:outline-level="3">INFIXOS NASAIS</text:h>
      <text:p text:style-name="P4"/>
      <text:p text:style-name="P4"><text:tab/>A partir daqui até o final deste sub-capítulo de <text:span text:style-name="T1">INFIXO NASAL</text:span>, o texto será praticamente uma tradução do livro <text:span text:style-name="T8">The Grammar Of Sambahsa-Mundialect In English</text:span>, do Dr. Olivier Simon.</text:p>
      <text:p text:style-name="P4"/>
      <text:p text:style-name="P4"><text:tab/>São verbos com infixo nasal os que seguem os seguintes requisitos: </text:p>
      <text:list xml:id="list6356807116747985267" text:style-name="L4">
        <text:list-item>
          <text:p text:style-name="P53">Um “e” sem acentuação tônica como última vogal e esse “e” está entre consoantes</text:p>
        </text:list-item>
        <text:list-item>
          <text:p text:style-name="P53">Uma dessas consoantes deve ser “m” ou “n”</text:p>
        </text:list-item>
      </text:list>
      <text:p text:style-name="P4"/>
      <text:p text:style-name="P4"><text:tab/>Vamos trabalhar com as seguintes palavras:</text:p>
      <text:p text:style-name="P4"/>
      <text:p text:style-name="P4"><text:span text:style-name="T1">Linekw {lInëkw} –</text:span> deixar</text:p>
      <text:p text:style-name="P4"><text:span text:style-name="T1">Pressem {prEsëm} –</text:span> pressionar</text:p>
      <text:p text:style-name="P4"><text:span text:style-name="T1">Scinesd {sInësd} –</text:span> dividir <text:span text:style-name="T8">(verbo transitivo)</text:span></text:p>
      <text:p text:style-name="P4"><text:span text:style-name="T1">Annem {Anëm} –</text:span> respirar</text:p>
      <text:p text:style-name="P4"><text:span text:style-name="T1">Pregen {prEdjën} –</text:span> imbuir, impregnar</text:p>
      <text:p text:style-name="P4"/>
      <text:p text:style-name="P4"><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4"/>
      <text:p text:style-name="P4">Linkwo, linkws, linkwt, linkwm(o)s,yu linkwte, linkwnt {lInkunt}</text:p>
      <text:p text:style-name="P4">Premo, prems, premt, premmos, yu premte, preme(nt)</text:p>
      <text:p text:style-name="P4">Scindo, scinds, scindt, scindmos, yu scindte, scinde(nt)</text:p>
      <text:p text:style-name="P4">Annmo, annems, annemt, annmmos, yu annemt, annment</text:p>
      <text:p text:style-name="P14">(“annmt” e “annms” seriam impronunciáveis)</text:p>
      <text:p text:style-name="P4"><text:soft-page-break/>Pregno {prEnyo}, pregens {prEdjëns}, pregent, pregnems {prEnyëms}, yu pregent, pregne(nt)</text:p>
      <text:p text:style-name="P4"/>
      <text:p text:style-name="P4"><text:tab/>Todos os verbos, com ou sem infixo nasal, um “e” pode ser colocado entre o radical do verbo e a terminação da conjugação para que a palavra seja pronunciável. Veja esse caso com o verbo “storgn”.</text:p>
      <text:p text:style-name="P4"/>
      <text:p text:style-name="P4">Storgno, storgnes, storgnet, storgnems, yu storgnet, storgne(nt)</text:p>
      <text:p text:style-name="P4"/>
      <text:p text:style-name="P4"><text:tab/>Verbos que tem um “e” sem acentuação tônica no final são conjugados da seguinte maneira:</text:p>
      <text:p text:style-name="P4"/>
      <text:p text:style-name="P4">Io entre, entres, entret, entrems, yu entret, entre(nt)</text:p>
      <text:p text:style-name="P33">É isso mesmo o que você viu, o verbo não se modifica na conjugação da 1ª pessoa do singular, é até por isso que é utilizado o pronome “io”.</text:p>
      <text:p text:style-name="P4"/>
      <text:p text:style-name="P4"><text:tab/>Verbos cuja última vogal não tem acentuação tônica e está atrás de uma consoante seguem o mesmo padrão:</text:p>
      <text:p text:style-name="P4"/>
      <text:p text:style-name="P4">Io hinder, hinders, hindert, hinderms, yu hindert, hindernt</text:p>
      <text:p text:style-name="P33">É “hinder” e não “hindere” porque “hindere” modificaria a acentuação tônica {hindEr}</text:p>
      <text:p text:style-name="P4"/>
      <text:p text:style-name="P4"><text:tab/>No tempo passado e derivados, o verbo, além de perder o “e” não acentuado tônicamente, perde o infixo nasal.</text:p>
      <text:p text:style-name="P4"/>
      <text:p text:style-name="P4"><text:span text:style-name="T1">Linekw –</text:span> likwim, likwist, likwit, likwam, likwat, likweer</text:p>
      <text:p text:style-name="P4"><text:span text:style-name="T1">Pressem –</text:span> pressim, pressist, pressit, pressam, pressat, presseer</text:p>
      <text:p text:style-name="P4"><text:span text:style-name="T1">Annem – </text:span>annim, annist, annit, annam, annat, anneer</text:p>
      <text:p text:style-name="P4"/>
      <text:h text:style-name="P48" text:outline-level="3">VERBOS COM “EH” + CONSOANTE</text:h>
      <text:p text:style-name="P4"/>
      <text:p text:style-name="P4"><text:tab/><text:span text:style-name="T6">Verbos com uma vogal “eh” seguida de uma consoante, o “eh” torna-se “oh” quando usado </text:span><text:span text:style-name="T6">no pretérito e particípio do passado.</text:span></text:p>
      <text:p text:style-name="P26"/>
      <text:p text:style-name="P4"><text:span text:style-name="T7">Ghehd –</text:span><text:span text:style-name="T6"> poder, ser capaz de</text:span></text:p>
      <text:p text:style-name="P4"><text:span text:style-name="T7">Presente:</text:span><text:span text:style-name="T6"> ghehdo, ghehds, ghehdt, ghehdmos, yu ghehdte, ghehde(nt)</text:span></text:p>
      <text:p text:style-name="P4"><text:span text:style-name="T7">Infinitivo:</text:span><text:span text:style-name="T6"> ghehde</text:span></text:p>
      <text:p text:style-name="P4"><text:span text:style-name="T7">Pretérito:</text:span><text:span text:style-name="T6"> io ghohd, tu ghohd…</text:span></text:p>
      <text:p text:style-name="P14"><text:span text:style-name="T7">Ou:</text:span><text:span text:style-name="T6"> ghohdim, ghohdist/ghohdst(a), ghohdit, ghohdam, ghohdat, ghohdeer</text:span></text:p>
      <text:p text:style-name="P4"><text:span text:style-name="T7">Particípio no passado:</text:span><text:span text:style-name="T6"> ghohdt / ghohden</text:span></text:p>
      <text:p text:style-name="P4"/>
      <text:h text:style-name="P48" text:outline-level="3">VERBOS COM “EU” E “EI”</text:h>
      <text:p text:style-name="P4"/>
      <text:p text:style-name="P26"><text:tab/>Verbos com <text:s/>“eu” ou “ei”, no interior da palavra, tem essas partes mudadas respectivamente para “i” e “u” quando usados no infinitivo, pretérito ou particípio do passado.</text:p>
      <text:p text:style-name="P26"/>
      <text:p text:style-name="P4"><text:span text:style-name="T7">Kheiss –</text:span><text:span text:style-name="T6"> sentir</text:span></text:p>
      <text:p text:style-name="P4"><text:soft-page-break/><text:span text:style-name="T7">Presente:</text:span><text:span text:style-name="T6"> kheisso, tu kheiss, kheisst, kheissmos, yu kheisste, kheisse(nt)</text:span></text:p>
      <text:p text:style-name="P17">“tu” é compulsório antes de “kheiss” porque a terminação não pode ser ouvida</text:p>
      <text:p text:style-name="P4"><text:span text:style-name="T7">Infinitivo:</text:span><text:span text:style-name="T6"> khisses {qIsës}</text:span></text:p>
      <text:p text:style-name="P4"><text:span text:style-name="T7">Pretérito:</text:span><text:span text:style-name="T6"> io khiss, tu khiss… </text:span></text:p>
      <text:p text:style-name="P14"><text:span text:style-name="T7">Ou:</text:span><text:span text:style-name="T6"> khissim, khisst(a) / khissist, khissit, khissam, khissat, khisseer</text:span></text:p>
      <text:p text:style-name="P4"><text:span text:style-name="T7">Particípio no passado:</text:span><text:span text:style-name="T6"> khisst / khissen</text:span></text:p>
      <text:p text:style-name="P4"/>
      <text:p text:style-name="P4"><text:span text:style-name="T1">Neic –</text:span> matar, assassinar</text:p>
      <text:p text:style-name="P4"><text:span text:style-name="T1">Presente:</text:span> neico, neics, neict, neicmos, yu neicte, neice(nt)</text:p>
      <text:p text:style-name="P4"><text:span text:style-name="T1">Infintivo:</text:span> nices {nItsës}</text:p>
      <text:p text:style-name="P4"><text:span text:style-name="T1">Pretérito:</text:span> io nic, tu nic…</text:p>
      <text:p text:style-name="P14"><text:span text:style-name="T1">Ou:</text:span> nicim, nicst(a) / nicist, nicit, nicam, nicat, niceer</text:p>
      <text:p text:style-name="P4"><text:span text:style-name="T1">Particípio no passado:</text:span> nict / nicen</text:p>
      <text:p text:style-name="P4"/>
      <text:h text:style-name="P48" text:outline-level="3">VERBOS COM “A”</text:h>
      <text:p text:style-name="P4"/>
      <text:p text:style-name="P4"><text:tab/>Verbos com “a” no interior da palavra, o mesmo vale para os ditongos “au” ou “ay”, tem o seu “a” trocado por “ie” quando no pretérito, mas o “a” é mantido no particípio do passado.</text:p>
      <text:p text:style-name="P4"/>
      <text:p text:style-name="P4"><text:span text:style-name="T1">nak –</text:span> alcançar</text:p>
      <text:p text:style-name="P4"><text:span text:style-name="T1">Presente:</text:span> nako, nacs, nact, nakmos, yu nacte, nake(nt)</text:p>
      <text:p text:style-name="P4"><text:span text:style-name="T1">Infinitivo:</text:span> nake</text:p>
      <text:p text:style-name="P4"><text:span text:style-name="T1">Pretérito:</text:span> io niek, tu niek…</text:p>
      <text:p text:style-name="P14"><text:span text:style-name="T1">Ou:</text:span> niekim, niecst(a)/niekist, niekit, niekam, niekat, niekeer</text:p>
      <text:p text:style-name="P14">Nakim, nacsta… são possíveis, mas na verdade nunca usados.</text:p>
      <text:p text:style-name="P4"><text:span text:style-name="T1">Particípio no passado:</text:span> nact / naken</text:p>
      <text:p text:style-name="P4"/>
      <text:p text:style-name="P4"><text:span text:style-name="T1">sayg –</text:span> dizer</text:p>
      <text:p text:style-name="P4"><text:span text:style-name="T1">Presente:</text:span> saygo, saycs, sayct, saygmos, yu saycte, sayge(nt)</text:p>
      <text:p text:style-name="P4"><text:span text:style-name="T1">Infinitivo:</text:span> sayge</text:p>
      <text:p text:style-name="P4"><text:span text:style-name="T1">Pretérito:</text:span> io sieyg, tu sieycst…</text:p>
      <text:p text:style-name="P14"><text:span text:style-name="T1">Ou:</text:span> sieygim, sieycst(a)/sieygist, sieygit, sieygam, sieygat, sieygeer</text:p>
      <text:p text:style-name="P14">“Sieygim” é quase nunca usado.</text:p>
      <text:p text:style-name="P4"><text:span text:style-name="T1">Particípio no passado:</text:span> sayct / saygen</text:p>
      <text:p text:style-name="P4"/>
      <text:p text:style-name="P4"><text:span text:style-name="T1">aur –</text:span> escutar</text:p>
      <text:p text:style-name="P4"><text:span text:style-name="T1">Presente:</text:span> auro, aurs, aurt, aurm(o)s, yu aurte, aurnt</text:p>
      <text:p text:style-name="P4"><text:span text:style-name="T1">Infinitivo:</text:span> aure</text:p>
      <text:p text:style-name="P4"><text:span text:style-name="T1">Pretérito:</text:span> io ieur, tu ieurst…</text:p>
      <text:p text:style-name="P14"><text:span text:style-name="T1">Ou:</text:span> ieurim, ieurst(a)/ieurist, ieurit, ieuram, ieurat, ieureer</text:p>
      <text:p text:style-name="P4"><text:span text:style-name="T1">Particípio no passado:</text:span> aurt / aur(e)n</text:p>
      <text:p text:style-name="P4"/>
      <text:h text:style-name="P48" text:outline-level="3">REGRAS DE VON WAHL</text:h>
      <text:p text:style-name="P4"/>
      <text:p text:style-name="P4"><text:tab/>O final desses verbos se modificam no pretérito e no particípio do passado:</text:p>
      <text:p text:style-name="P4"><text:span text:style-name="T1">Original –</text:span> após modificação</text:p>
      <text:p text:style-name="P4"><text:soft-page-break/><text:span text:style-name="T1">-d –</text:span> -s</text:p>
      <text:p text:style-name="P4"><text:span text:style-name="T1">-dd / -tt –</text:span> ss</text:p>
      <text:p text:style-name="P4"><text:span text:style-name="T1">-rt / -rr / -rg –</text:span> -rs</text:p>
      <text:p text:style-name="P4"><text:span text:style-name="T1">-lg –</text:span> ls</text:p>
      <text:p text:style-name="P4"><text:span text:style-name="T1">-ct –</text:span> -x</text:p>
      <text:p text:style-name="P4"/>
      <text:p text:style-name="P4"><text:tab/>Verbos terminados em -v seguem o mesmo procedimento que -t, mas apenas para o seu particípio no passado. Se o -v vier depois de “o” ou “u”, ele é removido, de outra forma, ele será trocado por -w.</text:p>
      <text:p text:style-name="P4"><text:span text:style-name="T1">Solv –</text:span> solwt</text:p>
      <text:p text:style-name="P4"><text:span text:style-name="T1">Lav –</text:span> lawt</text:p>
      <text:p text:style-name="P4"/>
      <text:p text:style-name="P4"><text:tab/>Em outras formas o -v desaparece.</text:p>
      <text:p text:style-name="P4"><text:span text:style-name="T1">mov – </text:span>mot</text:p>
      <text:p text:style-name="P4"/>
      <text:p text:style-name="P4"><text:span text:style-name="T1">Clud –</text:span> fechar</text:p>
      <text:p text:style-name="P4"><text:span text:style-name="T1">Presente:</text:span> cludo, cluds, cludt, cludmos, yu cludte, clude(nt)</text:p>
      <text:p text:style-name="P4"><text:span text:style-name="T1">Infinitivo:</text:span> clude</text:p>
      <text:p text:style-name="P4"><text:span text:style-name="T1">Pretérito:</text:span> io clus, tu clusst…</text:p>
      <text:p text:style-name="P14"><text:span text:style-name="T1">Ou:</text:span> clusim, clusst(a)/clusist, clusit, clusam, clusat, cluseer</text:p>
      <text:p text:style-name="P4"><text:span text:style-name="T1">Particípio no passado:</text:span> clus / cluden</text:p>
      <text:p text:style-name="P4"/>
      <text:p text:style-name="P4"><text:span text:style-name="T1">Sedd <text:s/>–</text:span> sentar</text:p>
      <text:p text:style-name="P4"><text:span text:style-name="T1">Presente:</text:span> seddo, sedds, seddt, seddmos, yu seddte, sedde(nt)</text:p>
      <text:p text:style-name="P4"><text:span text:style-name="T1">Infinitivo:</text:span> sedde</text:p>
      <text:p text:style-name="P4"><text:span text:style-name="T1">Pretérito</text:span>: io sess, tu sesst…</text:p>
      <text:p text:style-name="P14"><text:span text:style-name="T1">Ou:</text:span> sessim, sesst(a)/sessist, sessit, sessam, sessat, sesseer</text:p>
      <text:p text:style-name="P4"><text:span text:style-name="T1">Particípio no passado:</text:span> sess / sedden</text:p>
      <text:p text:style-name="P4"/>
      <text:p text:style-name="P4"><text:span text:style-name="T1">Permitt –</text:span> permitir</text:p>
      <text:p text:style-name="P4"><text:span text:style-name="T1">Presente:</text:span> permitto, permitts, permitt, permittmos, yu permitte, permitte(nt)</text:p>
      <text:p text:style-name="P4"><text:span text:style-name="T1">Infinitivo:</text:span> permitte</text:p>
      <text:p text:style-name="P4"><text:span text:style-name="T1">Pretérito:</text:span> io permiss, tu permisst…</text:p>
      <text:p text:style-name="P14"><text:span text:style-name="T1">Ou:</text:span> permissim, permisst(a)/permissist, permissit, permissam, permissat, permisseer</text:p>
      <text:p text:style-name="P4"><text:span text:style-name="T1">Particípio no passado:</text:span> permiss / permitten</text:p>
      <text:p text:style-name="P4"/>
      <text:p text:style-name="P4"><text:span text:style-name="T1">Volg –</text:span> virar-se</text:p>
      <text:p text:style-name="P4"><text:span text:style-name="T1">Presente:</text:span> volgo, volcs, volct, volgmos, yu volcte, volge(nt)</text:p>
      <text:p text:style-name="P4"><text:span text:style-name="T1">Infinitivo:</text:span> volge</text:p>
      <text:p text:style-name="P4"><text:span text:style-name="T1">Pretérito: </text:span>io vols, tu volsst…</text:p>
      <text:p text:style-name="P14"><text:span text:style-name="T1">Ou:</text:span> volsim, volsst(a)/volsist, volsit, volsam, volsat, volseer</text:p>
      <text:p text:style-name="P4"><text:span text:style-name="T1">Particípio no passado:</text:span> vols / volgen</text:p>
      <text:p text:style-name="P4"/>
      <text:p text:style-name="P4"><text:span text:style-name="T1">Curr –</text:span> correr</text:p>
      <text:p text:style-name="P4"><text:span text:style-name="T1">Presente:</text:span> curro, currs, currt, currm(o)s, yu currte, curre(nt)</text:p>
      <text:p text:style-name="P4"><text:span text:style-name="T1">Infinitivo:</text:span> curre</text:p>
      <text:p text:style-name="P4"><text:span text:style-name="T1">Pretérito:</text:span> io curs, tu curst…</text:p>
      <text:p text:style-name="P14"><text:span text:style-name="T1">Ou:</text:span> cursim, curst(a)/cursist, cursit, cursam, cursat, curseer</text:p>
      <text:p text:style-name="P4"><text:soft-page-break/><text:span text:style-name="T1">Particípio no passado:</text:span> curs / curren</text:p>
      <text:p text:style-name="P4"/>
      <text:h text:style-name="P48" text:outline-level="3">TERMINADOS COM UMA VOGAL ACENTUADA TÔNICAMENTE</text:h>
      <text:p text:style-name="P4"/>
      <text:p text:style-name="P4"><text:tab/>Verbos terminados com uma vogal acentuada tonicamente, ou com um -h logo após a vogal, seguem o padrão abaixo:</text:p>
      <text:p text:style-name="P4"/>
      <text:p text:style-name="P4"><text:span text:style-name="T1">Gwah –</text:span> ir para</text:p>
      <text:p text:style-name="P4"><text:span text:style-name="T1">Presente:</text:span> gwahm, gwahs, gwaht, gwahm(o)s, yu gwahte, gwahnt</text:p>
      <text:p text:style-name="P4"><text:span text:style-name="T1">Infinitivo:</text:span> gwahe</text:p>
      <text:p text:style-name="P4"><text:span text:style-name="T1">Pretérito:</text:span> gwahsim, gwahst(a)/gwahsist, gwahsit, gwahsam, gwahsat, gwahr</text:p>
      <text:p text:style-name="P4"><text:span text:style-name="T1">Particípio no passado:</text:span> gwaht / gwahn</text:p>
      <text:p text:style-name="P4"/>
      <text:h text:style-name="P48" text:outline-level="3">DEMAIS VERBOS</text:h>
      <text:p text:style-name="P4"/>
      <text:p text:style-name="P4"><text:tab/>Seguem as regras normalmente e exigem a conjugação no pretérito.</text:p>
      <text:p text:style-name="P4"/>
      <text:p text:style-name="P4"><text:span text:style-name="T1">Duc –</text:span> liderar</text:p>
      <text:p text:style-name="P4"><text:span text:style-name="T1">Presente:</text:span> duco, ducs, duct, ducmos, yu ducte, ducent</text:p>
      <text:p text:style-name="P4"><text:span text:style-name="T1">Infinitivo: </text:span>duce {düts}</text:p>
      <text:p text:style-name="P4"><text:span text:style-name="T1">Pretérito:</text:span> duxim, ducst(a)/duxist, duxit, duxam, duxat, duxeer</text:p>
      <text:p text:style-name="P14">Você pode dizer também “ducim”, “ducit”. Foi escolhido o “duxim” aqui por razões etimológicas, porque o latim tem o “dux-” como pretérito de “duc-”.</text:p>
      <text:p text:style-name="P4"><text:span text:style-name="T1">Particípio no passado: </text:span>duct / ducen</text:p>
      <text:p text:style-name="P4"/>
      <text:p text:style-name="P4"><text:tab/>A acentuação tônica deve cair na mesma sílaba para todas as pessoas no tempo presente.</text:p>
      <text:p text:style-name="P4"><text:tab/><text:bookmark-start text:name="__DdeLink__37682_1262037166"/>Em todos os tempos verbais, com exceção dos infixos nasais, o “e” não acentuado tonicamente entre duas consoantes, conjunto qual está no final da palavra, pode ser removido caso a junção dessas duas consoantes muda a pronúncia da primeira consoante.<text:bookmark-end text:name="__DdeLink__37682_1262037166"/></text:p>
      <text:p text:style-name="P4"/>
      <text:h text:style-name="P3" text:outline-level="2">AFIXOS VERBAIS</text:h>
      <text:p text:style-name="P4"/>
      <text:p text:style-name="P4"><text:tab/>Decidir abordar esse assunto só agora porque eu precisava que você conhecesse gerúndios e pronomes reflexivos, pois eles serão usados nos exemplos.</text:p>
      <text:p text:style-name="P4"/>
      <text:p text:style-name="P4"><text:span text:style-name="T1">bi- –</text:span> começar a <text:span text:style-name="T8">(incoativo)</text:span></text:p>
      <text:p text:style-name="P4"><text:span text:style-name="T1">Id luce biattract insects –</text:span> a luz começou a atrair insetos</text:p>
      <text:p text:style-name="P4"/>
      <text:p text:style-name="P4"><text:span text:style-name="T1">na- –</text:span> manter-se a + <text:span text:style-name="T8">gerúndio (continuativo)</text:span></text:p>
      <text:p text:style-name="P4"><text:span text:style-name="T1">Is nieudh urgent-ye namove –</text:span> Ele precisou urgentemente manter-se movendo</text:p>
      <text:p text:style-name="P4"/>
      <text:p text:style-name="P4"><text:span text:style-name="T1">re- –</text:span> a mesma coisa do português</text:p>
      <text:p text:style-name="P4"><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4"/>
      <text:p text:style-name="P4"><text:span text:style-name="T1">vi- –</text:span> corresponde ao advérbio “finalmente”</text:p>
      <text:p text:style-name="P4"><text:soft-page-break/><text:span text:style-name="T1">Is viemers ex id wed –</text:span> Ele finalmente emergiu para fora da água</text:p>
      <text:p text:style-name="P4"/>
      <text:p text:style-name="P4"><text:span text:style-name="T1">za- –</text:span> parar de fazer</text:p>
      <text:p text:style-name="P4"><text:span text:style-name="T1">Ibs sclavs buit permitten za-ermes –</text:span> Os escravos tiveram permissão para parar de remar</text:p>
      <text:p text:style-name="P4"/>
      <text:h text:style-name="P48" text:outline-level="3">AFIXOS QUE MUDAM O MODO DO VERBO</text:h>
      <text:p text:style-name="P4"/>
      <text:p text:style-name="P4"><text:span text:style-name="T1">ee- –</text:span> costumava a </text:p>
      <text:p text:style-name="P4"><text:span text:style-name="T1">Hermann ee(-)gwaht id scol siens urb –</text:span> Hermann costumava ir para a escola de sua cidade</text:p>
      <text:p text:style-name="P14">Perceba que o verbo “gwaht” está no presente</text:p>
      <text:p text:style-name="P4"/>
      <text:p text:style-name="P4"><text:span text:style-name="T1">sa(l)- –</text:span> estar prestes a <text:span text:style-name="T8">(sempre escrito com hífen)</text:span></text:p>
      <text:p text:style-name="P4"><text:span text:style-name="T1">Is wir sa-khierk –</text:span> O homem estava a ponto de se afogar</text:p>
      <text:p text:style-name="P4"/>
      <text:p text:style-name="P4"><text:span text:style-name="T1">-skw –</text:span> desiderativo. Ter intenção de, querer fazer <text:span text:style-name="T8">(pode ser adicionado a verbos caso não altere a acentuação tônica do verbo)</text:span></text:p>
      <text:p text:style-name="P4"><text:span text:style-name="T1">Ies nauts gwahskweer id maykhana <text:s/>–</text:span> Os marinheiros queriam ir para a pousada</text:p>
      <text:p text:style-name="P4"/>
      <text:p text:style-name="P4"><text:span text:style-name="T1">-eih –</text:span> factivo</text:p>
      <text:p text:style-name="P4"><text:span text:style-name="T1">Kaupeihm iom tod wogh – </text:span>eu o fiz comprar esse carro</text:p>
      <text:p text:style-name="P33">Verbos terminados em “ie” tem essa parte trocada por “iceih”. Radicais em “ei” mudam essa parte por “i” por questões de eufonia.</text:p>
      <text:p text:style-name="P33">Cuidado que nem todo verbo terminado em “eih” é um factivo, “credeih” e “vergeih” são dois exemplos.</text:p>
      <text:p text:style-name="P33">Esse afixo pode ser adicionado a adjetivos. “rudh” significa “vermelho”, “rudheih” significa “avermelhar”.</text:p>
      <text:p text:style-name="P4"/>
      <text:h text:style-name="P3" text:outline-level="2">ALGUMAS FORMAS VERBAIS LITERÁRIAS</text:h>
      <text:p text:style-name="P4"/>
      <text:p text:style-name="P4"><text:tab/>Devido à sua herança indo-europeia, sambahsa tem algumas formas verbais que encontram apenas no uso literário.</text:p>
      <text:p text:style-name="P4"/>
      <text:h text:style-name="P48" text:outline-level="3">FINAIS OPCIONAIS DO PRESENTE DO INDICATIVO</text:h>
      <text:p text:style-name="P4"/>
      <text:p text:style-name="P4"><text:tab/>Se compatível com a acentuação tônica, os verbos podem receber as seguintes terminações:</text:p>
      <text:p text:style-name="P4"/>
      <text:p text:style-name="P4"><text:span text:style-name="T1">1ª pessoa do singular:</text:span> -mi</text:p>
      <text:p text:style-name="P4"><text:span text:style-name="T1">2ª pessoa do singular:</text:span> -si</text:p>
      <text:p text:style-name="P4"><text:span text:style-name="T1">3ª pessoa do singular:</text:span> -ti</text:p>
      <text:p text:style-name="P4"><text:span text:style-name="T1">3ª pessoa do plural:</text:span> -nti</text:p>
      <text:p text:style-name="P4"/>
      <text:p text:style-name="P4"><text:span text:style-name="T1">O verbo “ses”:</text:span> esmi, essi, esti, sonti</text:p>
      <text:p text:style-name="P4"/>
      <text:p text:style-name="P4"><text:tab/>O verbo deve estar na posição inicial da oração e esta oração não deve conter advérbio, nem mesmo negação! Esta formação verbal só serve para <text:soft-page-break/>descrever os eventos que ocorrem na verdade, não para declarações gerais. Essas condições são raramente cumpridas.</text:p>
      <text:p text:style-name="P4"/>
      <text:p text:style-name="P4"><text:span text:style-name="T1">Stahnti medsu iens peinds –</text:span> cá<text:span text:style-name="T21"> eles ficam no meio dos inimigos</text:span></text:p>
      <text:p text:style-name="P4"><text:span text:style-name="T1">Acquiseihmi denars kay likes videogames –</text:span> ganho dinheiro para jogar videogames</text:p>
      <text:p text:style-name="P4"/>
      <text:h text:style-name="P48" text:outline-level="3">FORMAS ANTIGAS DO IMPERATIVO</text:h>
      <text:p text:style-name="P4"/>
      <text:p text:style-name="P4"><text:tab/>Na 2ª pessoa do singular do imperativo, uma opção pode ser o uso do sufixo -di ao radical do verbo. Não esquecer de trocar “eu” e “ei” por “u” e “i” respectivamente e observar o infixo nasal.</text:p>
      <text:p text:style-name="P4"/>
      <text:p text:style-name="P4"><text:span text:style-name="T1">Kludi! –</text:span> ouça! <text:span text:style-name="T8">em vez de</text:span> “kleu(e)!”</text:p>
      <text:p text:style-name="P4"><text:span text:style-name="T1">Ihdi! –</text:span> vá! <text:span text:style-name="T8">em vez de</text:span> “eih(e)!”</text:p>
      <text:p text:style-name="P4"/>
      <text:p text:style-name="P4"><text:tab/>Um imperativo nas 3ª pessoas é possível sufixando o -u ao verbo conjugado, se não alterar a acentuação tônica.</text:p>
      <text:p text:style-name="P4"/>
      <text:p text:style-name="P4"><text:span text:style-name="T1">Is maurdher nehct –</text:span> o assassino perece</text:p>
      <text:p text:style-name="P4"><text:span text:style-name="T1">Is maurdher nehctu! –</text:span> deixe o assassino perecer!</text:p>
      <text:p text:style-name="P4"><text:span text:style-name="T1">I slougs behrnt gwaur bermens –</text:span> os servos carregam cargas muito pesadas</text:p>
      <text:p text:style-name="P4"><text:span text:style-name="T1">I slougs behrntu gwaur bermens! –</text:span> deixe os servos carregarem cargas muito pesadas!</text:p>
      <text:p text:style-name="P4"/>
      <text:p text:style-name="P4"><text:tab/>É possível usar o radical do verbo com o final -e e um sujeito na frase:</text:p>
      <text:p text:style-name="P4"/>
      <text:p text:style-name="P4"><text:span text:style-name="T1">Gwive is roy! –</text:span> vida longa ao rei!</text:p>
      <text:p text:style-name="P4"/>
      <text:h text:style-name="P48" text:outline-level="3">PARTICÍPIO NO FUTURO</text:h>
      <text:p text:style-name="P4"/>
      <text:p text:style-name="P4"><text:tab/>Para formar o particípio usa-se a forma sintética do futuro mais a terminação -nd.</text:p>
      <text:p text:style-name="P4"/>
      <text:p text:style-name="P4"><text:span text:style-name="T1">gwehmsie + nd = gwehmsiend –</text:span> <text:span text:style-name="T8">o que ou quem</text:span> virá</text:p>
      <text:p text:style-name="P4"/>
      <text:p text:style-name="P4"><text:tab/>O futuro próximo ativo é marcado com o final “tur”, para formá-lo:</text:p>
      <text:p text:style-name="P4"><text:tab/></text:p>
      <text:list xml:id="list5939902984589793579" text:style-name="L5">
        <text:list-item>
          <text:p text:style-name="P54">Adicione -ur para os verbos no particípio que seguem as regras de Von Wahl, ou que terminem com “v”.</text:p>
        </text:list-item>
      </text:list>
      <text:p text:style-name="P4"/>
      <text:p text:style-name="P4"><text:span text:style-name="T1">Cedd –</text:span> cessur (vai ceder)</text:p>
      <text:p text:style-name="P4"><text:span text:style-name="T1">Emov –</text:span> emotur (vai se emocionar)</text:p>
      <text:p text:style-name="P4"/>
      <text:list xml:id="list4615948745126464161" text:style-name="L6">
        <text:list-item>
          <text:p text:style-name="P55">Adicione -ur para a 3ª pessoa do singular do presente.</text:p>
        </text:list-item>
      </text:list>
      <text:p text:style-name="P4"/>
      <text:p text:style-name="P4"><text:span text:style-name="T1">Baht –</text:span> bahtur (<text:span text:style-name="T8">o que ou quem</text:span> vai falar)</text:p>
      <text:p text:style-name="P4"/>
      <text:p text:style-name="P4"><text:tab/>O futuro ativo do verbo “ses” é “butur”.</text:p>
      <text:p text:style-name="P4"><text:soft-page-break/></text:p>
      <text:h text:style-name="P48" text:outline-level="3">AS VELHAS FORMAÇÕES DO INFINITIVO</text:h>
      <text:p text:style-name="P4"/>
      <text:p text:style-name="P4"><text:tab/>Formações do velho infinitivo são possíveis de duas formas: seguindo a mesma base do futuro ativo visto anteriormente (uso do particípio passivo em “t” ou da 3ª pessoa do singular do presente), se isso não alterar a acentuação tônica.</text:p>
      <text:p text:style-name="P4"/>
      <text:p text:style-name="P4"><text:tab/>A primeira formação termina com -(t)um e expressa a ideia de propósito.</text:p>
      <text:p text:style-name="P4"/>
      <text:p text:style-name="P4"><text:span text:style-name="T1">Abgwahsit pinctum in id widu –</text:span> ele sai para pintar na mata</text:p>
      <text:p text:style-name="P4"><text:span text:style-name="T1">Gwehmo essum con vos –</text:span> vim comer com você</text:p>
      <text:p text:style-name="P4"/>
      <text:p text:style-name="P4"><text:tab/>Verbos substantivados.</text:p>
      <text:p text:style-name="P4"/>
      <text:p text:style-name="P4"><text:span text:style-name="T1">Deictum exact reuls sienims almens –</text:span> mostrando regras exatas para os próprios alunos</text:p>
      <text:p text:style-name="P14"><text:span text:style-name="T1">sienims =</text:span> “sien” + plural dativo “ims” </text:p>
      <text:p text:style-name="P4"/>
      <text:p text:style-name="P4"><text:tab/>As demais formações terminam com -tu e podem ser traduzidas como “ser …ado(a)” ou “ser …ido(a)”. Aparece frequentemente depois de adjetivos de qualidade.</text:p>
      <text:p text:style-name="P4"/>
      <text:p text:style-name="P4"><text:span text:style-name="T1">Un garden amat spehctu –</text:span> um jardim que é agradável de ser olhado</text:p>
      <text:p text:style-name="P4"/>
      <text:p text:style-name="P4"><text:tab/>Às vezes aparece como um adjetivo de obrigação.</text:p>
      <text:p text:style-name="P4"/>
      <text:p text:style-name="P4"><text:span text:style-name="T1">Ia kwehrtu opsa</text:span> – as tarefas a serem realizadas</text:p>
      <text:p text:style-name="P4"/>
      <text:h text:style-name="P48" text:outline-level="3">O DURATIVO</text:h>
      <text:p text:style-name="P4"/>
      <text:p text:style-name="P4"><text:tab/>O sufixo durativo -neu corresponde a ações que começaram no passado e continuam até o presente, envolve situações onde normalmente se usaria palavras como “desde” ou “por”.</text:p>
      <text:p text:style-name="P4"/>
      <text:p text:style-name="P4"><text:span text:style-name="T1">Stahneum her pon trigim minutes –</text:span> eu estive aqui por trinta minutos</text:p>
      <text:p text:style-name="P4"/>
      <text:p text:style-name="P4"><text:tab/>O passado é feito com ee-.</text:p>
      <text:p text:style-name="P4"/>
      <text:p text:style-name="P4"><text:span text:style-name="T1">Eeghangneut apter iom pon Orleans –</text:span> e<text:span text:style-name="T21">le estava andando atrás dele desde Orleans</text:span></text:p>
      <text:p text:style-name="P27"/>
      <text:h text:style-name="P48" text:outline-level="3">O EVENTIVO</text:h>
      <text:p text:style-name="P27"/>
      <text:p text:style-name="P27"><text:tab/>Significa “não parar de fazer”, consiste em repetir a primeira consoante (ou sC, Cw, Cy ou Cv) antes do radical com a adição de i- ou ei-. O imperfeito é feito com ee-.</text:p>
      <text:p text:style-name="P27"/>
      <text:p text:style-name="P4"><text:span text:style-name="T22">Dehm </text:span><text:span text:style-name="T25">(treinar)</text:span><text:span text:style-name="T22"> –</text:span><text:span text:style-name="T21"> didehm </text:span><text:span text:style-name="T23">(treinar </text:span><text:span text:style-name="T26">sem parar</text:span><text:span text:style-name="T23">)</text:span></text:p>
      <text:p text:style-name="P27"><text:soft-page-break/></text:p>
      <text:h text:style-name="P48" text:outline-level="3">O INTENSIVO</text:h>
      <text:p text:style-name="P4"/>
      <text:p text:style-name="P4"><text:tab/>Significa “fazer pouco a pouco”. Consiste na reduplicação do radical (com a deleção de oclusivos no meio). Raramente usado. <text:span text:style-name="T21">O imperfeito é feito com ee-.</text:span></text:p>
      <text:p text:style-name="P27"/>
      <text:p text:style-name="P4"><text:span text:style-name="T22">Wehrt →</text:span><text:span text:style-name="T21"> wehrwehrt</text:span></text:p>
      <text:p text:style-name="P27"/>
      <text:h text:style-name="P48" text:outline-level="3">O ITERATIVO</text:h>
      <text:p text:style-name="P27"/>
      <text:p text:style-name="P27"><text:tab/>Significa “começar a continuar a fazer”. Há apofonias a serem observadas:</text:p>
      <text:p text:style-name="P4"><text:span text:style-name="T22">eh:</text:span><text:span text:style-name="T21"> oh</text:span></text:p>
      <text:p text:style-name="P4"><text:span text:style-name="T22">ei:</text:span><text:span text:style-name="T21"> oi</text:span></text:p>
      <text:p text:style-name="P4"><text:span text:style-name="T22">eu:</text:span><text:span text:style-name="T21"> ou</text:span></text:p>
      <text:p text:style-name="P27"><text:tab/>Você usa o sufixo -ye. O imperfeito é feito com ee-.</text:p>
      <text:p text:style-name="P27"/>
      <text:p text:style-name="P4"><text:span text:style-name="T22">Kwehr- sien itner –</text:span><text:span text:style-name="T21"> fazer do seu modo</text:span></text:p>
      <text:p text:style-name="P4"><text:span text:style-name="T22">Kwohrye- sien itner –</text:span><text:span text:style-name="T21"> </text:span><text:span text:style-name="T23">indica que parou a ação por um tempo (por exemplo: </text:span><text:span text:style-name="T23">para o agente descançar) e continua essa ação depois. Não seria como em “rekwehr- sien itner”, que indica que está sendo refeita </text:span><text:span text:style-name="T24">toda</text:span><text:span text:style-name="T23"> a ação novamente.</text:span></text:p>
      <text:p text:style-name="P27"/>
      <text:h text:style-name="P48" text:outline-level="3">O PERFEITO</text:h>
      <text:p text:style-name="P27"/>
      <text:p text:style-name="P27"><text:tab/>Representa uma ação feita no passado cujos efeitos ou consequencias ainda tem alguma influência no presente. É feito prefixando a primeira letra do radical seguido do “e” e então o verbo conjugado no passado</text:p>
      <text:p text:style-name="P27"/>
      <text:p text:style-name="P4"><text:span text:style-name="T22">Lelikwst id vetus wastu –</text:span><text:span text:style-name="T21"> tu deixaste a antiga cidade </text:span><text:span text:style-name="T30">(“lelikwst” vem do verbo “linekw”)</text:span></text:p>
      <text:p text:style-name="P4"/>
      <text:h text:style-name="P46" text:outline-level="1">MAIS SOBRE O USO DAS DECLINAÇÕES</text:h>
      <text:p text:style-name="P4"/>
      <text:p text:style-name="P4"><text:tab/>Como você já conhece os verbos, sinto me mais confortável em lhe ensinar mais sobre o uso das declinações.</text:p>
      <text:p text:style-name="P4"/>
      <text:h text:style-name="P3" text:outline-level="2">ACUSATIVO</text:h>
      <text:p text:style-name="P4"/>
      <text:p text:style-name="P4"><text:tab/>É bem fácil, alguns exemplos:</text:p>
      <text:p text:style-name="P4"/>
      <text:p text:style-name="P4"><text:span text:style-name="T1">Tenho todos os maridos –</text:span> ho vasyens mann(en)s</text:p>
      <text:p text:style-name="P4"><text:span text:style-name="T1">Desculpe-me, mas passei a amar uma outra mulher –</text:span> maaf, bet ho biliubht alyu gwen</text:p>
      <text:p text:style-name="P14"><text:span text:style-name="T1">biliubht =</text:span> bi (afixo verbal que significa “começar a”) + liubht (particípio no passado)</text:p>
      <text:p text:style-name="P4"/>
      <text:h text:style-name="P3" text:outline-level="2"><text:soft-page-break/>DATIVO</text:h>
      <text:p text:style-name="P4"/>
      <text:p text:style-name="P4"><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4"/>
      <text:h text:style-name="P46" text:outline-level="1">ADVÉRBIOS</text:h>
      <text:p text:style-name="P4"/>
      <text:p text:style-name="P4"><text:tab/>Advérbios são palavras que qualificam o verbo, como em “viajou tranquilamente” e “comeu bastante”, onde os verbos “viajou” e “comeu” são qualificados pelos advérbios “tranquilamente” e “bastante”. Para criar um advérbio basta adicionar o sufixo -ye (com hífen!!!). Veja alguns exemplos:</text:p>
      <text:p text:style-name="P4"/>
      <text:p text:style-name="P4"><text:span text:style-name="T1">End –</text:span> fim, final</text:p>
      <text:p text:style-name="P4"><text:span text:style-name="T1">End-ye –</text:span> finalmente</text:p>
      <text:p text:style-name="P4"><text:span text:style-name="T1">Enpace –</text:span> tranquilo, tranquila</text:p>
      <text:p text:style-name="P4"><text:span text:style-name="T1">Enpace-ye –</text:span> tranquilamente</text:p>
      <text:p text:style-name="P4"/>
      <text:p text:style-name="P4"><text:tab/>Pode-se dizer que o -ye é como o -mente do português. Mas, assim como no português, nem todos os advérbios do sambahsa terminam com a mesma terminação, pois algumas palavras por si só já são advérbios, veja alguns exemplos:</text:p>
      <text:p text:style-name="P4"/>
      <text:p text:style-name="P4"><text:span text:style-name="T1">Tik –</text:span> somente</text:p>
      <text:p text:style-name="P4"><text:span text:style-name="T1">Ops –</text:span> frequentemente</text:p>
      <text:p text:style-name="P4"><text:span text:style-name="T1">Just –</text:span> apenas, há pouco</text:p>
      <text:p text:style-name="P4"><text:tab/><text:span text:style-name="T9">Ho just nicen un wir –</text:span><text:span text:style-name="T8"> acabei de matar um homem</text:span></text:p>
      <text:p text:style-name="P14"><text:tab/><text:span text:style-name="T1">Just barwakt –</text:span> na hora!</text:p>
      <text:p text:style-name="P4"><text:span text:style-name="T1">It(han) {it / i§An} –</text:span> então, dessa forma, deste jeito, desta maneira</text:p>
      <text:p text:style-name="P4"><text:span text:style-name="T1">Bfuyi {bfUyi} –</text:span> continuamente</text:p>
      <text:p text:style-name="P4"><text:span text:style-name="T1">Sigwra {sIgura} –</text:span> com certeza, certamente, indubitavelmente</text:p>
      <text:p text:style-name="P4"><text:span text:style-name="T1">Oku {Oku} –</text:span> depressa, rapidamente</text:p>
      <text:p text:style-name="P4"><text:span text:style-name="T1">Ja</text:span> <text:span text:style-name="T1">{ja} –</text:span> já</text:p>
      <text:p text:style-name="P4"><text:span text:style-name="T1">Semper {sEmpër} –</text:span> sempre</text:p>
      <text:p text:style-name="P4"><text:span text:style-name="T1">Tun {tun} –</text:span> então, depois, em seguida, aí</text:p>
      <text:p text:style-name="P4"><text:span text:style-name="T1">(Ya)schi {(yA)ci} –</text:span> também, além disso, do mesmo modo, igualmente, da mesma forma</text:p>
      <text:p text:style-name="P4"/>
      <text:p text:style-name="P4"><text:tab/>Advérbios também podem ser feitos adicionando o prefixo a- a substantivos.</text:p>
      <text:p text:style-name="P4"/>
      <text:p text:style-name="P4"><text:span text:style-name="T1">Part –</text:span> parte</text:p>
      <text:p text:style-name="P4"><text:span text:style-name="T1">Top</text:span><text:span text:style-name="T1">(p)</text:span><text:span text:style-name="T1"> –</text:span> topo</text:p>
      <text:p text:style-name="P4"><text:span text:style-name="T1">Apart –</text:span> à parte, independentemente, separadamente</text:p>
      <text:p text:style-name="P4"><text:span text:style-name="T1">Atop –</text:span> em cima, </text:p>
      <text:p text:style-name="P4"/>
      <text:p text:style-name="P4"><text:tab/>Advérbios de qualidade como “baygh” e “pior” podem se comportar como adjetivos quando eles se referem a um substantivo, podendo (não é compulsório) um final declesional, mas como um advérbio (com a possível <text:soft-page-break/>adjunção do -ye) quando eles se referem a um adjetivo atribuitivo.</text:p>
      <text:p text:style-name="P4"/>
      <text:p text:style-name="P4"><text:span text:style-name="T1">Piora kowpic chifans sont vierdnic pro sieune –</text:span> muitas refeições copiosas são prejudiciais para a saúde</text:p>
      <text:p text:style-name="P4"><text:span text:style-name="T1">Pior-ye kowpic chifans sont vierdnic pro sieune –</text:span> refeições bastante copiosas são prejudiciais para a saúde</text:p>
      <text:p text:style-name="P4"/>
      <text:h text:style-name="P46" text:outline-level="1">GERÚNDIO</text:h>
      <text:p text:style-name="P4"/>
      <text:p text:style-name="P4"><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4"/>
      <text:p text:style-name="P4"><text:span text:style-name="T1">Ele comeu o bolo olhando para mim –</text:span> Is essit id torte spehcend-ye me</text:p>
      <text:p text:style-name="P4"><text:span text:style-name="T1">Elas morreram trabalhando –</text:span> Ias mohreer orbatend-ye</text:p>
      <text:p text:style-name="P4"/>
      <text:p text:style-name="P4"><text:tab/>Se eu escrevesse “Is essit id torte spehcend me” <text:span text:style-name="T8">(sem o -ye no gerúndio)</text:span> significaria que é a torta que está olhando para mim, espero que assim você aprenda a diferenciar melhor o gerúndio do particípio ativo do presente.</text:p>
      <text:p text:style-name="P4"/>
      <text:p text:style-name="P4"><text:tab/>Se isso facilita o entendimento: os dois exemplos acima podem ser traduzidos como “ele comeu o bolo <text:span text:style-name="T2">enquanto</text:span> olhava para mim” e “elas morreram <text:span text:style-name="T2">enquanto</text:span> trabalhavam”. </text:p>
      <text:p text:style-name="P4"/>
      <text:h text:style-name="P46" text:outline-level="1">PRONOMES REFLEXIVOS E O PRONOME POSSESSIVO “SIEN”</text:h>
      <text:p text:style-name="P4"/>
      <text:p text:style-name="P4"><text:tab/>Os pronomes são: “se” (acusativo), “sib” (dativo) e “sien” (pronome possessivo).</text:p>
      <text:p text:style-name="P4"/>
      <text:p text:style-name="P4"><text:span text:style-name="T1">Se vidmos in id specule –</text:span> nos vemos no espelho</text:p>
      <text:p text:style-name="P4"><text:span text:style-name="T1">“…”, sib sieyg is lytil prince –</text:span> “…”, disse o pequeno príncipe para si mesmo</text:p>
      <text:p text:style-name="P4"/>
      <text:p text:style-name="P4"><text:tab/>O pronome “sien” sempre se refere ao sujeito da oração, mas nunca aparece junto ao grupo nominal do sujeito.</text:p>
      <text:p text:style-name="P4"/>
      <text:p text:style-name="P4"><text:span text:style-name="T1">Un pater alt sien purts –</text:span> um pai educa seus filhos</text:p>
      <text:p text:style-name="P4"><text:span text:style-name="T1">Julio ed eyso prient siefreer do Brasilu –</text:span> Júlio e seu amigo viajaram para o Brasil</text:p>
      <text:p text:style-name="P14">Perceba que não poderia ser <text:span text:style-name="T5">“Julio ed sien prient”, lembre-se do que falei antes.</text:span></text:p>
      <text:p text:style-name="P4"/>
      <text:p text:style-name="P4"><text:tab/>O “mesmo” é traduzido como -swo, veja só.</text:p>
      <text:p text:style-name="P4"/>
      <text:p text:style-name="P4"><text:span text:style-name="T1">Gnohdi teswo –</text:span> Conheça a si mesmo</text:p>
      <text:p text:style-name="P4"><text:soft-page-break/></text:p>
      <text:p text:style-name="P4"><text:tab/>Ah, é oportuno dizer aqui que “entre si” ou “um ao outro” é traduzido como “mutu” no sambahsa.</text:p>
      <text:p text:style-name="P4"/>
      <text:p text:style-name="P4"><text:span text:style-name="T1">Martin ed eyso prient tolke con mutu in Sambahsa –</text:span> Martin e seu amigo conversam um com o outro em sambahsa</text:p>
      <text:p text:style-name="P4"/>
      <text:h text:style-name="P46" text:outline-level="1"><text:span text:style-name="T19">PRONOME RELATIVO E CONJUNÇÃO INTEGRANTE</text:span> </text:h>
      <text:p text:style-name="P4"/>
      <text:p text:style-name="P4"><text:tab/>Veja as frases abaixo, preste atenção no uso do “que”:</text:p>
      <text:p text:style-name="P4"/>
      <text:p text:style-name="P4">(1) Esse é o cavalo <text:span text:style-name="T2">que</text:span> eu comprei</text:p>
      <text:p text:style-name="P4">(2) Eu tinha uma filha <text:span text:style-name="T2">que</text:span> queria ser cantora</text:p>
      <text:p text:style-name="P4">(3) Eu disse <text:span text:style-name="T2">que</text:span> não gosto de café</text:p>
      <text:p text:style-name="P4">(4) Ele era tão preguiçoso <text:span text:style-name="T2">que</text:span> seus pais colocaram rodas na cama dele</text:p>
      <text:p text:style-name="P4"/>
      <text:p text:style-name="P4"><text:tab/>Embora eles sejam a mesma palavra, eles têm funções diferentes, tanto que se fossem traduzidos para outras línguas os “que”s dessas frases poderiam ser traduzidos de forma bem diferente.</text:p>
      <text:p text:style-name="P4"/>
      <text:p text:style-name="P4"><text:tab/>Os “que”s das frases (1) e (2) são pronomes relativos, porque eles são relativos a algum substantivo utilizado anteriormente, que no caso da frase (1) é “cavalo” e na frase (2) é “filha”.</text:p>
      <text:p text:style-name="P4"/>
      <text:p text:style-name="P4"><text:tab/>Já os “que”s das frases (3) e (4) são conjunções integrantes, pois eles iniciam uma nova oração.</text:p>
      <text:p text:style-name="P4"/>
      <text:p text:style-name="P4"><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4"/>
      <text:p text:style-name="P4"><text:span text:style-name="T1">Esse é o cavalo </text:span><text:span text:style-name="T3">que</text:span><text:span text:style-name="T1"> eu comprei – </text:span>Tel est el cavall <text:span text:style-name="T2">quel</text:span> kieupim</text:p>
      <text:p text:style-name="P4"><text:span text:style-name="T1">Eu tinha uma filha </text:span><text:span text:style-name="T3">que</text:span><text:span text:style-name="T1"> queria ser cantora –</text:span> hiebim un dugter <text:span text:style-name="T2">qua</text:span> iskwit ses sehngver</text:p>
      <text:p text:style-name="P4"/>
      <text:p text:style-name="P4"><text:tab/>A conjunção integrante geralmente é traduzida como “od”.</text:p>
      <text:p text:style-name="P4"/>
      <text:p text:style-name="P4"><text:span text:style-name="T1">Eu disse </text:span><text:span text:style-name="T3">que</text:span><text:span text:style-name="T1"> não gosto de café –</text:span> Ho saygen <text:span text:style-name="T2">od</text:span> ne kamo cofie</text:p>
      <text:p text:style-name="P4"><text:span text:style-name="T1">Ele pensou </text:span><text:span text:style-name="T3">que</text:span><text:span text:style-name="T1"> eu </text:span><text:span text:style-name="T1">sou</text:span><text:span text:style-name="T1"> da África –</text:span> is mohnit <text:span text:style-name="T2">od</text:span> som ex África</text:p>
      <text:p text:style-name="P4"/>
      <text:p text:style-name="P4"><text:tab/>Como as vezes só uma conjunção integrante não é clara o suficiente para indicar se o que foi dito é um desejo ou uma afirmação, existe também a conjunção integrante “ke” <text:span text:style-name="T8">(ou “kem”)</text:span>, que expressa um desejo e pode ser utilizada no lugar de “od”. </text:p>
      <text:p text:style-name="P4"><text:tab/>Seria o nosso “que” <text:span text:style-name="T8">(conjunção integrante)</text:span> mais um verbo no subjuntivo.</text:p>
      <text:p text:style-name="P4"/>
      <text:p text:style-name="P18"><text:span text:style-name="T1">Eu desejo que ele aprenda sambahsa –</text:span> vanscho kem is euct Sambahsa</text:p>
      <text:p text:style-name="P4"><text:span text:style-name="T1">Que nosso time vença o time inimigo e torne-se o campeão de futebol </text:span><text:soft-page-break/><text:span text:style-name="T1">europeu –</text:span><text:span text:style-name="T5"> Ke nies swoin vinct id peindswoin ed biht Europes football champion</text:span></text:p>
      <text:p text:style-name="P4"><text:span text:style-name="T1">Vamos fingir que o vidro se tornou todo macio como gaze para que possamos passar para o outro lado </text:span><text:span text:style-name="T1">–</text:span><text:span text:style-name="T5"> s</text:span><text:span text:style-name="T5">mad simule kem id glas hat biht tem moll quem kaz kay ghehdiemos lites ocolo</text:span> </text:p>
      <text:p text:style-name="P4"><text:span text:style-name="T1">Eu te peço que saia –</text:span> te prehgo ke linkws</text:p>
      <text:p text:style-name="P4"/>
      <text:h text:style-name="P3" text:outline-level="2">OS PRONOMES RELATIVOS “YO(S)”, “YA” E “YOD”</text:h>
      <text:p text:style-name="P4"/>
      <text:p text:style-name="P4"><text:tab/>Eu pensei muito se eu deveria realmente trazer esse assunto para aqui, porque, como você vai ver, praticamente você não irá usá-los, mas como esta é uma gramática <text:span text:style-name="T2">completa</text:span>, me senti na obrigação de explicá-los.</text:p>
      <text:p text:style-name="P4"/>
      <text:p text:style-name="P4"><text:tab/>Basicamente a relação é:</text:p>
      <text:p text:style-name="P4"/>
      <text:p text:style-name="P4"><text:span text:style-name="T1">Qui –</text:span> yo(s)</text:p>
      <text:p text:style-name="P4"><text:span text:style-name="T1">Qua – </text:span>ya</text:p>
      <text:p text:style-name="P4"><text:span text:style-name="T1">Quod –</text:span> yod</text:p>
      <text:p text:style-name="P4"/>
      <text:p text:style-name="P4"><text:tab/>Os pronomes relativos yo(s)/ya/yod são para formarem orações independentes, como assim? Veja o exemplo abaixo:</text:p>
      <text:p text:style-name="P4"/>
      <text:p text:style-name="P4"><text:span text:style-name="T1">Latif, yo gwivt in Afghanistan, baht Sambahsa –</text:span> Latif, que vive no Afeganistão, fala sambahsa</text:p>
      <text:p text:style-name="P4"/>
      <text:p text:style-name="P4"><text:tab/>Percebe que mesmo se retirássemos o “yo gwivt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4"/>
      <text:p text:style-name="P4"><text:tab/>Agora vejamos um exemplo que não caberia os pronomes relativos yo(s)/ya/yod.</text:p>
      <text:p text:style-name="P4"/>
      <text:p text:style-name="P4"><text:span text:style-name="T1">Id bahsa, quod Latif baht, est Sambahsa –</text:span> a língua, que Latif fala, é sambahsa</text:p>
      <text:p text:style-name="P4"/>
      <text:p text:style-name="P4"><text:tab/>Se retirarmos o “quod Latif baht” (“que Latif fala”), a frase perderia seu significado original.</text:p>
      <text:p text:style-name="P4"/>
      <text:p text:style-name="P4"><text:tab/>Você me questionaria: “mas eu poderia usar muito esses pronomes relativos que você diz serem raramente usados, porque eu faço muitas frases onde eles caberiam”. </text:p>
      <text:p text:style-name="P4"/>
      <text:p text:style-name="P4"><text:tab/>Mas o detalhe é que você poderia usar os pronomes qui/qua/quod no lugar de yo(s)/ya/yod, seria perfeitamente válida uma frase como: “<text:span text:style-name="T5">Latif, qui gwivt in Afghanistan, baht Sambahsa”</text:span></text:p>
      <text:p text:style-name="P18"/>
      <text:p text:style-name="P18"><text:tab/>O único motivo para usar os pronomes relativos yo(s)/ya/yod seria por <text:soft-page-break/>propostas literárias.</text:p>
      <text:p text:style-name="P4"/>
      <text:h text:style-name="P46" text:outline-level="1">PERGUNTAS</text:h>
      <text:p text:style-name="P4"/>
      <text:p text:style-name="P4"><text:tab/>Há diversas formas de fazer uma pergunta, a primeira é adicionando a palavra “kwe” {kwe} no início da frase.</text:p>
      <text:p text:style-name="P4"/>
      <text:p text:style-name="P4"><text:span text:style-name="T1">Kwe ghehdo ghende tod? –</text:span> posso segurar isso?</text:p>
      <text:p text:style-name="P4"><text:span text:style-name="T1">Kwe siem ghehdo ghende tod? –</text:span> poderei segurar isso?</text:p>
      <text:p text:style-name="P4"><text:span text:style-name="T1">Kwe ter sont leuds her? –</text:span> há pessoas aqui?</text:p>
      <text:p text:style-name="P4"><text:span text:style-name="T1">Kwe sont leuds her? –</text:span> há pessoas aqui?</text:p>
      <text:p text:style-name="P4"/>
      <text:p text:style-name="P4"><text:tab/>O “kwe” também pode ser utilizado no final de perguntas junto ao “no” na função de “não é”.</text:p>
      <text:p text:style-name="P4"/>
      <text:p text:style-name="P4"><text:span text:style-name="T1">Safersiemos do ia Uniet Stats, kwe no? –</text:span> viajaremos para os Estados Unidos, não é?</text:p>
      <text:p text:style-name="P4"/>
      <text:p text:style-name="P4"><text:tab/>Você também pode fazer uma pergunta com invertendo a posição do verbo principal.</text:p>
      <text:p text:style-name="P4"/>
      <text:p text:style-name="P4"><text:span text:style-name="T1">Ghehdo io ghende tod? –</text:span> posso segurar isso?</text:p>
      <text:p text:style-name="P4"><text:span text:style-name="T1">Siem io ghehde ghende tod? –</text:span> poderei segurar isso?</text:p>
      <text:p text:style-name="P35">Perceba que é necessário o uso do pronome.</text:p>
      <text:p text:style-name="P4"><text:span text:style-name="T1">Sont ter leuds her? –</text:span> há pessoas aqui?</text:p>
      <text:p text:style-name="P33">Perceba que é necessário o uso do “ter”.</text:p>
      <text:p text:style-name="P4"/>
      <text:p text:style-name="P4"><text:tab/>Perguntas com “o que”, “quem”, “quando” e outros pronomes do gênero, você pode fazer a pergunta do mesmo modo que você faz no português.</text:p>
      <text:p text:style-name="P4"/>
      <text:p text:style-name="P4"><text:span text:style-name="T1">Quis ste yu? –</text:span> quem é você? <text:span text:style-name="T8">(pergunta feita para uma pessoa do sexo masculino)</text:span></text:p>
      <text:p text:style-name="P4"><text:span text:style-name="T1">Quando safersies –</text:span> quando viajarás?</text:p>
      <text:p text:style-name="P4"/>
      <text:h text:style-name="P46" text:outline-level="1">NEGAÇÃO</text:h>
      <text:p text:style-name="P4"/>
      <text:p text:style-name="P4"><text:tab/>Para responder uma pergunta de forma negativa, você pode simplesmente dizer “no”.</text:p>
      <text:p text:style-name="P4"/>
      <text:p text:style-name="P4"><text:tab/>Para criar um verbo negativo, basta colocar o “ne” antes do verbo.</text:p>
      <text:p text:style-name="P4"><text:span text:style-name="T1">Ne eddo leckereits –</text:span> não como doces</text:p>
      <text:p text:style-name="P4"/>
      <text:p text:style-name="P4"><text:tab/>O “mae” {may} é um proibitivo. </text:p>
      <text:p text:style-name="P4"><text:span text:style-name="T1">Mae eddo leckereits –</text:span> eu não deveria comer doces</text:p>
      <text:p text:style-name="P4"><text:span text:style-name="T1">Mae eddas leckereits –</text:span> não coma doces <text:span text:style-name="T8">(não entendeu o porquê da </text:span><text:span text:style-name="T8">terminação -as no verbo “edd”? Relembre o motivo no capítulo sobre o verbo subjuntivo)</text:span></text:p>
      <text:p text:style-name="P4"><text:tab/>Para facilitar, é só lembrar daqueles mandamentos bíblicos:</text:p>
      <text:p text:style-name="P4"><text:span text:style-name="T1">Mae neicas –</text:span> não matarás</text:p>
      <text:p text:style-name="P4"><text:soft-page-break/></text:p>
      <text:p text:style-name="P4"><text:tab/>Não podemos nos esquecer do verbo de “não posso” que é “khako” {qAko}.</text:p>
      <text:p text:style-name="P4"><text:span text:style-name="T1">Khako kaupe un wogh – </text:span>não posso comprar um carro</text:p>
      <text:p text:style-name="P33">“Khak” é o antônimo de “ghehd”.</text:p>
      <text:p text:style-name="P4"/>
      <text:h text:style-name="P3" text:outline-level="2">SOBRE O USO DO “SI”</text:h>
      <text:p text:style-name="P4"/>
      <text:p text:style-name="P4"><text:tab/>Para que não haja dúvidas quanto ao uso do “si”, que significa “sim” e é utilizado para responder questões negativas. Observe a seguinte situação:</text:p>
      <text:p text:style-name="P4"/>
      <text:p text:style-name="P4"><text:span text:style-name="T1">Ne has tu purts? –</text:span> você não tem filhos?</text:p>
      <text:p text:style-name="P11">Si</text:p>
      <text:p text:style-name="P4"/>
      <text:p text:style-name="P4"><text:tab/>O “si” não corrobora a linha de pensamento de quem pergunta.</text:p>
      <text:p text:style-name="P4"/>
      <text:p text:style-name="P4"><text:span text:style-name="T1">Ne has tu purts? –</text:span> você não tem filhos?</text:p>
      <text:p text:style-name="P4"><text:span text:style-name="T1">Si, ho purts –</text:span> sim, tenho filhos</text:p>
      <text:p text:style-name="P4"/>
      <text:h text:style-name="P46" text:outline-level="1">EVITANDO REPETIÇÕES</text:h>
      <text:p text:style-name="P4"/>
      <text:p text:style-name="P4"><text:tab/>Em uma conversa, pode acontecer de necessitarmos usar um substantivo já utilizado logo anteriormente, para evitar a repetição de palavras o sambahsa oferece basicamente os mesmos recursos que o português. Veja os exemplos:</text:p>
      <text:p text:style-name="P4"/>
      <text:p text:style-name="P11">Se você gosta de chá, eu vou te dar <text:span text:style-name="T2">algum</text:span></text:p>
      <text:p text:style-name="P4">Sei tu kams chay, vahm tib schehnke <text:span text:style-name="T2">sem</text:span></text:p>
      <text:p text:style-name="P4"/>
      <text:p text:style-name="P11">Trago o chá e seus copos. </text:p>
      <text:p text:style-name="P11">Por favor, dê me <text:span text:style-name="T2">um</text:span>!</text:p>
      <text:p text:style-name="P18">Bringho id chay ed ia tasses. </text:p>
      <text:p text:style-name="P18">Plais, schehnk mi <text:span text:style-name="T2">uno</text:span>!</text:p>
      <text:p text:style-name="P4"/>
      <text:p text:style-name="P11">Um curso de faculdade é composto por várias disciplinas, e <text:span text:style-name="T2">cada uma</text:span> tem uma certa quantidade de horas</text:p>
      <text:p text:style-name="P18">Un facultat curs est composen ab/med multa matiers, ed <text:span text:style-name="T2">ielg</text:span> hat un certain quantitat om hors</text:p>
      <text:p text:style-name="P4"/>
      <text:p text:style-name="P11">Pegue seu livro e passe o <text:span text:style-name="T2">meu</text:span></text:p>
      <text:p text:style-name="P4">Ghendte vies buk ed anancte mi <text:span text:style-name="T2">mieno</text:span></text:p>
      <text:p text:style-name="P14">Você poderia dizer apenas "mien" ou “id mien”, mas "mieno" deixa a mensagem mais clara</text:p>
      <text:p text:style-name="P4"/>
      <text:p text:style-name="P11">Qual camisa você vai usar?</text:p>
      <text:p text:style-name="P11">Eu vou usar <text:span text:style-name="T2">a minha (mais) nova</text:span></text:p>
      <text:p text:style-name="P4">Qualg tischert vahte yu vehse? </text:p>
      <text:p text:style-name="P4">Vahm vehse <text:span text:style-name="T2">mien nov(er)</text:span></text:p>
      <text:p text:style-name="P4"/>
      <text:p text:style-name="P11"><text:soft-page-break/>Meu peixinho está como <text:span text:style-name="T2">o</text:span> do vizinho antes de morrer</text:p>
      <text:p text:style-name="P4">Mien lytil pisk est lik <text:span text:style-name="T2">tal</text:span> ios nieber pre mehre</text:p>
      <text:p text:style-name="P14">Eis a frase completa: Mien lytil pisk est lik al pisk ios nieber pre mehre</text:p>
      <text:p text:style-name="P4"/>
      <text:h text:style-name="P46" text:outline-level="1">PARTICÍPIOS</text:h>
      <text:p text:style-name="P4"/>
      <text:p text:style-name="P4"><text:tab/>Particípios são a forma nominal do verbo.</text:p>
      <text:p text:style-name="P4"/>
      <text:h text:style-name="P3" text:outline-level="2">PRESENTE ATIVO</text:h>
      <text:p text:style-name="P4"/>
      <text:p text:style-name="P4"><text:tab/>Para formar o particípio ativo do presente, bastar adicionar o sufixo -(e)nd <text:span text:style-name="T8">(-(e)nt também é </text:span><text:span text:style-name="T8">possível, mas raramente usado porque pode causar confusão com a terceira pessoa do plural)</text:span>.</text:p>
      <text:p text:style-name="P4"/>
      <text:p text:style-name="P4"><text:tab/>Usando o verbo “ser” mais o particípio ativo no presente você pode criar frases como:</text:p>
      <text:p text:style-name="P4"><text:span text:style-name="T1">Id sol eet bleigend –</text:span> o sol estava brilhando</text:p>
      <text:p text:style-name="P4"><text:span text:style-name="T1">Id bleigend sol –</text:span> o sol brilhante</text:p>
      <text:p text:style-name="P4"/>
      <text:p text:style-name="P4"><text:span text:style-name="T1">E</text:span><text:span text:style-name="T1">s –</text:span> esend</text:p>
      <text:p text:style-name="P4"><text:span text:style-name="T1">Hab –</text:span> Habend</text:p>
      <text:p text:style-name="P4"><text:span text:style-name="T1">Woid –</text:span> woidend</text:p>
      <text:p text:style-name="P6"/>
      <text:p text:style-name="P6"><text:tab/>Em teoria os particípios adjetivos podem ser usados como substantivos, mas, na prática, isso nunca ocorre, o que acontece é o uso de terminações como -(e)nt e -(a)nt, como em “president”, “studyent” e “immigrant”.</text:p>
      <text:p text:style-name="P6"/>
      <text:h text:style-name="P3" text:outline-level="2">PASSADO ATIVO</text:h>
      <text:p text:style-name="P4"/>
      <text:p text:style-name="P4"><text:tab/> Para formar o particípio ativo do pretérito, bastar adicionar o sufixo -us ou vs <text:span text:style-name="T8">(vai depender do que ficar melhor pronunciável na palavra e dos seus padrões de acentuação tônica)</text:span>.</text:p>
      <text:p text:style-name="P4"><text:span text:style-name="T1">Dank spollay ob gwehmus hetro –</text:span> muito obrigado por ter vindo aqui</text:p>
      <text:p text:style-name="P4"><text:span text:style-name="T1">Ia minst antslehnkus lands –</text:span> os países menos desenvolvidos</text:p>
      <text:p text:style-name="P4"/>
      <text:p text:style-name="P4"><text:span text:style-name="T1">E</text:span><text:span text:style-name="T1">s –</text:span> esus</text:p>
      <text:p text:style-name="P4"><text:span text:style-name="T1">Hab –</text:span> Habus</text:p>
      <text:p text:style-name="P4"><text:span text:style-name="T1">Woid –</text:span> woidus</text:p>
      <text:p text:style-name="P4"/>
      <text:h text:style-name="P3" text:outline-level="2">PRESENTE PASSIVO</text:h>
      <text:p text:style-name="P4"/>
      <text:p text:style-name="P4"><text:tab/>Dos particípios passivos, o sambahsa usa apenas o passado, mas é possível usar o usar o presente ativo em palavras compostas. O sufixo seria -men com o radical do verbo no presente.</text:p>
      <text:p text:style-name="P4"/>
      <text:p text:style-name="P4"><text:span text:style-name="T1">Al –</text:span> criar <text:span text:style-name="T8">(no sentido de criar um filho)</text:span></text:p>
      <text:p text:style-name="P4"><text:span text:style-name="T1">Almen –</text:span> pupilo ou pupila</text:p>
      <text:p text:style-name="P4"/>
      <text:h text:style-name="P3" text:outline-level="2"><text:soft-page-break/>PASSADO PASSIVO</text:h>
      <text:p text:style-name="P4"/>
      <text:p text:style-name="P4"><text:tab/>Para formar o particípio passivo do pretérito, bastar adicionar o sufixo -t ou -(e)n. Julgo esse particípio o mais interessante e você vai entender o porquê.</text:p>
      <text:p text:style-name="P4"/>
      <text:p text:style-name="P4"><text:span text:style-name="T1">E</text:span><text:span text:style-name="T1">s –</text:span> est / esen <text:span text:style-name="T8">(sido)</text:span></text:p>
      <text:p text:style-name="P4"><text:span text:style-name="T1">Hab –</text:span> habt / haben <text:span text:style-name="T8">(tido)</text:span></text:p>
      <text:p text:style-name="P4"><text:span text:style-name="T1">Woid –</text:span> wois / woiden <text:span text:style-name="T8">(sabido)</text:span></text:p>
      <text:p text:style-name="P4"/>
      <text:h text:style-name="P48" text:outline-level="3">OUTRA MANEIRA DE EXPRESSAR O PASSADO, O PRESENTE PERFEITO</text:h>
      <text:p text:style-name="P4"/>
      <text:p text:style-name="P4"><text:tab/>Através do verbo “habe” você pode expressar o passado, você conjuga esse verbo como no presente e depois utiliza o verbo desejado no particípio passivo do passado.</text:p>
      <text:p text:style-name="P4"/>
      <text:p text:style-name="P4"><text:span text:style-name="T1">Ho edden –</text:span> eu comi</text:p>
      <text:p text:style-name="P4"><text:span text:style-name="T1">Ho kaupen –</text:span> eu comprei</text:p>
      <text:p text:style-name="P4"><text:span text:style-name="T1">Has liubhen / liubht –</text:span> você amou</text:p>
      <text:p text:style-name="P4"><text:span text:style-name="T1">Habte yu edden? / –</text:span> você comeu?</text:p>
      <text:p text:style-name="P4"><text:span text:style-name="T1">Habte yu kaupen? / –</text:span> você comprou?</text:p>
      <text:p text:style-name="P4"/>
      <text:p text:style-name="P4"><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4"/>
      <text:p text:style-name="P4"><text:span text:style-name="T1">(1) Qui hant uct sambahsa –</text:span> aqueles que aprenderam sambahsa</text:p>
      <text:p text:style-name="P4"><text:span text:style-name="T1">(2) Qui uceer sambahsa –</text:span> aqueles que aprenderam sambahsa</text:p>
      <text:p text:style-name="P4"/>
      <text:p text:style-name="P4"><text:tab/>(1) dá a entender que os alunos aprenderam sambahsa e ainda sabem a língua <text:span text:style-name="T8">(mas não que dizer necessariamente que eles ainda aprendem a língua, significa apenas que os seus efeitos – saber a língua – ainda permanecem)</text:span>, em (2) dá a entender que eles aprenderam sambahsa, mas esqueceram a língua tempos depois ou morreram.</text:p>
      <text:p text:style-name="P4"/>
      <text:h text:style-name="P48" text:outline-level="3">UMA MANEIRA DE FAZER ADJETIVOS COM VERBOS</text:h>
      <text:p text:style-name="P4"/>
      <text:p text:style-name="P4"><text:tab/>Vamos usar os seguintes verbos e substantivos nos exemplos:</text:p>
      <text:p text:style-name="P4"/>
      <text:p text:style-name="P4"><text:span text:style-name="T1">Sneigv {sneygv} –</text:span> neve</text:p>
      <text:p text:style-name="P4"><text:span text:style-name="T1">Calive {kalIv} –</text:span> cabine</text:p>
      <text:p text:style-name="P4"><text:span text:style-name="T1">Lyegher {lyEgër} –</text:span> camada</text:p>
      <text:p text:style-name="P4"><text:span text:style-name="T1">Tenu {tEnu} –</text:span> fino, fina</text:p>
      <text:p text:style-name="P4"><text:span text:style-name="T1">Myehrs {mye:rs} – </text:span><text:span text:style-name="T5">esquecer</text:span></text:p>
      <text:p text:style-name="P4"><text:span text:style-name="T1">Covehr {kovE:r} –</text:span> cobrir</text:p>
      <text:p text:style-name="P4"><text:span text:style-name="T1">Covohr {kovO:r} –</text:span> <text:span text:style-name="T8">verbo “covehr” no passado. No próximo capítulo explico por que isso ocorre</text:span>.</text:p>
      <text:p text:style-name="P4"><text:soft-page-break/></text:p>
      <text:p text:style-name="P4"><text:tab/>Agora vejamos a aplicação dos particípios:</text:p>
      <text:p text:style-name="P4"/>
      <text:p text:style-name="P4"><text:span text:style-name="T1">Myohrsen land –</text:span> país esquecido <text:span text:style-name="T8">(ou terra esquecida)</text:span></text:p>
      <text:p text:style-name="P4"><text:span text:style-name="T1">Uno sneigvcovohrn calive –</text:span> uma cabine coberta de neve</text:p>
      <text:p text:style-name="P4"><text:span text:style-name="T1">Un calive covohrno med un tenu sneigvlyegher –</text:span> Uma cabine coberta com uma fina camada de neve</text:p>
      <text:p text:style-name="P4"/>
      <text:h text:style-name="P46" text:outline-level="1">CONJUNÇÕES E OUTRAS PALAVRAS INVARIÁVEIS</text:h>
      <text:p text:style-name="P4"/>
      <text:p text:style-name="P4"><text:tab/>Tanto neste capítulo quanto no capítulo seguinte, o das preposições, eu vou trabalhar no seguinte modo: eu vou mostrar <text:span text:style-name="T6">algumas</text:span> traduções diretas das palavras, mas nos exemplos eu poderei representar essas palavras invariáveis do sambahsa por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4"/>
      <text:p text:style-name="P33">Não se assuste com o tamanho do capítulo, eu apenas procurei colocar todos as palavras invariáveis possíveis aqui, de forma que esta gramática seja um bom material de consulta.</text:p>
      <text:p text:style-name="P4"/>
      <text:p text:style-name="P4"><text:span text:style-name="T1">Aiw(o) {Äw(o)} –</text:span> jamais <text:span text:style-name="T8">(sem negação)</text:span>, sempre, já</text:p>
      <text:p text:style-name="P14"><text:span text:style-name="T1">Ays kays eet is bellst quod is hieb aiwo vis –</text:span> o cabelo dela era o mais bonito que ele já tinha visto</text:p>
      <text:p text:style-name="P14"><text:span text:style-name="T1">Est stragn od tod ilaj aiw hieb esen usen –</text:span> é estranho que este tratamento jamais tenha sido usado</text:p>
      <text:p text:style-name="P14">Como substantivo, “aiwo” significa “era”, como em “Petraiwo”, que significa “Idade da Pedra”. </text:p>
      <text:p text:style-name="P14"><text:span text:style-name="T1">Id memorandum comprindt oino iom meist exhaustive playcts aiwo signen ab bo lands, markend uno major wehnd in ira relations –</text:span> <text:bookmark text:name="result_box1"/><text:span text:style-name="T21">O memorando abrange um dos acordos mais abrangentes jamais assinados entre os dois países, marcando um ponto de virada nas suas relações</text:span> </text:p>
      <text:p text:style-name="P14"><text:span text:style-name="T1">Id khakst film aiwo vis –</text:span> o pior filme jamais feito/visto/…</text:p>
      <text:p text:style-name="P4"/>
      <text:p text:style-name="P4"><text:span text:style-name="T1">Agar {agAr} –</text:span> se, em caso de</text:p>
      <text:p text:style-name="P1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4"/>
      <text:p text:style-name="P4"><text:span text:style-name="T1">Albatt(a) {albAt(a)} – </text:span>de fato, realmente</text:p>
      <text:p text:style-name="P14"><text:span text:style-name="T1">Albatt sambahsa ne est id meis facil bahsa –</text:span> de fato sambahsa não é a língua mais fácil</text:p>
      <text:p text:style-name="P4"/>
      <text:p text:style-name="P4"><text:span text:style-name="T1">Als {als} –</text:span> mais <text:span text:style-name="T8">(preste atenção como o “mais” é utilizado)</text:span></text:p>
      <text:p text:style-name="P14"><text:soft-page-break/><text:span text:style-name="T1">Kwe semanghen als volt anon? –</text:span> alguém mais quer comida?</text:p>
      <text:p text:style-name="P4"/>
      <text:p text:style-name="P4"><text:span text:style-name="T1">Also {Also} –</text:span> além disso <text:span text:style-name="T8">(introduz outra frase, outra ideia)</text:span></text:p>
      <text:p text:style-name="P14"><text:span text:style-name="T1">Ne ho denars kay safer, also tehrbo studye –</text:span> não tenho dinheiro para viajar, além disso tenho que estudar</text:p>
      <text:p text:style-name="P14"><text:span text:style-name="T1">Maria ghi hieb neid magho kay lises ments. Also ia contentit-se med abgires ed chehxe proscher cada face –</text:span> Maria, na verdade, não tinha poder para ler mentes. Então ela contentou-se em virar-se e olhar, mais de perto, cada rosto</text:p>
      <text:p text:style-name="P14"><text:span text:style-name="T1">Is fauran mohn de stuppe sieno nas; also sternues ne lambh iom –</text:span> de repente, ele pensou em parar o nariz; além disso, ele não foi pego por espirros</text:p>
      <text:p text:style-name="P4"/>
      <text:p text:style-name="P4"><text:span text:style-name="T1">Amalan {amalAn} –</text:span> praticamente</text:p>
      <text:p text:style-name="P14"><text:span text:style-name="T1">Ti bel animals sont amalan extinct –</text:span> esses belos animais estão praticamente extintos</text:p>
      <text:p text:style-name="P4"/>
      <text:p text:style-name="P4"><text:span text:style-name="T1">An {an} –</text:span> se <text:span text:style-name="T8">(veja como o “se” é usado nas frases abaixo para que você não se confunda com o “sei”)</text:span></text:p>
      <text:p text:style-name="P4"><text:span text:style-name="T9">Ne woidim an poitto drehnke hoyd –</text:span><text:span text:style-name="T8"> não sei se posso beber </text:span><text:span text:style-name="T14">(bebida alcoólica)</text:span><text:span text:style-name="T8"> hoje</text:span></text:p>
      <text:p text:style-name="P4"><text:span text:style-name="T9">Ia ihsit ad vide an ays wogh hieb likwt id reparation service –</text:span><text:span text:style-name="T8"> ela foi ver se o seu carro saiu do conserto</text:span></text:p>
      <text:p text:style-name="P4"><text:span text:style-name="T9">Daumo an i insects tant kame plukes ambh kiers –</text:span><text:span text:style-name="T8"> me pergunto se os insetos gostam tanto de voar em volta de velas</text:span></text:p>
      <text:p text:style-name="P4"/>
      <text:p text:style-name="P4"><text:span text:style-name="T1">Anter {Antër} –</text:span> em vez, prefira</text:p>
      <text:p text:style-name="P14"><text:span text:style-name="T1">Sieycst “torche”, bet kad eiskws sayge anter “torte” –</text:span> você disse “tocha”, mas talvez você queira dizer “torta” em vez disso</text:p>
      <text:p text:style-name="P4"/>
      <text:p text:style-name="P4"><text:span text:style-name="T1">Api {Api} –</text:span> ora, mas, agora</text:p>
      <text:p text:style-name="P1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4"/>
      <text:p text:style-name="P4"><text:span text:style-name="T1">Aproposs {apropOs} –</text:span> a propósito</text:p>
      <text:p text:style-name="P14"><text:span text:style-name="T1">Dank ob aurdhens id meja. Aproposs, kwohrst tien almentask? –</text:span> obrigado por arrumar a mesa. A propósito você fez o seu dever de casa?</text:p>
      <text:p text:style-name="P14"><text:span text:style-name="T1">Som un serieus christian ed, aproposs, som gai. Sem leuds pohnd difficil ghabe to –</text:span> sou um cristão sério e, a propósito, sou gay. Algumas pessoas acharam difícil compreender isso</text:p>
      <text:p text:style-name="P4"/>
      <text:p text:style-name="P4"><text:span text:style-name="T1">Ar {ar} –</text:span> para, porque <text:span text:style-name="T8">(usado quando o “ghi” não é conveniente)</text:span></text:p>
      <text:p text:style-name="P14"><text:span text:style-name="T1">Kartvelia est ayt un perodhkala os Occident ar, pos dwo secules os </text:span><text:soft-page-break/><text:span text:style-name="T1">russiano militaro presence, Moskva hat dohlgen evacue in 2005 sien sensta militar bases –</text:span> <text:bookmark text:name="result_box2"/><text:span text:style-name="T21">Geórgia </text:span><text:span text:style-name="T26">(o país caucasiano)</text:span><text:span text:style-name="T21"> é considerado um bastião </text:span><text:span text:style-name="T21">avançado do Ocidente para, depois de dois séculos de presença militar russa, Moscou teve de evacuar em 2005 suas últimas bases militares</text:span> </text:p>
      <text:p text:style-name="P14">Perceba que o uso do “ghi” não seria prático por causa do longo complemento “pos dwo secules os Russiano militaro presence”.</text:p>
      <text:p text:style-name="P4"/>
      <text:p text:style-name="P19"><text:span text:style-name="T1">Arasih {arazI:} –</text:span> acidentalmente</text:p>
      <text:p text:style-name="P14"><text:span text:style-name="T1">Arasih sorbim un bei –</text:span> acidentalmente eu engoli uma abelha</text:p>
      <text:p text:style-name="P19"/>
      <text:p text:style-name="P4"><text:span text:style-name="T1">Au {Ao} –</text:span> ou <text:span text:style-name="T8">(separa substantivos)</text:span></text:p>
      <text:p text:style-name="P14"><text:span text:style-name="T1">Dah ei un apel au un vinber –</text:span> dê a ele uma maçã ou uma uva</text:p>
      <text:p text:style-name="P19"/>
      <text:p text:style-name="P19"><text:span text:style-name="T1">Aus {Aos} –</text:span> cedo</text:p>
      <text:p text:style-name="P4"><text:span text:style-name="T9">Is gwohmit aus –</text:span><text:span text:style-name="T8"> ele chegou cedo</text:span></text:p>
      <text:p text:style-name="P4"/>
      <text:p text:style-name="P4"><text:span text:style-name="T1">Autah {aotA:} –</text:span> ou <text:span text:style-name="T8">(é apenas mais forte do que “au”)</text:span></text:p>
      <text:p text:style-name="P4"><text:span text:style-name="T9">China est tienxia dwot plautsto Stat yeji id land superficie, autah trit au quart plautsto yeji id total superficie, sekwent id meid methode –</text:span><text:span text:style-name="T8"> A China é o segundo maior país do mundo em massa de terra, ou (caso </text:span><text:span text:style-name="T8">contrário), terceiro ou quarto maior de superfície total, seguindo o método de medição</text:span></text:p>
      <text:p text:style-name="P14"/>
      <text:p text:style-name="P19"><text:span text:style-name="T1">Auti {Aoti} – </text:span><text:span text:style-name="T5">ou também, ou</text:span> mesmo</text:p>
      <text:p text:style-name="P19"><text:span text:style-name="T9">Tod militar potential ghehdt ses nudt eni id quader om UNO au NATO operations, auti ob id maidehsa om certain lands au organisations –</text:span><text:span text:style-name="T8"> este potencial militar pode ser usado no âmbito das operações da ONU ou OTAN, ou mesmo / também por causa do pedido de ajuda de determinados países ou organizações</text:span></text:p>
      <text:p text:style-name="P4"/>
      <text:p text:style-name="P4"><text:span text:style-name="T1">Bad {bad} –</text:span> finalmente, afinal</text:p>
      <text:p text:style-name="P14"><text:span text:style-name="T1">Bad gwahsiem hem –</text:span> finalmente irei para casa</text:p>
      <text:p text:style-name="P14"><text:span text:style-name="T1">Ia gwenak me spohc med sien okwi meg-ye ghyanen ob staunos, pre bad sprehge –</text:span> a jovem olhou para mim com seus olhos bem abertos de espanto, antes de finalmente perguntar</text:p>
      <text:p text:style-name="P4"/>
      <text:p text:style-name="P4"><text:span text:style-name="T1">Ne … bad {ne … bad} –</text:span> ainda não</text:p>
      <text:p text:style-name="P14"><text:span text:style-name="T1">Ne ho bad perichohxen id hol Sambahsa-Portughesche kamus –</text:span> ainda não chequei completamente todo o repertório de dicionário do sambahsa-português</text:p>
      <text:p text:style-name="P4">perichohxen = peri + chohxen (pretérito de chehx)</text:p>
      <text:p text:style-name="P4"/>
      <text:p text:style-name="P4"><text:span text:style-name="T1">Bariem {baryEm} – </text:span>pelo menos, de toda maneira</text:p>
      <text:p text:style-name="P14"><text:span text:style-name="T1">Som orm, bet bariem weiko in un riche land –</text:span> sou pobre, mas, pelo menos, vivo num país rico</text:p>
      <text:p text:style-name="P4"/>
      <text:p text:style-name="P19"><text:span text:style-name="T1">Besonters {bezOntërs} –</text:span> especialmente, principalmente</text:p>
      <text:p text:style-name="P4"><text:span text:style-name="T9">Kamo magvi, besonters i tamijdars –</text:span><text:span text:style-name="T8"> gosto de crianças, especialmente as bem-educadas</text:span></text:p>
      <text:p text:style-name="P14"><text:soft-page-break/>Extra: nesta frase você também poderia dizer: …besonters ti tamijdar</text:p>
      <text:p text:style-name="P4"/>
      <text:p text:style-name="P4"><text:span text:style-name="T1">Bet {bet} –</text:span> mas</text:p>
      <text:p text:style-name="P14"><text:span text:style-name="T1">Ho un bell gvibh, bet ne som noroct –</text:span> tenho uma bela esposa, mas não sou feliz</text:p>
      <text:p text:style-name="P4"/>
      <text:p text:style-name="P4"><text:span text:style-name="T1">Bfuyi {bfUyi} –</text:span> repetidamente, para sempre, eternamente</text:p>
      <text:p text:style-name="P14"><text:span text:style-name="T1">El Manticore henslit iom bfuyi –</text:span> o diabinho não parou perturbá-lo</text:p>
      <text:p text:style-name="P4"/>
      <text:p text:style-name="P4"><text:span text:style-name="T1">Biadet {byAdët} –</text:span> normalmente, usualmente, geralmente</text:p>
      <text:p text:style-name="P14"><text:span text:style-name="T1">Biadet eihm ad hem jumas –</text:span> normalmente vou para casa às sextas</text:p>
      <text:p text:style-name="P4"/>
      <text:p text:style-name="P4"><text:span text:style-name="T1">Bilax {bilAks} –</text:span> pelo contrário, ao contrário</text:p>
      <text:p text:style-name="P14"><text:span text:style-name="T1">Ne orbato con bandits, bilax, tik orbato con honeste leuds –</text:span> não trabalho com bandidos, pelo contrário, só trabalho com gente honesta</text:p>
      <text:p text:style-name="P4"/>
      <text:p text:style-name="P4"><text:span text:style-name="T1">(Bil)hassa {(bil)hAsa} –</text:span> na maioria das vezes, geralmente</text:p>
      <text:p text:style-name="P14"><text:span text:style-name="T1">Bilhassa ghango in id forest nocts –</text:span> na maioria das vezes eu caminho na floresta a noite</text:p>
      <text:p text:style-name="P4"/>
      <text:p text:style-name="P4"><text:span text:style-name="T1">Cadadien {kadadyEn} – </text:span>diariamente, todo dia</text:p>
      <text:p text:style-name="P14"><text:span text:style-name="T1">Cadadien puwno id dom –</text:span> limpo a casa diariamente</text:p>
      <text:p text:style-name="P4"/>
      <text:p text:style-name="P4"><text:span text:style-name="T1">Casu quo {kAzu kwo} – </text:span>se necessário, em caso de necessidade, se for caso disso</text:p>
      <text:p text:style-name="P14"><text:span text:style-name="T1">Casu quo, pehrnsiem id dom, men neti sessiem makrouse –</text:span> se for preciso, venderei a casa, mas não ficarei mais endividado</text:p>
      <text:p text:style-name="P4"/>
      <text:p text:style-name="P4"><text:span text:style-name="T1">Chiowdeo {tcyowdEo} –</text:span> exatamente</text:p>
      <text:p text:style-name="P14"><text:span text:style-name="T1">Quod volst sayge chiowdeo? –</text:span> o que você quis dizer exatamente?</text:p>
      <text:p text:style-name="P4"/>
      <text:p text:style-name="P4"><text:span text:style-name="T1">Chunke {tcunk} –</text:span> desde <text:span text:style-name="T8">(casual)</text:span></text:p>
      <text:p text:style-name="P14"><text:span text:style-name="T1">Chunke yu xeihte id magh os kyukes iom Mighelekwo, ne ghehdiete yu sprehge iom quer wehst eys poti? –</text:span> Desde que você mantenha o poder de convocar o Cavalo da Névoa, você não poderia lhe perguntar onde está seu mestre?</text:p>
      <text:p text:style-name="P4"/>
      <text:p text:style-name="P4"><text:span text:style-name="T1">Circa {tsIrka} –</text:span> cerca de, aproximadamente</text:p>
      <text:p text:style-name="P14"><text:span text:style-name="T1">Is est circa dwo meters buland –</text:span> ele tem cerca de dois metros de altura</text:p>
      <text:p text:style-name="P4"/>
      <text:p text:style-name="P4"><text:span text:style-name="T1">Com(samen) {kom(sAmën)} –</text:span> juntamente</text:p>
      <text:p text:style-name="P14"><text:span text:style-name="T1">Hovesper, sessiemos com –</text:span> esta tarde estaremos juntos</text:p>
      <text:p text:style-name="P4"/>
      <text:p text:style-name="P4"><text:span text:style-name="T1">Daanistah {daanista:} –</text:span> intencionalmente</text:p>
      <text:p text:style-name="P14"><text:span text:style-name="T1">Daanistah brohgim id machine –</text:span> quebrei a máquina intencionalmente</text:p>
      <text:p text:style-name="P4"/>
      <text:p text:style-name="P4"><text:span text:style-name="T1">Dalg {dalg} –</text:span> longe</text:p>
      <text:p text:style-name="P14"><text:span text:style-name="T1">Resido dalg –</text:span> moro longe</text:p>
      <text:p text:style-name="P4"/>
      <text:p text:style-name="P4"><text:soft-page-break/><text:span text:style-name="T1">Dalger {dAldjër} –</text:span> mais adiante, mais a frente <text:span text:style-name="T8">(sentido espacial, nunca temporal)</text:span></text:p>
      <text:p text:style-name="P14"><text:span text:style-name="T1">Tetos dalger, vidsies un phar –</text:span> dali mais adiante você verá um farol</text:p>
      <text:p text:style-name="P14"><text:span text:style-name="T1">Seghlim dalger kay trehve id noroc </text:span>– naveguei mais longe para encontrar a felicidade</text:p>
      <text:p text:style-name="P4"/>
      <text:p text:style-name="P4"><text:span text:style-name="T1">Dar {dar} –</text:span> ainda <text:span text:style-name="T8">(geralmente usado no meio das frases, atrás de um verbo. Veja o exemplo abaixo para você não confundir com o “yed”)</text:span></text:p>
      <text:p text:style-name="P14"><text:span text:style-name="T1">Quan gwahm lict, mien mann dar est wehrgend –</text:span> quando vou pra cama o meu marido ainda está trabalhando</text:p>
      <text:p text:style-name="P4"/>
      <text:p text:style-name="P4"><text:span text:style-name="T1">Dat {dat} – </text:span>dado que</text:p>
      <text:p text:style-name="P14"><text:span text:style-name="T1">Dat id noct hieb gwohmen, is Marjban ess oin lembas pre swehpe –</text:span> d<text:span text:style-name="T21">ado que a noite chegou, o guardião </text:span><text:span text:style-name="T26">(da Terra Média de J. R. R. Tolkien)</text:span><text:span text:style-name="T21"> comeu um lembas antes de dormir</text:span></text:p>
      <text:p text:style-name="P14"><text:span text:style-name="T22">Dat is hieb nia denars kay tules un eustwort porm, Tosten dohlgit linkwes id urb –</text:span><text:span text:style-name="T21"> </text:span><text:bookmark text:name="result_box3"/><text:span text:style-name="T21">Dado que ele não tinha dinheiro para pagar uma tarifa para o leste, Tosten teve que deixar a cidade</text:span></text:p>
      <text:p text:style-name="P4"/>
      <text:p text:style-name="P4"><text:span text:style-name="T1">Daydey {daydEy} – </text:span>em geral</text:p>
      <text:p text:style-name="P14"><text:span text:style-name="T1">Daydey ia semens teukent quan (sont) madhen –</text:span> de um modo geral as sementes germinam quando (elas são) molhadas</text:p>
      <text:p text:style-name="P14">Obs.: neste caso, escrever apenas “…quan madhen” não é gramaticalmente errado, mas é preferível que se coloque o verbo no meio para fins de clareza</text:p>
      <text:p text:style-name="P4"/>
      <text:p text:style-name="P4"><text:span text:style-name="T1">Dayim {dayIm} –</text:span> repetidamente</text:p>
      <text:p text:style-name="P4"><text:span text:style-name="T9">Is fabric orbater premt ia scruvs dayim –</text:span><text:span text:style-name="T8"> o operário aperta os parafusos repetidamente</text:span></text:p>
      <text:p text:style-name="P14">É sinônimo de “bfuyi”</text:p>
      <text:p text:style-name="P4"/>
      <text:p text:style-name="P4"><text:span text:style-name="T1">Dind {dind} –</text:span> depois, então, em seguida</text:p>
      <text:p text:style-name="P4"><text:span text:style-name="T9">Gwahsim id mercat, dind gwahsim kyrk –</text:span><text:span text:style-name="T8"> fui ao mercado, depois fui à igreja</text:span></text:p>
      <text:p text:style-name="P19"/>
      <text:p text:style-name="P19"><text:span text:style-name="T1">Diu {dyu} – </text:span>muito tempo</text:p>
      <text:p text:style-name="P14"><text:span text:style-name="T1">Unte baygh diu, ho esen her –</text:span> durante muito tempo, estive aqui</text:p>
      <text:p text:style-name="P14"><text:span text:style-name="T1">Diutos is est un prisoner – </text:span>há muito tempo que ele é um prisioneiro</text:p>
      <text:p text:style-name="P4"/>
      <text:p text:style-name="P4"><text:span text:style-name="T1">Diuper {dyÜpër} –</text:span> muito tempo atrás</text:p>
      <text:p text:style-name="P14"><text:span text:style-name="T1">Diuper ia gwivit in mien dom –</text:span> muito tempo atrás ela viveu na minha casa</text:p>
      <text:p text:style-name="P4"/>
      <text:p text:style-name="P4"><text:span text:style-name="T1">Ed {ed} –</text:span> e</text:p>
      <text:p text:style-name="P14"><text:span text:style-name="T1">Io ed mien son –</text:span> eu e meu filho</text:p>
      <text:p text:style-name="P4"/>
      <text:p text:style-name="P4"><text:span text:style-name="T1">Entrim {Entrim} –</text:span> nesse ínterim, nesse meio tempo, enquanto isso</text:p>
      <text:p text:style-name="P14"><text:span text:style-name="T1">Vahm soke discret-ye, bet entrim, to dehlct remane inter nos –</text:span> vou investigar às escondidas, mas enquanto isso, isto precisa ficar entre nòs</text:p>
      <text:p text:style-name="P4"/>
      <text:p text:style-name="P4"><text:span text:style-name="T1">Esdi {Ezdi} –</text:span> mesmo se</text:p>
      <text:p text:style-name="P14"><text:soft-page-break/><text:span text:style-name="T1">Ne weiko in tod dom esdi i payghent me –</text:span> não moro nessa casa mesmo que me paguem</text:p>
      <text:p text:style-name="P4"/>
      <text:p text:style-name="P4"><text:span text:style-name="T1">Eni {Eni} –</text:span> dentro</text:p>
      <text:p text:style-name="P4"><text:span text:style-name="T9">El kwaun est eni id dom –</text:span><text:span text:style-name="T8"> o cachorro está do lado de dentro da casa</text:span></text:p>
      <text:p text:style-name="P4"/>
      <text:p text:style-name="P4"><text:span text:style-name="T1">Eti {Eti} –</text:span> além disso, ademais</text:p>
      <text:p text:style-name="P14"><text:span text:style-name="T1">Ne eddo hamburger, eti som vegetarian – </text:span>não como hambúrguer, e além disso sou vegetariano</text:p>
      <text:p text:style-name="P14"><text:span text:style-name="T1">En id plan ios edifice. Tod plan est ja veut. Kad id edificie hat est </text:span><text:span text:style-name="T1">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4"><text:span text:style-name="T1">Tod vestibule compris eti dwo dwers, uter wester, alter euster –</text:span> o hall de entrada comportava ainda mais duas portas, uma para o oeste, o outro para o leste</text:p>
      <text:p text:style-name="P4"/>
      <text:p text:style-name="P4"><text:span text:style-name="T1">Exo {Ekso} –</text:span> do lado de fora</text:p>
      <text:p text:style-name="P14"><text:span text:style-name="T1">El kwaun est exo id dom –</text:span> o cachorro está do lado de fora da casa</text:p>
      <text:p text:style-name="P14">Podemos dizer também: “el kwaun est exter id dom”</text:p>
      <text:p text:style-name="P4"/>
      <text:p text:style-name="P4"><text:span text:style-name="T1">Fauran {faorAn} –</text:span> imediatamente</text:p>
      <text:p text:style-name="P14"><text:span text:style-name="T1">Kehrzsiem mien kays fauran, iey(it) is orbater ei bes –</text:span> cortarei meu cabelo imediatamente, disse o trabalhador ao patrão</text:p>
      <text:p text:style-name="P4"/>
      <text:p text:style-name="P4"><text:span text:style-name="T1">Filan {filAn} –</text:span> este ou aquele</text:p>
      <text:p text:style-name="P14"><text:span text:style-name="T1">Ia religieus autoritats hant tolcto kay woide kweter filan buk ios Bible eet we ne inspiret ab Div –</text:span> as autoridades religiosas têm discutido para saber se este ou aquele livro da Bíblia foi inspirado por Deus ou não</text:p>
      <text:p text:style-name="P4"/>
      <text:p text:style-name="P4"><text:span text:style-name="T1">Fujatan {fujatAn} –</text:span> de repente</text:p>
      <text:p text:style-name="P14"><text:span text:style-name="T1">Fujatan eem trigimat –</text:span> de repente eu tinha trinta anos</text:p>
      <text:p text:style-name="P4"/>
      <text:p text:style-name="P4"><text:span text:style-name="T1">Gontro {gOntro} (gon + tro) –</text:span> para o lado <text:span text:style-name="T8">(advérbio de movimento)</text:span></text:p>
      <text:p text:style-name="P14"><text:span text:style-name="T1">Reusch gontro! –</text:span> Correr para o lado</text:p>
      <text:p text:style-name="P14"><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4"/>
      <text:p text:style-name="P4"><text:span text:style-name="T1">Ghi {gi} –</text:span> <text:span text:style-name="T8">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14"><text:soft-page-break/><text:span text:style-name="T1">Is ne kieup id wogh, isghi ne hieb denars –</text:span> ele não comprou o carro porque ele não tinha dinheiro</text:p>
      <text:p text:style-name="P14"><text:span text:style-name="T1">Eiskwo woide id ghi payghen pris –</text:span> quero saber o preço realmente pago</text:p>
      <text:p text:style-name="P14"><text:span text:style-name="T1">Id probleme tom prabhils est od pauk ghi anghens brunge ia <text:s/>–</text:span> o problema dessas regras é que elas, na verdade, beneficiam poucas pessoas</text:p>
      <text:p text:style-name="P4"/>
      <text:p text:style-name="P4"><text:span text:style-name="T1">Hatta {hAta} –</text:span> mesmo, até</text:p>
      <text:p text:style-name="P14"><text:span text:style-name="T1">Hatta i smulkst aranks ghehde nices –</text:span> Até as menores aranhas podem matar</text:p>
      <text:p text:style-name="P14"><text:span text:style-name="T1">Pedro ne hat hatta smautert tod film –</text:span> Pedro nem viu esse filme</text:p>
      <text:p text:style-name="P14"><text:span text:style-name="T1">Tu hatta ghyienst id hadia –</text:span> você nem abriu o presente</text:p>
      <text:p text:style-name="P14"><text:span text:style-name="T1">Hatta habend-ye piten, ne kamyabim –</text:span> mesmo tendo tentado, eu não consegui</text:p>
      <text:p text:style-name="P14"><text:span text:style-name="T1">Magho sayge od hatta Suomi hat falls os foll gwow siuge –</text:span> posso dizer que até a Finlândia tem casos de vaca louca</text:p>
      <text:p text:style-name="P4"/>
      <text:p text:style-name="P4"><text:span text:style-name="T1">Hakan {hakAn} –</text:span> realmente, verdadeiramente</text:p>
      <text:p text:style-name="P4"><text:span text:style-name="T9">Is hakan lieubht te –</text:span><text:span text:style-name="T8"> ele realmente te ama</text:span></text:p>
      <text:p text:style-name="P4"/>
      <text:p text:style-name="P4"><text:span text:style-name="T1">Iawod {yawOd} –</text:span> esperar que</text:p>
      <text:p text:style-name="P14"><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4"/>
      <text:p text:style-name="P4"><text:span text:style-name="T1">Ib {ib} –</text:span> para que não, com receio de</text:p>
      <text:p text:style-name="P1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4"/>
      <text:p text:style-name="P4"><text:span text:style-name="T1">Ilhali {ilhAli} –</text:span> enquanto que, ao passo que</text:p>
      <text:p text:style-name="P14"><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4"/>
      <text:p text:style-name="P4"><text:span text:style-name="T1">Intant {intAnt} –</text:span> enquanto isso, ao mesmo tempo, nesse meio tempo</text:p>
      <text:p text:style-name="P14"><text:span text:style-name="T1">Bet intant, kwehr quodlibt –</text:span> mas enquanto isso, faça o que quiser</text:p>
      <text:p text:style-name="P4"/>
      <text:p text:style-name="P4"><text:span text:style-name="T1">Inkaptos {inkAptos} –</text:span> do começo, a partir do início</text:p>
      <text:p text:style-name="P14"><text:span text:style-name="T1">Tolk mi vasyo quod wakyit inkaptos –</text:span> conte me tudo o que aconteceu desde o começo</text:p>
      <text:p text:style-name="P4"/>
      <text:p text:style-name="P4"><text:span text:style-name="T1">Iter {Itër} –</text:span> de novo, outra vez, novamente</text:p>
      <text:p text:style-name="P14"><text:span text:style-name="T1">Som con mien família iter –</text:span> estou com minha família outra vez</text:p>
      <text:p text:style-name="P4"><text:soft-page-break/></text:p>
      <text:p text:style-name="P4"><text:span text:style-name="T1">Ja {ja} –</text:span> já</text:p>
      <text:p text:style-name="P14"><text:span text:style-name="T1">Tu biscripst todeghern ed tu ja finihst id wehrg –</text:span> você começou a escrever esta manhã e já terminou o trabalho</text:p>
      <text:p text:style-name="P4"/>
      <text:p text:style-name="P4"><text:span text:style-name="T1">Jaldi {jAldi} –</text:span> rapidamente, o mais rápido <text:span text:style-name="T8">(passa noção de velocidade)</text:span></text:p>
      <text:p text:style-name="P14"><text:span text:style-name="T1">Ia cursit meg jaldi quando ia eet yuner –</text:span> ela corria muito rápido quando mais nova</text:p>
      <text:p text:style-name="P14"><text:span text:style-name="T1">Id nivell ios wed est steighend jaldi –</text:span> o nível da água está subindo depressa</text:p>
      <text:p text:style-name="P4"/>
      <text:p text:style-name="P4"><text:span text:style-name="T1">Ka {ka} –</text:span> como um, como</text:p>
      <text:p text:style-name="P14"><text:span text:style-name="T1">Tod werd wehrct ka adjective ed adverb –</text:span> essa palavra se comporta como um adjetivo e um advérbio</text:p>
      <text:p text:style-name="P4"/>
      <text:p text:style-name="P4"><text:span text:style-name="T1">Kad {kad} –</text:span> talvez, pode ser que</text:p>
      <text:p text:style-name="P14"><text:span text:style-name="T1">Kad wehdo iam –</text:span> talvez eu me case com ela</text:p>
      <text:p text:style-name="P4"/>
      <text:p text:style-name="P4"><text:span text:style-name="T1">Kafi {kAfi} –</text:span> o bastante, suficiente</text:p>
      <text:p text:style-name="P4"><text:span text:style-name="T1">Sat {sat} –</text:span> o bastante, suficiente</text:p>
      <text:p text:style-name="P14"><text:span text:style-name="T1">Ho edden kafi –</text:span> comi o suficiente</text:p>
      <text:p text:style-name="P4"/>
      <text:p text:style-name="P4"><text:span text:style-name="T1">Kam? {kam} –</text:span> como?</text:p>
      <text:p text:style-name="P14"><text:span text:style-name="T1">Kam arrives her? –</text:span> como você chegou aqui?</text:p>
      <text:p text:style-name="P4"/>
      <text:p text:style-name="P4"><text:span text:style-name="T1">Kam adet {kam Adët} –</text:span> como costume</text:p>
      <text:p text:style-name="P14"><text:span text:style-name="T1">Kam adet ia oisbud aus –</text:span> ela acordou cedo, como costume</text:p>
      <text:p text:style-name="P4"/>
      <text:p text:style-name="P4"><text:span text:style-name="T1">Kamsei {kAmsey} –</text:span> como se</text:p>
      <text:p text:style-name="P14"><text:span text:style-name="T1">Is ee-sispehct me kamsei is esiet/eet un lion sispehcend un owu –</text:span> ele olhava para mim como se ele fosse um leão olhando uma ovelha</text:p>
      <text:p text:style-name="P4"/>
      <text:p text:style-name="P4"><text:span text:style-name="T1">Kariban {karibAn} –</text:span> daqui a pouco, em seguida</text:p>
      <text:p text:style-name="P14"><text:span text:style-name="T1">Linkwsiemos (hetos) kariban –</text:span> sairemos daqui a pouco</text:p>
      <text:p text:style-name="P4"/>
      <text:p text:style-name="P4"><text:span text:style-name="T1">Kathalika {ka§alIka} –</text:span> da mesma forma, do mesmo modo</text:p>
      <text:p text:style-name="P14"><text:span text:style-name="T1">Tony ed Sandro sont kerabs, kathalika sont Otavio ed Clarissa –</text:span> Tony e Sandro são parentes, da mesma forma são Otávio e Clarissa.</text:p>
      <text:p text:style-name="P4"/>
      <text:p text:style-name="P4"><text:span text:style-name="T1">Kay {kay} –</text:span> para, para que, em ordem para</text:p>
      <text:p text:style-name="P14"><text:span text:style-name="T1">Gwahsiem weir kay defende mien land –</text:span> irei para a guerra para defender meu país</text:p>
      <text:p text:style-name="P14"><text:span text:style-name="T1">Eiskwo un wogh kay safer –</text:span> quero um carro para viajar</text:p>
      <text:p text:style-name="P4"/>
      <text:p text:style-name="P4"><text:span text:style-name="T1">Khaliban {qalibAn} –</text:span> principalmente</text:p>
      <text:p text:style-name="P14"><text:span text:style-name="T1">Is orbietit khaliban ka swobod orbater –</text:span> ele trabalhava principalmente como freelancer</text:p>
      <text:p text:style-name="P19"/>
      <text:p text:style-name="P19"><text:span text:style-name="T1">Kheptenn {qëptEn} –</text:span> completamente, definitivamente </text:p>
      <text:p text:style-name="P14"><text:soft-page-break/><text:span text:style-name="T1">Is kheptenn est gai –</text:span> ele definitivamente é gay</text:p>
      <text:p text:style-name="P19"/>
      <text:p text:style-name="P19"><text:span text:style-name="T1">Kjiawxieng {kjyawksyEng} –</text:span> por acaso</text:p>
      <text:p text:style-name="P14"><text:span text:style-name="T1">Kjiawxieng kwe has cigarettes? –</text:span> por acaso você tem cigarros?</text:p>
      <text:p text:style-name="P19"/>
      <text:p text:style-name="P19"><text:span text:style-name="T1">Kongcio {kOngtsyo} –</text:span> doravante, de agora em diante, em direção ao futuro, a partir de agora</text:p>
      <text:p text:style-name="P14"><text:span text:style-name="T1">Kongcio sessiem un gohd pater, promitto –</text:span> daqui pra frente eu serei um bom pai, eu prometo</text:p>
      <text:p text:style-name="P14">“Nuntos” tem o mesmo significado e geralmente é muito mais usado, já que o “kongcio” aparenta ser antiquado.</text:p>
      <text:p text:style-name="P19"/>
      <text:p text:style-name="P4"><text:span text:style-name="T1">Kweter {kwEtër} –</text:span> <text:span text:style-name="T8">muito parecido com “an”, mas tem uma pequena diferença </text:span></text:p>
      <text:p text:style-name="P11"><text:span text:style-name="T8">Ay buit impossible tarctum kweter ia hieb vanien in id hava we ia hieb curren baygh oku in id bosc</text:span> <text:span text:style-name="T5">(“tarctum” é a opcional forma antiga do infinitivo)</text:span> –</text:p>
      <text:p text:style-name="P14">Era impossível para ela supor se ela desapareceu no ar ou ela tinha corrido muito rápido no bosque.</text:p>
      <text:p text:style-name="P4"><text:span text:style-name="T9">Quo ia druve-ye gnohskwit eet kweter el stohng we ne –</text:span><text:span text:style-name="T8"> o que ela </text:span><text:span text:style-name="T8">realmente quer se ele</text:span> (um inseto) <text:span text:style-name="T8">pica ou não</text:span></text:p>
      <text:p text:style-name="P4"/>
      <text:p text:style-name="P4"><text:span text:style-name="T1">Lakin {lakIn} –</text:span> entretanto, contudo, todavia, ainda assim</text:p>
      <text:p text:style-name="P14"><text:span text:style-name="T1">Kamo te, lakin tu dehlcs change –</text:span> gosto de você, entretanto você deve mudar</text:p>
      <text:p text:style-name="P4"/>
      <text:p text:style-name="P4"><text:span text:style-name="T1">Libter {lIbtër} – </text:span>com prazer</text:p>
      <text:p text:style-name="P14"><text:span text:style-name="T1">Libter kwehrsiem tod pro te –</text:span> com prazer farei isso para você</text:p>
      <text:p text:style-name="P4"/>
      <text:p text:style-name="P4"><text:span text:style-name="T1">Lika {lIka} –</text:span> semelhantemente, parecido</text:p>
      <text:p text:style-name="P14"><text:span text:style-name="T1">Daydey, ho piten vergihes werds qua swehnient pior lika alyi –</text:span> em geral, tenho tentado evitar as palavras que soariam bastante do mesmo modo que outra</text:p>
      <text:p text:style-name="P4"/>
      <text:p text:style-name="P4"><text:span text:style-name="T1">Makar {makAr} –</text:span><text:span text:style-name="T5"> por mais que</text:span></text:p>
      <text:p text:style-name="P14"><text:span text:style-name="T1">Makar ei saygo, is ne kaurt de –</text:span><text:span text:style-name="T5"> por mais que lhe diga, ele não faz caso</text:span></text:p>
      <text:p text:style-name="P14"><text:span text:style-name="T1">Makar io ielgv denars, na kwahsim spare –</text:span> por mais dinheiro que ganhasse, não conseguia poupar</text:p>
      <text:p text:style-name="P14"><text:span text:style-name="T1">Makar kauro, ne kwahm vergihes howkscheces –</text:span> por mais cuidado que tenha, não consigo evitar os buracos da estrada</text:p>
      <text:p text:style-name="P4"/>
      <text:p text:style-name="P4"><text:span text:style-name="T1">Mathalan {ma§alAn} –</text:span> por exemplo</text:p>
      <text:p text:style-name="P14"><text:span text:style-name="T1">Kamo aw fantasia buks, mathalan Is Lytil Prince ed Lovecrafts buks –</text:span> gosto de livros antigos de fantasia, como por exemplo O Pequeno Príncipe e livros de Lovecraft.</text:p>
      <text:p text:style-name="P4"/>
      <text:p text:style-name="P4"><text:span text:style-name="T1">Meist-ye {meyst ye} –</text:span> no máximo</text:p>
      <text:p text:style-name="P14"><text:span text:style-name="T1">Eiskwo meist-ye dwo purts, ne meis quem to –</text:span> eu quero, no máximo, dois filhos, não mais do que isso</text:p>
      <text:p text:style-name="P4"><text:soft-page-break/></text:p>
      <text:p text:style-name="P4"><text:span text:style-name="T1">Men {men} –</text:span> mas</text:p>
      <text:p text:style-name="P14"><text:span text:style-name="T1">Men, weidwos, to ne est tien fault –</text:span> mas <text:span text:style-name="T14">(além disso)</text:span>, é claro, isso não é culpa sua</text:p>
      <text:p text:style-name="P4"/>
      <text:p text:style-name="P4"><text:span text:style-name="T1">Menxu {mEnksu} –</text:span> enquanto</text:p>
      <text:p text:style-name="P14"><text:span text:style-name="T1">Eem in alyo land menxu mien land eet invaden –</text:span> eu estava em outro país enquanto meu país foi invadido</text:p>
      <text:p text:style-name="P4"/>
      <text:p text:style-name="P4"><text:span text:style-name="T1">Minst-ye, lytst-ye –</text:span> pelo menos <text:span text:style-name="T8">(“tehrb” também pode ser usado aqui)</text:span></text:p>
      <text:p text:style-name="P14"><text:span text:style-name="T1">Naudhsies minst-ye six hevds kay plane adequat-ye –</text:span> você precisará de, pelo menos, seis semanas para planejar adequadamente</text:p>
      <text:p text:style-name="P4"/>
      <text:p text:style-name="P4"><text:span text:style-name="T1">Mudam {mudAm} – </text:span><text:span text:style-name="T5">constantemente, continuamente</text:span></text:p>
      <text:p text:style-name="P14"><text:span text:style-name="T1">Myen machine orbat mudam –</text:span><text:span text:style-name="T5"> minha máquina trabalha sem parar</text:span></text:p>
      <text:p text:style-name="P4"><text:span text:style-name="T9">Id seuy fallt mudam – </text:span><text:span text:style-name="T8">a chuva cai constantemente</text:span></text:p>
      <text:p text:style-name="P4"/>
      <text:p text:style-name="P4"><text:span text:style-name="T1">Mutlak {mutlAk} –</text:span> absolutamente</text:p>
      <text:p text:style-name="P14"><text:span text:style-name="T1">Ia est mutlak khiter –</text:span> ela é absolutamente má</text:p>
      <text:p text:style-name="P4"/>
      <text:p text:style-name="P4"><text:span text:style-name="T1">Mox(u) {mOks(u)} –</text:span> breve, logo</text:p>
      <text:p text:style-name="P14"><text:span text:style-name="T1">Vidsiem te mox –</text:span> verei você em breve</text:p>
      <text:p text:style-name="P4"/>
      <text:p text:style-name="P4"><text:span text:style-name="T1">Naiw(o) {nÄw(o)} –</text:span> nunca</text:p>
      <text:p text:style-name="P14"><text:span text:style-name="T1">Naiwo likwim mien land –</text:span> nunca sai do meu país</text:p>
      <text:p text:style-name="P4"/>
      <text:p text:style-name="P4"><text:span text:style-name="T1">Naturelika {natürëlIka} –</text:span> naturalmente</text:p>
      <text:p text:style-name="P14"><text:span text:style-name="T1">Naturelika kamo uces bahsas –</text:span> naturalmente que eu gosto de aprender idiomas</text:p>
      <text:p text:style-name="P4"/>
      <text:p text:style-name="P4"><text:span text:style-name="T1">Neti {nEti} –</text:span> não mais, nunca mais</text:p>
      <text:p text:style-name="P14"><text:span text:style-name="T1">Neti eddo her –</text:span> nunca mais como aqui</text:p>
      <text:p text:style-name="P4"/>
      <text:p text:style-name="P4"><text:span text:style-name="T1">Nib(o) {nIb(o)} –</text:span> a não ser</text:p>
      <text:p text:style-name="P14"><text:span text:style-name="T1">Orbatsiem in id farm nibo kamyabo in un public concurs – </text:span>trabalharei na fazenda a não ser que eu tenha sucesso em um concurso público</text:p>
      <text:p text:style-name="P4"/>
      <text:p text:style-name="P4"><text:span text:style-name="T1">Nisbatan {nisbatAn} –</text:span> relativamente</text:p>
      <text:p text:style-name="P14"><text:span text:style-name="T1">Ia ruines sont nisbatan salver quem id forest –</text:span> as ruínas são relativamente mais seguras do que a floresta</text:p>
      <text:p text:style-name="P4"/>
      <text:p text:style-name="P4"><text:span text:style-name="T1">Nun {nun} –</text:span> agora</text:p>
      <text:p text:style-name="P14"><text:span text:style-name="T1">Som noroct nun –</text:span> estou feliz agora</text:p>
      <text:p text:style-name="P4"/>
      <text:p text:style-name="P4"><text:span text:style-name="T1">Nundiens {nundyEns} –</text:span> hoje em dia, atualmente</text:p>
      <text:p text:style-name="P14"><text:span text:style-name="T1">Nundiens, leuds sont suagramat –</text:span> hoje em dia, as pessoas são bem alfabetizadas</text:p>
      <text:p text:style-name="P4"/>
      <text:p text:style-name="P4"><text:span text:style-name="T1">Nuper {nÜpër} – </text:span>recentemente</text:p>
      <text:p text:style-name="P14"><text:soft-page-break/><text:span text:style-name="T1">Gnahsit nupe –</text:span> dei à luz recentemente</text:p>
      <text:p text:style-name="P4"/>
      <text:p text:style-name="P4"><text:span text:style-name="T1">Nuptos {nUptos} –</text:span> não muito tempo atrás</text:p>
      <text:p text:style-name="P14"><text:span text:style-name="T1">Nuptos mien dugter ghiemt –</text:span> há não muito tempo atrás minha filha se casou</text:p>
      <text:p text:style-name="P4"/>
      <text:p text:style-name="P4"><text:span text:style-name="T1">Oku {Oku} –</text:span> depressa, rapidamente</text:p>
      <text:p text:style-name="P14"><text:span text:style-name="T1">Gwehm oku –</text:span> venha depressa</text:p>
      <text:p text:style-name="P14"><text:span text:style-name="T1">Ne ghehdo antwehrde tib oku –</text:span> não posso te responder por agora</text:p>
      <text:p text:style-name="P4"/>
      <text:p text:style-name="P4"><text:span text:style-name="T1">Okwivid-ye {okwivId-ye} –</text:span> obviamente</text:p>
      <text:p text:style-name="P14"><text:span text:style-name="T1">Okwivid-ye i ne surviveer –</text:span> obviamente eles não sobreviveram</text:p>
      <text:p text:style-name="P4"/>
      <text:p text:style-name="P4"><text:span text:style-name="T1">Pati {pAti} –</text:span> inclusive, incluindo</text:p>
      <text:p text:style-name="P14"><text:span text:style-name="T1">Sayg mi tien adresse, pati tien postal code –</text:span> diga me seu endereço, inclusive o seu código postal</text:p>
      <text:p text:style-name="P4"/>
      <text:p text:style-name="P4"><text:span text:style-name="T1">Payn {payn} – </text:span>dificilmente</text:p>
      <text:p text:style-name="P14"><text:span text:style-name="T1">Payn kwahsiemos fuges –</text:span> dificilmente conseguiremos fugir</text:p>
      <text:p text:style-name="P4"/>
      <text:p text:style-name="P4"><text:span text:style-name="T1">Perodh {perOd} –</text:span> para a frente, adiante</text:p>
      <text:p text:style-name="P14"><text:span text:style-name="T1">Ghango perodh –</text:span> ando para a frente</text:p>
      <text:p text:style-name="P4"/>
      <text:p text:style-name="P4"><text:span text:style-name="T1">Plus {plus} –</text:span> mais (+)</text:p>
      <text:p text:style-name="P14"><text:span text:style-name="T1">Dwo plus dwo est egal ad quar –</text:span> dois mais dois é igual a quatro</text:p>
      <text:p text:style-name="P14"><text:span text:style-name="T1">Addihsim plus mathmoun ad mien buk –</text:span> adicionei mais conteúdo ao meu livro</text:p>
      <text:p text:style-name="P14">Nesta última frase você pode usar o “meis” no lugar do “plus” se quiser</text:p>
      <text:p text:style-name="P4"/>
      <text:p text:style-name="P4"><text:span text:style-name="T1">Poskwo {pOskwo} =</text:span> dind</text:p>
      <text:p text:style-name="P4"/>
      <text:p text:style-name="P4"><text:span text:style-name="T1">Prevst {prevst} –</text:span> uma vez (no passado)</text:p>
      <text:p text:style-name="P14"><text:span text:style-name="T1">Visim un fee prevst –</text:span> eu vi uma fada uma vez (no passado)</text:p>
      <text:p text:style-name="P4"/>
      <text:p text:style-name="P4"><text:span text:style-name="T1">Protiapo {protyApo} –</text:span> contra a corrente</text:p>
      <text:p text:style-name="P14"><text:span text:style-name="T1">Gwivo protiapo –</text:span> vivo contra a corrente</text:p>
      <text:p text:style-name="P4"/>
      <text:p text:style-name="P4"><text:span text:style-name="T1">Punor {punOr} –</text:span> por outro lado</text:p>
      <text:p text:style-name="P14"><text:span text:style-name="T1">Habe purts est gohd, punor dehlcs dedie tien hol gwiv pro i –</text:span> ter filhos é bom, por outro lado você deve dedicar toda a sua vida para eles</text:p>
      <text:p text:style-name="P4"/>
      <text:p text:style-name="P4"><text:span text:style-name="T1">Quayque {kwAyk(ë)} –</text:span> embora, apesar de</text:p>
      <text:p text:style-name="P14"><text:span text:style-name="T1">Eddo mult leckereits, quayque som diabetic –</text:span> como muitos doces, apesar de eu ser diabético</text:p>
      <text:p text:style-name="P4"/>
      <text:p text:style-name="P4"><text:span text:style-name="T1">Quasi {kwAzi} –</text:span> quase</text:p>
      <text:p text:style-name="P14"><text:span text:style-name="T1">Quasi mohrim honoct –</text:span> quase morri esta noite</text:p>
      <text:p text:style-name="P4"/>
      <text:p text:style-name="P4"><text:span text:style-name="T1">Quodlibt {kwOdlibd} –</text:span> tanto faz</text:p>
      <text:p text:style-name="P14"><text:soft-page-break/><text:span text:style-name="T1">Vols tu un orange, un banana au un mankay? Quodlibt – </text:span><text:span text:style-name="T5">v</text:span>ocê quer uma laranja, uma banana ou uma manga? Tanto faz</text:p>
      <text:p text:style-name="P4"/>
      <text:p text:style-name="P4"><text:span text:style-name="T1">Quoterlibt {kwOtërlibd} –</text:span> tanto faz <text:span text:style-name="T8">(escolha entre apenas duas opções)</text:span></text:p>
      <text:p text:style-name="P14"><text:span text:style-name="T1">Vols tu un orange au un mankay? Quoterlibt – </text:span><text:span text:style-name="T5">v</text:span>ocê quer uma laranja ou uma manga? Tanto faz</text:p>
      <text:p text:style-name="P4"/>
      <text:p text:style-name="P4"><text:span text:style-name="T1">Saat-ye {saAt ye} –</text:span> no sentido horário</text:p>
      <text:p text:style-name="P14"><text:span text:style-name="T1">Id wogh currt saat-ye –</text:span> o carro corre no sentido horário</text:p>
      <text:p text:style-name="P4"/>
      <text:p text:style-name="P4"><text:span text:style-name="T1">Sammel {sAmël} –</text:span> ao mesmo tempo</text:p>
      <text:p text:style-name="P14"><text:span text:style-name="T1">Nies purts vanier sammel –</text:span> nossos filhos sumiram ao mesmo tempo</text:p>
      <text:p text:style-name="P4"/>
      <text:p text:style-name="P4"><text:span text:style-name="T1">Sat {sat} –</text:span> o bastante, suficientemente</text:p>
      <text:p text:style-name="P14"><text:span text:style-name="T1">Essim sat – </text:span>comi o suficiente</text:p>
      <text:p text:style-name="P4"/>
      <text:p text:style-name="P4"><text:span text:style-name="T1">Schawxwen {xAwkswën} –</text:span> <text:bookmark text:name="result_box"/><text:span text:style-name="T21">momentaneamente</text:span> </text:p>
      <text:p text:style-name="P4"><text:span text:style-name="T9">Eem schawxwen dusiht –</text:span><text:span text:style-name="T8"> estive momentaneamente tonto</text:span></text:p>
      <text:p text:style-name="P4"/>
      <text:p text:style-name="P4"><text:span text:style-name="T1">Schowi {cOwi} –</text:span> portanto</text:p>
      <text:p text:style-name="P14"><text:span text:style-name="T1">Id institutional division iom maghs est schowi necessar iri mutual control –</text:span> a divisão institucional dos poderes é consequentemente necessária para o seu controle mútuo</text:p>
      <text:p text:style-name="P4"/>
      <text:p text:style-name="P4"><text:span text:style-name="T1">Sei {sey} –</text:span> se <text:span text:style-name="T8">(introduzindo uma condição ou suposição)</text:span></text:p>
      <text:p text:style-name="P14"><text:span text:style-name="T1">Sei seuyt, mansiem domi –</text:span> se chover, ficarei em casa</text:p>
      <text:p text:style-name="P14"><text:span text:style-name="T1">Kaupsiem tien hadia, bet sei tien pater ne payght mi, cheidsiem con iom –</text:span> comprarei seu presente, mas se seu pai não me pagar, brigarei com ele</text:p>
      <text:p text:style-name="P4"/>
      <text:p text:style-name="P4"><text:span text:style-name="T1">Seni {sEni} –</text:span> à parte, separadamente</text:p>
      <text:p text:style-name="P14"><text:span text:style-name="T1">Crohscim seni ud mien braters ed swest</text:span>ers – cresci separado dos meus irmãos e irmãs</text:p>
      <text:p text:style-name="P4"/>
      <text:p text:style-name="P4"><text:span text:style-name="T1">Ser {ser} –</text:span> seriamente <text:span text:style-name="T8">(quando se refere a ferimentos, machucados…)</text:span></text:p>
      <text:p text:style-name="P4"><text:span text:style-name="T9">Buim ser vurnt unte id accident –</text:span><text:span text:style-name="T8"> eu fiquei gravemente ferido(a) durante o acidente</text:span></text:p>
      <text:p text:style-name="P4"/>
      <text:p text:style-name="P4"><text:span text:style-name="T1">Serter {sErtër} –</text:span> mais tarde</text:p>
      <text:p text:style-name="P14"><text:span text:style-name="T1">Wano wakt nun, ghehdsiemos vide mutu serter <text:s/>–</text:span> preciso de um tempo, mais pra frente a gente se vê</text:p>
      <text:p text:style-name="P4"/>
      <text:p text:style-name="P4"><text:span text:style-name="T1">Shayad {xayAd} –</text:span> provavelmente</text:p>
      <text:p text:style-name="P14"><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4"/>
      <text:p text:style-name="P4"><text:span text:style-name="T1">Sigwra {sIgura} –</text:span> seguramente</text:p>
      <text:p text:style-name="P14"><text:soft-page-break/><text:span text:style-name="T1">Sigwra eucsiem sambahsa –</text:span> seguramente aprenderei sambahsa</text:p>
      <text:p text:style-name="P4"/>
      <text:p text:style-name="P4"><text:span text:style-name="T1">Sonst {sonst} –</text:span> senão, de outra forma, caso contrário</text:p>
      <text:p text:style-name="P14"><text:span text:style-name="T1">Is ne hat daken vies message, sonst habiet gwohmt –</text:span> ele não recebeu sua mensagem, caso contrário teria vindo</text:p>
      <text:p text:style-name="P4"/>
      <text:p text:style-name="P4"><text:span text:style-name="T1">Sontern {sOntërn} –</text:span> mas <text:span text:style-name="T8">(depois de uma negação)</text:span></text:p>
      <text:p text:style-name="P14"><text:span text:style-name="T1">“Ne ho saygen od neid est gohder,” jawieb is Roy, “sontern od neid est meis lecker –</text:span> “eu não disse que nada é melhor”, respondeu o rei, “mas que nada é mais delicioso”</text:p>
      <text:p text:style-name="P4"/>
      <text:p text:style-name="P4"><text:span text:style-name="T1">Stayg {stayg} =</text:span> fujutan <text:span text:style-name="T9">(mas este também pode ser usado como adjetivo)</text:span></text:p>
      <text:p text:style-name="P4"/>
      <text:p text:style-name="P4"><text:span text:style-name="T1">Strax {straks} =</text:span> fauran</text:p>
      <text:p text:style-name="P4"/>
      <text:p text:style-name="P4"><text:span text:style-name="T1">Tadrijan {tadrIjan} –</text:span> gradualmente, pouco a pouco</text:p>
      <text:p text:style-name="P14"><text:span text:style-name="T1">Tadrijan ia beis construgent ir alvey –</text:span> aos poucos as abelhas constroem sua colmeia</text:p>
      <text:p text:style-name="P4"/>
      <text:p text:style-name="P4"><text:span text:style-name="T1">Taiper {tÄpër} –</text:span> atualmente, presentemente</text:p>
      <text:p text:style-name="P14"><text:span text:style-name="T1">Taiper id mund est baygh dangereus –</text:span> atualmente o mundo está muito perigoso</text:p>
      <text:p text:style-name="P4"/>
      <text:p text:style-name="P4"><text:span text:style-name="T1">Takriban {takribAn} –</text:span> quase, aproximadamente</text:p>
      <text:p text:style-name="P14"><text:span text:style-name="T1">Ho takriban penkwe milliards in id bank –</text:span> tenho quase 5 bilhões no banco</text:p>
      <text:p text:style-name="P4"/>
      <text:p text:style-name="P4"><text:span text:style-name="T1">Tan(do) {tAn(do)} –</text:span> contanto, sob a condição de</text:p>
      <text:p text:style-name="P14"><text:span text:style-name="T1">“Ghehdo te hehlpe ad kwehre id sam”, is iey “tan es asli-ye zakir” –</text:span> “eu posso te ajudar a fazer o mesmo”, disse ele, “contanto que você seja realmente piedoso”</text:p>
      <text:p text:style-name="P4"/>
      <text:p text:style-name="P4"><text:span text:style-name="T1">Tienxia {tyEnksya} –</text:span> em qualquer lugar no mundo</text:p>
      <text:p text:style-name="P14"><text:span text:style-name="T1">Tienxia est khitert, betschi tienxia est karam –</text:span> em todo lugar há maldade, mas também em todo lugar há bondade</text:p>
      <text:p text:style-name="P4"/>
      <text:p text:style-name="P4"><text:span text:style-name="T1">Tik {tik} – </text:span>somente, apenas</text:p>
      <text:p text:style-name="P14"><text:span text:style-name="T1">Som tik octoat –</text:span> tenho apenas oito anos</text:p>
      <text:p text:style-name="P4"/>
      <text:p text:style-name="P4"><text:span text:style-name="T1">Towsraen {towsrAyn} –</text:span> aleatoriamente</text:p>
      <text:p text:style-name="P14"><text:span text:style-name="T1">Ia numers prehpent towsraen –</text:span> os números aparecem aleatoriamente</text:p>
      <text:p text:style-name="P4"/>
      <text:p text:style-name="P4"><text:span text:style-name="T1">Tsay {tsay} –</text:span> de novo, mais uma vez, novamente, de volta, para trás, atrás</text:p>
      <text:p text:style-name="P14"><text:span text:style-name="T1">I peinds gwehment tsay –</text:span> os inimigos estão vindo novamente</text:p>
      <text:p text:style-name="P4"/>
      <text:p text:style-name="P4"><text:span text:style-name="T1">Tun {tun} –</text:span> então, naquele momento</text:p>
      <text:p text:style-name="P14"><text:span text:style-name="T1">Tun el magv visit un piurneus serpent ep id charagah –</text:span> então a criança viu uma cobra de fogo sobre a grama</text:p>
      <text:p text:style-name="P4"/>
      <text:p text:style-name="P4"><text:soft-page-break/><text:span text:style-name="T1">Wa {wa} –</text:span> e/ou <text:span text:style-name="T8">(para indicar nomes alternativos)</text:span></text:p>
      <text:p text:style-name="P14"><text:span text:style-name="T1">Feira de Santana wa “Princesse Urb” est id second mierst urb os Bahia </text:span><text:span text:style-name="T1">–</text:span> Feira de Santana ou “Cidade Princesa” é a segunda maior cidade da Bahia</text:p>
      <text:p text:style-name="P4"/>
      <text:p text:style-name="P4"><text:span text:style-name="T1">Wakea {wakEa} –</text:span> definitivamente</text:p>
      <text:p text:style-name="P14"><text:span text:style-name="T1">Is est wakea is meist preparet </text:span>– ele é definitivamente o mais preparado</text:p>
      <text:p text:style-name="P4"/>
      <text:p text:style-name="P4"><text:span text:style-name="T1">Way {way} –</text:span> infelizmente, lamentavelmente, lastimavelmente</text:p>
      <text:p text:style-name="P14"><text:span text:style-name="T1">Way ia mohrit –</text:span> infelizmente ela morreu</text:p>
      <text:p text:style-name="P4"/>
      <text:p text:style-name="P4"><text:span text:style-name="T1">We {we} –</text:span> ou <text:span text:style-name="T8">(separa orações)</text:span></text:p>
      <text:p text:style-name="P4"><text:span text:style-name="T9">Ne woidim an kaupo un wogh we io safer do Tyrkia –</text:span><text:span text:style-name="T8"> não sei se compro um carro ou viajo para a </text:span><text:span text:style-name="T8">Turquia.</text:span></text:p>
      <text:p text:style-name="P4"/>
      <text:p text:style-name="P4"><text:span text:style-name="T1">Weidwos {wEydwos} –</text:span> é claro, naturalmente, certamente</text:p>
      <text:p text:style-name="P14"><text:span text:style-name="T1">Weidwos sambahsa est facil –</text:span> é claro que sambahsa é fácil</text:p>
      <text:p text:style-name="P4"/>
      <text:p text:style-name="P4"><text:span text:style-name="T1">Yadi {yAdi} –</text:span> se apenas</text:p>
      <text:p text:style-name="P4"><text:span text:style-name="T9">Yadi Jorge hieb esen perodhsedd, hol esiet different –</text:span><text:span text:style-name="T8"> se somente Jorge tivesse sido presidente, tudo seria diferente.</text:span></text:p>
      <text:p text:style-name="P4"/>
      <text:p text:style-name="P4"><text:span text:style-name="T1">Yani {yAni} –</text:span> isto é, quer dizer que</text:p>
      <text:p text:style-name="P14"><text:span text:style-name="T1">Babys sont pur, yani, i ne hant synt –</text:span> bebês são puros, isto é, eles não têm pecado</text:p>
      <text:p text:style-name="P4"/>
      <text:p text:style-name="P4"><text:span text:style-name="T1">(Ya)schi {(yA)ci} –</text:span> também, além disso <text:span text:style-name="T8">(“schi” pode ser sufixado à primeira palavra de uma oração se for um pronome ou uma palavra invariável e se for foneticamente compatível)</text:span></text:p>
      <text:p text:style-name="P14"><text:span text:style-name="T1">Iaschi buit aunstohmen ad mohrt –</text:span> ela também foi condenada a morte</text:p>
      <text:p text:style-name="P14"><text:span text:style-name="T1">Cavalls yaschi ghehdent ses usen ka transport forme – </text:span>cavalos podem ser usados como meio de transporte também</text:p>
      <text:p text:style-name="P4"/>
      <text:p text:style-name="P4"><text:span text:style-name="T1">Yed {yed} –</text:span> ainda <text:span text:style-name="T8">(usado para algo que ainda não aconteceu, e geralmente fica no final da frase. Veja o exemplo abaixo para você não confundir com o “dar”)</text:span><text:span text:style-name="T14">, ainda assim</text:span></text:p>
      <text:p text:style-name="P14"><text:span text:style-name="T1">Is postalion ne gwohmit yed? –</text:span> o carteiro não chegou ainda? / o carteiro ainda não chegou?</text:p>
      <text:p text:style-name="P4"/>
      <text:p text:style-name="P4"><text:span text:style-name="T1">Yeji {yEji} – </text:span>de acordo</text:p>
      <text:p text:style-name="P14"><text:span text:style-name="T1">Yeji me, id compagnie vaht bihe muflis, ia numers ne sont gohd / Yeji me, id compagnie vaht muflisasce, ia numers ne sont gohd –</text:span> por mim, a empresa vai à falência, os números não são bons</text:p>
      <text:p text:style-name="P14"><text:span text:style-name="T1">Yeji Einstein, dwo jects sont aunfin, id universe ed mensc cacavania –</text:span> para Einstein, duas coisas são infinitas, o universo e a estupidez humana</text:p>
      <text:p text:style-name="P4">Se você quiser dizer uma frase com “por mim” no sentido de desejo, como em “por mim ele seria demitido”, você deve usar uma expressão como “ye mien desire/eiskwen/vansch”.</text:p>
      <text:p text:style-name="P4"/>
      <text:p text:style-name="P4"><text:span text:style-name="T1">Yunyun {yunyUn} –</text:span> e assim por diante</text:p>
      <text:p text:style-name="P14"><text:soft-page-break/><text:span text:style-name="T1">Un cyclist safert 20Km in id prest hor, 16 in id second yunyun –</text:span> um ciclista percorre 20Km na primeira hora, 16Km na segunda e assim por diante</text:p>
      <text:p text:style-name="P4"/>
      <text:h text:style-name="P3" text:outline-level="2">ALGUMAS DÚVIDAS QUE PODEM SURGIR</text:h>
      <text:p text:style-name="P4"/>
      <text:h text:style-name="P48" text:outline-level="3">QUAL É A DIFERENÇA ENTRE “BET” E “MEN”?</text:h>
      <text:p text:style-name="P4"/>
      <text:p text:style-name="P4"><text:tab/>Enquanto “bet”, o mais comum, apresenta uma real oposição, o “men” não apresenta uma real oposição. Veja os exemplos abaixo:</text:p>
      <text:p text:style-name="P4"/>
      <text:p text:style-name="P4"><text:span text:style-name="T1">(1) Ne eddo leckereits, MEN ne som diabetic –</text:span> não como doces, mas não sou diabético</text:p>
      <text:p text:style-name="P4"><text:span text:style-name="T1">(2) Ia orbat in un kiekwrschop, MEN ia ne est veterinar –</text:span> ela trabalha em um pet shop, mas não é veterinária</text:p>
      <text:p text:style-name="P4"><text:span text:style-name="T1">(3) Kamo sports, BET ne som un athlete –</text:span> gosto de esportes, mas não sou um atleta</text:p>
      <text:p text:style-name="P4"><text:span text:style-name="T1">(4) Gwivs in id eust, BET eiskws gwive in id west –</text:span> você vive no leste, mas você quer viver no oeste</text:p>
      <text:p text:style-name="P4"/>
      <text:p text:style-name="P4"><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4"/>
      <text:p text:style-name="P4"><text:tab/>Não se preocupe tanto, até porque a escolha entre o “men” e o “bet” é muito <text:span text:style-name="T2">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4"/>
      <text:h text:style-name="P46" text:outline-level="1">PREPOSIÇÕES</text:h>
      <text:p text:style-name="P4"/>
      <text:p text:style-name="P4"><text:tab/>Preposições são palavras que estabelecem uma relação, do tipo subordinativa, entre dois termos de uma oração. A maioria das preposições do sambahsa podem ser usadas como conjunções também. As preposições são:</text:p>
      <text:p text:style-name="P4"/>
      <text:p text:style-name="P4"><text:span text:style-name="T1">Ab {ab} –</text:span> de <text:span text:style-name="T8">(após particípio passivo).</text:span> <text:span text:style-name="T8">Essa preposição se torna “af” quando antes de palavra que inicie com “h”. Também pode significar “a partir de”, “começando de”</text:span></text:p>
      <text:p text:style-name="P14"><text:span text:style-name="T1">Id torte buit edden ab me –</text:span> o bolo foi comido por mim</text:p>
      <text:p text:style-name="P14"><text:span text:style-name="T1">Af hoyd –</text:span> a partir de hoje</text:p>
      <text:p text:style-name="P4"/>
      <text:p text:style-name="P4"><text:span text:style-name="T1">Ad {ad} –</text:span> para, no, na. <text:span text:style-name="T8">Muito útil quando o dativo não pode ser usado.</text:span></text:p>
      <text:p text:style-name="P14"><text:span text:style-name="T1">Yeiso un blixbrev ad Henrique –</text:span> Envio um e-mail para Henrique</text:p>
      <text:p text:style-name="P4"><text:span text:style-name="T9">Ia ihsit ad vide an ays wogh hieb likwt id reparation service –</text:span><text:span text:style-name="T8"> ela foi ver se o seu carro saiu do conserto</text:span></text:p>
      <text:p text:style-name="P4"><text:soft-page-break/></text:p>
      <text:p text:style-name="P4"><text:span text:style-name="T1">Ant {ant} –</text:span> em frente de, perante</text:p>
      <text:p text:style-name="P14"><text:span text:style-name="T1">Ant id scol –</text:span> em frente da escola</text:p>
      <text:p text:style-name="P14"><text:span text:style-name="T1">Ant id thron</text:span> – diante do trono</text:p>
      <text:p text:style-name="P4"/>
      <text:p text:style-name="P4"><text:span text:style-name="T1">Apo {Apo} –</text:span> fora. <text:span text:style-name="T8">Pode ser reduzido para “ap” quando antes de vogais.</text:span></text:p>
      <text:p text:style-name="P14"><text:span text:style-name="T1">Grand Britain lyehct apo id Europay dayluk –</text:span> Grã-Bretanha encontra-se fora do continente europeu</text:p>
      <text:p text:style-name="P4"/>
      <text:p text:style-name="P4"><text:span text:style-name="T1">Apter {Aptër} –</text:span> atrás</text:p>
      <text:p text:style-name="P14"><text:span text:style-name="T1">Apter id dru –</text:span> atrás da árvore</text:p>
      <text:p text:style-name="P14"><text:span text:style-name="T1">Apter iam mater –</text:span> atrás da mãe</text:p>
      <text:p text:style-name="P14"><text:span text:style-name="T1">Id urb est apter id forest – </text:span>a cidade fica atrás/depois da floresta</text:p>
      <text:p text:style-name="P4"/>
      <text:p text:style-name="P4"><text:span text:style-name="T1">Aun {Aon} – </text:span>sem</text:p>
      <text:p text:style-name="P15"><text:span text:style-name="T1">Som aun chifan –</text:span> estou sem refeição</text:p>
      <text:p text:style-name="P4"/>
      <text:p text:style-name="P4"><text:span text:style-name="T1">Bayna {bAyna} –</text:span> entre, no meio de <text:span text:style-name="T8">(no sentido de cercado(a) por)</text:span></text:p>
      <text:p text:style-name="P14"><text:span text:style-name="T1">Smos bayna i peinds –</text:span> estamos cercados por inimigos</text:p>
      <text:p text:style-name="P14"><text:span text:style-name="T1">Id vallee est bayna ia ghyors –</text:span> o vale está entre as montanhas</text:p>
      <text:p text:style-name="P16">Id insule est bayna aqua <text:span text:style-name="T5">– a ilha está cercada por água</text:span></text:p>
      <text:p text:style-name="P14"><text:span text:style-name="T1">Is planit id competition bayna i daskals –</text:span> Ele planejou a competição junto aos professores</text:p>
      <text:p text:style-name="P4"/>
      <text:p text:style-name="P4"><text:span text:style-name="T1">Bi {bi} –</text:span> no <text:span text:style-name="T8">(local de trabalho)</text:span>, em <text:span text:style-name="T8">(autor de uma obra ou ideia)</text:span>, próximo de <text:span text:style-name="T8">(não implica proximidade espacial permanente)</text:span>. <text:span text:style-name="T8">Essa preposição frequentemente se funde ao pronome nas formas dativa e acusativa. bi + ei = bei; bi + ay = bay; bi + el = bil; bi + im = bim.</text:span></text:p>
      <text:p text:style-name="P14"><text:span text:style-name="T1">Fruits sont kaupen bi mercat –</text:span> frutas são compradas no mercado</text:p>
      <text:p text:style-name="P14"><text:span text:style-name="T1">Manskwo bi mien sokwi in tod walu –</text:span> quero permanecer junto ao meu companheiro neste campo de batalha</text:p>
      <text:p text:style-name="P14"><text:span text:style-name="T1">Sei yed id dayi progress dehlct ses, bi Kant kam bi Condorcet, id norme quod permitt judce </text:span><text:span text:style-name="T1">Historia… –</text:span> Se, contudo, a ideia geral de progresso deve ser, em Kant e em Condorcet, a norma que permite julgar História…</text:p>
      <text:p text:style-name="P4"/>
      <text:p text:style-name="P4"><text:span text:style-name="T1">Bila {bIla} –</text:span> salvo, na ausência de</text:p>
      <text:p text:style-name="P14"><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4"/>
      <text:p text:style-name="P4"><text:span text:style-name="T1">Cis {tsis} –</text:span> deste lado de</text:p>
      <text:p text:style-name="P14"><text:span text:style-name="T1">Cis tod fluv –</text:span> deste lado do rio</text:p>
      <text:p text:style-name="P4"/>
      <text:p text:style-name="P4"><text:span text:style-name="T1">Con {kon} –</text:span> com <text:span text:style-name="T8">(no sentido de companhia)</text:span></text:p>
      <text:p text:style-name="P14"><text:span text:style-name="T1">Som con te –</text:span> estou contigo / estou com você</text:p>
      <text:p text:style-name="P14"><text:span text:style-name="T1">Safersiem con iom –</text:span> viajarei com ele</text:p>
      <text:p text:style-name="P14"><text:span text:style-name="T1">Weiko con mien esor – </text:span>vivo com minha esposa / moro com minha esposa</text:p>
      <text:p text:style-name="P14"><text:soft-page-break/><text:span text:style-name="T1">Tolko con Olivier –</text:span> falo com Olivier</text:p>
      <text:p text:style-name="P4"/>
      <text:p text:style-name="P4"><text:span text:style-name="T1">Contra {kOntra} –</text:span> contra</text:p>
      <text:p text:style-name="P14"><text:span text:style-name="T1">I katuer contra nos –</text:span> eles lutaram contra nós</text:p>
      <text:p text:style-name="P4"/>
      <text:p text:style-name="P4"><text:span text:style-name="T1">Circa {tsIrka} – </text:span>cerca de, por volta de, em torno de</text:p>
      <text:p text:style-name="P14"><text:span text:style-name="T1">Is est circa dwo meters buland–</text:span> ele tem cerca de dois metros</text:p>
      <text:p text:style-name="P4"/>
      <text:p text:style-name="P4"><text:span text:style-name="T1">Dayir {dAyir} –</text:span> concernente, relativo a, a respeito de, acerca de, referente a, tocante a</text:p>
      <text:p text:style-name="P14"><text:span text:style-name="T1">Ia conflicts dayir wed bihnt schowi imminent –</text:span> os conflitos relativos à água estão se tornando consequentemente iminentes</text:p>
      <text:p text:style-name="P4"/>
      <text:p text:style-name="P4"><text:span text:style-name="T1">De {de} –</text:span> sobre</text:p>
      <text:p text:style-name="P14"><text:span text:style-name="T1">Tod buk est de drus –</text:span> este livro é sobre árvores</text:p>
      <text:p text:style-name="P4"/>
      <text:p text:style-name="P4"><text:span text:style-name="T1">Dia {dya} –</text:span> para, à, ao</text:p>
      <text:p text:style-name="P14"><text:span text:style-name="T1">Id majoritat os Kashmirs population esiet nuntos ryowkhowo dia independence –</text:span> a maioria da população da Caxemira seria, doravante, favorável à independência</text:p>
      <text:p text:style-name="P14"><text:span text:style-name="T1">Som allergic dia penicillin –</text:span> sou alérgico a penicilina</text:p>
      <text:p text:style-name="P4"/>
      <text:p text:style-name="P4"><text:span text:style-name="T1">Do {do} –</text:span> em, para dentro, de</text:p>
      <text:p text:style-name="P14"><text:span text:style-name="T1">Wey safersiemos do Espania –</text:span> nós viajamos para a Espanha</text:p>
      <text:p text:style-name="P4"><text:span text:style-name="T9">Ho adapten sem reconstruct nams em antique hindeuropay divs do Sambahsa – </text:span><text:span text:style-name="T8">adaptei alguns nomes reconstruídos dos antigos deuses indo-europeus para o sambahsa</text:span></text:p>
      <text:p text:style-name="P4"/>
      <text:p text:style-name="P4"><text:span text:style-name="T1">Due {dü:} –</text:span> devido a </text:p>
      <text:p text:style-name="P14"><text:span text:style-name="T1">Due id seuy, khako linkwes mien dom – </text:span>devido a chuva, não posso sair da minha casa</text:p>
      <text:p text:style-name="P4"/>
      <text:p text:style-name="P4"><text:span text:style-name="T1">Ender {Endër} –</text:span> abaixo, debaixo <text:span text:style-name="T8">(não implica contato)</text:span></text:p>
      <text:p text:style-name="P14"><text:span text:style-name="T1">Ter est un kwaun ender id meja –</text:span> há um cachorro debaixo da mesa</text:p>
      <text:p text:style-name="P14"><text:span text:style-name="T1">Ender nebhs sont id land ed id mar –</text:span> Debaixo das nuvens está a terra e o mar</text:p>
      <text:p text:style-name="P14"><text:span text:style-name="T1">Id stohm ender id nas –</text:span> a boca debaixo do nariz</text:p>
      <text:p text:style-name="P4"/>
      <text:p text:style-name="P4"><text:span text:style-name="T1">Endo {Endo} –</text:span> em direção ao interior</text:p>
      <text:p text:style-name="P14"><text:span text:style-name="T1">El monster fugit endo antro –</text:span> o monstro fugiu para o interior da caverna</text:p>
      <text:p text:style-name="P4"/>
      <text:p text:style-name="P4"><text:span text:style-name="T1">Engwn {Engun} – </text:span>ao longo de, junto a</text:p>
      <text:p text:style-name="P14"><text:span text:style-name="T1">Tod permitt mette precis-ye engwn ia walls ed flors </text:span>– Isso permite cortar com precisão ao longo das paredes e flores</text:p>
      <text:p text:style-name="P4"/>
      <text:p text:style-name="P4"><text:span text:style-name="T1">Eni {Eni} –</text:span> dentro</text:p>
      <text:p text:style-name="P14"><text:span text:style-name="T1">Eni mien corpos ter sont vehrms –</text:span> dentro do meu corpo há vermes</text:p>
      <text:p text:style-name="P4"/>
      <text:p text:style-name="P4"><text:span text:style-name="T1">Ep {ep} –</text:span> sobre, em cima de <text:span text:style-name="T8">(toca o objeto no qual ele está em cima)</text:span>. <text:span text:style-name="T8">Antes </text:span><text:soft-page-break/><text:span text:style-name="T8">de “h” essa preposição tornasse “ef”, como se faz com o “ab”</text:span></text:p>
      <text:p text:style-name="P14"><text:span text:style-name="T1">Ter est un rat ep id meja –</text:span> há um rato sobre a mesa</text:p>
      <text:p text:style-name="P4"/>
      <text:p text:style-name="P4"><text:span text:style-name="T1">Epter {Eptër} –</text:span> pouco mais de</text:p>
      <text:p text:style-name="P1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4"/>
      <text:p text:style-name="P4"><text:span text:style-name="T1">Ex {eks} –</text:span> fora, de, do, da</text:p>
      <text:p text:style-name="P14"><text:span text:style-name="T1">Som ex Brasilu –</text:span> sou do Brasil</text:p>
      <text:p text:style-name="P14"><text:span text:style-name="T1">Un helm ex stal –</text:span> um elmo de aço</text:p>
      <text:p text:style-name="P14"><text:span text:style-name="T1">El kwaun gwehmt ex id dom –</text:span> o cachorro veio para fora da casa</text:p>
      <text:p text:style-name="P14">Veja a diferença de “ex” e “exo”</text:p>
      <text:p text:style-name="P4"><text:span text:style-name="T9">El kwaun est ex</text:span><text:span text:style-name="T11">o</text:span><text:span text:style-name="T9"> id dom –</text:span><text:span text:style-name="T8"> o cachorro está do lado de fora da casa</text:span></text:p>
      <text:p text:style-name="P14">Quando não dá para expressar a ideia de “feito de” ou “de tal lugar”, a preposição “ex” passa uma ideia de movimento.</text:p>
      <text:p text:style-name="P4"/>
      <text:p text:style-name="P4"><text:span text:style-name="T1">In {in} – </text:span>em</text:p>
      <text:p text:style-name="P14"><text:span text:style-name="T1">Som in id strad X –</text:span> estou na rua X</text:p>
      <text:p text:style-name="P14"><text:span text:style-name="T1">Ghehdo bahe in dwodem bahsas –</text:span> posso falar em doze línguas</text:p>
      <text:p text:style-name="P14"><text:span text:style-name="T1">Credeihm in fees –</text:span> acredito em fadas</text:p>
      <text:p text:style-name="P4"/>
      <text:p text:style-name="P4"><text:span text:style-name="T1">Instet {instEt} –</text:span> em vez (de)</text:p>
      <text:p text:style-name="P14"><text:span text:style-name="T1">Instet swehpe, ma ne orbats? –</text:span> em vez de dormir, por que você não trabalha?</text:p>
      <text:p text:style-name="P4"/>
      <text:p text:style-name="P4"><text:span text:style-name="T1">Inter {Intër} –</text:span> entre</text:p>
      <text:p text:style-name="P14"><text:span text:style-name="T1">Ia bent est inter dwo geronts –</text:span> a garota está entre dois anciãos</text:p>
      <text:p text:style-name="P4"><text:span text:style-name="T9">Id joyel eet inter ia colunns –</text:span><text:span text:style-name="T8"> a joia ficava entre as colunas</text:span></text:p>
      <text:p text:style-name="P4"/>
      <text:p text:style-name="P4"><text:span text:style-name="T1">Kata {kAta} –</text:span> a partir do topo de</text:p>
      <text:p text:style-name="P14"><text:span text:style-name="T1">Mathalan, ia pinegs hangend kata id mur nieb id ogwn quanta tengier gwiv –</text:span> por exemplo, os quadros pendurados na parede perto da lareira, tudo parecia estar vivo</text:p>
      <text:p text:style-name="P4"/>
      <text:p text:style-name="P4"><text:span text:style-name="T1">Kye {kye} –</text:span> no sentido de, em direção a. <text:span text:style-name="T8">Essa preposição se mistura com o determinante seguinte ou o pronome na 3ª pessoa, não é difícil encontrar algo como kyid (kye + id).</text:span></text:p>
      <text:p text:style-name="P14"><text:span text:style-name="T1">Vahm gwahe kye mien dom –</text:span> vou para minha casa</text:p>
      <text:p text:style-name="P14"><text:span text:style-name="T1">Is fallit kya dubes ios hayd –</text:span> ele caiu nas profundezas do inferno</text:p>
      <text:p text:style-name="P14"><text:span text:style-name="T1">To ne est bad perfection, bet to est un itner kye –</text:span> esta não é a perfeição ainda, mas este é um caminho para isso</text:p>
      <text:p text:style-name="P4"><text:span text:style-name="T1">Kyant {kyant} = kye + ant –</text:span> em direção a <text:span text:style-name="T8">(com intenção de encontro)</text:span></text:p>
      <text:p text:style-name="P14"><text:span text:style-name="T1">Io vis iom gwehme kyant me –</text:span> o vi chegar ao meu encontro</text:p>
      <text:p text:style-name="P4"/>
      <text:p text:style-name="P4"><text:span text:style-name="T1">Med {med} –</text:span> com <text:span text:style-name="T8">(um instrumento)</text:span>.</text:p>
      <text:p text:style-name="P14"><text:span text:style-name="T1">Is magician construgit un castell med sien magia – </text:span><text:span text:style-name="T5">O mago construiu um castelo com sua magia</text:span></text:p>
      <text:p text:style-name="P14"><text:soft-page-break/><text:span text:style-name="T1">Saferam med wogh –</text:span> viajamos de carro</text:p>
      <text:p text:style-name="P14"><text:span text:style-name="T1">Med alya werds –</text:span> ou seja; em outras palavras</text:p>
      <text:p text:style-name="P19"/>
      <text:p text:style-name="P19"><text:span text:style-name="T1">Medsu {mEdsu} –</text:span><text:span text:style-name="T5"> no meio de</text:span></text:p>
      <text:p text:style-name="P14"><text:span text:style-name="T1">Eduarda khiek sib stambhes glihes medsu sien dakrus –</text:span> Eduarda<text:span text:style-name="T21"> não se conteve de rir no meio de suas lágrimas</text:span> </text:p>
      <text:p text:style-name="P14"><text:span text:style-name="T1">Arriveer bad in vid unios mier menegh medsu quod is Lion ed is Unicorn eent katuend –</text:span> eles finalmente chegaram a visão de uma grande multidão, no meio da qual o Leão e o Unicórnio estavam lutando</text:p>
      <text:p text:style-name="P19"/>
      <text:p text:style-name="P19"><text:span text:style-name="T1">Mustathna {mustA§na} –</text:span> para além, além de</text:p>
      <text:p text:style-name="P14"><text:span text:style-name="T1">3.729.500 leuds gwiveer dien 1sto Januar 2015 in Kartvelia </text:span><text:span text:style-name="T1">(mustathna Abkhasia ed Sud-Iristan) –</text:span> 3.729.500 pessoas viviam em 1º de janeiro de 2015, na Geórgia (para além da Abkházia e da Ossétia do Sul)</text:p>
      <text:p text:style-name="P19"/>
      <text:p text:style-name="P19"><text:span text:style-name="T1">Nespekent {nëspEkënt} –</text:span> apesar de</text:p>
      <text:p text:style-name="P14"><text:span text:style-name="T1">Nespekent sien situation, Sophia biey meis pro iom quem pro se ye cid moment –</text:span> Apesar de sua situação, Sophia temia mais por ele do que para si mesma naquele momento</text:p>
      <text:p text:style-name="P19"/>
      <text:p text:style-name="P4"><text:span text:style-name="T1">Nieb {nyeb} –</text:span> ao lado de</text:p>
      <text:p text:style-name="P14"><text:span text:style-name="T1">Id dru est nieb id dom –</text:span> a árvore está ao lado da casa</text:p>
      <text:p text:style-name="P4"/>
      <text:p text:style-name="P4"><text:span text:style-name="T1">Ob {ob} –</text:span> porque</text:p>
      <text:p text:style-name="P14"><text:span text:style-name="T1">Eddo sabzi ob id suasmehct –</text:span> como vegetais porque eles tem um bom sabor</text:p>
      <text:p text:style-name="P14"><text:span text:style-name="T1">Dank ob id antwehrd –</text:span> obrigado pela resposta</text:p>
      <text:p text:style-name="P4"/>
      <text:p text:style-name="P4"><text:span text:style-name="T1">Ois {oys} –</text:span> vindo de. <text:span text:style-name="T8">As vezes escrito como “oys”.</text:span></text:p>
      <text:p text:style-name="P14"><text:span text:style-name="T1">Tuntos, ad pelu Stats ois id decolonisation moliet trehve ir tula –</text:span> desde então, uma série de Estados nascidos da descolonização tiveram dificuldade para encontrar seu equilíbrio</text:p>
      <text:p text:style-name="P4">Acho melhor eu explicar o que o “ad” está fazendo em “ad pelu Stats” para quem não entendeu. No exemplo foi usado o verbo “molie”, que significa “ser/estar difícil”, por isso que foi necessário o uso do “ad” para indicar o objeto indireto.</text:p>
      <text:p text:style-name="P4"/>
      <text:p text:style-name="P4"><text:span text:style-name="T1">Pati {pAti} –</text:span> incluindo, inclusive</text:p>
      <text:p text:style-name="P14"><text:span text:style-name="T1">Ceters hieb esen lusen unte id naufrage, pati vasya mehmens os eys gwito tuntro –</text:span> todas as outras coisas tinham sido perdidas durante o naufrágio, incluindo todas as memórias de sua vida até então</text:p>
      <text:p text:style-name="P4"/>
      <text:p text:style-name="P4"><text:span text:style-name="T1">Per {per} –</text:span> por meio de, através de, de</text:p>
      <text:p text:style-name="P14"><text:span text:style-name="T1">Skapam per cid passage –</text:span> escapamos por meio daquela passagem</text:p>
      <text:p text:style-name="P14"><text:span text:style-name="T1">Presaygo id future per mien cristall ball –</text:span> prevejo o futuro através da minha bola de cristal</text:p>
      <text:p text:style-name="P4"/>
      <text:p text:style-name="P4"><text:span text:style-name="T1">(Per)ambh {(për)Amb} –</text:span> por aí, em torno de, em volta</text:p>
      <text:p text:style-name="P4"><text:span text:style-name="T9">Piends sont ambh nos –</text:span><text:span text:style-name="T8"> inimigos estão a nossa volta</text:span></text:p>
      <text:p text:style-name="P14"><text:span text:style-name="T1">Ia ghyors perambh id vallee –</text:span> as montanhas cercam o vale</text:p>
      <text:p text:style-name="P16"><text:soft-page-break/>Ter est aqua perambh id insule –<text:span text:style-name="T5"> há água em torno da ilha</text:span></text:p>
      <text:p text:style-name="P4"/>
      <text:p text:style-name="P4"><text:span text:style-name="T1">Ploisko {plOysko} –</text:span> exceto</text:p>
      <text:p text:style-name="P14"><text:span text:style-name="T1">Eddo quantgenos os miems, ploisko pork –</text:span> como todo tipo de carne, exceto carne de porco</text:p>
      <text:p text:style-name="P4"/>
      <text:p text:style-name="P4"><text:span text:style-name="T1">Po {po} –</text:span> para <text:span text:style-name="T8">(em troca de)</text:span><text:span text:style-name="T14">,</text:span> para <text:span text:style-name="T8">(a fim de obter)</text:span></text:p>
      <text:p text:style-name="P14"><text:span text:style-name="T1">Io change un apel po un banane –</text:span> troco uma maçã por uma banana</text:p>
      <text:p text:style-name="P4"/>
      <text:p text:style-name="P4"><text:span text:style-name="T1">Pon {pon} –</text:span> desde</text:p>
      <text:p text:style-name="P14"><text:span text:style-name="T1">Som her pon id auror –</text:span> estou aqui desde o amanhecer</text:p>
      <text:p text:style-name="P14"><text:span text:style-name="T1">Pon kamdiu reidneute yu in plen diewo? –</text:span> Por quanto tempo você tem montado em plena luz do dia?<text:span text:style-name="T14"> (perceba o uso do durativo -neu-, falarei sobre ele no capítulo apropriado)</text:span></text:p>
      <text:p text:style-name="P4"/>
      <text:p text:style-name="P4"><text:span text:style-name="T1">Pos {pos} –</text:span> depois</text:p>
      <text:p text:style-name="P14"><text:span text:style-name="T1">Tolko tib pos io arrive –</text:span> falo com você depois que eu chegar</text:p>
      <text:p text:style-name="P14"/>
      <text:p text:style-name="P4"><text:span text:style-name="T1">Pre {pre} –</text:span> antes <text:span text:style-name="T8">(preposição temporal)</text:span></text:p>
      <text:p text:style-name="P14"><text:span text:style-name="T1">Tolko tib pre linkwo –</text:span> falo com você antes de eu sair</text:p>
      <text:p text:style-name="P19"/>
      <text:p text:style-name="P19"><text:span text:style-name="T1">Pri {pri} –</text:span> passar ao longo de, passar perto</text:p>
      <text:p text:style-name="P14"><text:span text:style-name="T1">Is vis un bloudun reider qui galoppit pri iom dextos levtro –</text:span> ele viu um cavaleiro vestido de azul que passou galopando perto dele da direita para a esquerda</text:p>
      <text:p text:style-name="P14"><text:span text:style-name="T1">Quando yu gwahsiete pri id cocin –</text:span> quando passar pela cozinha</text:p>
      <text:p text:style-name="P14"><text:span text:style-name="T1">El shamyu snahsit pri me –</text:span> o tubarão passou nadando ao meu lado</text:p>
      <text:p text:style-name="P19"/>
      <text:p text:style-name="P4"><text:span text:style-name="T1">Pro {pro} –</text:span> para, para que</text:p>
      <text:p text:style-name="P14"><text:span text:style-name="T1">Kieupim un cavall pro te –</text:span> comprei um cavalo para você</text:p>
      <text:p text:style-name="P14"><text:span text:style-name="T1">Eiskwo un wogh pro miena safers – </text:span>quero um carro para as minhas viagens</text:p>
      <text:p text:style-name="P14"><text:span text:style-name="T1">El behrger mohrit pro vies gwits –</text:span> o salvador morreu pela vida de vocês</text:p>
      <text:p text:style-name="P4"/>
      <text:p text:style-name="P4"><text:span text:style-name="T1">Prod {prod} –</text:span> adiante, à frente</text:p>
      <text:p text:style-name="P14"><text:span text:style-name="T1">Noster chef semper ghanct prod nies grupp –</text:span> nosso chefe anda sempre à frente do nosso grupo</text:p>
      <text:p text:style-name="P4"/>
      <text:p text:style-name="P4"><text:span text:style-name="T1">Prokwe(m) {prOkwë(m)} –</text:span> perto, próximo</text:p>
      <text:p text:style-name="P14"><text:span text:style-name="T1">El animal est prokwe me –</text:span> o animal está próximo de mim</text:p>
      <text:p text:style-name="P4"/>
      <text:p text:style-name="P4"><text:span text:style-name="T1">Prosch {proc} –</text:span> perto de, próximo <text:span text:style-name="T8">(com a ideia de movimento!)</text:span></text:p>
      <text:p text:style-name="P14"><text:span text:style-name="T1">Id wogho gwehmt prosch me –</text:span> o carro está de aproximando de mim</text:p>
      <text:p text:style-name="P4"/>
      <text:p text:style-name="P4"><text:span text:style-name="T1">Protie {protI:} –</text:span> contra. <text:span text:style-name="T8">O mesmo que a preposição do sambahsa “contra”.</text:span></text:p>
      <text:p text:style-name="P14"><text:span text:style-name="T1">I katueer protiev nos –</text:span> eles lutaram contra nós</text:p>
      <text:p text:style-name="P4"/>
      <text:p text:style-name="P4"><text:span text:style-name="T1">Protiev {protyEv} = </text:span>Protie</text:p>
      <text:p text:style-name="P4"/>
      <text:p text:style-name="P4"><text:soft-page-break/><text:span text:style-name="T1">Samt {samt} –</text:span> com <text:span text:style-name="T8">(denota circunstância, descrição)</text:span></text:p>
      <text:p text:style-name="P14"><text:span text:style-name="T1">Un wir samt blou okwi –</text:span> um homem com olhos azuis</text:p>
      <text:p text:style-name="P14"><text:span text:style-name="T1">Cid familia gwivt samt maungo noroc –</text:span> aquela família vive com muita alegria</text:p>
      <text:p text:style-name="P14"><text:span text:style-name="T1">Cheuso mien werds samt kaur –</text:span> escolho minhas palavras com cuidado</text:p>
      <text:p text:style-name="P4"/>
      <text:p text:style-name="P4"><text:span text:style-name="T1">Sekwos {sEkwos} –</text:span> seguinte, depois</text:p>
      <text:p text:style-name="P14"><text:span text:style-name="T1">Sekwos id swodetermination referendum os 1sto Jul 1962, Algeria proclamet sien independence –</text:span> na sequência do referendo de autodeterminação do 01 de julho de 1962, a Argélia proclamou sua independência</text:p>
      <text:p text:style-name="P4"/>
      <text:p text:style-name="P4"><text:span text:style-name="T1">Speit {speyt} –</text:span> apesar de <text:span text:style-name="T8">(passa uma ideia de desapontamento)(pode ser usado como substantivo também)</text:span></text:p>
      <text:p text:style-name="P14"><text:span text:style-name="T1">Id tank, speit gwaur leusa, tadrijan upertrehsit id squadron –</text:span> o tanque, apesar de pesadas perdas, esmagou o esquadrão pouco a pouco</text:p>
      <text:p text:style-name="P4"/>
      <text:p text:style-name="P4"><text:span text:style-name="T1">Sub {sub} –</text:span> logo embaixo, debaixo <text:span text:style-name="T8">(geralmente implica contato)</text:span></text:p>
      <text:p text:style-name="P14"><text:span text:style-name="T1">Ter est un arank sub id meja –</text:span> há uma aranha debaixo da mesa</text:p>
      <text:p text:style-name="P14"><text:span text:style-name="T1">Sub un peruca est un calv cap –</text:span> debaixo de uma peruca tem uma cabeça careca</text:p>
      <text:p text:style-name="P4"/>
      <text:p text:style-name="P4"><text:span text:style-name="T1">Subpoena {subpOyna} –</text:span> sob medo de <text:span text:style-name="T8">(penalidade)</text:span></text:p>
      <text:p text:style-name="P14"><text:span text:style-name="T1">Uno mukhla al est tun dahn kay linkwes id land subpoena expulsion –</text:span> um prazo é então dado a ele para deixar o país sob a ameaça de expulsão</text:p>
      <text:p text:style-name="P4"/>
      <text:p text:style-name="P4"><text:span text:style-name="T1">Suisraen {swisrAyn} –</text:span> não obstante</text:p>
      <text:p text:style-name="P1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4"/>
      <text:p text:style-name="P4"><text:span text:style-name="T1">Suppose {supOzë} –</text:span> vamos supor</text:p>
      <text:p text:style-name="P14"><text:span text:style-name="T1">Suppose mathalan yu subscripte un contract bi un pharmaceutic firma kay behrge vos ud diabetes –</text:span> vamos supor, por exemplo, que você assine um contrato com uma empresa farmacêutica para mantê-lo da diabetes</text:p>
      <text:p text:style-name="P4"/>
      <text:p text:style-name="P4"><text:span text:style-name="T1">Swod {swod} –</text:span> no caminho de, na forma de</text:p>
      <text:p text:style-name="P4"><text:span text:style-name="T9">Swod iens atavs (salaf) sokwis ios Prophet –</text:span><text:span text:style-name="T8"> seguindo os costumes dos seguidores antepassados (salafis) do Profeta</text:span></text:p>
      <text:p text:style-name="P4"/>
      <text:p text:style-name="P4"><text:span text:style-name="T1">Tiel {tyel}–</text:span> até. <text:span text:style-name="T8">Mas antes de um verbo nós usamos “hin(a)”.</text:span></text:p>
      <text:p text:style-name="P14"><text:span text:style-name="T1">Id verdia start ex id urb ed continuet tiel id mar –</text:span> a estrada começa da cidade e continua até o mar</text:p>
      <text:p text:style-name="P14"><text:span text:style-name="T1">Cursim tiel mien dom –</text:span> corri até minha casa</text:p>
      <text:p text:style-name="P4"/>
      <text:p text:style-name="P4"><text:span text:style-name="T1">Trans {trans} –</text:span> do outro lado</text:p>
      <text:p text:style-name="P14"><text:span text:style-name="T1">Trans tod fluv –</text:span> do outro lado do rio</text:p>
      <text:p text:style-name="P4"/>
      <text:p text:style-name="P4"><text:soft-page-break/><text:span text:style-name="T1">Ud {ud} –</text:span> de</text:p>
      <text:p text:style-name="P14"><text:span text:style-name="T1">Un brev ud Marta –</text:span> uma carta de Marta</text:p>
      <text:p text:style-name="P14"><text:span text:style-name="T1">Ia kieupit un dom med denars ud ays pater –</text:span> ela comprou uma casa com o dinheiro do pai dela</text:p>
      <text:p text:style-name="P4"/>
      <text:p text:style-name="P4"><text:span text:style-name="T1">Ulter {Ultër} –</text:span> em adição, além da</text:p>
      <text:p text:style-name="P1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4"/>
      <text:p text:style-name="P4"><text:span text:style-name="T1">Uper {Üpër} –</text:span> acima <text:span text:style-name="T8">(não toca o objeto no qual ele está em cima)</text:span></text:p>
      <text:p text:style-name="P14"><text:span text:style-name="T1">Un plav pleuct uper id tor –</text:span> um avião voa sobre a torre</text:p>
      <text:p text:style-name="P4"/>
      <text:p text:style-name="P4"><text:span text:style-name="T1">Unte {Untë} –</text:span> durante, através<text:span text:style-name="T8"> (tempo ou espaço)</text:span></text:p>
      <text:p text:style-name="P14"><text:span text:style-name="T1">Unte id wer –</text:span> durante a primavera</text:p>
      <text:p text:style-name="P14"><text:span text:style-name="T1">Unte id hall – </text:span>através do corredor</text:p>
      <text:p text:style-name="P14"><text:span text:style-name="T1">I construgeer id tor unte ia yars –</text:span> Eles construíram a torre ao longo dos anos</text:p>
      <text:p text:style-name="P4"><text:span text:style-name="T9">Unte tod wakt, in Washington –</text:span><text:span text:style-name="T8"> enquanto isso, em Washington</text:span></text:p>
      <text:p text:style-name="P14"><text:span text:style-name="T1">Sub id schock, is Waktprince remien aunmov unte un khvil –</text:span> Sob o choque, o Príncipe do Tempo permaneceu imóvel por um tempo</text:p>
      <text:p text:style-name="P4"/>
      <text:p text:style-name="P4"><text:span text:style-name="T1">Vice {vits} –</text:span> ao invés de; no lugar de</text:p>
      <text:p text:style-name="P14"><text:span text:style-name="T1">Henrique ne hat ghohden dake ia buks. Vice to, Olivier hat ei yist ia odt-documents –</text:span> Henrique não teve como receber os livros. Ao invés disso, Olivier enviou para ele os documentos .odt.</text:p>
      <text:p text:style-name="P4"/>
      <text:p text:style-name="P4"><text:span text:style-name="T1">Witerom {witërOm} –</text:span> contra, em frente de, diante de, em face de <text:span text:style-name="T8">(raramente usado como preposição)</text:span></text:p>
      <text:p text:style-name="P14"><text:span text:style-name="T1">Witerom id dikhliz, is daskal skohpt me –</text:span> Na <text:span text:style-name="T14">(extremidade oposta do)</text:span> corredor, o professor estava esperando por mim</text:p>
      <text:p text:style-name="P4"/>
      <text:p text:style-name="P4"><text:span text:style-name="T1">Yant {yant} –</text:span> assim que, tão logo</text:p>
      <text:p text:style-name="P14"><text:span text:style-name="T1">Yant ho denars, kaupo un leuyk tib –</text:span> assim que eu tiver dinheiro eu compro um brinquedo para você</text:p>
      <text:p text:style-name="P4"/>
      <text:p text:style-name="P4"><text:span text:style-name="T1">Ye {ye} –</text:span> <text:span text:style-name="T8">não tem significado definido, expressa uma circunstância ou condição, você usa essa preposição quando nenhuma outra mais serve, é a nossa preposição coringa</text:span></text:p>
      <text:p text:style-name="P14"><text:span text:style-name="T1">Ye mien surprise –</text:span> para minha surpresa</text:p>
      <text:p text:style-name="P14"><text:span text:style-name="T1">Ye mieno mayn –</text:span> na minha opinião</text:p>
      <text:p text:style-name="P14"><text:span text:style-name="T1">Io arrive do hem ye noct –</text:span> eu chego em casa à noite</text:p>
      <text:p text:style-name="P4"/>
      <text:p text:style-name="P4"><text:span text:style-name="T1">Za {dza} –</text:span> na parte de trás</text:p>
      <text:p text:style-name="P14"><text:span text:style-name="T1">Za te! –</text:span> atrás de você!</text:p>
      <text:p text:style-name="P4"/>
      <text:h text:style-name="P3" text:outline-level="2">ALGUMAS DÚVIDAS QUE PODEM SURGIR</text:h>
      <text:p text:style-name="P4"/>
      <text:p text:style-name="P4"><text:soft-page-break/><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4"/>
      <text:h text:style-name="P48" text:outline-level="3">DIFERENÇA ENTRE “MED” E “PER”</text:h>
      <text:p text:style-name="P4"/>
      <text:p text:style-name="P4"><text:tab/>Qual a diferença entre as duas frases abaixo?</text:p>
      <text:p text:style-name="P4"/>
      <text:p text:style-name="P4"><text:span text:style-name="T1">Is magician hat construgen un castell med sien magia –</text:span> o mago construiu um castelo com sua magia</text:p>
      <text:p text:style-name="P4"><text:span text:style-name="T1">Is magician hat construgen un castell per sien magia – </text:span>o mago construiu um castelo através de sua magia</text:p>
      <text:p text:style-name="P4"/>
      <text:p text:style-name="P4"><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4"/>
      <text:p text:style-name="P11">Glego per id fenster med mien durbin iam bikini-vehsend gwenak </text:p>
      <text:p text:style-name="P4">Espiono através da janela com meus binóculos a moça de biquíni.</text:p>
      <text:p text:style-name="P4"/>
      <text:p text:style-name="P4"><text:tab/>Percebeu o porquê do meu segundo exemplo <text:span text:style-name="T8">(o do mago que construiu o </text:span><text:span text:style-name="T8">castelo “per” sua magia)</text:span> ficou meio estranho?</text:p>
      <text:p text:style-name="P4"/>
      <text:h text:style-name="P48" text:outline-level="3">DIFERENÇA ENTRE “POS” E “TRANS”</text:h>
      <text:p text:style-name="P4"/>
      <text:p text:style-name="P4"><text:tab/>“Pos” é inicialmente um advérbio temporal, ou seja, se você disser a frase abaixo</text:p>
      <text:p text:style-name="P4"/>
      <text:p text:style-name="P14"><text:span text:style-name="T1">Id urb est pos id forest – </text:span>a cidade fica depois da floresta</text:p>
      <text:p text:style-name="P19"/>
      <text:p text:style-name="P19"><text:tab/>A frase acima significa algo como: tem-se que primeiro cruzar a floresta antes de chegar à cidade.</text:p>
      <text:p text:style-name="P19"/>
      <text:h text:style-name="P48" text:outline-level="3">DIFERENÇA ENTRE “EX” E “UD”</text:h>
      <text:p text:style-name="P19"/>
      <text:p text:style-name="P19"><text:tab/>Vejamos três exemplos:</text:p>
      <text:p text:style-name="P19"/>
      <text:p text:style-name="P14"><text:span text:style-name="T1">Som ex Brasilu –</text:span> sou do Brasil</text:p>
      <text:p text:style-name="P14"><text:span text:style-name="T1">Un helm ex stal –</text:span> um elmo de aço</text:p>
      <text:p text:style-name="P14"><text:span text:style-name="T1">Un brev ud Clara –</text:span> uma carta de Clara</text:p>
      <text:p text:style-name="P19"/>
      <text:p text:style-name="P19"><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4"/>
      <text:h text:style-name="P48" text:outline-level="3"><text:soft-page-break/>DIFERENÇA ENTRE “VICE” E “INSTET”</text:h>
      <text:p text:style-name="P4"/>
      <text:p text:style-name="P4"><text:tab/>Como preposições ambos significam a mesma coisa, mas “instet” pode ser também um advérbio enquanto “vice” também pode ser um prefixo, como em “vice-president”.</text:p>
      <text:p text:style-name="P4"/>
      <text:p text:style-name="P4">Henrique ne hat ghohden dake ia buks. <text:span text:style-name="T2">Instet</text:span>, Olivier hat ei yist ia odt-documents</text:p>
      <text:p text:style-name="P4">Henrique ne hat ghohden dake ia buks. <text:span text:style-name="T2">Vice to</text:span>, Olivier hat ei yist ia odt-documents</text:p>
      <text:p text:style-name="P4"/>
      <text:h text:style-name="P46" text:outline-level="1">“GE”, “NU”, “TAR”, “TUN”</text:h>
      <text:p text:style-name="P4"/>
      <text:p text:style-name="P4"><text:tab/>Não são palavras simples de serem traduzidas, mas este capítulo ensinará como usá-las.</text:p>
      <text:p text:style-name="P4"/>
      <text:p text:style-name="P4"><text:tab/>A palavra “tun” é o demonstrativo de “kun” ou “quando”.</text:p>
      <text:p text:style-name="P4"/>
      <text:p text:style-name="P4"><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8">(na época)</text:span></text:p>
      <text:p text:style-name="P4"/>
      <text:p text:style-name="P4"><text:tab/>“nu” pode funcionar em oposição a “de”. Basicamente significa “nomeadamente” ou “a saber”.</text:p>
      <text:p text:style-name="P4"/>
      <text:p text:style-name="P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4"/>
      <text:p text:style-name="P4"><text:tab/>“ge” e “tar” são como “ghi”, mas como, às vezes, ocorre muito a repetição da partícula “ghi”, usa-se essas duas partículas. O “ge”enfatiza pronomes pessoais e artigos, enquanto o “tar” enfatiza pronomes interrogativos.</text:p>
      <text:p text:style-name="P4"/>
      <text:p text:style-name="P4"><text:tab/>Um excelente exemplo com “nu” e “tar”:</text:p>
      <text:p text:style-name="P4"/>
      <text:p text:style-name="P4"><text:span text:style-name="T1">Sei nu id luce quod est in te est temos, kam tar megil sessiet tod temos! –</text:span> se, portanto, a luz que em ti há são trevas, quão grandes são tais trevas! </text:p>
      <text:p text:style-name="P4"/>
      <text:h text:style-name="P46" text:outline-level="1">AFIXOS ÚTEIS</text:h>
      <text:p text:style-name="P4"/>
      <text:p text:style-name="P4"><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4"/>
      <text:p text:style-name="P4"><text:soft-page-break/><text:tab/>Algumas regras básicas podem ser levadas em conta em formas derivadas das línguas românicas, uma característica importante delas é que elas são baseadas no “radical perfeito”, que é predito das seguintes maneiras:</text:p>
      <text:p text:style-name="P4"/>
      <text:p text:style-name="P4"><text:tab/>Para verbos terminados com “e” não acentuado se usa -at- no lugar. </text:p>
      <text:p text:style-name="P4"><text:tab/><text:tab/>form<text:span text:style-name="T8">e</text:span> → form<text:span text:style-name="T8">at-</text:span> → formation </text:p>
      <text:p text:style-name="P4"><text:tab/>Para verbos terminados com “ie” usasse -icat- no lugar. </text:p>
      <text:p text:style-name="P4"><text:tab/><text:tab/>publ<text:span text:style-name="T8">ie</text:span> → publ<text:span text:style-name="T8">icat-</text:span> → publication </text:p>
      <text:p text:style-name="P4"><text:tab/>Para verbos terminados com “ue” usasse -ut- no lugar. Também se aplica a verbos cujos particípios do passado em “t” terminam em -wt.</text:p>
      <text:p text:style-name="P4"><text:tab/><text:tab/>constit<text:span text:style-name="T8">ue</text:span> → constitut<text:span text:style-name="T8">ut</text:span>- → constitution</text:p>
      <text:p text:style-name="P4"><text:tab/>Para verbos terminados com “eih” usasse -it- no lugar.</text:p>
      <text:p text:style-name="P4"><text:tab/><text:tab/>add<text:span text:style-name="T8">eih</text:span> → add<text:span text:style-name="T8">it-</text:span> → addition</text:p>
      <text:p text:style-name="P4"><text:tab/>O radical perfeito de outros verbos corresponde aos seus particípios em “t”.</text:p>
      <text:p text:style-name="P4"/>
      <text:h text:style-name="P3" text:outline-level="2">PREFIXOS</text:h>
      <text:p text:style-name="P4"/>
      <text:p text:style-name="P4"><text:span text:style-name="T1">ab- –</text:span> longe, distante</text:p>
      <text:p text:style-name="P14"><text:span text:style-name="T1">Abcurr –</text:span> correr para longe</text:p>
      <text:p text:style-name="P4"/>
      <text:p text:style-name="P4"><text:span text:style-name="T1">apo- – </text:span><text:span text:style-name="T8">indica quarta geração</text:span></text:p>
      <text:p text:style-name="P14"><text:span text:style-name="T1">Apopater – </text:span>bisavô</text:p>
      <text:p text:style-name="P4"/>
      <text:p text:style-name="P4"><text:span text:style-name="T1">be- –</text:span> <text:span text:style-name="T8">cria verbos transitivos</text:span></text:p>
      <text:p text:style-name="P4"/>
      <text:p text:style-name="P4"><text:span text:style-name="T1">begh(i)s- –</text:span> privado de</text:p>
      <text:p text:style-name="P4"/>
      <text:p text:style-name="P4"><text:span text:style-name="T1">bfu- –</text:span> <text:span text:style-name="T8">prefixo negativo antes de palavras de origem semita</text:span></text:p>
      <text:p text:style-name="P4"/>
      <text:p text:style-name="P4"><text:span text:style-name="T1">cum- –</text:span> <text:span text:style-name="T8">é parecido com o prefixo com- de “comadre”</text:span></text:p>
      <text:p text:style-name="P14"><text:span text:style-name="T1">Cumpater –</text:span> compadre</text:p>
      <text:p text:style-name="P14"><text:span text:style-name="T1">Cummater –</text:span> comadre</text:p>
      <text:p text:style-name="P4"/>
      <text:p text:style-name="P4"><text:span text:style-name="T1">dus- –</text:span> donte, ruim</text:p>
      <text:p text:style-name="P14"><text:span text:style-name="T1">Dusmenos –</text:span> indisposto</text:p>
      <text:p text:style-name="P4"/>
      <text:p text:style-name="P4"><text:span text:style-name="T1">en- –</text:span> para colocar em</text:p>
      <text:p text:style-name="P14"><text:span text:style-name="T1">Enquestion –</text:span> colocar em questão, questionar</text:p>
      <text:p text:style-name="P4"/>
      <text:p text:style-name="P4"><text:span text:style-name="T1">ender- –</text:span> <text:span text:style-name="T8">diminutivo de ação</text:span></text:p>
      <text:p text:style-name="P14"><text:span text:style-name="T1">Endervid –</text:span> vislumbrar</text:p>
      <text:p text:style-name="P14"><text:span text:style-name="T1">Enderghyan –</text:span> entreabrir</text:p>
      <text:p text:style-name="P4"/>
      <text:p text:style-name="P4"><text:span text:style-name="T1">eti- – </text:span>Indica a quinta geração</text:p>
      <text:p text:style-name="P14"><text:span text:style-name="T1">Etipater –</text:span> tataravô</text:p>
      <text:p text:style-name="P4"/>
      <text:p text:style-name="P4"><text:span text:style-name="T1">for- – </text:span>extraviar, seguir mau caminho</text:p>
      <text:p text:style-name="P4"/>
      <text:p text:style-name="P4"><text:soft-page-break/><text:span text:style-name="T1">ga- –</text:span> <text:span text:style-name="T8">com um verbo com apofonia: indica o resultado de uma ação; se tiver o sufixo -os indica algo </text:span><text:span text:style-name="T8">pejorativo. Já com um substantivo indica soma.</text:span></text:p>
      <text:p text:style-name="P4"><text:span text:style-name="T9">Gabehrg –</text:span><text:span text:style-name="T8"> cadeia de montanhas</text:span> (behrg = penhasco)</text:p>
      <text:p text:style-name="P4"/>
      <text:p text:style-name="P4"><text:span text:style-name="T1">ken- –</text:span> vazio de</text:p>
      <text:p text:style-name="P4"/>
      <text:p text:style-name="P4"><text:span text:style-name="T1">mu- –</text:span> <text:span text:style-name="T8">pode ser usado para indicar o executor de uma ação quando prefixado a uma palavra de origem “muçulmana”</text:span></text:p>
      <text:p text:style-name="P4"><text:span text:style-name="T9">Mussafer –</text:span><text:span text:style-name="T8"> viajante</text:span> (safer = viajar)</text:p>
      <text:p text:style-name="P4"/>
      <text:p text:style-name="P4"><text:span text:style-name="T1">muta- –</text:span> mudar</text:p>
      <text:p text:style-name="P14"><text:span text:style-name="T1">Mutamayn –</text:span> mudar opinião</text:p>
      <text:p text:style-name="P4"/>
      <text:p text:style-name="P4"><text:span text:style-name="T1">Ni- –</text:span> <text:span text:style-name="T8">“baixo” em um sentido figurado</text:span></text:p>
      <text:p text:style-name="P4"><text:span text:style-name="T9">Niklad –</text:span><text:span text:style-name="T8"> fazer download, baixar</text:span> (klad = carregar)</text:p>
      <text:p text:style-name="P4"/>
      <text:p text:style-name="P4"><text:span text:style-name="T1">(oi)s-</text:span> – o oposto de en-, significa “colocar para fora”</text:p>
      <text:p text:style-name="P4"><text:span text:style-name="T1">oischalt –</text:span> desligar</text:p>
      <text:p text:style-name="P4"><text:span text:style-name="T1">(en)schalt –</text:span> ligar</text:p>
      <text:p text:style-name="P4"/>
      <text:p text:style-name="P4"><text:span text:style-name="T1">or- –</text:span> original, primitivo</text:p>
      <text:p text:style-name="P14"><text:span text:style-name="T1">Oraryo – </text:span>pré-ariano<text:span text:style-name="T14"> ou </text:span>proto indo-europeu <text:span text:style-name="T14">(aryo = ariano)</text:span></text:p>
      <text:p text:style-name="P4"/>
      <text:p text:style-name="P4"><text:span text:style-name="T1">par- –</text:span> conclusão, ação cumprida</text:p>
      <text:p text:style-name="P4"><text:span text:style-name="T9">parkwehr –</text:span><text:span text:style-name="T8"> realizar</text:span> (wehr = fazer)</text:p>
      <text:p text:style-name="P4"/>
      <text:p text:style-name="P4"><text:span text:style-name="T1">peri- –</text:span> completo, minucioso</text:p>
      <text:p text:style-name="P4"><text:span text:style-name="T1">Perigumt –</text:span><text:span text:style-name="T5"> trânsito</text:span> (gumt = vinda, chegada, advento)</text:p>
      <text:p text:style-name="P4"/>
      <text:p text:style-name="P4"><text:span text:style-name="T1">pro- –</text:span> <text:span text:style-name="T8">indica a terceira geração. Antes de um verbo significa “perante” “precedendo” e aciona o dativo. </text:span></text:p>
      <text:p text:style-name="P14"><text:span text:style-name="T1">Pronepot –</text:span> bisneto</text:p>
      <text:p text:style-name="P14"><text:span text:style-name="T1">Is mi proghieng –</text:span> ele estava andando na minha frente</text:p>
      <text:p text:style-name="P4"/>
      <text:p text:style-name="P4"><text:span text:style-name="T1">rhayr –</text:span> <text:span text:style-name="T8">prefixo negativo usado antes de palavras de origem árabe, mas é frequentemente usado com um advérbio independente</text:span></text:p>
      <text:p text:style-name="P14"><text:span text:style-name="T1">Rhayr yakin –</text:span> incerto, inseguro</text:p>
      <text:p text:style-name="P4"/>
      <text:p text:style-name="P4"><text:span text:style-name="T1">step- –</text:span> <text:span text:style-name="T8">família após um segundo casamento</text:span></text:p>
      <text:p text:style-name="P14"><text:span text:style-name="T1">Steppater –</text:span> padrasto</text:p>
      <text:p text:style-name="P14"><text:span text:style-name="T1">Stepmater –</text:span> madrasta</text:p>
      <text:p text:style-name="P14"><text:span text:style-name="T1">Steppurt –</text:span> enteado</text:p>
      <text:p text:style-name="P4"/>
      <text:p text:style-name="P4"><text:span text:style-name="T1">sua- –</text:span> bem</text:p>
      <text:p text:style-name="P4"><text:span text:style-name="T9">Suakwohrt – </text:span><text:span text:style-name="T8">bem-feito</text:span> (kwohrt = pretérito de “kwohr”, que significa “feito” ou “construído” )</text:p>
      <text:p text:style-name="P4"/>
      <text:p text:style-name="P4"><text:span text:style-name="T1">ud- –</text:span> capacidade de fazer melhor do que os outros</text:p>
      <text:p text:style-name="P14"><text:span text:style-name="T1">Ho udsnaht iom –</text:span> eu nadei melhor do que ele</text:p>
      <text:p text:style-name="P4"><text:soft-page-break/><text:tab/>Com o pronome reflexivo “sib” indica uma forma de conseguir algo.</text:p>
      <text:p text:style-name="P4"><text:span text:style-name="T1">Id mafia sib udtehrct id silence schahiden –</text:span> a máfia consegue o silêncio das testemunhas ameaçando-as</text:p>
      <text:p text:style-name="P4"/>
      <text:h text:style-name="P3" text:outline-level="2">SUFIXOS</text:h>
      <text:p text:style-name="P4"/>
      <text:h text:style-name="P48" text:outline-level="3">EXPRESSAR QUALIDADE OU ESTADO</text:h>
      <text:p text:style-name="P4"/>
      <text:p text:style-name="P4"><text:tab/>Em alguns casos adiciona-se o sufixo -e submete-se a apofonia se possível.</text:p>
      <text:p text:style-name="P4"/>
      <text:p text:style-name="P4"><text:span text:style-name="T1">Long [long] (grande) –</text:span> longe [londj] (grandeza)</text:p>
      <text:p text:style-name="P4"><text:span text:style-name="T1">Deub [döb] (profundo, profunda) –</text:span> dube [düb] (profundidade)</text:p>
      <text:p text:style-name="P4"><text:span text:style-name="T1">Slab [slab] (fraco, fraca) –</text:span> sliebe [slyeb] (fraqueza)</text:p>
      <text:p text:style-name="P4"/>
      <text:p text:style-name="P4"><text:tab/>Esse sistema só funciona se tiver uma diferença fonética entre o adjetivo e a forma derivada. Para outros adjetivos se usa o sufixo -(e)t.</text:p>
      <text:p text:style-name="P4"/>
      <text:p text:style-name="P4"><text:span text:style-name="T1">Mild [mild] (suave) –</text:span> mildet [mildEt] (suavidade)</text:p>
      <text:p text:style-name="P4"><text:span text:style-name="T1">Mynder [mÜndër] (orgulhoso, orgulhosa) –</text:span> Myndert [mündErt] (orgulho)</text:p>
      <text:p text:style-name="P4"/>
      <text:p text:style-name="P4"><text:tab/>É possível o uso de outros sufixos como -os e -ia. Para palavras de origem românica usa-se -or e (i)tat.</text:p>
      <text:p text:style-name="P4"/>
      <text:h text:style-name="P48" text:outline-level="3">EXPRESSAR UMA AÇÃO</text:h>
      <text:p text:style-name="P4"/>
      <text:p text:style-name="P4"><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4"/>
      <text:h text:style-name="P48" text:outline-level="3">INDICAR O EXECUTOR DE UMA AÇÃO</text:h>
      <text:p text:style-name="P4"/>
      <text:p text:style-name="P4"><text:tab/>O mais usado é o -er, o seu equivalente das línguas românicas é o -or. Um conjunto prático é o -ant para quem realiza a ação, -eit para quem sofre essa ação e -at para indicar o resultado ou objeto dessa ação.</text:p>
      <text:p text:style-name="P4"/>
      <text:p text:style-name="P11">Is telephonant kwehrt un telephonat pro iom telephoneit</text:p>
      <text:p text:style-name="P4">O telefonante faz uma ligação para o telefonado</text:p>
      <text:p text:style-name="P4"/>
      <text:h text:style-name="P48" text:outline-level="3">OUTROS SUFIXOS</text:h>
      <text:p text:style-name="P4"/>
      <text:p text:style-name="P4"><text:span text:style-name="T1">-ar –</text:span> coleção. <text:span text:style-name="T14">Para nomes de profissão significa “fazedor de”</text:span></text:p>
      <text:p text:style-name="P4"/>
      <text:p text:style-name="P4"><text:span text:style-name="T1">-asc –</text:span> tornar-se</text:p>
      <text:p text:style-name="P4"/>
      <text:p text:style-name="P4"><text:span text:style-name="T1">-at –</text:span> idade</text:p>
      <text:p text:style-name="P4"/>
      <text:p text:style-name="P4"><text:span text:style-name="T1">-av –</text:span> <text:span text:style-name="T14">num radical verbal significa “inclinado a”, “propenso a” (os verbos se modificam por conta do infixo nasal e outras razões)</text:span></text:p>
      <text:p text:style-name="P4"><text:soft-page-break/></text:p>
      <text:p text:style-name="P4"><text:span text:style-name="T1">-ber –</text:span> fruta</text:p>
      <text:p text:style-name="P4"><text:span text:style-name="T9">Vinber – </text:span><text:span text:style-name="T8">uva</text:span> (vin = videra)</text:p>
      <text:p text:style-name="P4"/>
      <text:p text:style-name="P4"><text:span text:style-name="T1">-ble –</text:span> possibilidade. <text:span text:style-name="T14">Se há risco de confusão com outra forma conjugada, usa-se -et (-im caso o -t não seja possível).</text:span></text:p>
      <text:p text:style-name="P4"><text:span text:style-name="T9">Dyehrcet –</text:span><text:span text:style-name="T8"> vislumbrável </text:span>(dyehrc = vislumbrar)</text:p>
      <text:p text:style-name="P4"/>
      <text:p text:style-name="P4"><text:span text:style-name="T1">-dem –</text:span> região</text:p>
      <text:p text:style-name="P4"><text:span text:style-name="T9">Roydem –</text:span><text:span text:style-name="T8"> reino</text:span> (roy = rei)</text:p>
      <text:p text:style-name="P4"/>
      <text:p text:style-name="P4"><text:span text:style-name="T1">-eus –</text:span> <text:span text:style-name="T8">adjetivo de qualidade. </text:span><text:span text:style-name="T14">Corresponde ao -oso do português</text:span></text:p>
      <text:p text:style-name="P4"><text:span text:style-name="T9">Bulbeus –</text:span><text:span text:style-name="T8"> bulboso</text:span><text:span text:style-name="T14"> (bulbe = bulbo)</text:span></text:p>
      <text:p text:style-name="P4"/>
      <text:p text:style-name="P4"><text:span text:style-name="T1">-en –</text:span> <text:span text:style-name="T8">adjetivo de substância</text:span></text:p>
      <text:p text:style-name="P4"><text:span text:style-name="T9">Golden –</text:span><text:span text:style-name="T8"> dourado </text:span>(gold = ouro)</text:p>
      <text:p text:style-name="P4"/>
      <text:p text:style-name="P4"><text:span text:style-name="T1">-fred –</text:span> livre de</text:p>
      <text:p text:style-name="P4"/>
      <text:p text:style-name="P4"><text:span text:style-name="T1">-ia –</text:span> qualidade, ciência, país</text:p>
      <text:p text:style-name="P4"/>
      <text:p text:style-name="P4"><text:span text:style-name="T1">-ic –</text:span> <text:span text:style-name="T14">forma adjetivos. Corresponde ao -ico do português</text:span></text:p>
      <text:p text:style-name="P4"><text:span text:style-name="T9">Cubic –</text:span><text:span text:style-name="T8"> cúbico</text:span><text:span text:style-name="T14"> (cube = cubo)</text:span></text:p>
      <text:p text:style-name="P4"/>
      <text:p text:style-name="P4"><text:span text:style-name="T1">-iev –</text:span> fruta, grão</text:p>
      <text:p text:style-name="P4"/>
      <text:p text:style-name="P4"><text:span text:style-name="T1">-ika –</text:span> jovem <text:span text:style-name="T8">(feminino) </text:span></text:p>
      <text:p text:style-name="P4"><text:span text:style-name="T9">Potnika –</text:span><text:span text:style-name="T8"> senhorita</text:span> <text:span text:style-name="T14">(potnia = senhora)</text:span></text:p>
      <text:p text:style-name="P4"/>
      <text:p text:style-name="P4"><text:span text:style-name="T1">-iko –</text:span> jovem <text:span text:style-name="T8">(masculino) </text:span></text:p>
      <text:p text:style-name="P4"><text:span text:style-name="T9">Potiko –</text:span><text:span text:style-name="T8"> galante</text:span> <text:span text:style-name="T14">(poti = senhor)</text:span></text:p>
      <text:p text:style-name="P4"/>
      <text:p text:style-name="P4"><text:span text:style-name="T1">-il – </text:span>susceptível a, aberto para.</text:p>
      <text:p text:style-name="P4"/>
      <text:p text:style-name="P4"><text:span text:style-name="T1">-in –</text:span> sufixo feminino <text:span text:style-name="T8">ou</text:span> “floresta de”</text:p>
      <text:p text:style-name="P4"/>
      <text:p text:style-name="P4"><text:span text:style-name="T1">-(i)sk – </text:span><text:span text:style-name="T5">adjetivo de </text:span>origem</text:p>
      <text:p text:style-name="P4"><text:span text:style-name="T9">Coschmarisk –</text:span><text:span text:style-name="T8"> de pesadelo</text:span> <text:span text:style-name="T14">(coschmar = pesadelo)</text:span></text:p>
      <text:p text:style-name="P4"/>
      <text:p text:style-name="P4"><text:span text:style-name="T1">-isme –</text:span> estudo de uma coisa, teoria, ideologia</text:p>
      <text:p text:style-name="P4"/>
      <text:p text:style-name="P4"><text:span text:style-name="T1">-iste –</text:span> participantes ou apoiadores de um estudo, teoria ou ideologia</text:p>
      <text:p text:style-name="P4"/>
      <text:p text:style-name="P4"><text:span text:style-name="T1">-ka –</text:span> <text:span text:style-name="T14">faz um diminutivo feminino em uma sílaba tônica</text:span></text:p>
      <text:p text:style-name="P14"><text:span text:style-name="T1">Ritka &amp; Hanko –</text:span> Hansel &amp; Gretel</text:p>
      <text:p text:style-name="P4"/>
      <text:p text:style-name="P4"><text:span text:style-name="T1">-ko –</text:span> <text:span text:style-name="T14">faz um diminutivo masculino em uma sílaba tônica</text:span></text:p>
      <text:p text:style-name="P14"><text:span text:style-name="T1">Ritka &amp; Hanko –</text:span> Hansel &amp; Gretel</text:p>
      <text:p text:style-name="P4"/>
      <text:p text:style-name="P4"><text:bookmark-start text:name="__DdeLink__36909_616489164"/><text:soft-page-break/><text:span text:style-name="T1">-lik –</text:span> semelhança</text:p>
      <text:p text:style-name="P14"><text:span text:style-name="T1">Ays face est cavallik –</text:span> a face dela é como a de um cavalo<text:bookmark-end text:name="__DdeLink__36909_616489164"/></text:p>
      <text:p text:style-name="P4"/>
      <text:p text:style-name="P4"><text:span text:style-name="T1">-log –</text:span> logista</text:p>
      <text:p text:style-name="P14"><text:span text:style-name="T1">Astrolog –</text:span> astrólogo</text:p>
      <text:p text:style-name="P14"><text:span text:style-name="T1">Cardiolog –</text:span> cardiologista</text:p>
      <text:p text:style-name="P4"/>
      <text:p text:style-name="P4"><text:span text:style-name="T1">-ment –</text:span> <text:span text:style-name="T14">corresponde a palavras emprestadas (não advérbios) que terminem com -mente. Por questões de acentuação tônica, esse sufixo conta como um substantivo separado dentro de uma palavra composta</text:span></text:p>
      <text:p text:style-name="P4"/>
      <text:p text:style-name="P4"><text:span text:style-name="T1">-mon –</text:span> quem pode. <text:span text:style-name="T8">Para radicais verbais</text:span></text:p>
      <text:p text:style-name="P4"/>
      <text:p text:style-name="P4"><text:span text:style-name="T1">-ner –</text:span> sufixo masculino</text:p>
      <text:p text:style-name="P4"><text:span text:style-name="T9">Eireanner –</text:span><text:span text:style-name="T8"> irlandês</text:span> (eirean = pessoa ou coisa da irlanda)</text:p>
      <text:p text:style-name="P4"/>
      <text:p text:style-name="P4"><text:span text:style-name="T1">-nic – </text:span>pejorativo <text:span text:style-name="T8">(masculino)</text:span></text:p>
      <text:p text:style-name="P14"><text:span text:style-name="T1">Drehnknic –</text:span> bêbado</text:p>
      <text:p text:style-name="P4"/>
      <text:p text:style-name="P4"><text:span text:style-name="T1">-nica –</text:span> pejorativo <text:span text:style-name="T8">(feminino)</text:span></text:p>
      <text:p text:style-name="P4"/>
      <text:p text:style-name="P4"><text:span text:style-name="T15">-os –</text:span><text:span text:style-name="T8"> </text:span><text:span text:style-name="T14">em um verbo significa “jogo de”</text:span></text:p>
      <text:p text:style-name="P14"><text:span text:style-name="T1">Skeulkos –</text:span> esconde-esconde</text:p>
      <text:p text:style-name="P4"/>
      <text:p text:style-name="P26"><text:span text:style-name="T1">-smee –</text:span> <text:span text:style-name="T14">sempre com pronomes pessoais, enfatiza oposição</text:span></text:p>
      <text:p text:style-name="P14"><text:span text:style-name="T1">Weysmee habmos naiwo likwno nies parents –</text:span> nós (não você!) nunca deixamos nossos pais</text:p>
      <text:p text:style-name="P4"/>
      <text:p text:style-name="P4"><text:span text:style-name="T1">-ster –</text:span> sufixo feminino. <text:span text:style-name="T14">Use este somente se não houver problemas com mudança de acentuação tônica.</text:span></text:p>
      <text:p text:style-name="P4"/>
      <text:p text:style-name="P4"><text:span text:style-name="T1">-ure –</text:span> em radicais perfeitos isso significa “resultado” ou “qualidade”</text:p>
      <text:p text:style-name="P4"/>
      <text:p text:style-name="P4"><text:span text:style-name="T1">-went –</text:span> <text:span text:style-name="T14">faz adjetivos, algo como “tendo …”</text:span><text:span text:style-name="T8">. </text:span><text:span text:style-name="T14">Por questões de acentuação tônica, esse sufixo conta como um substantivo separado dentro de uma palavra composta</text:span></text:p>
      <text:p text:style-name="P4"><text:span text:style-name="T9">Dakruwent –</text:span><text:span text:style-name="T8"> choroso (dakru = lágrima)</text:span></text:p>
      <text:p text:style-name="P4"/>
      <text:h text:style-name="P46" text:outline-level="1">ESTILO</text:h>
      <text:p text:style-name="P4"/>
      <text:p text:style-name="P4"><text:tab/>Diferente das línguas nacionais, que possuem falantes nativos inseridos dentro de um determinado contexto social, o sambahsa é pra ser falado entre pessoas de diferentes origens. Um mongol vai ter dificuldades em entender uma pessoa que fala do jeito alemão.</text:p>
      <text:p text:style-name="P4"/>
      <text:p text:style-name="P4"><text:tab/>Você tem que tomar cuidado para não traduzir uma frase como “eu não devo nada” como “io ne deulgo neid”, perceba que na frase em sambahsa você negou vezes, o certo seria “io ne deulgo ject”. Se trabalhe para evitar transportar características do português para o sambahsa.</text:p>
      <text:p text:style-name="P4"><text:soft-page-break/></text:p>
      <text:p text:style-name="P4"><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4"/>
      <text:p text:style-name="P4"><text:span text:style-name="T1">Cherchez la femme –</text:span> gíria policial para quando há uma complicação e não se sabe quem foi. Em tradução literal “procure a mulher”</text:p>
      <text:p text:style-name="P4"><text:span text:style-name="T1">Pourboire –</text:span> é a nossa gorjeta. Em tradução literal “para beber”.</text:p>
      <text:p text:style-name="P4"/>
      <text:p text:style-name="P4"><text:tab/>Não é que os idiotismos são intraduzíveis, o que não é viável é a sua tradução direta. Está entendendo aonde eu quero chegar?</text:p>
      <text:p text:style-name="P4"/>
      <text:p text:style-name="P4"><text:tab/>Não estou dizendo que é para você falar um sambahsa pobre e sem personalidade! Mas tenha o cuidado de evitar idiotismos e outras formas de falar próprias dos brasileiros.</text:p>
      <text:p text:style-name="P4"/>
      <text:p text:style-name="P4"><text:tab/><text:span text:style-name="T1">O que estou tentando dizer é:</text:span> converse de maneira simples, mas sem perder a personalidade que a língua nos permite ter e a riqueza que ela nos oferece.</text:p>
      <text:p text:style-name="P4"/>
      <text:h text:style-name="P46" text:outline-level="1">ESCOLHENDO NOVAS PALAVRAS</text:h>
      <text:p text:style-name="P4"/>
      <text:p text:style-name="P4"><text:tab/>A fonte primária é, sem dúvida, o que foi reconstruído do ancestral Indo-Europeu. Como nem todas as palavras foram reconstruídas, muitas ideias podem ser obtidas das antigas línguas indo-europeias como sâncrito, grego antigo e latim.</text:p>
      <text:p text:style-name="P4"/>
      <text:p text:style-name="P4"><text:tab/>Outras fontes são palavras emprestadas de, pelo menos, dois ramos linguísticos, da Europa Ocidental até a Ásia Oriental.</text:p>
      <text:p text:style-name="P4"/>
      <text:p text:style-name="P4"><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8">(wushu)</text:span> foi traduzida da forma mais próxima do que é pronunciado no original, respeitando os limites do português que não tem as entonações do chinês e outros sons diferentes.</text:p>
      <text:p text:style-name="P4"/>
      <text:p text:style-name="P4"><text:tab/>Como você pode ver, naturalmente que as novas palavras serão adaptadas à ortografia do sambahsa, que devido a sua flexibilidade tenta ao máximo manter as palavras na sua forma e pronúncia original.</text:p>
      <text:p text:style-name="P4"/>
      <text:h text:style-name="P46" text:outline-level="1">ERROS E DÚVIDAS COMUNS</text:h>
      <text:p text:style-name="P4"/>
      <text:p text:style-name="P4"><text:tab/>No decorrer de toda a gramática eu tentei explicar todos os pormenores <text:soft-page-break/>da língua, mas sempre pode existir algo que alguém não tenha entendido. Então criei este capítulo para listar os erros e dúvidas que eu tive no decorrer do meu aprendizado da língua sambahsa, espero que este capítulo lhe seja muito útil.</text:p>
      <text:p text:style-name="P4"/>
      <text:p text:style-name="P4"><text:tab/>Naturalmente que também será adicionado, em versões futuras desta gramática, dúvidas de outras pessoas.</text:p>
      <text:p text:style-name="P4"/>
      <text:h text:style-name="P3" text:outline-level="2">O QUE REALMENTE SIGNIFICA O VERBO “LEIT”</text:h>
      <text:p text:style-name="P4"/>
      <text:p text:style-name="P4"><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4"/>
      <text:p text:style-name="P4"><text:span text:style-name="T1">Is vohs un armur quod baygh duslit ei –</text:span> ele usou uma armadura que não ficou muito bem nele</text:p>
      <text:p text:style-name="P14"><text:span text:style-name="T1">duslit = </text:span>dus (prefixo para “mau” ou “doente”) + lit (pretérito de “leit”)</text:p>
      <text:p text:style-name="P4"/>
      <text:p text:style-name="P4"><text:span text:style-name="T1">In ielg poesis, lit meis au minter dayir pisk –</text:span> Em cada poesia, o assunto era mais ou menos sobre peixes</text:p>
      <text:p text:style-name="P4"/>
      <text:p text:style-name="P4"><text:span text:style-name="T1">Kam leitte yu? –</text:span> como vai você? <text:span text:style-name="T8">(</text:span><text:span text:style-name="T14">ou</text:span><text:span text:style-name="T8"> “como você está?”)</text:span></text:p>
      <text:p text:style-name="P4"/>
      <text:p text:style-name="P4"><text:span text:style-name="T1">Bet tod conversation leit lyt pior oku –</text:span> mas essa conversa está indo um pouco rápida demais</text:p>
      <text:p text:style-name="P4"/>
      <text:p text:style-name="P4"><text:span text:style-name="T1">Id grance leit engwn id Rhen –</text:span> as fronteiras vão ao longo do Reno</text:p>
      <text:p text:style-name="P4"/>
      <text:p text:style-name="P4"><text:tab/>Percebeu que o verbo “leit” é como os verbos “ser”, “estar” e “ir” no sentido figurativo?</text:p>
      <text:p text:style-name="P4"/>
      <text:h text:style-name="P3" text:outline-level="2">COMO PEDIR ALGO</text:h>
      <text:p text:style-name="P4"/>
      <text:p text:style-name="P4"><text:tab/>Como traduzir “pedi dinheiro ao meu pai”. A tradução mais correta <text:span text:style-name="T2">não</text:span> é “prohgim denars ad mien pater”, vamos ver os problemas dessa frase. A frase na sua forma passiva:</text:p>
      <text:p text:style-name="P4"/>
      <text:p text:style-name="P4"><text:span text:style-name="T1">* Denars buir prohgen ab me ud mien pater –</text:span> dinheiro foi rezado a mim do meu pai</text:p>
      <text:p text:style-name="P4"/>
      <text:p text:style-name="P4"><text:tab/>Lembre-se que o verbo “prehg”, no sentido de “pedir” é usado com a palavra “ke(m)” e nesse caso deveria ser usado o “ud” em vez do “ad”. Vejamos como seria a tradução dessa frase absurda.</text:p>
      <text:p text:style-name="P4"/>
      <text:p text:style-name="P4"><text:span text:style-name="T1">* Prohgim denars ad mien pater –</text:span> rezei dinheiro para o meu pai</text:p>
      <text:p text:style-name="P4"/>
      <text:p text:style-name="P4"><text:tab/>Agora veja a frase como deveria ser traduzida:</text:p>
      <text:p text:style-name="P4"><text:soft-page-break/></text:p>
      <text:p text:style-name="P4"><text:span text:style-name="T1">Pedi dinheiro ao meu pai –</text:span> prohgim mien pater ke mi daht denars <text:span text:style-name="T8">(</text:span><text:span text:style-name="T9">literalmente:</text:span><text:span text:style-name="T8"> pedi meu pai que me desse dinheiro)</text:span></text:p>
      <text:p text:style-name="P14">Perceba que “mi” está no caso dativo</text:p>
      <text:p text:style-name="P4"/>
      <text:h text:style-name="P3" text:outline-level="2">COMO DIZER QUE ALGO VAI DEMORAR OU VAI SE ATRASAR</text:h>
      <text:p text:style-name="P4"/>
      <text:p text:style-name="P4"><text:tab/>Vamos começar com o verbo “chitay”. Você pode dizer frases do tipo:</text:p>
      <text:p text:style-name="P4"/>
      <text:p text:style-name="P4"><text:span text:style-name="T1">Tod saat chitayt –</text:span> esse relógio atrasou</text:p>
      <text:p text:style-name="P4"><text:span text:style-name="T1">Id machine chitayt pre schalte –</text:span> a máquina demora para ligar <text:span text:style-name="T8">(</text:span><text:span text:style-name="T9">em tradução direta:</text:span><text:span text:style-name="T8"> “a máquina demora antes de ligar”. Você não deve usar o “kay” aqui)</text:span></text:p>
      <text:p text:style-name="P4"/>
      <text:p text:style-name="P4"><text:tab/>Como verbo transitivo o verbo “chitay” pode ser usado com pessoas:</text:p>
      <text:p text:style-name="P4"/>
      <text:p text:style-name="P4"><text:span text:style-name="T1">Id seuy hat chitayt mien prient –</text:span> A chuva atrasou meu amigo</text:p>
      <text:p text:style-name="P4"/>
      <text:p text:style-name="P4"><text:tab/>Você pode usar o adjetivo “skept”.</text:p>
      <text:p text:style-name="P4"/>
      <text:p text:style-name="P4"><text:span text:style-name="T1">Mien prient est skept ob id seuy –</text:span> meu amigo está atrasado devido a chuva</text:p>
      <text:p text:style-name="P4"/>
      <text:p text:style-name="P4"><text:tab/>Há diversas formas de expressar essa ideia:</text:p>
      <text:p text:style-name="P4"/>
      <text:p text:style-name="P4"><text:span text:style-name="T1">Id machine tehrpt wakt pre biwehrge – </text:span>a máquina precisa de tempo antes de começar a trabalhar</text:p>
      <text:p text:style-name="P4"/>
      <text:h text:style-name="P3" text:outline-level="2">SUJEITO INDETERMINADO</text:h>
      <text:p text:style-name="P4"/>
      <text:p text:style-name="P4"><text:tab/>Como dizer algo como “roubaram o carro do meu irmão”? Seria “raubheer id wogh os mien brater”?</text:p>
      <text:p text:style-name="P4"/>
      <text:p text:style-name="P4"><text:tab/>O sambahsa não tem nenhum sistema determinado de como deve funcionar tudo, se as regras são respeitadas e não há risco de mal-entendido, então geralmente não há problema.</text:p>
      <text:p text:style-name="P4"/>
      <text:p text:style-name="P4"><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4"/>
      <text:p text:style-name="P4">“Id wogh os mien brater hat est raubht”.</text:p>
      <text:p text:style-name="P4"/>
      <text:h text:style-name="P3" text:outline-level="2">VERBOS DE DIREÇÃO COMO “GWAH”</text:h>
      <text:p text:style-name="P4"/>
      <text:p text:style-name="P4"><text:tab/>Verbos como “gwah” (ir para) dispensam preposições, pois seus objetos diretos já informam que eles são a direção do movimento. A preposição pode servir para informar algo a mais, como no exemplo abaixo:</text:p>
      <text:p text:style-name="P4"><text:soft-page-break/></text:p>
      <text:p text:style-name="P4"><text:span text:style-name="T1">Vahm gwahe kye mien dom –</text:span> vou para minha casa <text:span text:style-name="T8">(vou até a casa, mas não planejo entrar nela)</text:span></text:p>
      <text:p text:style-name="P4"><text:span text:style-name="T1">Vahm gwahe mien dom –</text:span> vou para minha casa <text:span text:style-name="T8">(entro na casa)</text:span></text:p>
      <text:p text:style-name="P4"/>
      <text:h text:style-name="P3" text:outline-level="2">QUAL É A DIFERENÇA ENTRE “YAKIN” E “WEIDWOS”?</text:h>
      <text:p text:style-name="P4"/>
      <text:p text:style-name="P4"><text:tab/>Enquanto “yakin” é um adjetivo, “weidwos” é um advérbio.</text:p>
      <text:p text:style-name="P4"/>
      <text:p text:style-name="P4"><text:tab/>Sempre preste atenção no dicionário à classificação gramatical das palavras.</text:p>
      <text:p text:style-name="P4"/>
      <text:h text:style-name="P46" text:outline-level="1">VOCABULÁRIO</text:h>
      <text:p text:style-name="P4"/>
      <text:p text:style-name="P4"><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4"/>
      <text:p text:style-name="P4"><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4"/>
      <text:p text:style-name="P4"><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4"/>
      <text:p text:style-name="P4"><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8">Equus africanus asinus</text:span>. Resumindo: através do subcapítulo onde a palavra se encontra você pode deduzir em que contexto ela pode ser empregada.</text:p>
      <text:p text:style-name="P4"/>
      <text:p text:style-name="P4"><text:tab/>Para que você possa, de fato, expandir o seu vocabulário – e consolidar seus conhecimentos da gramática – é essencial que você leia, escute e pratique a língua.</text:p>
      <text:p text:style-name="P4"/>
      <text:h text:style-name="P3" text:outline-level="2"><text:soft-page-break/>VERBOS</text:h>
      <text:p text:style-name="P4"/>
      <text:p text:style-name="P42">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4"/>
      <text:p text:style-name="P4"><text:span text:style-name="T1">Acquiseih {akizE:y} –</text:span> adquirir, obter <text:span text:style-name="T8">(como, por exemplo, em um sentido legal)</text:span></text:p>
      <text:p text:style-name="P4"><text:span text:style-name="T1">Addeih {adE:y} –</text:span> adicionar</text:p>
      <text:p text:style-name="P4"><text:bookmark-start text:name="__DdeLink__37329_616489164"/><text:span text:style-name="T1">Adore {adOr} –</text:span> adorar<text:bookmark-end text:name="__DdeLink__37329_616489164"/> <text:span text:style-name="T8">(tanto no sentido de gostar quanto no sentido de </text:span><text:span text:style-name="T8">venerar)</text:span></text:p>
      <text:p text:style-name="P4"><text:span text:style-name="T1">Annem {Anëm} –</text:span> respirar</text:p>
      <text:p text:style-name="P4"><text:span text:style-name="T1">Antwehrd {antwE:rd}–</text:span> responder</text:p>
      <text:p text:style-name="P4"><text:span text:style-name="T1">Appareih {aparE:y} –</text:span> tornar-se aparente, tornar-se evidente <text:span text:style-name="T8">(este verbo é pouco usado, não o confunda com “prehp”)</text:span></text:p>
      <text:p text:style-name="P4"><text:span text:style-name="T1">Arrive {arIv} –</text:span> chegar, alcançar <text:span text:style-name="T8">(verbo transitivo)</text:span></text:p>
      <text:p text:style-name="P4"><text:span text:style-name="T1">Au {Ao} –</text:span> faltar, estar sem</text:p>
      <text:p text:style-name="P4"><text:span text:style-name="T1">Aur {Aor} –</text:span> ouvir</text:p>
      <text:p text:style-name="P4"><text:span text:style-name="T1">Ay {ay} –</text:span> considerar como <text:span text:style-name="T8">(</text:span><text:span text:style-name="T9">me ays tien prient</text:span><text:span text:style-name="T8"> = você me considera como seu amigo)</text:span>; dizer/contar <text:span text:style-name="T8">(“…” </text:span><text:span text:style-name="T9">iey is =</text:span><text:span text:style-name="T8"> “…” disse ele)</text:span></text:p>
      <text:p text:style-name="P4"><text:span text:style-name="T15">Aygve {aygv} –</text:span><text:span text:style-name="T14"> sentir vergonha de</text:span></text:p>
      <text:p text:style-name="P4"><text:span text:style-name="T1">Bah {ba:} –</text:span> falar</text:p>
      <text:p text:style-name="P4"><text:span text:style-name="T1">Balbel {bAlbël} –</text:span> conversar, bater papo</text:p>
      <text:p text:style-name="P4"><text:span text:style-name="T1">Balnye {bAlnyë} –</text:span> se banhar, tomar banho</text:p>
      <text:p text:style-name="P4"><text:span text:style-name="T1">Bay {bay} –</text:span> temer, ter medo</text:p>
      <text:p text:style-name="P4"><text:span text:style-name="T1">Behrg {be:rg} –</text:span> salvar <text:span text:style-name="T8">(a vida, de um perigo)</text:span></text:p>
      <text:p text:style-name="P4"><text:span text:style-name="T1">Beud {böd} –</text:span> apelar <text:span text:style-name="T8">(para alguém)</text:span>, implorar, prestar atenção a <text:span text:style-name="T8">(alguém(no </text:span><text:span text:style-name="T8">dativo))</text:span>, exigir <text:span text:style-name="T8">(algo)</text:span></text:p>
      <text:p text:style-name="P4"><text:span text:style-name="T1">Bih {bi:} –</text:span> tornar-se</text:p>
      <text:p text:style-name="P4"><text:span text:style-name="T1">Brinegh {brInëg} –</text:span> trazer</text:p>
      <text:p text:style-name="P4"><text:span text:style-name="T1">Bruneg {brÜnëg} –</text:span> aproveitar</text:p>
      <text:p text:style-name="P4"><text:span text:style-name="T1">Cheid {tceyd} –</text:span> brigar, disputar</text:p>
      <text:p text:style-name="P4"><text:span text:style-name="T1">Cheus {tcös} –</text:span> escolher</text:p>
      <text:p text:style-name="P4"><text:span text:style-name="T1">Chitay {tcitAy} – </text:span>demorar, se atrasar <text:span text:style-name="T8">(quando se refere a máquinas ou coisas)</text:span></text:p>
      <text:p text:style-name="P4"><text:span text:style-name="T1">Clud {klud} –</text:span> fechar</text:p>
      <text:p text:style-name="P4"><text:span text:style-name="T1">Comprehend {komprEhënd} –</text:span> compreender <text:span text:style-name="T8">(ter compreensão para)</text:span></text:p>
      <text:p text:style-name="P4"><text:span text:style-name="T1">Credeih {krëdE:y} –</text:span> acreditar</text:p>
      <text:p text:style-name="P4"><text:span text:style-name="T1">Curr {kur} –</text:span> correr</text:p>
      <text:p text:style-name="P4"><text:span text:style-name="T1">Dagh {dag} – </text:span>acender</text:p>
      <text:p text:style-name="P4"><text:span text:style-name="T1">Dah {da:} –</text:span> dar</text:p>
      <text:p text:style-name="P4"><text:span text:style-name="T1">Dak {dak} – </text:span>receber</text:p>
      <text:p text:style-name="P4"><text:span text:style-name="T1">Daum {dAom} – </text:span>imaginar, se perguntar</text:p>
      <text:p text:style-name="P4"><text:span text:style-name="T1">Deh {de:} –</text:span> colocar, botar</text:p>
      <text:p text:style-name="P4"><text:span text:style-name="T1">Dehbh {de:b} –</text:span> se adequar, ser conveniente</text:p>
      <text:p text:style-name="P4"><text:span text:style-name="T1">Dehlg {de:lg} –</text:span> dever <text:span text:style-name="T8">(no sentido de “você deve fazer isso”, “devo comprar comida hoje”)</text:span></text:p>
      <text:p text:style-name="P19"><text:span text:style-name="T1">Dehm {de:m} –</text:span> erigir, suspender, levantar; domar, treinar <text:span text:style-name="T8">(especificamente </text:span><text:soft-page-break/><text:span text:style-name="T8">um animal)</text:span></text:p>
      <text:p text:style-name="P4"><text:span text:style-name="T15">Deik {deyk} –</text:span><text:span text:style-name="T14"> mostrar, indicar</text:span></text:p>
      <text:p text:style-name="P4"><text:span text:style-name="T15">Desire {dezIr} –</text:span><text:span text:style-name="T14"> desejar, cobiçar</text:span></text:p>
      <text:p text:style-name="P4"><text:span text:style-name="T15">Destrug {dëstrUg} –</text:span><text:span text:style-name="T14"> destruir</text:span></text:p>
      <text:p text:style-name="P4"><text:span text:style-name="T1">Deulg {dölg} –</text:span> dever <text:span text:style-name="T8">(no sentido de dívida)</text:span></text:p>
      <text:p text:style-name="P4"><text:span text:style-name="T15">Drehnk {dre:nk} – </text:span><text:span text:style-name="T14">beber </text:span><text:span text:style-name="T8">(especificamente bebida alcoólica)</text:span></text:p>
      <text:p text:style-name="P19"><text:span text:style-name="T1">Edd {ed} –</text:span> comer</text:p>
      <text:p text:style-name="P4"><text:span text:style-name="T1">Eih {E:y} –</text:span> ir</text:p>
      <text:p text:style-name="P4"><text:span text:style-name="T1">Eiskw {Eyskw} –</text:span> querer <text:span text:style-name="T8">(no sentido mais genérico da palavra)</text:span>, ter intenção de</text:p>
      <text:p text:style-name="P4"><text:span text:style-name="T1">Em {em} –</text:span> pegar <text:span text:style-name="T8">(no sentido de “pegar um trem”)</text:span>, tomar <text:span text:style-name="T8">(no sentido de </text:span><text:span text:style-name="T8">“tomar uma decisão”)</text:span></text:p>
      <text:p text:style-name="P4"><text:span text:style-name="T15">(En)schalt {(en)cAlt} –</text:span><text:span text:style-name="T14"> ligar </text:span><text:span text:style-name="T8">(uma máquina)</text:span></text:p>
      <text:p text:style-name="P4"><text:span text:style-name="T1">Entre {Entrë} –</text:span> entrar</text:p>
      <text:p text:style-name="P4"><text:span text:style-name="T1">Euc {ök} –</text:span> aprender</text:p>
      <text:p text:style-name="P4"><text:span text:style-name="T1">Exporte {ekspOrt} –</text:span> exportar</text:p>
      <text:p text:style-name="P4"><text:span text:style-name="T1">Fall {fal} –</text:span> cair</text:p>
      <text:p text:style-name="P4"><text:span text:style-name="T15">Faungmoen {faongmOyn} –</text:span><text:span text:style-name="T14"> visitar</text:span></text:p>
      <text:p text:style-name="P4"><text:span text:style-name="T15">Feug {fög} –</text:span><text:span text:style-name="T14"> fugir (de)</text:span></text:p>
      <text:p text:style-name="P4"><text:span text:style-name="T15">Fineih {finE:y} –</text:span><text:span text:style-name="T14"> finalizar, terminar</text:span></text:p>
      <text:p text:style-name="P4"><text:span text:style-name="T15">Fleurt {flört} –</text:span><text:span text:style-name="T14"> flertar</text:span></text:p>
      <text:p text:style-name="P4"><text:span text:style-name="T1">Folossie {folosI:} –</text:span> servir-se de</text:p>
      <text:p text:style-name="P4"><text:span text:style-name="T1">Fortrehc {fortrE:k} –</text:span> sair <text:span text:style-name="T8">(para uma viagem)</text:span></text:p>
      <text:p text:style-name="P4"><text:span text:style-name="T15">Gahab {gahAb} –</text:span><text:span text:style-name="T14"> poupar </text:span><text:span text:style-name="T8">(um(a) inimigo(a))</text:span></text:p>
      <text:p text:style-name="P4"><text:span text:style-name="T15">Gehn {dje:n} (+ acc) –</text:span><text:span text:style-name="T14"> parir, dar a luz </text:span><text:span text:style-name="T8">(para propostas literárias, você também pode dizer “bringhes do luce”)</text:span></text:p>
      <text:p text:style-name="P4"><text:span text:style-name="T15">Ghab {gab} –</text:span><text:span text:style-name="T14"> entender </text:span><text:span text:style-name="T8">(um fato ou situação)</text:span></text:p>
      <text:p text:style-name="P4"><text:span text:style-name="T15">Gham {gam} –</text:span><text:span text:style-name="T14"> se casar</text:span></text:p>
      <text:p text:style-name="P4"><text:span text:style-name="T15">Ghang {gang} –</text:span><text:span text:style-name="T14"> andar, caminhar</text:span></text:p>
      <text:p text:style-name="P4"><text:span text:style-name="T15">Ghat {gat} –</text:span><text:span text:style-name="T14"> encontrar/conhecer (uma pessoa)</text:span></text:p>
      <text:p text:style-name="P4"><text:span text:style-name="T1">Ghehd {ge:d} –</text:span> poder <text:span text:style-name="T8">(capacidade)</text:span>, ser capaz de</text:p>
      <text:p text:style-name="P4"><text:span text:style-name="T1">Ghend {gend} –</text:span> pegar <text:span text:style-name="T8">(literalmente alguma coisa com as mãos)</text:span></text:p>
      <text:p text:style-name="P4"><text:span text:style-name="T15">Ghohd {go:d} –</text:span><text:span text:style-name="T14"> </text:span><text:span text:style-name="T8">pretérito de “ghehd”</text:span></text:p>
      <text:p text:style-name="P4"><text:span text:style-name="T15">Ghyan {gyan} –</text:span><text:span text:style-name="T14"> abrir</text:span></text:p>
      <text:p text:style-name="P4"><text:span text:style-name="T15">Gnah {nya:} –</text:span><text:span text:style-name="T14"> nascer</text:span></text:p>
      <text:p text:style-name="P4"><text:span text:style-name="T15">Gugheir {gugEyr} –</text:span><text:span text:style-name="T14"> bagunçar, desordenar</text:span></text:p>
      <text:p text:style-name="P4"><text:span text:style-name="T15">Gvaedd {gvayd} –</text:span><text:span text:style-name="T14"> achar </text:span><text:span text:style-name="T8">(no sentido de “acho que é esse o caminho certo”)</text:span></text:p>
      <text:p text:style-name="P4"><text:span text:style-name="T15">Gvehd </text:span><text:span text:style-name="T9">&lt;alguma coisa&gt; &lt;de alguém&gt;</text:span><text:span text:style-name="T15">{gve:d} –</text:span><text:span text:style-name="T14"> rezar </text:span><text:span text:style-name="T8">(por alguma coisa de alguém, como em “I nowngmins gvehde seuy ud Div” que significa “os fazendeiros rezam por chuva de Deus”)</text:span></text:p>
      <text:p text:style-name="P4"><text:span text:style-name="T1">Gwah {gwa:} –</text:span> ir para</text:p>
      <text:p text:style-name="P4"><text:span text:style-name="T1">Gwehm {gwe:m} –</text:span> vir</text:p>
      <text:p text:style-name="P4"><text:span text:style-name="T1">Gweup {gwöp} –</text:span> guardar, manter, conservar</text:p>
      <text:p text:style-name="P4"><text:span text:style-name="T1">Gwiv {gwiv} –</text:span> viver, estar vivo, estar viva</text:p>
      <text:p text:style-name="P4"><text:span text:style-name="T1">Gwohm {gwo:m} – </text:span><text:span text:style-name="T8">pretérito de “gwehm”</text:span></text:p>
      <text:p text:style-name="P4"><text:span text:style-name="T15">Heih {he:y} –</text:span><text:span text:style-name="T14"> alcançar </text:span><text:span text:style-name="T8">(um ponto preciso)</text:span><text:span text:style-name="T14">, acertar</text:span></text:p>
      <text:p text:style-name="P4"><text:span text:style-name="T15">Hock {hok} –</text:span><text:span text:style-name="T14"> agachar-se</text:span></text:p>
      <text:p text:style-name="P4"><text:span text:style-name="T15">Iey {yey} –</text:span><text:span text:style-name="T14"> </text:span><text:span text:style-name="T8">pretérito de “ay”</text:span></text:p>
      <text:p text:style-name="P4"><text:span text:style-name="T1">Ih {i:} –</text:span> <text:span text:style-name="T8">pretérito de “eih”</text:span></text:p>
      <text:p text:style-name="P4"><text:soft-page-break/><text:span text:style-name="T15">Importe {impOrt} –</text:span><text:span text:style-name="T14"> importar </text:span><text:span text:style-name="T8">(uma coisa, como um produto do exterior)</text:span></text:p>
      <text:p text:style-name="P4"><text:span text:style-name="T1">Istifsar {istifsAr} –</text:span> pedir <text:span text:style-name="T8">(uma informação)</text:span></text:p>
      <text:p text:style-name="P19"><text:span text:style-name="T1">Jinkdou {jinkdU:} –</text:span> acontecer, continuar <text:span text:style-name="T8">(no sentido de “o segundo filme acontece/continua na China”)</text:span></text:p>
      <text:p text:style-name="P4"><text:span text:style-name="T1">Jlampoh {jlampO:} –</text:span> beber <text:span text:style-name="T8">(especificamente água)</text:span></text:p>
      <text:p text:style-name="P4"><text:span text:style-name="T1">Kam {kam} –</text:span> gostar de</text:p>
      <text:p text:style-name="P4"><text:span text:style-name="T1">Kamyab {kamyAb} –</text:span> ter sucesso em</text:p>
      <text:p text:style-name="P4"><text:span text:style-name="T1">Kan {kan} –</text:span> tocar <text:span text:style-name="T8">(um instrumento)</text:span></text:p>
      <text:p text:style-name="P19"><text:span text:style-name="T1">Kau {kAo} –</text:span> notar, reparar </text:p>
      <text:p text:style-name="P4"><text:span text:style-name="T1">Kaup {kAop} –</text:span> comprar</text:p>
      <text:p text:style-name="P4"><text:span text:style-name="T1">Kaur {kAor} –</text:span> importar (para = “de”) <text:span text:style-name="T8">(no sentido de “você importa para mim”)</text:span></text:p>
      <text:p text:style-name="P4"><text:span text:style-name="T1">Keung {köng} –</text:span> hesitar</text:p>
      <text:p text:style-name="P4"><text:span text:style-name="T1">Keup {köp} –</text:span> exigir, demandar, requerer</text:p>
      <text:p text:style-name="P4"><text:span text:style-name="T1">Khak {qak} –</text:span> não poder, não ser capaz de. <text:span text:style-name="T8">Essa palavra também significa o adjetivo “mau”</text:span>.</text:p>
      <text:p text:style-name="P19"><text:span text:style-name="T1">Kheiss {qeys} –</text:span> sentir</text:p>
      <text:p text:style-name="P4"><text:span text:style-name="T1">Kieup {kyöp} –</text:span> <text:span text:style-name="T8">pretérito de “kaup”</text:span></text:p>
      <text:p text:style-name="P19"><text:span text:style-name="T1">Klehpt {kle:pt} –</text:span> furtar</text:p>
      <text:p text:style-name="P4"><text:span text:style-name="T1">Kleu {klö} –</text:span> escutar</text:p>
      <text:p text:style-name="P4"><text:span text:style-name="T1">Kleuster {klÖstër} –</text:span> escutar <text:span text:style-name="T8">(mais cuidadosamente)</text:span></text:p>
      <text:p text:style-name="P4"><text:span text:style-name="T1">Klu {klu} –</text:span> <text:span text:style-name="T8">pretérito de “kleu”</text:span></text:p>
      <text:p text:style-name="P4"><text:span text:style-name="T15">Kurihen {kurIhën} –</text:span><text:span text:style-name="T14"> comprar</text:span></text:p>
      <text:p text:style-name="P4"><text:span text:style-name="T15">Kussen {kUsën} –</text:span><text:span text:style-name="T14"> beijar</text:span></text:p>
      <text:p text:style-name="P4"><text:span text:style-name="T15">Kwah {kwa:} –</text:span><text:span text:style-name="T14"> conseguir, ter sucesso em; acolher, recolher</text:span></text:p>
      <text:p text:style-name="P4"><text:span text:style-name="T1">Kwehk {kwe:k} –</text:span> parecer <text:span text:style-name="T8">(não confunda com “aparecer”! Esse verbo é usado em situações como “o filho se parece mais com a mãe”)</text:span></text:p>
      <text:p text:style-name="P4"><text:span text:style-name="T1">Kwehr {kwe:r} –</text:span> fazer</text:p>
      <text:p text:style-name="P4"><text:span text:style-name="T1">Lass {las} –</text:span> deixar <text:span text:style-name="T8">(como em “deixe-me em paz)</text:span></text:p>
      <text:p text:style-name="P4"><text:span text:style-name="T1">Leik {leyk} –</text:span> jogar <text:span text:style-name="T8">(um jogo)</text:span></text:p>
      <text:p text:style-name="P4"><text:span text:style-name="T1">Leis {leys} –</text:span> ler</text:p>
      <text:p text:style-name="P4"><text:span text:style-name="T1">Leips {leypz} –</text:span> esquecer <text:span text:style-name="T8">(um prazo, um ônibus…)</text:span></text:p>
      <text:p text:style-name="P4"><text:span text:style-name="T1">Leit {leyt} –</text:span> ser, estar, ir <text:span text:style-name="T8">(todas as três palavras no sentido figurado, no final do livro há um subcapítulo que trata somente desse verbo)</text:span></text:p>
      <text:p text:style-name="P4"><text:span text:style-name="T15">Lever {lEvër} –</text:span><text:span text:style-name="T14"> entregar </text:span><text:span text:style-name="T8">(como em “entregar uma pizza”)</text:span></text:p>
      <text:p text:style-name="P4"><text:span text:style-name="T15">Lieubh {lyÖb} –</text:span><text:span text:style-name="T14"> amar</text:span></text:p>
      <text:p text:style-name="P4"><text:span text:style-name="T9">Se en</text:span><text:span text:style-name="T15">lieubh </text:span><text:span text:style-name="T9">in/med/in/… </text:span><text:span text:style-name="T15"><text:s/>{lyÖb} –</text:span><text:span text:style-name="T16"> se apaixonar</text:span></text:p>
      <text:p text:style-name="P4"><text:span text:style-name="T1">Linekw {lInëkw} –</text:span> deixar <text:span text:style-name="T8">(o ambiente onde se encontra)</text:span>, sair</text:p>
      <text:p text:style-name="P4"><text:span text:style-name="T1">Lis {lis} –</text:span> <text:span text:style-name="T8">pretérito de “leis”</text:span></text:p>
      <text:p text:style-name="P4"><text:span text:style-name="T15">Lites {lits} –</text:span><text:span text:style-name="T14"> </text:span><text:span text:style-name="T8">forma infinitiva de “leit”</text:span></text:p>
      <text:p text:style-name="P4"><text:span text:style-name="T15">Localise {lokaliz} –</text:span><text:span text:style-name="T14"> localizar</text:span></text:p>
      <text:p text:style-name="P4"><text:span text:style-name="T1">Magh {mag} –</text:span> poder <text:span text:style-name="T8">(capacidade ou permissão)</text:span>, ter permissão para</text:p>
      <text:p text:style-name="P4"><text:span text:style-name="T1">Maghses {mAgsës} –</text:span> pode ser <text:span text:style-name="T8">(como em: “você quer uma maçã agora? Pode ser”)</text:span></text:p>
      <text:p text:style-name="P4"><text:span text:style-name="T1">Man {man} –</text:span> ficar, permanecer</text:p>
      <text:p text:style-name="P4"><text:span text:style-name="T1">Manage {manAdj} –</text:span> gerenciar, cuidar bem de</text:p>
      <text:p text:style-name="P4"><text:span text:style-name="T1">Mank {mank} –</text:span> a faltar, estar faltando <text:span text:style-name="T8">(verbo intransitivo)</text:span></text:p>
      <text:p text:style-name="P4"><text:span text:style-name="T1">Maximise {maksimIz} –</text:span> maximizar</text:p>
      <text:p text:style-name="P4"><text:span text:style-name="T1">Mayn {mayn} – </text:span>significar, ter o significado de</text:p>
      <text:p text:style-name="P4"><text:soft-page-break/><text:span text:style-name="T1">Mehld {me:ld} –</text:span> salientar <text:span text:style-name="T8">(algo para alguém)</text:span>, sinalizar algo para <text:span text:style-name="T8">(João sinaliza para seu filho que o dicionário contém erros)</text:span>, rezar</text:p>
      <text:p text:style-name="P4"><text:span text:style-name="T1">Mehm {me:m} –</text:span> lembrar, recordar</text:p>
      <text:p text:style-name="P4"><text:span text:style-name="T1">Mehn {me:n} –</text:span> pensar</text:p>
      <text:p text:style-name="P4"><text:span text:style-name="T1">Meil {meyl} –</text:span> preferir, gostar</text:p>
      <text:p text:style-name="P4"><text:span text:style-name="T1">Meuk {mök} –</text:span> soltar, largar</text:p>
      <text:p text:style-name="P4"><text:span text:style-name="T1">Miegh {myeg} –</text:span> <text:span text:style-name="T8">pretérito de “magh”</text:span></text:p>
      <text:p text:style-name="P4"><text:span text:style-name="T15">Minimise {minimIz} –</text:span><text:span text:style-name="T14"> minimizar</text:span></text:p>
      <text:p text:style-name="P4"><text:span text:style-name="T1">Miss {mis} –</text:span> sentir falta <text:span text:style-name="T8">(de alguém)</text:span></text:p>
      <text:p text:style-name="P19"><text:span text:style-name="T1">Myehrs {mye:rz} –</text:span> esquecer</text:p>
      <text:p text:style-name="P19"><text:span text:style-name="T1">Mohn {mo:n} –</text:span> <text:span text:style-name="T8">pretérito de “mehn”</text:span></text:p>
      <text:p text:style-name="P4"><text:span text:style-name="T1">Mutt {mut}</text:span> – aconteça, caminhar <text:span text:style-name="T8">(no sentido figurado, como em “espero que </text:span><text:span text:style-name="T8">os acontecimentos caminhem nessa direção”)</text:span>, andar <text:span text:style-name="T8">(no sentido figurado de “como andam as coisas?”)</text:span>, ter razão para, ter motivos para</text:p>
      <text:p text:style-name="P4"><text:span text:style-name="T1">Nak {nak} –</text:span> chegar, alcançar <text:span text:style-name="T8">(verbo intransitivo)</text:span></text:p>
      <text:p text:style-name="P4"><text:span text:style-name="T15">Namor {namOr} –</text:span><text:span text:style-name="T14"> namorar</text:span></text:p>
      <text:p text:style-name="P4"><text:span text:style-name="T1">Naudh {nAod} –</text:span> necessitar, precisar</text:p>
      <text:p text:style-name="P4"><text:span text:style-name="T1">Nayd {nayd} –</text:span> caçoar, zoar</text:p>
      <text:p text:style-name="P19"><text:span text:style-name="T1">Neic {neyk} –</text:span> matar, assassinar</text:p>
      <text:p text:style-name="P19"><text:span text:style-name="T1">Niklad {niklAd} – </text:span>baixar <text:span text:style-name="T8">(um arquivo)</text:span>, fazer download</text:p>
      <text:p text:style-name="P4"><text:span text:style-name="T1">Neud {nöd} –</text:span> utilizar <text:span text:style-name="T8">(no sentido geral da palavra)</text:span></text:p>
      <text:p text:style-name="P19"><text:span text:style-name="T1">Nieudh {nyöd} –</text:span> <text:span text:style-name="T8">pretérito de “naudh”</text:span></text:p>
      <text:p text:style-name="P19"><text:span text:style-name="T1">Obsok {obsOk} –</text:span> buscar <text:span text:style-name="T8">(investigação)</text:span>, remexer <text:span text:style-name="T8">(investigação)</text:span></text:p>
      <text:p text:style-name="P19"><text:span text:style-name="T1">Oisschalt {oyscAlt} –</text:span> desligar <text:span text:style-name="T8">(uma máquina)</text:span></text:p>
      <text:p text:style-name="P19"><text:span text:style-name="T1">Orbat {orbAt} –</text:span> trabalhar</text:p>
      <text:p text:style-name="P4"><text:span text:style-name="T1">Paursk {pAorzk} –</text:span> procurar</text:p>
      <text:p text:style-name="P4"><text:span text:style-name="T1">Pehrd {pe:rd} –</text:span> peidar <text:span text:style-name="T8">(com barulho)</text:span></text:p>
      <text:p text:style-name="P4"><text:span text:style-name="T1">Pehrn {pe:rn} –</text:span> vender</text:p>
      <text:p text:style-name="P4"><text:span text:style-name="T1">Pehzd {pe:zd} –</text:span> peidar <text:span text:style-name="T8">(com mau cheiro)</text:span></text:p>
      <text:p text:style-name="P4"><text:span text:style-name="T1">Peit {peyt} –</text:span> tentar</text:p>
      <text:p text:style-name="P4"><text:span text:style-name="T1">Permitt {përmIt} –</text:span> dar autorização a</text:p>
      <text:p text:style-name="P4"><text:span text:style-name="T1">Permiss {përmIs} –</text:span> <text:span text:style-name="T8">pretérito de “permitt”</text:span></text:p>
      <text:p text:style-name="P4"><text:span text:style-name="T15">Phone ad {fon ad} –</text:span><text:span text:style-name="T14"> ligar para, telefonar para</text:span></text:p>
      <text:p text:style-name="P4"><text:span text:style-name="T15">Plan {plan} –</text:span><text:span text:style-name="T14"> planejar</text:span></text:p>
      <text:p text:style-name="P4"><text:span text:style-name="T15">Pleuk {plök} –</text:span><text:span text:style-name="T14"> voar</text:span></text:p>
      <text:p text:style-name="P4"><text:span text:style-name="T1">Poh {po:} –</text:span> beber <text:span text:style-name="T8">(no sentido geral da palavra)</text:span></text:p>
      <text:p text:style-name="P4"><text:span text:style-name="T1">Poitt {poyt} –</text:span> poder <text:span text:style-name="T8">(permissão)</text:span>, ter permissão para, ter o direito a</text:p>
      <text:p text:style-name="P4"><text:span text:style-name="T1">Prehg </text:span><text:span text:style-name="T9">&lt;alguém&gt;</text:span><text:span text:style-name="T1"> ke(m) {pre:g &lt;&gt; ke(m)} –</text:span> pedir, rezar <text:span text:style-name="T8">(como por exemplo “Henrique prehct Olivier kem (is) ei antwehrdt”, que significa “Henrique pergunta a Olivier por uma resposta”)</text:span><text:span text:style-name="T14">, conversar </text:span><text:span text:style-name="T8">(no sentido de “conversar com alguém sobre uma questão”)</text:span></text:p>
      <text:p text:style-name="P4"><text:span text:style-name="T15">Prehp {pre:p} –</text:span><text:span text:style-name="T14"> aparecer </text:span><text:span text:style-name="T8">(no sentido de tornar-se visível)</text:span></text:p>
      <text:p text:style-name="P4"><text:span text:style-name="T1">Preim {preym} –</text:span> receber <text:span text:style-name="T8">(recepção intencional, como em “receber alguns amigos”)</text:span></text:p>
      <text:p text:style-name="P4"><text:span text:style-name="T1">Prete {pret} –</text:span> entender <text:span text:style-name="T8">(um idioma ou o que foi dito)</text:span></text:p>
      <text:p text:style-name="P4"><text:span text:style-name="T15">Prodah {prodA:} –</text:span><text:span text:style-name="T14"> entregar </text:span><text:span text:style-name="T8">(um criminoso)</text:span></text:p>
      <text:p text:style-name="P19"><text:span text:style-name="T1">Puwen {pÜwën} –</text:span> limpar</text:p>
      <text:p text:style-name="P19"><text:span text:style-name="T1">Raubh {rAob} –</text:span> roubar</text:p>
      <text:p text:style-name="P19"><text:span text:style-name="T1">Recep {rëtsEp} –</text:span> receber <text:span text:style-name="T8">(geralmente em um sentido mais técnico, como </text:span><text:soft-page-break/><text:span text:style-name="T8">por exemplo: aqui na minha vila recebemos o sinal de TV da Alemanha)</text:span></text:p>
      <text:p text:style-name="P4"><text:span text:style-name="T1">Reik {reyk} –</text:span> retornar para</text:p>
      <text:p text:style-name="P4"><text:span text:style-name="T1">Reiss {reys} – </text:span>desenhar</text:p>
      <text:p text:style-name="P4"><text:span text:style-name="T1">Resid {rëzId} –</text:span> residir, viver, morar</text:p>
      <text:p text:style-name="P4"><text:span text:style-name="T1">Sagv {sagv} –</text:span> saber como</text:p>
      <text:p text:style-name="P4"><text:span text:style-name="T1">Salg {salg} –</text:span> sair de</text:p>
      <text:p text:style-name="P4"><text:span text:style-name="T1">Salg con {salg kon} –</text:span> sair com <text:span text:style-name="T8">(adicionei este porque pode significar </text:span><text:span text:style-name="T8">“namorar”)</text:span></text:p>
      <text:p text:style-name="P4"><text:span text:style-name="T1">Sayg {sayg} –</text:span> dizer</text:p>
      <text:p text:style-name="P4"><text:span text:style-name="T1">Schehnk {ce:nk} –</text:span><text:span text:style-name="T5"> dar, </text:span>oferecer <text:span text:style-name="T8">(ambas as traduções podem se referir a um presente)</text:span></text:p>
      <text:p text:style-name="P19"><text:span text:style-name="T1">Schikay {cikAy} –</text:span> reclamar</text:p>
      <text:p text:style-name="P4"><text:span text:style-name="T1">Scrib {skrib} – </text:span>escrever</text:p>
      <text:p text:style-name="P4"><text:span text:style-name="T15">Sedd {sed} – </text:span><text:span text:style-name="T14">sentar</text:span></text:p>
      <text:p text:style-name="P4"><text:span text:style-name="T15">Sgwesen {sgwEzën} –</text:span><text:span text:style-name="T14"> apagar</text:span></text:p>
      <text:p text:style-name="P4"><text:span text:style-name="T15">Skand {skand} –</text:span><text:span text:style-name="T14"> pular</text:span></text:p>
      <text:p text:style-name="P4"><text:span text:style-name="T1">Skap {skap} –</text:span> escapar de, se afastar de</text:p>
      <text:p text:style-name="P4"><text:span text:style-name="T1">Skeul {sköl} –</text:span> ter a obrigação, ser obrigado</text:p>
      <text:p text:style-name="P4"><text:span text:style-name="T15">Skehpt {ske:pt} –</text:span><text:span text:style-name="T14"> esperar por</text:span></text:p>
      <text:p text:style-name="P19"><text:span text:style-name="T1">Sleu {slö} –</text:span> lançar, liberar</text:p>
      <text:p text:style-name="P4"><text:span text:style-name="T1">Sisen {sIzën} –</text:span> deixar <text:span text:style-name="T8">+ verbo no infinitivo (como em “ele me deixou usar o emblema de sua casa”)</text:span></text:p>
      <text:p text:style-name="P4"><text:span text:style-name="T15">Smauter {smAwtër} –</text:span><text:span text:style-name="T14"> assistir a </text:span><text:span text:style-name="T8">(TV, filme, teatro, partida de futebol, etc)</text:span></text:p>
      <text:p text:style-name="P4"><text:span text:style-name="T15">Snumeb {snÜmëb} –</text:span><text:span text:style-name="T14"> casar (um homem)</text:span></text:p>
      <text:p text:style-name="P19"><text:span text:style-name="T1">Sok {sok} –</text:span> investigar</text:p>
      <text:p text:style-name="P19"><text:span text:style-name="T1">Soll {sol} –</text:span> deve <text:span text:style-name="T8">(possibilidade)</text:span></text:p>
      <text:p text:style-name="P19"><text:span text:style-name="T1">Spar {spar} –</text:span> poupar <text:span text:style-name="T8">(como em “poupar dinheiro”)</text:span></text:p>
      <text:p text:style-name="P19"><text:span text:style-name="T1">Speh {spe:} – </text:span>esperar, ter esperança de</text:p>
      <text:p text:style-name="P4"><text:span text:style-name="T15">Spehc {spe:k} –</text:span><text:span text:style-name="T14"> olhar para</text:span></text:p>
      <text:p text:style-name="P4"><text:span text:style-name="T15">Spend {spend} –</text:span><text:span text:style-name="T14"> gastar (tempo), perder (tempo)</text:span></text:p>
      <text:p text:style-name="P4"><text:span text:style-name="T15">Spraneg {sprAnëg} –</text:span><text:span text:style-name="T14"> saltar, explodir </text:span><text:span text:style-name="T8">(verbo transitivo)</text:span></text:p>
      <text:p text:style-name="P4"><text:span text:style-name="T1">(oi)Sprehg </text:span><text:span text:style-name="T9">&lt;pessoa perguntada&gt; &lt;questão&gt;</text:span><text:span text:style-name="T1"> {(oy)sprE:g &lt;&gt;&lt;&gt;} –</text:span> perguntar <text:span text:style-name="T8">(para alguém uma questão. Como em “Leandro sprehct Carlos quer is weict in Brasilu”, que significa “Leandro pergunta a Carlos onde ele mora no Brasil”)</text:span></text:p>
      <text:p text:style-name="P4"><text:span text:style-name="T15">Sprehng {spre:ng} –</text:span><text:span text:style-name="T14"> saltar, explodir </text:span><text:span text:style-name="T8">(verbo intransitivo)</text:span></text:p>
      <text:p text:style-name="P4"><text:span text:style-name="T15">Stehm {ste:m} –</text:span><text:span text:style-name="T14"> suportar, apoiar </text:span><text:span text:style-name="T8">(uma pessoa, uma ideia, alguma coisa)</text:span></text:p>
      <text:p text:style-name="P4"><text:span text:style-name="T15">Stehnk {ste:nk} –</text:span><text:span text:style-name="T14"> feder</text:span></text:p>
      <text:p text:style-name="P4"><text:span text:style-name="T1">Studye {stUdye} – </text:span>estudar</text:p>
      <text:p text:style-name="P4"><text:span text:style-name="T1">Substitue {substitÜ:} –</text:span> substituir</text:p>
      <text:p text:style-name="P4"><text:span text:style-name="T1">Suicide {switsId} –</text:span> cometer suicídio</text:p>
      <text:p text:style-name="P4"><text:span text:style-name="T1">Swehk {swe:k} – </text:span>cheirar</text:p>
      <text:p text:style-name="P4"><text:span text:style-name="T1">Tarjem {tArjëm} –</text:span> traduzir</text:p>
      <text:p text:style-name="P4"><text:span text:style-name="T1">Tehl –</text:span> suportar, apoiar <text:span text:style-name="T8">(ambas as palavras se referem em sustentar alguma coisa, como um telhado)</text:span><text:span text:style-name="T14">; tolerar</text:span></text:p>
      <text:p text:style-name="P19"><text:span text:style-name="T1">Tehr {te:r} –</text:span> atravessar, cruzar</text:p>
      <text:p text:style-name="P4"><text:span text:style-name="T1">Tehrb {te:rb} –</text:span> precisar <text:span text:style-name="T8">(no sentido de “preciso fazer o jantar”)</text:span>, ter <text:span text:style-name="T8">(no sentido de “tenho que trabalhar”), </text:span><text:span text:style-name="T14">necessitar</text:span></text:p>
      <text:p text:style-name="P4"><text:span text:style-name="T15">Tengie {tëndjI:} –</text:span><text:span text:style-name="T14"> se parecer como, se parecer com</text:span></text:p>
      <text:p text:style-name="P4"><text:soft-page-break/><text:span text:style-name="T15">Teup {töp} –</text:span><text:span text:style-name="T14"> se esconder</text:span></text:p>
      <text:p text:style-name="P4"><text:span text:style-name="T15">Tohrb –</text:span><text:span text:style-name="T14"> </text:span><text:span text:style-name="T8">pretérito de “tehrb”</text:span></text:p>
      <text:p text:style-name="P4"><text:span text:style-name="T1">Tolk {tolk} –</text:span> falar de, explicar, conversar</text:p>
      <text:p text:style-name="P4"><text:span text:style-name="T1">Trehc {tre:k} –</text:span> mover, deslocar-se</text:p>
      <text:p text:style-name="P4"><text:span text:style-name="T15">Trehv {tre:v} –</text:span><text:span text:style-name="T14"> achar, encontrar</text:span></text:p>
      <text:p text:style-name="P4"><text:span text:style-name="T1">Ubklad {ubklAd} –</text:span> subir <text:span text:style-name="T8">(um arquivo)</text:span>, fazer upload</text:p>
      <text:p text:style-name="P4"><text:span text:style-name="T1">Uc {uk} –</text:span> <text:span text:style-name="T8">pretérito de “euc”</text:span></text:p>
      <text:p text:style-name="P4"><text:span text:style-name="T1">Use {Üz} –</text:span> usar</text:p>
      <text:p text:style-name="P4"><text:span text:style-name="T1">Van {van} –</text:span> buscar, trazer</text:p>
      <text:p text:style-name="P4"><text:span text:style-name="T1">Vansch {vanc} –</text:span> desejar, exprimir votos a</text:p>
      <text:p text:style-name="P4"><text:span text:style-name="T1">Vid {vid} –</text:span> ver</text:p>
      <text:p text:style-name="P4"><text:span text:style-name="T1">Vol {vol} –</text:span> querer</text:p>
      <text:p text:style-name="P4"><text:span text:style-name="T1">Wan {wan} –</text:span> necessitar <text:span text:style-name="T8">(algo que está faltando)</text:span>, requerer <text:span text:style-name="T8">(algo que está faltando)</text:span>, precisar de <text:span text:style-name="T8">(algo que está faltando)</text:span></text:p>
      <text:p text:style-name="P4"><text:span text:style-name="T15">Wehd {we:d} –</text:span><text:span text:style-name="T14"> se casar (especificamente com uma mulher)</text:span></text:p>
      <text:p text:style-name="P4"><text:span text:style-name="T1">Wehkw {wE:kw} –</text:span> falar com, se expressar com, conversar com</text:p>
      <text:p text:style-name="P4"><text:span text:style-name="T1">Wehl {we:l} –</text:span> querer alguém para, dar uma ordem para alguém</text:p>
      <text:p text:style-name="P4"><text:span text:style-name="T1">Wehn {we:n} –</text:span> sentir vontade de fazer</text:p>
      <text:p text:style-name="P4"><text:span text:style-name="T1">Wehrg {we:rg} –</text:span> se comportar, <text:s/>trabalhar, funcionar <text:span text:style-name="T8">(essas duas últimas no </text:span><text:span text:style-name="T8">sentido de “aquela palavra trabalha/funciona como um adjetivo e advérbio ao mesmo tempo”)</text:span></text:p>
      <text:p text:style-name="P4"><text:span text:style-name="T15">Wehs {we:s} –</text:span><text:span text:style-name="T14"> estar </text:span><text:span text:style-name="T8">(no sentido de localização)</text:span><text:span text:style-name="T14"> </text:span></text:p>
      <text:p text:style-name="P4"><text:span text:style-name="T1">Weik {weyk} –</text:span> morar, viver <text:span text:style-name="T8">(no sentido de morar)</text:span>, habitar</text:p>
      <text:p text:style-name="P4"><text:span text:style-name="T1">Yeis {yeys} –</text:span> enviar</text:p>
      <text:p text:style-name="P4"><text:span text:style-name="T1">Yis {yis} –</text:span> <text:span text:style-name="T8">pretérito de “yeis”</text:span></text:p>
      <text:p text:style-name="P4"/>
      <text:h text:style-name="P3" text:outline-level="2">ADJETIVOS</text:h>
      <text:p text:style-name="P4"/>
      <text:p text:style-name="P4"><text:span text:style-name="T1">Akster {Akstër} –</text:span> vívido, animado, forte <text:span text:style-name="T8">(sentido figurado; cores; senso, </text:span><text:span text:style-name="T8">como em “álcool forte”)</text:span> </text:p>
      <text:p text:style-name="P4"><text:span text:style-name="T1">Bell {bel} –</text:span> belo(a)</text:p>
      <text:p text:style-name="P4"><text:span text:style-name="T1">Bert {bert} –</text:span> brilhante</text:p>
      <text:p text:style-name="P4"><text:span text:style-name="T1">Biaur {byAor} –</text:span> feio(a)</text:p>
      <text:p text:style-name="P4"><text:span text:style-name="T1">Biedan {biedAn} –</text:span> infeliz</text:p>
      <text:p text:style-name="P4"><text:span text:style-name="T1">Bridek {brIdëk} –</text:span> feio(a) <text:span text:style-name="T8">(como em “tempo feio/ruim”)</text:span> </text:p>
      <text:p text:style-name="P4"><text:span text:style-name="T1">Buland {bulAnd} –</text:span> alto(a)</text:p>
      <text:p text:style-name="P4"><text:span text:style-name="T1">Chald {tcald} –</text:span> quente</text:p>
      <text:p text:style-name="P4"><text:span text:style-name="T1">Cherkin {tcërkIn} –</text:span> feio(a) <text:span text:style-name="T8">(passa uma ideia de sordidez)</text:span> </text:p>
      <text:p text:style-name="P4"><text:span text:style-name="T1">Clever {klEvër} – </text:span>inteligente</text:p>
      <text:p text:style-name="P4"><text:span text:style-name="T1">Clus/cluden {klus / klÜdën} –</text:span> fechado(a)</text:p>
      <text:p text:style-name="P4"><text:span text:style-name="T1">Cort {kort} –</text:span> curto(a)</text:p>
      <text:p text:style-name="P4"><text:span text:style-name="T1">Deusk {dösk} –</text:span> escuro(a)</text:p>
      <text:p text:style-name="P4"><text:span text:style-name="T1">Difficil {difItsil} –</text:span> difícil</text:p>
      <text:p text:style-name="P4"><text:span text:style-name="T1">Dorgv {dorgv} –</text:span> estimado, caro; caro <text:span text:style-name="T8">(antônimo de barato)</text:span> </text:p>
      <text:p text:style-name="P4"><text:span text:style-name="T1">Facil {fAtsil} –</text:span> fácil</text:p>
      <text:p text:style-name="P4"><text:span text:style-name="T1">Ghem {gem} –</text:span> baixo, inferior</text:p>
      <text:p text:style-name="P4"><text:span text:style-name="T1">Ghyan(t/en) {gyAn(t/ën)} –</text:span> aberto(a)</text:p>
      <text:p text:style-name="P4"><text:span text:style-name="T1">Gohd {go:d} –</text:span> bom, boa <text:span text:style-name="T8">(contrapartida de algo de má qualidade)</text:span> </text:p>
      <text:p text:style-name="P4"><text:span text:style-name="T1">Hog {hog} –</text:span> alto(a), elevado(a), superior</text:p>
      <text:p text:style-name="P4"><text:soft-page-break/><text:span text:style-name="T1">Ieftin {yeftIn} –</text:span> barato(a)</text:p>
      <text:p text:style-name="P4"><text:span text:style-name="T1">Jadide {jadId} –</text:span> não desgastado(a)</text:p>
      <text:p text:style-name="P4"><text:span text:style-name="T1">Jamile {jamIl} – </text:span>bonito(a)</text:p>
      <text:p text:style-name="P4"><text:span text:style-name="T1">Kaurd {kAord} –</text:span> duro(a)</text:p>
      <text:p text:style-name="P4"><text:span text:style-name="T1">Kiest {kyest} –</text:span> limpo(a)</text:p>
      <text:p text:style-name="P4"><text:span text:style-name="T1">Latif {lAtif} –</text:span> puro(a)</text:p>
      <text:p text:style-name="P4"><text:span text:style-name="T1">Lent {lent} –</text:span> lento(a)</text:p>
      <text:p text:style-name="P4"><text:span text:style-name="T1">Leur {lör} –</text:span> livre</text:p>
      <text:p text:style-name="P4"><text:span text:style-name="T1">Long {long} –</text:span> longo(a)</text:p>
      <text:p text:style-name="P4"><text:span text:style-name="T1">Madh {mad} –</text:span> úmido(a), molhado(a)</text:p>
      <text:p text:style-name="P4"><text:span text:style-name="T1">Maschkhoul {macqU:l} –</text:span> comprometido(a) <text:span text:style-name="T8">(emprestado, usado)</text:span></text:p>
      <text:p text:style-name="P4"><text:span text:style-name="T1">Mliak {mlyak} –</text:span> suave</text:p>
      <text:p text:style-name="P4"><text:span text:style-name="T1">Murdar {murdAr} –</text:span> sujo(a)</text:p>
      <text:p text:style-name="P4"><text:span text:style-name="T1">Muzlim {mUdzlim} –</text:span> fraco(a) <text:span text:style-name="T8">(sentido figurado)</text:span> </text:p>
      <text:p text:style-name="P4"><text:span text:style-name="T1">Nert {nert} –</text:span> forte (fisicamente)</text:p>
      <text:p text:style-name="P4"><text:span text:style-name="T1">Noroct {norOkt} –</text:span> feliz, alegre</text:p>
      <text:p text:style-name="P4"><text:span text:style-name="T1">Nov {nov} –</text:span> novo(a)</text:p>
      <text:p text:style-name="P4"><text:span text:style-name="T1">Oku {Oku} –</text:span> rápido</text:p>
      <text:p text:style-name="P4"><text:span text:style-name="T1">Orm {orm} –</text:span> pobre</text:p>
      <text:p text:style-name="P4"><text:span text:style-name="T1">Peigher {pEygër} –</text:span> desagrável, nojento(a)</text:p>
      <text:p text:style-name="P4"><text:span text:style-name="T1">Prev {prev} –</text:span> anterior </text:p>
      <text:p text:style-name="P4"><text:span text:style-name="T1">Riche {ritc} –</text:span> rico(a)</text:p>
      <text:p text:style-name="P4"><text:span text:style-name="T1">Saluber {salÜbër} –</text:span> sadio(a), saudável, salubre</text:p>
      <text:p text:style-name="P4"><text:span text:style-name="T1">Sell {sel} –</text:span> bom, boa <text:span text:style-name="T8">(contrapartida de ruim, mal)</text:span>, bendito, bem-aventurado(a)</text:p>
      <text:p text:style-name="P4"><text:span text:style-name="T1">Siuk {syuk} –</text:span> seco(a)</text:p>
      <text:p text:style-name="P4"><text:span text:style-name="T1">Slab {slab} –</text:span> fraco(a) (fisicamente)</text:p>
      <text:p text:style-name="P4"><text:span text:style-name="T1">Smulk {smulk} – </text:span>baixo(a)</text:p>
      <text:p text:style-name="P4"><text:span text:style-name="T1">Srig {srig} –</text:span> frio</text:p>
      <text:p text:style-name="P4"><text:span text:style-name="T1">Staur {stAor} –</text:span> poderoso(a)</text:p>
      <text:p text:style-name="P4"><text:span text:style-name="T1">Stupid {stUpid} –</text:span> burro(a), estúpido(a)</text:p>
      <text:p text:style-name="P4"><text:span text:style-name="T1">Swad {swad} –</text:span> doce</text:p>
      <text:p text:style-name="P4"><text:span text:style-name="T1">Trauric {trAorik} –</text:span> triste <text:span text:style-name="T8">(em um contexto de luto)</text:span> </text:p>
      <text:p text:style-name="P4"><text:span text:style-name="T1">Trist {trist} –</text:span> (coisa) triste</text:p>
      <text:p text:style-name="P4"><text:span text:style-name="T1">Dussaun {dusAon} –</text:span> insalubre, pouco saudável</text:p>
      <text:p text:style-name="P4"><text:span text:style-name="T1">Veut {vöt} –</text:span> velho(a) </text:p>
      <text:p text:style-name="P4"><text:span text:style-name="T1">Wahid {wahId} –</text:span> único(a), solitário(a), só, singular</text:p>
      <text:p text:style-name="P4"><text:span text:style-name="T1">Walik {wAlik} –</text:span> forte, poderoso(a)</text:p>
      <text:p text:style-name="P4"><text:span text:style-name="T1">Yui {yuI} –</text:span> triste</text:p>
      <text:p text:style-name="P4"><text:span text:style-name="T1">Yun {yun} –</text:span> jovem</text:p>
      <text:p text:style-name="P4"/>
      <text:h text:style-name="P3" text:outline-level="2">CORPO</text:h>
      <text:p text:style-name="P4"/>
      <text:p text:style-name="P4"><text:span text:style-name="T1">Anus {Anus} –</text:span> ânus</text:p>
      <text:p text:style-name="P4"><text:span text:style-name="T1">Aur {Aor} –</text:span> orelha</text:p>
      <text:p text:style-name="P4"><text:span text:style-name="T1">Badan {badAn} –</text:span> organismo <text:span text:style-name="T8">(obviamente quando se referindo ao corpo)</text:span></text:p>
      <text:p text:style-name="P4"><text:span text:style-name="T1">Bagu {bAgu} –</text:span> antebraço</text:p>
      <text:p text:style-name="P4"><text:span text:style-name="T1">Bemern {bEmërn} –</text:span> coxa</text:p>
      <text:p text:style-name="P4"><text:span text:style-name="T1">Berd {berd} –</text:span> barba</text:p>
      <text:p text:style-name="P4"><text:soft-page-break/><text:span text:style-name="T1">Brakh {braq} –</text:span> braço</text:p>
      <text:p text:style-name="P4"><text:span text:style-name="T1">Brov {brov} –</text:span> sobrancelha</text:p>
      <text:p text:style-name="P4"><text:span text:style-name="T1">Cap {kap} –</text:span> cabeça</text:p>
      <text:p text:style-name="P4"><text:span text:style-name="T1">Chol {tcol} –</text:span> testa</text:p>
      <text:p text:style-name="P4"><text:span text:style-name="T1">Cloin {kloyn} –</text:span> nádega</text:p>
      <text:p text:style-name="P4"><text:span text:style-name="T1">Coll {kol} –</text:span> pescoço</text:p>
      <text:p text:style-name="P4"><text:span text:style-name="T1">Corpos {kOrpos} –</text:span> corpo</text:p>
      <text:p text:style-name="P4"><text:span text:style-name="T1">Dent {dent} –</text:span> dente</text:p>
      <text:p text:style-name="P4"><text:span text:style-name="T1">Dingv {dingv} –</text:span> língua</text:p>
      <text:p text:style-name="P4"><text:span text:style-name="T1">Fingher {fIngër} –</text:span> dedo</text:p>
      <text:p text:style-name="P4"><text:span text:style-name="T1">Genu {djEnu} –</text:span> joelho</text:p>
      <text:p text:style-name="P4"><text:span text:style-name="T1">Gharn(a) {gArn(a)} –</text:span> intestino</text:p>
      <text:p text:style-name="P4"><text:span text:style-name="T1">Gian {djyan} – </text:span>bochecha</text:p>
      <text:p text:style-name="P4"><text:span text:style-name="T1">Glesen {glEzën} –</text:span> tornozelo</text:p>
      <text:p text:style-name="P4"><text:span text:style-name="T1">Gumos {gUmos} –</text:span> secreção corporal</text:p>
      <text:p text:style-name="P4"><text:span text:style-name="T1">Gurgule {gUrgül} –</text:span> garganta</text:p>
      <text:p text:style-name="P4"><text:span text:style-name="T1">Gventer {gvEntër} –</text:span> cintura</text:p>
      <text:p text:style-name="P4"><text:span text:style-name="T1">Hand {hand} –</text:span> mão</text:p>
      <text:p text:style-name="P4"><text:span text:style-name="T1">Hank {hank} –</text:span> quadril</text:p>
      <text:p text:style-name="P4"><text:span text:style-name="T1">Jamb {jamb} –</text:span> perna</text:p>
      <text:p text:style-name="P4"><text:span text:style-name="T1">Kays {kays} –</text:span> cabelo (da cabeça)</text:p>
      <text:p text:style-name="P4"><text:span text:style-name="T1">Kers {kers} –</text:span> cérebro</text:p>
      <text:p text:style-name="P4"><text:span text:style-name="T1">Kert {kert} –</text:span> coração</text:p>
      <text:p text:style-name="P4"><text:span text:style-name="T1">Krew(os) {krEw(os)} –</text:span> carne</text:p>
      <text:p text:style-name="P4"><text:span text:style-name="T1">Lid {lid} –</text:span> pálpebra</text:p>
      <text:p text:style-name="P4"><text:span text:style-name="T1">Lige {lidj} –</text:span> face</text:p>
      <text:p text:style-name="P4"><text:span text:style-name="T1">Lip {lip} –</text:span> lábio</text:p>
      <text:p text:style-name="P4"><text:span text:style-name="T1">Lyekwrnt {lyEkurnt} –</text:span> fígado</text:p>
      <text:p text:style-name="P4"><text:span text:style-name="T1">Mant(u) {mAnt(u)} –</text:span> queixo</text:p>
      <text:p text:style-name="P4"><text:span text:style-name="T1">Mems {mems} –</text:span> membro</text:p>
      <text:p text:style-name="P4"><text:span text:style-name="T1">Moustache – </text:span>bigode</text:p>
      <text:p text:style-name="P4"><text:span text:style-name="T1">Muscle {muskl} –</text:span> músculo</text:p>
      <text:p text:style-name="P4"><text:span text:style-name="T1">Nabh {nab} –</text:span> umbigo</text:p>
      <text:p text:style-name="P4"><text:span text:style-name="T1">Nas {nas} –</text:span> nariz</text:p>
      <text:p text:style-name="P4"><text:span text:style-name="T1">Naster {nAstër} –</text:span> focinho</text:p>
      <text:p text:style-name="P4"><text:span text:style-name="T1">Nayv {nayv} –</text:span> corpo (de um morto)</text:p>
      <text:p text:style-name="P4"><text:span text:style-name="T1">Nugver {nUgvër} –</text:span> rim</text:p>
      <text:p text:style-name="P4"><text:span text:style-name="T1">Ok {ok} –</text:span> olho</text:p>
      <text:p text:style-name="P4"><text:span text:style-name="T1">Oklid {Oklid} –</text:span> pálpebra</text:p>
      <text:p text:style-name="P4"><text:span text:style-name="T1">Okwi {Okwi} –</text:span> olhos</text:p>
      <text:p text:style-name="P4"><text:span text:style-name="T1">Olan {olAn} –</text:span> cotovelo</text:p>
      <text:p text:style-name="P4"><text:span text:style-name="T1">Oms {oms} –</text:span> ombro</text:p>
      <text:p text:style-name="P4"><text:span text:style-name="T1">Onkh {onk} –</text:span> unha</text:p>
      <text:p text:style-name="P4"><text:span text:style-name="T1">Ors {ors} –</text:span> bunda</text:p>
      <text:p text:style-name="P4"><text:span text:style-name="T1">Ost {ost} –</text:span> osso</text:p>
      <text:p text:style-name="P4"><text:span text:style-name="T1">Papil {pApil} –</text:span> mamilo</text:p>
      <text:p text:style-name="P4"><text:span text:style-name="T1">Ped {ped} –</text:span> pé</text:p>
      <text:p text:style-name="P4"><text:span text:style-name="T1">Penis {pEnis} –</text:span> pênis</text:p>
      <text:p text:style-name="P4"><text:span text:style-name="T1">Pizdan {pizdAn} –</text:span> seio <text:span text:style-name="T8">(peito da mulher)</text:span></text:p>
      <text:p text:style-name="P4"><text:soft-page-break/><text:span text:style-name="T15">Pod {pod} –</text:span><text:span text:style-name="T14"> pata (de um animal)</text:span></text:p>
      <text:p text:style-name="P4"><text:span text:style-name="T15">Poimen {pOymën} –</text:span><text:span text:style-name="T14"> leite da mãe</text:span></text:p>
      <text:p text:style-name="P4"><text:span text:style-name="T1">Pulmon {pulmOn} –</text:span> pulmão</text:p>
      <text:p text:style-name="P4"><text:span text:style-name="T1">Regv {regv} –</text:span> costas</text:p>
      <text:p text:style-name="P4"><text:span text:style-name="T1">Runc {runk} –</text:span> pulso</text:p>
      <text:p text:style-name="P4"><text:span text:style-name="T1">Sehrg {se:rg} –</text:span> sangue</text:p>
      <text:p text:style-name="P4"><text:span text:style-name="T1">Skeletum {skëlEtum} –</text:span> esqueleto</text:p>
      <text:p text:style-name="P4"><text:span text:style-name="T1">Smokru {smOkru} –</text:span> barbicha</text:p>
      <text:p text:style-name="P4"><text:span text:style-name="T1">Snap {snap} –</text:span> bico</text:p>
      <text:p text:style-name="P4"><text:span text:style-name="T1">Stohm {sto:m} –</text:span> boca</text:p>
      <text:p text:style-name="P4"><text:span text:style-name="T1">Stomak {stomAk} –</text:span> estômago</text:p>
      <text:p text:style-name="P4"><text:span text:style-name="T1">Veine {veyn} –</text:span> veia</text:p>
      <text:p text:style-name="P4"><text:span text:style-name="T1">Wagin {wadjIn} –</text:span> vagina</text:p>
      <text:p text:style-name="P4"><text:span text:style-name="T1">Xiongbu {ksyOngbu} –</text:span> peito</text:p>
      <text:p text:style-name="P4"><text:span text:style-name="T1">Yowkjitia {yowkjItya} –</text:span> corpo (quando se refere a um ser vivente)</text:p>
      <text:p text:style-name="P4"/>
      <text:h text:style-name="P3" text:outline-level="2">CORES</text:h>
      <text:p text:style-name="P4"/>
      <text:p text:style-name="P4"><text:span text:style-name="T1">Albh {alb} –</text:span> branco</text:p>
      <text:p text:style-name="P4"><text:span text:style-name="T1">Argavan {argavAn} –</text:span> lilás</text:p>
      <text:p text:style-name="P4"><text:span text:style-name="T1">Blou {blu:} –</text:span> azul</text:p>
      <text:p text:style-name="P4"><text:span text:style-name="T1">Brun {brun} –</text:span> marrom</text:p>
      <text:p text:style-name="P4"><text:span text:style-name="T1">Gehlb {dje:lb} –</text:span> amarelo</text:p>
      <text:p text:style-name="P4"><text:span text:style-name="T1">Glend {glend} –</text:span> verde</text:p>
      <text:p text:style-name="P4"><text:span text:style-name="T1">Greis {greys} –</text:span> cinza</text:p>
      <text:p text:style-name="P4"><text:span text:style-name="T1">Kenek {kEnëk} –</text:span> amarelo dourado</text:p>
      <text:p text:style-name="P4"><text:span text:style-name="T1">Kwit {kwit} –</text:span> branco. <text:span text:style-name="T8">Tanto “albh” quanto “kwit” significam a mesma coisa, “branco”, mas como “kwit” vem de “kweit” (purificar), “kwit” pode passar o sentimento de algo mais brilhante, mas ambas as palavras têm o mesmo </text:span><text:span text:style-name="T8">significado.</text:span></text:p>
      <text:p text:style-name="P4"><text:span text:style-name="T1">Orange {orAndj} –</text:span> laranja</text:p>
      <text:p text:style-name="P4"><text:span text:style-name="T1">Pemb {pemb} –</text:span> rosa</text:p>
      <text:p text:style-name="P4"><text:span text:style-name="T1">Rudh {rud} –</text:span> vermelho</text:p>
      <text:p text:style-name="P4"><text:span text:style-name="T1">Sword {sword} –</text:span> preto</text:p>
      <text:p text:style-name="P4"><text:span text:style-name="T1">Violett {violEt} –</text:span> violeta</text:p>
      <text:p text:style-name="P4"/>
      <text:h text:style-name="P3" text:outline-level="2">INFORMÁTICA</text:h>
      <text:p text:style-name="P4"/>
      <text:p text:style-name="P4"><text:tab/>Como certos termos, especialmente as siglas, oriundas da língua inglesa tem ampla aceitação mundial, talvez seja mais conveniente utilizar os termos originais, como por exemplo VGA, que em sambahsa é VGT. Bom, faça como achar melhor.</text:p>
      <text:p text:style-name="P4"/>
      <text:p text:style-name="P4"><text:tab/>Ah, e você se lembra do que eu falei a respeito dos verbos no infinitivo? Caso não, por favor volte até o subcapítulo VERBOS deste capítulo VOCABULÁRIO.</text:p>
      <text:p text:style-name="P4"><text:tab/>Caso você queira traduzir um software para o sambahsa e não sabe se deve traduzir os comandos para a forma infinitiva ou imperativa, aqui vai a explicação de como deve ser feito:</text:p>
      <text:list xml:id="list3421400573573073316" text:style-name="L7">
        <text:list-item>
          <text:p text:style-name="P56"><text:soft-page-break/>Comandos dados do usuário para o computador são traduzidos na forma infinitiva. <text:span text:style-name="T9">Exemplo:</text:span><text:span text:style-name="T8"> abonne in forum </text:span><text:span text:style-name="T14">(se inscrever no fórum)</text:span><text:span text:style-name="T8">; rename archive </text:span><text:span text:style-name="T14">(renomear arquivo)</text:span><text:span text:style-name="T8">; </text:span><text:bookmark-start text:name="__DdeLink__39284_985341409"/><text:span text:style-name="T8">yises blixbrev</text:span><text:bookmark-end text:name="__DdeLink__39284_985341409"/><text:span text:style-name="T14"> (enviar email)</text:span></text:p>
        </text:list-item>
        <text:list-item>
          <text:p text:style-name="P56">Comandos dados do computador para o usuário são traduzidos na forma imperativa, com a fórmula de cortesia da 2ª pessoa do plural. <text:span text:style-name="T9">Exemplo:</text:span><text:span text:style-name="T8"> contacte nos (contate-nos); clickte her </text:span><text:span text:style-name="T14">(clique aqui)</text:span><text:span text:style-name="T8">; yeiste nos un blixbrev </text:span><text:span text:style-name="T14">(envie-nos um e-mail)</text:span></text:p>
        </text:list-item>
      </text:list>
      <text:p text:style-name="P4"/>
      <text:p text:style-name="P4"><text:bookmark-start text:name="__DdeLink__35594_1870019565"/><text:bookmark-start text:name="__DdeLink__35583_1870019565"/><text:span text:style-name="T1">Abonn {abOn} –</text:span> se inscrever<text:bookmark-end text:name="__DdeLink__35583_1870019565"/></text:p>
      <text:p text:style-name="P4"><text:span text:style-name="T1">Abonnent {abOnënt} –</text:span> assinante</text:p>
      <text:p text:style-name="P4"><text:span text:style-name="T1">Abonnment {abOnmënt} –</text:span> inscrição<text:bookmark-end text:name="__DdeLink__35594_1870019565"/></text:p>
      <text:p text:style-name="P4"><text:span text:style-name="T1">Adresse bar {adrEs bar} –</text:span> barra de endereço</text:p>
      <text:p text:style-name="P4"><text:span text:style-name="T1">AI (Artificial Inteligence) {artifitsiAl intëlidjEnts} –</text:span> AI (<text:span text:style-name="T8">Artificial Inteligence</text:span>), IA <text:span text:style-name="T8">(Inteligência artificial)</text:span></text:p>
      <text:p text:style-name="P4"><text:span text:style-name="T1">Alat bar {alAt bar} –</text:span> barra de ferramentas</text:p>
      <text:p text:style-name="P4"><text:bookmark-start text:name="__DdeLink__35639_1870019565"/><text:span text:style-name="T1">Alatengjia {alAtëngjya} –</text:span> barra de ferramentas<text:bookmark-end text:name="__DdeLink__35639_1870019565"/></text:p>
      <text:p text:style-name="P4"><text:span text:style-name="T1">Algorithme {algorI§m(ë)} –</text:span> algorítimo</text:p>
      <text:p text:style-name="P4"><text:span text:style-name="T1">Alveycomputing {alveykompUting} –</text:span> cloud computing - computação na nuvem</text:p>
      <text:p text:style-name="P4"><text:span text:style-name="T1">Analogic {analOdjik} –</text:span> analógico</text:p>
      <text:p text:style-name="P4"><text:span text:style-name="T1">Antivirus {antivIrus} –</text:span> antivírus</text:p>
      <text:p text:style-name="P4"><text:span text:style-name="T1">Anyow {anyOw} –</text:span> password - senha</text:p>
      <text:p text:style-name="P4"><text:span text:style-name="T1">Application {aplikatyOn} –</text:span><text:span text:style-name="T5"> aplicativo</text:span></text:p>
      <text:p text:style-name="P4"><text:span text:style-name="T1">Archive {artcIv} –</text:span><text:span text:style-name="T5"> arquivo</text:span></text:p>
      <text:p text:style-name="P4"><text:span text:style-name="T1">Arrange {arAndj} – </text:span><text:span text:style-name="T5">formatar (um texto)</text:span></text:p>
      <text:p text:style-name="P4"><text:span text:style-name="T1">Attache {atAtc} –</text:span> anexar (um arquivo)</text:p>
      <text:p text:style-name="P4"><text:span text:style-name="T1">Aunviel {aonvyEl} –</text:span> wireless</text:p>
      <text:p text:style-name="P4"><text:span text:style-name="T1">Aunkabel {aonkAbël} –</text:span> wireless</text:p>
      <text:p text:style-name="P4"><text:span text:style-name="T1">Aurphone {aorfOn} –</text:span> fone de ouvido</text:p>
      <text:p text:style-name="P4"><text:span text:style-name="T1">BD </text:span><text:span text:style-name="T9">(Blou-rai)</text:span><text:span text:style-name="T1"> {blu:-rä} –</text:span> BD <text:span text:style-name="T8">(Blue-ray)</text:span><text:span text:style-name="T14"> </text:span></text:p>
      <text:p text:style-name="P19"><text:span text:style-name="T1">Bichoun {bitcU:n} –</text:span> layout</text:p>
      <text:p text:style-name="P4"><text:span text:style-name="T15">Binar {binAr} –</text:span><text:span text:style-name="T14"> binário</text:span></text:p>
      <text:p text:style-name="P4"><text:span text:style-name="T15">Blixbrev {blIksbrëv} –</text:span><text:span text:style-name="T14"> e-mail</text:span></text:p>
      <text:p text:style-name="P4"><text:span text:style-name="T15">Blog {blog} –</text:span><text:span text:style-name="T14"> Blog</text:span></text:p>
      <text:p text:style-name="P4"><text:span text:style-name="T15">Bluetooth {blu:tU§} –</text:span><text:span text:style-name="T14"> bluetooth </text:span><text:span text:style-name="T8">(uma vez que se trata de uma marca registrada, a palavra em sambahsa mantém a pronúncia inglesa)</text:span></text:p>
      <text:p text:style-name="P4"><text:span text:style-name="T15">Browser {brOwsër} –</text:span><text:span text:style-name="T14"> navegador</text:span></text:p>
      <text:p text:style-name="P4"><text:span text:style-name="T15">Bukmark {bukmArk} –</text:span><text:span text:style-name="T14"> favorito ou marcador (do navegador ou página de documento)</text:span></text:p>
      <text:p text:style-name="P4"><text:span text:style-name="T15">Cadre per secunde {kAdr per sekUnd} –</text:span><text:span text:style-name="T14"> frame per second </text:span></text:p>
      <text:p text:style-name="P4"><text:span text:style-name="T15">CD </text:span><text:span text:style-name="T9">(compacto disk)</text:span><text:span text:style-name="T15"> {kompAkto disk} –</text:span><text:span text:style-name="T14"> CD </text:span><text:span text:style-name="T8">(compact disk)</text:span><text:span text:style-name="T14"> </text:span></text:p>
      <text:p text:style-name="P4"><text:span text:style-name="T15">Cell(ule) {tsEl(ül)} –</text:span><text:span text:style-name="T14"> célula de planílha</text:span></text:p>
      <text:p text:style-name="P4"><text:span text:style-name="T15">(Central) processor {(tsentrAl) protsesOr} –</text:span><text:span text:style-name="T14"> CPU </text:span><text:span text:style-name="T8">(Central Processing Unit)</text:span><text:span text:style-name="T14"> </text:span></text:p>
      <text:p text:style-name="P4"><text:span text:style-name="T15">Channel {tcAnël} –</text:span><text:span text:style-name="T14"> canal (de rádio, televisão, etc)</text:span></text:p>
      <text:p text:style-name="P4"><text:span text:style-name="T15">Chip {tcip} –</text:span><text:span text:style-name="T14"> chip eletrônico</text:span></text:p>
      <text:p text:style-name="P4"><text:span text:style-name="T15">Claviatolk {klavyatOlk} –</text:span><text:span text:style-name="T14"> CHAT</text:span></text:p>
      <text:p text:style-name="P4"><text:span text:style-name="T15">Claviature {klaviatÜr} –</text:span><text:span text:style-name="T14"> teclado</text:span></text:p>
      <text:p text:style-name="P4"><text:soft-page-break/><text:span text:style-name="T15">Cleichwerd {klEytcwërd} –</text:span><text:span text:style-name="T14"> palavra-chave</text:span></text:p>
      <text:p text:style-name="P4"><text:span text:style-name="T15">Click {klik} –</text:span><text:span text:style-name="T14"> clicar</text:span></text:p>
      <text:p text:style-name="P4"><text:span text:style-name="T15">Codec {kOdëk} –</text:span><text:span text:style-name="T14"> codec</text:span></text:p>
      <text:p text:style-name="P4"><text:span text:style-name="T15">Colunn {kolUn} –</text:span><text:span text:style-name="T14"> coluna</text:span></text:p>
      <text:p text:style-name="P4"><text:span text:style-name="T15">Compiler {kompIlër} –</text:span><text:span text:style-name="T14"> compilador</text:span></text:p>
      <text:p text:style-name="P4"><text:span text:style-name="T15">Computer {kompÜtër} –</text:span><text:span text:style-name="T14"> computador</text:span></text:p>
      <text:p text:style-name="P4"><text:span text:style-name="T15">Computerdorak {kompütërdorAk} –</text:span><text:span text:style-name="T14"> gabinete</text:span></text:p>
      <text:p text:style-name="P4"><text:span text:style-name="T15">Configuration {konfiguratyOn} –</text:span><text:span text:style-name="T14"> configuração</text:span></text:p>
      <text:p text:style-name="P4"><text:span text:style-name="T15">Connect {konEkt} –</text:span><text:span text:style-name="T14"> conectar </text:span><text:span text:style-name="T8">(verbo transitivo)</text:span></text:p>
      <text:p text:style-name="P4"><text:span text:style-name="T15">Cont(o) {kOnt(o)} –</text:span><text:span text:style-name="T14"> conta</text:span></text:p>
      <text:p text:style-name="P4"><text:span text:style-name="T15">Converter {konvErtër} –</text:span><text:span text:style-name="T14"> conversor</text:span></text:p>
      <text:p text:style-name="P4"><text:span text:style-name="T15">Convert {konvErt} –</text:span><text:span text:style-name="T14"> converter</text:span></text:p>
      <text:p text:style-name="P4"><text:span text:style-name="T15">Copie {kopI:} –</text:span><text:span text:style-name="T14"> copiar</text:span></text:p>
      <text:p text:style-name="P4"><text:span text:style-name="T15">Cursive texte {kursIv text} –</text:span><text:span text:style-name="T14"> texto em itálico</text:span></text:p>
      <text:p text:style-name="P4"><text:span text:style-name="T15">Daftarnukta {daftarnUkta} – </text:span><text:span text:style-name="T14">marcador </text:span><text:span text:style-name="T8">(sinal gráfico como •, ◦, ‣)</text:span></text:p>
      <text:p text:style-name="P4"><text:span text:style-name="T15">Dakhelpage {dakhëlpAdj} –</text:span><text:span text:style-name="T14"> página inicial</text:span></text:p>
      <text:p text:style-name="P4"><text:span text:style-name="T15">Data {dAta} –</text:span><text:span text:style-name="T14"> dados</text:span></text:p>
      <text:p text:style-name="P4"><text:span text:style-name="T1">Databank {databAnk} –</text:span> banco de dados</text:p>
      <text:p text:style-name="P4"><text:span text:style-name="T1">Database {databAz} –</text:span> banco de dados</text:p>
      <text:p text:style-name="P4"><text:span text:style-name="T1">Datenbank {datënbAnk} – </text:span>banco de dados</text:p>
      <text:p text:style-name="P4"><text:span text:style-name="T1">Datensklad {datënsklAd} –</text:span> DRIVE <text:span text:style-name="T8">(Data storage device)</text:span> </text:p>
      <text:p text:style-name="P4"><text:span text:style-name="T1">Datia {dAtya} –</text:span> arquivo</text:p>
      <text:p text:style-name="P4"><text:span text:style-name="T1">Datum {dAtum} –</text:span> dado</text:p>
      <text:p text:style-name="P4"><text:span text:style-name="T1">DD - darm disk {darm disk} –</text:span> HD - disco rígido <text:span text:style-name="T8">(Hard Disk Drive)</text:span> </text:p>
      <text:p text:style-name="P4"><text:span text:style-name="T1">Defect {dëfEkt} – </text:span>BUG</text:p>
      <text:p text:style-name="P4"><text:span text:style-name="T1">Desinstalle {dësinstAl} –</text:span> desinstalar</text:p>
      <text:p text:style-name="P4"><text:span text:style-name="T1">Desfragmente {dësfragmEnt} –</text:span> desfragmentar (uma partição)</text:p>
      <text:p text:style-name="P4"><text:span text:style-name="T1">Desktop {dësktOp} –</text:span> área de trabalho; computador de mesa</text:p>
      <text:p text:style-name="P4"><text:span text:style-name="T1">Diaporama {dyaporAma} –</text:span> apresentação de slides</text:p>
      <text:p text:style-name="P4"><text:span text:style-name="T1">Digital {didjitAl} –</text:span> digital</text:p>
      <text:p text:style-name="P4"><text:span text:style-name="T1">Disayn {dizAyn} –</text:span> design</text:p>
      <text:p text:style-name="P4"><text:span text:style-name="T1">Disayner {dizAynër} –</text:span> designer</text:p>
      <text:p text:style-name="P4"><text:span text:style-name="T1">Diskette {diskEt} –</text:span> disquete</text:p>
      <text:p text:style-name="P4"><text:span text:style-name="T1">Diskwehr {diskwE:r} –</text:span> desfazer</text:p>
      <text:p text:style-name="P4"><text:span text:style-name="T1">DM </text:span><text:span text:style-name="T9">(darmo memoria)</text:span><text:span text:style-name="T1"> {dArmo memOrya} –</text:span> ROM <text:span text:style-name="T8">(Read-Only Memory)</text:span> </text:p>
      <text:p text:style-name="P4"><text:span text:style-name="T1">Document {dokÜmënt} –</text:span> documento</text:p>
      <text:p text:style-name="P4"><text:span text:style-name="T1">Documentation {dokümëntatyOn} –</text:span> documentação</text:p>
      <text:p text:style-name="P4"><text:span text:style-name="T1">Dossier {dosyEr} –</text:span> pasta</text:p>
      <text:p text:style-name="P4"><text:span text:style-name="T1">Drucken {drUkën} –</text:span> impressão</text:p>
      <text:p text:style-name="P4"><text:span text:style-name="T1">Ducer {dÜtsër} –</text:span> driver</text:p>
      <text:p text:style-name="P4"><text:span text:style-name="T1">DVD (</text:span><text:span text:style-name="T9">Digital Video Disk</text:span><text:span text:style-name="T1">) {didjitAl vidEo disk} –</text:span> DVD <text:span text:style-name="T8">(Digital Video Disc)</text:span> </text:p>
      <text:p text:style-name="P4"><text:span text:style-name="T1">E-buk {ebUk} –</text:span> e-book</text:p>
      <text:p text:style-name="P4"><text:span text:style-name="T1">Ecran {ekrAn} –</text:span> tela</text:p>
      <text:p text:style-name="P4"><text:span text:style-name="T1">(Ecran)decor {(ekran)dëkOr} –</text:span> wallpaper - papel de parede</text:p>
      <text:p text:style-name="P4"><text:span text:style-name="T1">Ecransparer {ekranspArër} –</text:span> protetor de tela</text:p>
      <text:p text:style-name="P4"><text:span text:style-name="T1">Edeih {edE:y} –</text:span> editar</text:p>
      <text:p text:style-name="P4"><text:span text:style-name="T1">Editor {editOr} –</text:span> editor</text:p>
      <text:p text:style-name="P4"><text:span text:style-name="T1">Emulator {emulatOr} –</text:span> emulador</text:p>
      <text:p text:style-name="P4"><text:bookmark-start text:name="__DdeLink__35660_1870019565"/><text:span text:style-name="T1">Enmercatnotes {enmErkatnots} –</text:span> notas de lançamento<text:bookmark-end text:name="__DdeLink__35660_1870019565"/></text:p>
      <text:p text:style-name="P4"><text:soft-page-break/><text:span text:style-name="T1">error {erOr} –</text:span> error</text:p>
      <text:p text:style-name="P4"><text:span text:style-name="T1">Extension {ekstënsyOn} –</text:span> complemento, extensão (add-on); extensão de arquivo</text:p>
      <text:p text:style-name="P4"><text:span text:style-name="T1">Exter ligne {ekstër lInye} –</text:span> offline</text:p>
      <text:p text:style-name="P4"><text:span text:style-name="T1">Extrag {ekstrAg} –</text:span> recortar</text:p>
      <text:p text:style-name="P4"><text:span text:style-name="T1">Fenster {fEnstër} –</text:span> janela</text:p>
      <text:p text:style-name="P4"><text:span text:style-name="T1">Format {formAt} –</text:span> formatar (um disco rígido ou um texto)</text:p>
      <text:p text:style-name="P4"><text:span text:style-name="T1">Formulire {formulIr} –</text:span> fomulário</text:p>
      <text:p text:style-name="P4"><text:span text:style-name="T1">Forum {fOrum} –</text:span> fórum</text:p>
      <text:p text:style-name="P4"><text:span text:style-name="T1">Fraumbar {fraombAr} –</text:span> barra de rolagem</text:p>
      <text:p text:style-name="P4"><text:bookmark-start text:name="__DdeLink__35646_1870019565"/><text:span text:style-name="T1">Frequent-ye Anacta Questions (F.A.Q.) {frEkwënt-ye anAkta këstyOns} </text:span><text:span text:style-name="T1">–</text:span> perguntas frequentes<text:bookmark-end text:name="__DdeLink__35646_1870019565"/></text:p>
      <text:p text:style-name="P4"><text:span text:style-name="T1">Funed {fÜnëd} –</text:span> mesclar (células)</text:p>
      <text:p text:style-name="P4"><text:span text:style-name="T1">Gadabeih {gadabE:y} –</text:span> formatar (um texto)</text:p>
      <text:p text:style-name="P4"><text:span text:style-name="T1">Gadget {gAdjët}–</text:span> gadget</text:p>
      <text:p text:style-name="P4"><text:span text:style-name="T1">Galerie {galërI:} – </text:span>galeria</text:p>
      <text:p text:style-name="P4"><text:span text:style-name="T1">Ghyanen code {gyAnën kod} –</text:span> open source – código aberto</text:p>
      <text:p text:style-name="P4"><text:span text:style-name="T1">Gleim {gleym} –</text:span> colar</text:p>
      <text:p text:style-name="P4"><text:span text:style-name="T1">GNI </text:span><text:span text:style-name="T9">(graphic (neuder) interface)</text:span><text:span text:style-name="T1"> {grAfik (nÖdër) intërfAts} –</text:span> GUI <text:span text:style-name="T8">(Graphical User Interface)</text:span> </text:p>
      <text:p text:style-name="P4"><text:span text:style-name="T1">Graphic {grAfik} –</text:span> gráfico <text:span text:style-name="T8">(adjetivo)</text:span><text:span text:style-name="T14"> </text:span></text:p>
      <text:p text:style-name="P4"><text:span text:style-name="T1">Graphic ambient {grAfik ambyEnt} –</text:span> ambiente gráfico</text:p>
      <text:p text:style-name="P4"><text:span text:style-name="T1">Graphic pianji {grAfik pyAnji} –</text:span> mesa digitalizadora</text:p>
      <text:p text:style-name="P4"><text:span text:style-name="T1">Graphique {grafIk} –</text:span> gráfico <text:span text:style-name="T8">(substantivo)</text:span> </text:p>
      <text:p text:style-name="P4"><text:span text:style-name="T1">Hacker {hAkër} –</text:span> hacker</text:p>
      <text:p text:style-name="P4"><text:span text:style-name="T1">Hardware {hardwAr} –</text:span> hardware</text:p>
      <text:p text:style-name="P4"><text:span text:style-name="T1">Hissabpianji {hisabpyAnji} –</text:span> planilha</text:p>
      <text:p text:style-name="P4"><text:span text:style-name="T1">HDMI </text:span><text:span text:style-name="T9">(Hog-definition multimedia interface)</text:span><text:span text:style-name="T1"> {hog dëfinityOn </text:span><text:span text:style-name="T1">multimEdya intërfAts} –</text:span> HDMI <text:span text:style-name="T8">(High-Definition Multimedia Interface)</text:span> </text:p>
      <text:p text:style-name="P4"><text:span text:style-name="T1">Hol ecran {hol ekrAn} –</text:span> tela inteira, tela cheia</text:p>
      <text:p text:style-name="P4"><text:span text:style-name="T1">Hyperlink {hüpërlInk} –</text:span> hiperlink</text:p>
      <text:p text:style-name="P4"><text:span text:style-name="T1">IA (integren antplehcensambient) {intEgrën antple:tsënsambyEnt} –</text:span> IDE <text:span text:style-name="T8">(Integrated Development Environment)</text:span> </text:p>
      <text:p text:style-name="P4"><text:span text:style-name="T1">Icon {ikOn} –</text:span> ícone</text:p>
      <text:p text:style-name="P4"><text:span text:style-name="T1">Indentation {indëntatyOn} –</text:span> indentação</text:p>
      <text:p text:style-name="P4"><text:span text:style-name="T1">Informatique {informatIk} –</text:span> informática</text:p>
      <text:p text:style-name="P4"><text:span text:style-name="T1">Infrarudh {infrarUd} –</text:span> infravermelho</text:p>
      <text:p text:style-name="P4"><text:span text:style-name="T1">In ligne {in lInye} –</text:span> online</text:p>
      <text:p text:style-name="P4"><text:span text:style-name="T1">Installe {instAl} –</text:span> instalar</text:p>
      <text:p text:style-name="P4"><text:span text:style-name="T1">Internet {intërnEt} –</text:span> internet</text:p>
      <text:p text:style-name="P4"><text:span text:style-name="T1">Interpreter {intërprEtër} –</text:span><text:span text:style-name="T5"> interpretador </text:span><text:span text:style-name="T12">(como interpretador de Python ou Java)</text:span><text:span text:style-name="T5"> </text:span></text:p>
      <text:p text:style-name="P4"><text:span text:style-name="T1">(Computer) joystick {(compÜtër) joystIk} –</text:span><text:span text:style-name="T5"> joystick</text:span></text:p>
      <text:p text:style-name="P4"><text:span text:style-name="T1">Kabel {kAbël} –</text:span> cabo</text:p>
      <text:p text:style-name="P4"><text:span text:style-name="T1">Khatem {qAtëm} –</text:span> Game Over</text:p>
      <text:p text:style-name="P4"><text:span text:style-name="T1">Klad {klad} –</text:span> carregar</text:p>
      <text:p text:style-name="P4"><text:span text:style-name="T1">Klink {klink} –</text:span> aba / guia de uma janela</text:p>
      <text:p text:style-name="P4"><text:span text:style-name="T1">Knop {knop} –</text:span> botão</text:p>
      <text:p text:style-name="P4"><text:span text:style-name="T1">Laptop {laptOp} –</text:span> notebook (laptop)</text:p>
      <text:p text:style-name="P4"><text:soft-page-break/><text:span text:style-name="T1">Leikstyr {lEykstür} –</text:span> controle de videogame</text:p>
      <text:p text:style-name="P4"><text:span text:style-name="T1">Leiser {lEyzër} –</text:span> leitor</text:p>
      <text:p text:style-name="P4"><text:span text:style-name="T1">Leur software {lör softwAr} –</text:span> software livre</text:p>
      <text:p text:style-name="P4"><text:span text:style-name="T1">Ligne {lInye} –</text:span> linha</text:p>
      <text:p text:style-name="P4"><text:span text:style-name="T1">Log in {log in} –</text:span> login, logon</text:p>
      <text:p text:style-name="P4"><text:span text:style-name="T1">Log ex {log eks} –</text:span> logout, logoff</text:p>
      <text:p text:style-name="P4"><text:span text:style-name="T1">Materplack {matërplAk} –</text:span> placa-mãe</text:p>
      <text:p text:style-name="P4"><text:span text:style-name="T1">Mediatolker {medyatOlkër} –</text:span> reprodutor de media</text:p>
      <text:p text:style-name="P4"><text:span text:style-name="T1">Memoria carte {memOrya kart} –</text:span> cartão de memória</text:p>
      <text:p text:style-name="P4"><text:span text:style-name="T1">Metadata {metadAta} –</text:span> metadados</text:p>
      <text:p text:style-name="P4"><text:span text:style-name="T1">Metadatum {metadAtum} –</text:span> metadado</text:p>
      <text:p text:style-name="P4"><text:span text:style-name="T1">Microphone {mikrofOn} –</text:span> microfone</text:p>
      <text:p text:style-name="P4"><text:span text:style-name="T1">Miniature {miniatÜr} –</text:span> thumbnail - miniatura</text:p>
      <text:p text:style-name="P4"><text:span text:style-name="T1">Mobilphone {mobilfOn} –</text:span> celular</text:p>
      <text:p text:style-name="P4"><text:span text:style-name="T1">Modem {mOdëm} –</text:span> modem</text:p>
      <text:p text:style-name="P4"><text:span text:style-name="T1">Monitor {monitOr} –</text:span> monitor</text:p>
      <text:p text:style-name="P4"><text:span text:style-name="T1">Mus {mus} –</text:span> mouse</text:p>
      <text:p text:style-name="P4"><text:span text:style-name="T1">Musictolker {muziktOlkër} –</text:span> reprodutor de música</text:p>
      <text:p text:style-name="P4"><text:span text:style-name="T1">Muspad {muspAd} –</text:span> mousepad</text:p>
      <text:p text:style-name="P4"><text:span text:style-name="T1">Mov {mov} –</text:span> mover</text:p>
      <text:p text:style-name="P4"><text:span text:style-name="T1">Netwehrg {netwE:rg} –</text:span> network - rede</text:p>
      <text:p text:style-name="P4"><text:span text:style-name="T1">Niklad {niklAd} –</text:span> download, baixar (um arquivo)</text:p>
      <text:p text:style-name="P4"><text:span text:style-name="T1">Ogwnschirm {Oguncirm} –</text:span> firewall</text:p>
      <text:p text:style-name="P4"><text:span text:style-name="T1">Oisschalt {oyscAlt} –</text:span> desligar</text:p>
      <text:p text:style-name="P4"><text:span text:style-name="T1">Operationsysteme {opëratyonsüstEm} –</text:span> sistema operacional</text:p>
      <text:p text:style-name="P4"><text:span text:style-name="T1">Operative systeme {opëratIv süstEm} –</text:span> sistema operacional</text:p>
      <text:p text:style-name="P4"><text:span text:style-name="T1">Pack {pak} –</text:span> pacote <text:span text:style-name="T8">(de um conjunto de softwares)</text:span><text:span text:style-name="T14"> </text:span></text:p>
      <text:p text:style-name="P4"><text:span text:style-name="T15">Panell {panEl} –</text:span><text:span text:style-name="T14"> painel</text:span></text:p>
      <text:p text:style-name="P4"><text:span text:style-name="T15">Partition {partityOn} –</text:span><text:span text:style-name="T14"> partição (de um disco rígido)</text:span></text:p>
      <text:p text:style-name="P4"><text:span text:style-name="T15">Personalise {përsonalIz} –</text:span><text:span text:style-name="T14"> personalizar</text:span></text:p>
      <text:p text:style-name="P4"><text:span text:style-name="T15">Pfehrster {pfE:rstër} –</text:span><text:span text:style-name="T14"> cursor, ponteiro do mouse</text:span></text:p>
      <text:p text:style-name="P4"><text:span text:style-name="T15">(Computer) pianji {(kompÜtër) pyAnji} –</text:span><text:span text:style-name="T14"> tablet</text:span></text:p>
      <text:p text:style-name="P4"><text:span text:style-name="T15">Piwer texte {pIwër text} –</text:span><text:span text:style-name="T14"> texto em negrito</text:span></text:p>
      <text:p text:style-name="P4"><text:bookmark-start text:name="__DdeLink__35676_1870019565"/><text:span text:style-name="T15">Plug-in {plug-In} –</text:span><text:span text:style-name="T14"> plugin</text:span><text:bookmark-end text:name="__DdeLink__35676_1870019565"/></text:p>
      <text:p text:style-name="P4"><text:span text:style-name="T15">Podcast {podkAst} –</text:span><text:span text:style-name="T14"> podcast</text:span></text:p>
      <text:p text:style-name="P4"><text:span text:style-name="T15">Post {post} –</text:span><text:span text:style-name="T14"> post(agem)</text:span></text:p>
      <text:p text:style-name="P4"><text:span text:style-name="T1">Primark lurhat {primArk lurhAt} –</text:span> linguagem de marcação</text:p>
      <text:p text:style-name="P11">Printer {prIntër} –<text:span text:style-name="T5"> impressora</text:span></text:p>
      <text:p text:style-name="P11">Processor {protsesOr} –<text:span text:style-name="T5"> processador</text:span></text:p>
      <text:p text:style-name="P11"><text:bookmark-start text:name="__DdeLink__35619_1870019565"/>Profile {profIl} –<text:span text:style-name="T5"> perfil</text:span><text:bookmark-end text:name="__DdeLink__35619_1870019565"/></text:p>
      <text:p text:style-name="P11">Programmation lurhat {programatyOn lurhAt} –<text:span text:style-name="T5"> linguagem de programação</text:span></text:p>
      <text:p text:style-name="P11">Programme {progrAm} –<text:span text:style-name="T5"> programa; programar</text:span></text:p>
      <text:p text:style-name="P4"><text:span text:style-name="T1">Pung {pung} –</text:span> botão</text:p>
      <text:p text:style-name="P4"><text:span text:style-name="T1">Puwen {pÜwën} –</text:span> debug / depurar</text:p>
      <text:p text:style-name="P4"><text:span text:style-name="T1">RAM </text:span><text:span text:style-name="T9">(random access memoria)</text:span><text:span text:style-name="T1"> {randOm ak(t)sEs mëmOrya} –</text:span> RAM <text:span text:style-name="T8">(Random Access Memory)</text:span> </text:p>
      <text:p text:style-name="P4"><text:span text:style-name="T1">Reclame {rëklAm} –</text:span> anúncio / publicidade</text:p>
      <text:p text:style-name="P4"><text:span text:style-name="T1">Recorde {rëkOrd} –</text:span> salvar (um documento ou progresso de um software)</text:p>
      <text:p text:style-name="P4"><text:soft-page-break/><text:span text:style-name="T1">Recorder {rëkOrdër} –</text:span> gravador</text:p>
      <text:p text:style-name="P4"><text:span text:style-name="T1">Renam {rënAm} –</text:span> renomear</text:p>
      <text:p text:style-name="P4"><text:span text:style-name="T1">Retrovert {rëtrovErt} –</text:span> downgrade <text:span text:style-name="T8">(trazer de volta uma antiga versão ou estado)</text:span><text:span text:style-name="T14"> </text:span></text:p>
      <text:p text:style-name="P4"><text:span text:style-name="T15">Rekwehr {rëkwE:r} –</text:span><text:span text:style-name="T14"> refazer</text:span></text:p>
      <text:p text:style-name="P4"><text:span text:style-name="T1">Rewos bar {rEwos bar} –</text:span> barra de espaço</text:p>
      <text:p text:style-name="P4"><text:span text:style-name="T1">Rinkap {rinkAp} –</text:span> resetar</text:p>
      <text:p text:style-name="P4"><text:span text:style-name="T1">Roig {royg} – </text:span>linha (no caso, de uma planilha)</text:p>
      <text:p text:style-name="P4"><text:span text:style-name="T1">Router {rU:tër} –</text:span> roteador</text:p>
      <text:p text:style-name="P4"><text:span text:style-name="T1">Salvguarde {salvgwArd} –</text:span> backup</text:p>
      <text:p text:style-name="P4"><text:span text:style-name="T1">Scanner {skAnër} –</text:span> scanner</text:p>
      <text:p text:style-name="P4"><text:span text:style-name="T1">Schalter {cAltër} –</text:span> botão de liga e desliga</text:p>
      <text:p text:style-name="P4"><text:span text:style-name="T1">Schrift {crift} –</text:span> fonte <text:span text:style-name="T8">(typeface)</text:span> </text:p>
      <text:p text:style-name="P4"><text:span text:style-name="T1">Server {sErvër} –</text:span> servidor</text:p>
      <text:p text:style-name="P4"><text:span text:style-name="T1">Smartphone {smartfOn} –</text:span> <text:s/>smartphone</text:p>
      <text:p text:style-name="P4"><text:span text:style-name="T1">Smauter {smAotër} –</text:span><text:span text:style-name="T5"> visualizar</text:span></text:p>
      <text:p text:style-name="P4"><text:span text:style-name="T1">Social netwehrg {sotsiAl nëtwE:rg} –</text:span> rede social</text:p>
      <text:p text:style-name="P4"><text:span text:style-name="T1">Software {softwAr} –</text:span> software</text:p>
      <text:p text:style-name="P4"><text:span text:style-name="T1">Sokmotor {sokmotOr} –</text:span> motor de busca</text:p>
      <text:p text:style-name="P4"><text:span text:style-name="T1">SPAM –</text:span> SPAM</text:p>
      <text:p text:style-name="P4"><text:span text:style-name="T1">Sroviswor {sroviswOr} –</text:span> fonte de alimentação</text:p>
      <text:p text:style-name="P4"><text:bookmark-start text:name="__DdeLink__35625_1870019565"/><text:span text:style-name="T1">Stahgjia {stA:gjya} –</text:span> barra lateral<text:bookmark-end text:name="__DdeLink__35625_1870019565"/></text:p>
      <text:p text:style-name="P4"><text:span text:style-name="T1">Strehmen {strE:mën} –</text:span> streaming - transmissão</text:p>
      <text:p text:style-name="P4"><text:span text:style-name="T1">Substrichen texte {substrItcën tekst} –</text:span> texto sublinhado</text:p>
      <text:p text:style-name="P4"><text:span text:style-name="T1">Suppressem {suprEsëm} –</text:span> deletar</text:p>
      <text:p text:style-name="P4"><text:span text:style-name="T1">Surce code {surts kod} –</text:span> código fonte</text:p>
      <text:p text:style-name="P4"><text:span text:style-name="T1">Swoglehmber {swoglE:mbër} –</text:span> booting</text:p>
      <text:p text:style-name="P4"><text:span text:style-name="T1">Swoncarte {swonkArt} –</text:span> placa de som</text:p>
      <text:p text:style-name="P4"><text:span text:style-name="T1">Swonkwatel {swonkwAtël} –</text:span> caixa de som</text:p>
      <text:p text:style-name="P4"><text:span text:style-name="T1">Synchronise {sünkronIz} –</text:span> sincronizar</text:p>
      <text:p text:style-name="P4"><text:span text:style-name="T1">Tab(ulation) {tab(ulatyOn)} –</text:span> tabulação</text:p>
      <text:p text:style-name="P4"><text:span text:style-name="T1">Texte futliar {text futlyAr} –</text:span> caixa de texto</text:p>
      <text:p text:style-name="P4"><text:span text:style-name="T1">Textenbeorbater {tekstënbeorbAtër} – </text:span>processador de texto</text:p>
      <text:p text:style-name="P4"><text:span text:style-name="T1">Topic {tOpik} –</text:span> tópico (de um fórum)</text:p>
      <text:p text:style-name="P4"><text:span text:style-name="T1">Touche {tu:tc} –</text:span> tecla (de um teclado)</text:p>
      <text:p text:style-name="P4"><text:span text:style-name="T1">Touchecran {tu:tcëkrAn} –</text:span> touchscreen</text:p>
      <text:p text:style-name="P4"><text:span text:style-name="T1">Trackliste {traklIst} –</text:span> playlist</text:p>
      <text:p text:style-name="P4"><text:span text:style-name="T1">Transistor {transistOr} –</text:span> transistor </text:p>
      <text:p text:style-name="P4"><text:span text:style-name="T1">TV carte {TV kart} –</text:span> placa de captura</text:p>
      <text:p text:style-name="P4"><text:span text:style-name="T1">Ubklad {ubklAd} –</text:span> fazer upload, subir (um arquivo)</text:p>
      <text:p text:style-name="P4"><text:span text:style-name="T1">Ubnuw {ubnUw} –</text:span> atualização (de dados)</text:p>
      <text:p text:style-name="P4"><text:span text:style-name="T1">Ubnuwen {ubnÜwën} –</text:span> atualizar (dados)</text:p>
      <text:p text:style-name="P4"><text:span text:style-name="T1">Ubstiumep {ubstyÜmëp} –</text:span> atualizar (versão)</text:p>
      <text:p text:style-name="P4"><text:span text:style-name="T1">Uperswehp {üpërswE:p} –</text:span> hibernar</text:p>
      <text:p text:style-name="P4"><text:span text:style-name="T1">Utilitat {utilitAt} –</text:span> utilidade</text:p>
      <text:p text:style-name="P4"><text:span text:style-name="T1">USB (</text:span><text:span text:style-name="T9">Universal Serial Bus</text:span><text:span text:style-name="T1">) {univërsAl sëriAl bus} –</text:span> USB <text:span text:style-name="T8">(Universal Serial Bus)</text:span> </text:p>
      <text:p text:style-name="P4"><text:span text:style-name="T1">USB cleich {USB kleytc}–</text:span> pendrive</text:p>
      <text:p text:style-name="P4"><text:span text:style-name="T1">Vector image {vëktOr imAdj} –</text:span> imagem vetorial</text:p>
      <text:p text:style-name="P4"><text:soft-page-break/><text:span text:style-name="T1">Vectorial image {vëktoryAl imAdj} –</text:span> imagem vetorial</text:p>
      <text:p text:style-name="P4"><text:span text:style-name="T1">VGT </text:span><text:span text:style-name="T9">(Video Graphique Tehxen)</text:span><text:span text:style-name="T1"> {vidEo grafIk tE:ksën} –</text:span> VGA <text:span text:style-name="T8">(Video Graphics Array)</text:span> </text:p>
      <text:p text:style-name="P4"><text:span text:style-name="T1">Video {vidEo} –</text:span> vídeo </text:p>
      <text:p text:style-name="P4"><text:span text:style-name="T1">Videogame {videogAm} –</text:span> console de videogame</text:p>
      <text:p text:style-name="P4"><text:span text:style-name="T1">Videocarte {videokArt} –</text:span> placa de vídeo</text:p>
      <text:p text:style-name="P4"><text:span text:style-name="T1">Videoleik {videolEyk} –</text:span> console de videogame</text:p>
      <text:p text:style-name="P4"><text:span text:style-name="T1">Videotolker {videotOlkër} –</text:span> reprodutor de vídeo</text:p>
      <text:p text:style-name="P4"><text:span text:style-name="T1">Wi-fi {wi-fi} –</text:span> wi-fi</text:p>
      <text:p text:style-name="P4"><text:span text:style-name="T1">Virtual {virtuAl} –</text:span> virtual</text:p>
      <text:p text:style-name="P4"><text:span text:style-name="T1">Virus {vIrus} –</text:span> vírus</text:p>
      <text:p text:style-name="P4"><text:span text:style-name="T1">Viel {vyel} –</text:span> cabo</text:p>
      <text:p text:style-name="P4"><text:span text:style-name="T1">Voltage-tuler {voltAdj tÜlër} – </text:span>estabilizador</text:p>
      <text:p text:style-name="P4"><text:span text:style-name="T1">Volume {volÜm} –</text:span><text:span text:style-name="T5"> volume</text:span></text:p>
      <text:p text:style-name="P4"><text:span text:style-name="T1">Web {web} –</text:span> web, rede</text:p>
      <text:p text:style-name="P4"><text:span text:style-name="T1">Webcam {wëbkAm} –</text:span> webcam</text:p>
      <text:p text:style-name="P4"><text:span text:style-name="T1">Website {wëbsAyt} –</text:span> website, site</text:p>
      <text:p text:style-name="P4"><text:bookmark-start text:name="__DdeLink__35609_1870019565"/><text:span text:style-name="T1">Webtyohc {wëbtyO:k} –</text:span> feed<text:bookmark-end text:name="__DdeLink__35609_1870019565"/></text:p>
      <text:p text:style-name="P4"><text:bookmark-start text:name="__DdeLink__35666_1870019565"/><text:span text:style-name="T1">Wehrgeih {we:rdjE:i} –</text:span> dar play, rodar, fazer funcionar, operar<text:bookmark-end text:name="__DdeLink__35666_1870019565"/></text:p>
      <text:p text:style-name="P4"><text:span text:style-name="T1">Windows portfeuyl {windOws portfÖyl} – </text:span>Porta-Arquivos <text:span text:style-name="T8">(do Microsoft Windows)</text:span> </text:p>
      <text:p text:style-name="P4"><text:span text:style-name="T1">Zoum apo {zu:m Apo} –</text:span> Zoom out</text:p>
      <text:p text:style-name="P4"><text:span text:style-name="T1">Zoum prosch {zu:m proc} –</text:span> Zoom in</text:p>
      <text:p text:style-name="P4"/>
      <text:h text:style-name="P3" text:outline-level="2">ANIMAIS</text:h>
      <text:p text:style-name="P4"/>
      <text:p text:style-name="P4"><text:span text:style-name="T1">Arank {arAnk} –</text:span> aranha</text:p>
      <text:p text:style-name="P4"><text:span text:style-name="T1">Aux(an) {Aoks / aoksAn} –</text:span> boi</text:p>
      <text:p text:style-name="P4"><text:span text:style-name="T1">Av {av} –</text:span> pássaro</text:p>
      <text:p text:style-name="P4"><text:span text:style-name="T1">Ayg {ayg} –</text:span> cabra</text:p>
      <text:p text:style-name="P4"><text:span text:style-name="T1">Aygur {aygUr} –</text:span> garanhão</text:p>
      <text:p text:style-name="P4"><text:span text:style-name="T1">Baleina {balEyna} –</text:span> baleia</text:p>
      <text:p text:style-name="P4"><text:span text:style-name="T1">Baul {bawl} –</text:span> morcego</text:p>
      <text:p text:style-name="P4"><text:span text:style-name="T1">Bei {bey} –</text:span> abelha</text:p>
      <text:p text:style-name="P4"><text:span text:style-name="T1">Bock {bok} –</text:span> bode</text:p>
      <text:p text:style-name="P4"><text:span text:style-name="T1">Brank {brank} –</text:span> besouro</text:p>
      <text:p text:style-name="P4"><text:span text:style-name="T1">Cat {kat} –</text:span> gato</text:p>
      <text:p text:style-name="P4"><text:span text:style-name="T1">Cavall {kavAl} –</text:span> cavalo</text:p>
      <text:p text:style-name="P4"><text:span text:style-name="T1">Cuincule {kwInkül} –</text:span> coelho</text:p>
      <text:p text:style-name="P4"><text:span text:style-name="T1">Delphin {dëlfIn} –</text:span> golfinho</text:p>
      <text:p text:style-name="P4"><text:span text:style-name="T1">Gall {gal} –</text:span> galo</text:p>
      <text:p text:style-name="P4"><text:span text:style-name="T1">Gaydh {gayd} –</text:span> bode / cabra <text:span text:style-name="T8">(pode ser usado com adjetivo)</text:span> </text:p>
      <text:p text:style-name="P4"><text:span text:style-name="T1">Ghelon {gëlOn} –</text:span> tartaruga</text:p>
      <text:p text:style-name="P4"><text:span text:style-name="T1">Ghimer {gImër} –</text:span> filhote <text:span text:style-name="T8">(um inverno de idade)</text:span> </text:p>
      <text:p text:style-name="P4"><text:span text:style-name="T1">Gwow {gwow} –</text:span> vaca, bovino</text:p>
      <text:p text:style-name="P4"><text:span text:style-name="T1">Katelsqual {katëlskwAl} –</text:span> orca</text:p>
      <text:p text:style-name="P4"><text:span text:style-name="T1">Kiep {kyep} –</text:span> macaco grande</text:p>
      <text:p text:style-name="P4"><text:span text:style-name="T1">Kierk {kyErk} –</text:span> galinha</text:p>
      <text:p text:style-name="P4"><text:span text:style-name="T1">Kunia {kUnya} –</text:span> cadela, cachorra</text:p>
      <text:p text:style-name="P4"><text:soft-page-break/><text:span text:style-name="T1">Kwaun {kwAon} –</text:span> cão, cachorro</text:p>
      <text:p text:style-name="P4"><text:span text:style-name="T1">Leopard {leopArd} –</text:span> leopardo</text:p>
      <text:p text:style-name="P4"><text:span text:style-name="T1">Lion {lyon} –</text:span> leão</text:p>
      <text:p text:style-name="P4"><text:span text:style-name="T1">Maymoun {maymU:n} – </text:span>macaco pequeno</text:p>
      <text:p text:style-name="P4"><text:span text:style-name="T1">Murm {murm} –</text:span> formiga</text:p>
      <text:p text:style-name="P4"><text:span text:style-name="T1">Mus {mus} –</text:span> camundongo</text:p>
      <text:p text:style-name="P4"><text:span text:style-name="T1">Musch {muc} –</text:span> mosca</text:p>
      <text:p text:style-name="P4"><text:span text:style-name="T1">Ornd {ornd} –</text:span> águia</text:p>
      <text:p text:style-name="P4"><text:span text:style-name="T1">Ow {ow} –</text:span> ovelha / carneiro</text:p>
      <text:p text:style-name="P4"><text:span text:style-name="T1">Pelpel {pElpël} –</text:span> borboleta</text:p>
      <text:p text:style-name="P4"><text:span text:style-name="T1">Pinguin {pingwIn} –</text:span> pinguim</text:p>
      <text:p text:style-name="P4"><text:span text:style-name="T1">Pisk {pisk} –</text:span> peixe</text:p>
      <text:p text:style-name="P4"><text:span text:style-name="T1">Pork {pork} –</text:span> porco</text:p>
      <text:p text:style-name="P4"><text:span text:style-name="T1">Rat {rat} –</text:span> rato</text:p>
      <text:p text:style-name="P4"><text:span text:style-name="T1">Schebeck {cëbEk} –</text:span> macaca</text:p>
      <text:p text:style-name="P4"><text:span text:style-name="T1">Scorpion {skorpyOn} –</text:span> escorpião</text:p>
      <text:p text:style-name="P4"><text:span text:style-name="T1">Serpent {sErpënt} –</text:span> serpente, cobra</text:p>
      <text:p text:style-name="P4"><text:span text:style-name="T1">Shamyu {xAmyu} –</text:span> tubarão</text:p>
      <text:p text:style-name="P4"><text:span text:style-name="T1">Sill {sil} –</text:span> foca</text:p>
      <text:p text:style-name="P4"><text:span text:style-name="T1">Taur {tAor} –</text:span> touro</text:p>
      <text:p text:style-name="P4"><text:span text:style-name="T1">Tigher {tIgër} –</text:span> tigre</text:p>
      <text:p text:style-name="P4"><text:span text:style-name="T1">Urx {urks} –</text:span> urso</text:p>
      <text:p text:style-name="P4"><text:span text:style-name="T1">Vulp(ek) {vUlp(ëk)} –</text:span> raposa</text:p>
      <text:p text:style-name="P4"><text:span text:style-name="T1">Wersi {wErsi} –</text:span> filhote <text:span text:style-name="T8">(uma primavera de idade)</text:span> </text:p>
      <text:p text:style-name="P4"><text:span text:style-name="T1">Wolf {wolf} –</text:span> lobo</text:p>
      <text:p text:style-name="P4"/>
      <text:h text:style-name="P3" text:outline-level="2">MEDIDAS</text:h>
      <text:p text:style-name="P4"/>
      <text:p text:style-name="P4"><text:span text:style-name="T1">Absorpt energia dose {absOrpt enErdjya doz} –</text:span> dose absorvida</text:p>
      <text:p text:style-name="P4"><text:span text:style-name="T1">Ampere {ampEr} (A) –</text:span> ampere</text:p>
      <text:p text:style-name="P4"><text:span text:style-name="T1">Becquerel {bëkErël} (Bq</text:span>) – becquerel</text:p>
      <text:p text:style-name="P4"><text:span text:style-name="T1">Candela {kandEla} (cd) –</text:span> candela</text:p>
      <text:p text:style-name="P4"><text:span text:style-name="T1">Catalytic activitat {katalÜtik aktivitAt} –</text:span> atividade catalítica</text:p>
      <text:p text:style-name="P4"><text:span text:style-name="T1">Celsius grade {tsElsyus grAd} (°C) –</text:span> <text:s/>grau Celsius</text:p>
      <text:p text:style-name="P4"><text:span text:style-name="T1">Dwinegh {dwInëg} –</text:span> força <text:span text:style-name="T8">(no contexto de pressão)</text:span><text:span text:style-name="T14"> </text:span></text:p>
      <text:p text:style-name="P4"><text:span text:style-name="T15">Electric capacitat {elEktrik kapatsitAt} –</text:span><text:span text:style-name="T14"> capacitância</text:span></text:p>
      <text:p text:style-name="P4"><text:span text:style-name="T15">Electric charge {elEktrik tcardj} –</text:span><text:span text:style-name="T14"> carga elétrica</text:span></text:p>
      <text:p text:style-name="P4"><text:span text:style-name="T15">Electric conductance {elEktrik konduktAnts} –</text:span><text:span text:style-name="T14"> condutância</text:span></text:p>
      <text:p text:style-name="P4"><text:span text:style-name="T15">Electric inductance {elEktrik induktAnts} –</text:span><text:span text:style-name="T14"> indutância</text:span></text:p>
      <text:p text:style-name="P4"><text:span text:style-name="T15">Electric resistence {elEktrik rezistEnts} –</text:span><text:span text:style-name="T14"> resistência elétrica</text:span></text:p>
      <text:p text:style-name="P4"><text:span text:style-name="T15">Electromot force {elëktromot forts} –</text:span><text:span text:style-name="T14"> tensão elétrica</text:span></text:p>
      <text:p text:style-name="P4"><text:span text:style-name="T15">Energia {enErdjya} –</text:span><text:span text:style-name="T14"> energia</text:span></text:p>
      <text:p text:style-name="P4"><text:span text:style-name="T15">Equivalent dose {ekivAlënt doz} –</text:span><text:span text:style-name="T14"> dose equivalente</text:span></text:p>
      <text:p text:style-name="P4"><text:span text:style-name="T1">Farad {farAd} (F) –</text:span> farad</text:p>
      <text:p text:style-name="P4"><text:span text:style-name="T1">Force {forts} –</text:span> força</text:p>
      <text:p text:style-name="P4"><text:span text:style-name="T1">Frequence {frëkEnts} – </text:span>frequência</text:p>
      <text:p text:style-name="P4"><text:span text:style-name="T1">Gray {gray} (Gy) –</text:span> gray</text:p>
      <text:p text:style-name="P4"><text:span text:style-name="T1">Gwayder flux {gwAydër fluks} –</text:span> fluxo luminoso</text:p>
      <text:p text:style-name="P4"><text:span text:style-name="T1">Gwayder intensitat {gwAydër intënsitAt} –</text:span> intensidade luminosa</text:p>
      <text:p text:style-name="P4"><text:soft-page-break/><text:span text:style-name="T1">Henry {hEnri} (H) –</text:span> henry</text:p>
      <text:p text:style-name="P4"><text:span text:style-name="T1">Hertz {hertz} (Hz) –</text:span> hertz</text:p>
      <text:p text:style-name="P4"><text:span text:style-name="T1">Joule {ju:l} (J) –</text:span> joule</text:p>
      <text:p text:style-name="P4"><text:span text:style-name="T1">Katal {katAl} (kat) –</text:span> katal</text:p>
      <text:p text:style-name="P4"><text:span text:style-name="T1">Kelvin {kelvIn} (k) –</text:span> kelvin</text:p>
      <text:p text:style-name="P4"><text:span text:style-name="T1">Kilogramme {kilogrAm} (kg) –</text:span> quilograma</text:p>
      <text:p text:style-name="P4"><text:span text:style-name="T1">Kweitergwis {kwEytërgwis} –</text:span> luminosidade</text:p>
      <text:p text:style-name="P4"><text:span text:style-name="T1">Longe {londj} –</text:span> comprimento</text:p>
      <text:p text:style-name="P4"><text:span text:style-name="T1">Lumen {lÜmën} (lm) –</text:span> lúmen</text:p>
      <text:p text:style-name="P4"><text:span text:style-name="T1">Lux {luks} (lx) –</text:span> lux</text:p>
      <text:p text:style-name="P4"><text:span text:style-name="T1">Magnetic induction {manyEtik induktyOn} –</text:span> intensidade de campo magnético</text:p>
      <text:p text:style-name="P4"><text:span text:style-name="T1">Magnetic induction flux {manyEtik induktyOn fluks} –</text:span> fluxo magnético</text:p>
      <text:p text:style-name="P4"><text:span text:style-name="T1">Masse {mas} –</text:span> massa</text:p>
      <text:p text:style-name="P4"><text:span text:style-name="T1">Meter {mEtër} (m)–</text:span> metro</text:p>
      <text:p text:style-name="P4"><text:span text:style-name="T1">Mole {mol} (mol) –</text:span> mol</text:p>
      <text:p text:style-name="P4"><text:span text:style-name="T1">Newton {nëwtOn} (N) –</text:span> newton</text:p>
      <text:p text:style-name="P4"><text:span text:style-name="T1">Ohm {o:m} (Ω) –</text:span> ohm</text:p>
      <text:p text:style-name="P4"><text:span text:style-name="T1">Pascal {paskAl} (Pa) –</text:span> pascal</text:p>
      <text:p text:style-name="P4"><text:span text:style-name="T1">Plane angule {plan Angül} –</text:span> ângulo plano</text:p>
      <text:p text:style-name="P4"><text:span text:style-name="T1">Pressem {prEsëm} –</text:span> pressão</text:p>
      <text:p text:style-name="P4"><text:span text:style-name="T1">Radian {radyAn} (rad) –</text:span> radiano</text:p>
      <text:p text:style-name="P4"><text:span text:style-name="T1">Radioactivitat {radyoaktivitAt} –</text:span> atividade radioativa</text:p>
      <text:p text:style-name="P4"><text:span text:style-name="T1">Secunde {sekUnd} (s) –</text:span> segundo</text:p>
      <text:p text:style-name="P4"><text:span text:style-name="T1">Siemens {syEmëns} (S) –</text:span> siemens</text:p>
      <text:p text:style-name="P4"><text:span text:style-name="T1">Sievert {syEvërt} (Sv) –</text:span> sievert</text:p>
      <text:p text:style-name="P4"><text:span text:style-name="T1">Solid angule {sOlid Angül} – </text:span>ângulo sólido</text:p>
      <text:p text:style-name="P4"><text:span text:style-name="T1">Srov {srov} –</text:span> corrente elétrica</text:p>
      <text:p text:style-name="P4"><text:span text:style-name="T1">Steradian {stëradyAn} (sr) – </text:span>esferorradiano</text:p>
      <text:p text:style-name="P4"><text:span text:style-name="T1">Stieure {styÖr} –</text:span> potência</text:p>
      <text:p text:style-name="P4"><text:span text:style-name="T1">Temperature {tëmpëratÜr} –</text:span> temperatura</text:p>
      <text:p text:style-name="P4"><text:span text:style-name="T1">Tesla {tEsla} (T) –</text:span> tesla</text:p>
      <text:p text:style-name="P4"><text:span text:style-name="T1">Volt {volt} (V) –</text:span> volt</text:p>
      <text:p text:style-name="P4"><text:span text:style-name="T1">Wakel {wAkël} –</text:span> quantidade, carga</text:p>
      <text:p text:style-name="P4"><text:span text:style-name="T1">Wakt {wakt} –</text:span> tempo</text:p>
      <text:p text:style-name="P4"><text:span text:style-name="T1">Weber {wEbër} (Wb) –</text:span> weber</text:p>
      <text:p text:style-name="P4"><text:span text:style-name="T1">Wehrg {we:rg} –</text:span> trabalho</text:p>
      <text:p text:style-name="P4"><text:span text:style-name="T1">Watt {wat} (W) –</text:span> watt</text:p>
      <text:p text:style-name="P4"/>
      <text:h text:style-name="P3" text:outline-level="2">FAMÍLIA</text:h>
      <text:p text:style-name="P4"/>
      <text:p text:style-name="P4"><text:span text:style-name="T1">Aja {Aja} –</text:span> vovó</text:p>
      <text:p text:style-name="P4"><text:span text:style-name="T1">Amma {Ama} –</text:span> mãe adotiva</text:p>
      <text:p text:style-name="P4"><text:span text:style-name="T1">Atta {Ata} –</text:span> padrasto</text:p>
      <text:p text:style-name="P4"><text:span text:style-name="T1">Bent {bent} –</text:span> garota, menina</text:p>
      <text:p text:style-name="P4"><text:span text:style-name="T1">Brater {brAtër} –</text:span> irmão</text:p>
      <text:p text:style-name="P4"><text:span text:style-name="T1">Cousin {ku:zIn} –</text:span> primo, prima</text:p>
      <text:p text:style-name="P4"><text:span text:style-name="T1">Cummater {kummAtër} –</text:span> madrinha</text:p>
      <text:p text:style-name="P4"><text:span text:style-name="T1">Cumpater {kumpAtër} –</text:span> padrinho</text:p>
      <text:p text:style-name="P4"><text:soft-page-break/><text:span text:style-name="T1">Daiwer {dÄwër} –</text:span> cunhado</text:p>
      <text:p text:style-name="P4"><text:span text:style-name="T1">Dugter {dUgtër} –</text:span> filha</text:p>
      <text:p text:style-name="P4"><text:span text:style-name="T1">Eln {eln} –</text:span><text:span text:style-name="T5"> criança</text:span>, filhote</text:p>
      <text:p text:style-name="P4"><text:span text:style-name="T1">Esor {ezOr} –</text:span> esposa, mulher</text:p>
      <text:p text:style-name="P4"><text:span text:style-name="T1">Ewo {Ewo} –</text:span> vovô</text:p>
      <text:p text:style-name="P4"><text:span text:style-name="T1">Familia {famIlya} –</text:span> família</text:p>
      <text:p text:style-name="P4"><text:span text:style-name="T1">Fiancee {fyantsEë} –</text:span> noiva <text:span text:style-name="T8">(durante o noivado)</text:span> </text:p>
      <text:p text:style-name="P4"><text:span text:style-name="T1">Fianceo {fyantsEo} –</text:span> noivo <text:span text:style-name="T8">(durante o noivado)</text:span> </text:p>
      <text:p text:style-name="P4"><text:span text:style-name="T1">Gelou {djëlU:} –</text:span> cunhada</text:p>
      <text:p text:style-name="P4"><text:span text:style-name="T1">Gemer {djEmër} – </text:span>marido da irmã</text:p>
      <text:p text:style-name="P4"><text:span text:style-name="T1">Genealogic dru {djënealOdjik dru} –</text:span> árvore genealógica </text:p>
      <text:p text:style-name="P4"><text:span text:style-name="T1">Grandmater {grandmAtër} –</text:span> avó</text:p>
      <text:p text:style-name="P4"><text:span text:style-name="T1">Grandpater {grandpAtër} –</text:span> avô</text:p>
      <text:p text:style-name="P4"><text:span text:style-name="T1">Gvibh {gvib} –</text:span> esposa, mulher</text:p>
      <text:p text:style-name="P4"><text:span text:style-name="T1">Ienter {yEntër} –</text:span> esposa do irmão do marido</text:p>
      <text:p text:style-name="P4"><text:span text:style-name="T1">Kerab {kërAb} –</text:span> parente</text:p>
      <text:p text:style-name="P4"><text:span text:style-name="T1">Kerdprient {kërdpryEnt} –</text:span> namorado</text:p>
      <text:p text:style-name="P4"><text:span text:style-name="T1">Kerdprientin {kërdpryentIn} –</text:span> namorada</text:p>
      <text:p text:style-name="P4"><text:span text:style-name="T1">Kweil {kweyl} –</text:span> garota, menina</text:p>
      <text:p text:style-name="P4"><text:span text:style-name="T1">Mann {man} –</text:span> esposo, marido</text:p>
      <text:p text:style-name="P4"><text:span text:style-name="T1">Mater {mAtër} –</text:span> mãe</text:p>
      <text:p text:style-name="P4"><text:span text:style-name="T1">Matruw {matrUw} –</text:span> tio materno</text:p>
      <text:p text:style-name="P4"><text:span text:style-name="T1">Nanander {nanAndër} –</text:span> irmão do marido</text:p>
      <text:p text:style-name="P4"><text:span text:style-name="T1">Nepot {nëpOt} –</text:span> sobrinho</text:p>
      <text:p text:style-name="P4"><text:span text:style-name="T1">Neptia {nEptya} –</text:span> sobrinha</text:p>
      <text:p text:style-name="P4"><text:span text:style-name="T1">Nitia {nItya} –</text:span> <text:span text:style-name="T8">circulo familiar e de amigos</text:span></text:p>
      <text:p text:style-name="P4"><text:span text:style-name="T1">Novsta {nOvsta} –</text:span> noiva <text:span text:style-name="T8">(durante o casamento)</text:span> </text:p>
      <text:p text:style-name="P4"><text:span text:style-name="T1">Novsto {nOvsto} –</text:span> noivo <text:span text:style-name="T8">(durante o casamento)</text:span> </text:p>
      <text:p text:style-name="P4"><text:span text:style-name="T1">Oncle {onkl} –</text:span> tio</text:p>
      <text:p text:style-name="P4"><text:span text:style-name="T1">Parent {pArënt} –</text:span> pai / mãe</text:p>
      <text:p text:style-name="P4"><text:span text:style-name="T1">Pater {pAtër} –</text:span> pai</text:p>
      <text:p text:style-name="P4"><text:span text:style-name="T1">Prient {pryent} –</text:span> amigo, amiga</text:p>
      <text:p text:style-name="P4"><text:span text:style-name="T1">Samgwelbh –</text:span> <text:span text:style-name="T8">nascido da mesma mãe</text:span> </text:p>
      <text:p text:style-name="P4"><text:span text:style-name="T1">Siour {syu:r} –</text:span> irmão da esposa</text:p>
      <text:p text:style-name="P4"><text:span text:style-name="T1">Son {son} –</text:span> filho</text:p>
      <text:p text:style-name="P4"><text:span text:style-name="T1">Swelion {swëlyOn} –</text:span> marido da irmã da esposa</text:p>
      <text:p text:style-name="P4"><text:span text:style-name="T1">Swesgen {swEsdjën} –</text:span> irmão / irmã</text:p>
      <text:p text:style-name="P4"><text:span text:style-name="T1">Swes(ter) {swEs(tër)} –</text:span> irmã</text:p>
      <text:p text:style-name="P4"><text:span text:style-name="T1">Swoker {swOkër} –</text:span> sogro</text:p>
      <text:p text:style-name="P4"><text:span text:style-name="T1">Swokru {swOkru} –</text:span> sogra</text:p>
      <text:p text:style-name="P4"><text:span text:style-name="T1">Tante {tant} –</text:span> tia</text:p>
      <text:p text:style-name="P4"><text:span text:style-name="T1">Vidva {vIdva} –</text:span> viúva</text:p>
      <text:p text:style-name="P4"><text:span text:style-name="T1">Vidvo(s) {vIdvo(s)} –</text:span> viúvo</text:p>
      <text:p text:style-name="P4"><text:span text:style-name="T1">Wehdmen {wE:dmën} –</text:span> dote (da noiva)</text:p>
      <text:p text:style-name="P4"/>
      <text:h text:style-name="P3" text:outline-level="2">DIVERSOS</text:h>
      <text:p text:style-name="P4"/>
      <text:p text:style-name="P4"><text:span text:style-name="T1">Alphabet {alfAbd} – </text:span>alfabeto</text:p>
      <text:p text:style-name="P4"><text:span text:style-name="T1">Anua {Anwa} –</text:span> anciã</text:p>
      <text:p text:style-name="P4"><text:soft-page-break/><text:span text:style-name="T1">Aunfin {aonfIn} –</text:span> infinito</text:p>
      <text:p text:style-name="P4"><text:span text:style-name="T1">Buk {buk} –</text:span> livro</text:p>
      <text:p text:style-name="P4"><text:span text:style-name="T1">Dienkia {dyEnkya} –</text:span> eletrodoméstico</text:p>
      <text:p text:style-name="P4"><text:span text:style-name="T1">Distance-control {distAnts kontrOl} –</text:span> controle remoto</text:p>
      <text:p text:style-name="P4"><text:span text:style-name="T1">Dru {dru} –</text:span> árvore</text:p>
      <text:p text:style-name="P4"><text:span text:style-name="T1">Fall {fal} –</text:span> caso <text:span text:style-name="T8">(situação)</text:span></text:p>
      <text:p text:style-name="P4"><text:span text:style-name="T1">Forest {forEst} –</text:span> floresta</text:p>
      <text:p text:style-name="P4"><text:span text:style-name="T1">Future {futÜr} –</text:span> futuro</text:p>
      <text:p text:style-name="P4"><text:span text:style-name="T1">Geront {djërOnt} –</text:span> ancião</text:p>
      <text:p text:style-name="P4"><text:span text:style-name="T1">Grammatic {gramAtik} –</text:span> gramática</text:p>
      <text:p text:style-name="P4"><text:span text:style-name="T1">Gwen {gwen} –</text:span> mulher</text:p>
      <text:p text:style-name="P4"><text:span text:style-name="T1">Gwenak {gwënAk} –</text:span> moça</text:p>
      <text:p text:style-name="P4"><text:span text:style-name="T1">Ject {jekt} –</text:span> coisa</text:p>
      <text:p text:style-name="P4"><text:span text:style-name="T1">Ker {ker} –</text:span> vez</text:p>
      <text:p text:style-name="P4"><text:span text:style-name="T1">Kindergarten {kindërgArtën} –</text:span> jardim de infância</text:p>
      <text:p text:style-name="P4"><text:span text:style-name="T1">Kwehrmen {kwE:mën} –</text:span> maneira, forma de fazer alguma coisa</text:p>
      <text:p text:style-name="P4"><text:span text:style-name="T1">Majoritat {majoritAt} –</text:span> maioria</text:p>
      <text:p text:style-name="P4"><text:span text:style-name="T1">Memoria {mëmOrya}</text:span><text:span text:style-name="T5"> – memória</text:span></text:p>
      <text:p text:style-name="P4"><text:span text:style-name="T1">Mensc {mensk} – </text:span>humano(a), homem <text:span text:style-name="T8">(“homem” no sentido de espécie)</text:span></text:p>
      <text:p text:style-name="P4"><text:span text:style-name="T1">Menue {mënÜ:} – </text:span><text:span text:style-name="T5">menu</text:span></text:p>
      <text:p text:style-name="P4"><text:span text:style-name="T1">Message {mesAdj} –</text:span><text:span text:style-name="T5"> mensagem</text:span></text:p>
      <text:p text:style-name="P4"><text:span text:style-name="T1">Minoritat {minoritAt} –</text:span> minoria</text:p>
      <text:p text:style-name="P4"><text:span text:style-name="T1">Pieg {pyeg} –</text:span> garota, menina</text:p>
      <text:p text:style-name="P4"><text:span text:style-name="T1">Present {prEzënt} –</text:span> presente</text:p>
      <text:p text:style-name="P4"><text:span text:style-name="T1">Prev {prev} –</text:span> passado</text:p>
      <text:p text:style-name="P4"><text:span text:style-name="T1">Primar talim {primAr tAlim} –</text:span><text:span text:style-name="T5"> </text:span><text:span text:style-name="T12">estágio no qual,</text:span><text:span text:style-name="T8"> crianças aprendem o básico, como escrever e </text:span><text:span text:style-name="T8">fazer contas</text:span><text:span text:style-name="T14"> </text:span></text:p>
      <text:p text:style-name="P4"><text:span text:style-name="T1">Pwarn {pwarn} – </text:span>garoto, menino</text:p>
      <text:p text:style-name="P4"><text:span text:style-name="T1">Secundar talim {sëkundAr tAlim} –</text:span> <text:span text:style-name="T8">estágio no qual, adolescentes </text:span><text:span text:style-name="T8">aprendem o fundamental</text:span><text:span text:style-name="T14"> </text:span></text:p>
      <text:p text:style-name="P4"><text:span text:style-name="T1">Suedos {sÜ:dos} –</text:span> propriedade <text:span text:style-name="T8">(qualidade)</text:span> </text:p>
      <text:p text:style-name="P4"><text:span text:style-name="T1">Television {tëlëvizyOn} – </text:span>televisão</text:p>
      <text:p text:style-name="P4"><text:span text:style-name="T1">Veneg {vEnëg} –</text:span> vendedor</text:p>
      <text:p text:style-name="P4"><text:span text:style-name="T1">Videocassette {videokasEt} – </text:span>videocassete</text:p>
      <text:p text:style-name="P4"><text:span text:style-name="T1">Videoteip {videotEyp} –</text:span> videocassete</text:p>
      <text:p text:style-name="P4"><text:span text:style-name="T1">Wakt {wakt} –</text:span> tempo <text:span text:style-name="T8">(duração)</text:span> </text:p>
      <text:p text:style-name="P4"><text:span text:style-name="T1">Wir {wir} –</text:span> homem</text:p>
      <text:p text:style-name="P4"><text:span text:style-name="T1">Yeudmo {yÖdmo} –</text:span> homem <text:span text:style-name="T8">(como combatente)</text:span> </text:p>
      <text:p text:style-name="P4"><text:span text:style-name="T1">Yuwen {yÜwën} –</text:span> rapaz</text:p>
      <text:p text:style-name="P4"><text:span text:style-name="T1">Zaman {dzamAn} –</text:span> época, período, tempo <text:span text:style-name="T8">(quando referente a um determinado período)</text:span> </text:p>
      <text:p text:style-name="P4"/>
      <text:h text:style-name="P3" text:outline-level="2">INTERJEIÇÕES</text:h>
      <text:p text:style-name="P4"/>
      <text:p text:style-name="P4"><text:span text:style-name="T1">Ajaban! {ajabAn} –</text:span> oh! ah, sério? mesmo?</text:p>
      <text:p text:style-name="P4"><text:span text:style-name="T1">Al-hamdulillah! {al hamdulilA:} –</text:span> graças a Deus!</text:p>
      <text:p text:style-name="P4"><text:span text:style-name="T1">Aman! {amAn} –</text:span> tenha misericórdia! tenha piedade!</text:p>
      <text:p text:style-name="P4"><text:span text:style-name="T1">Anchoa! {antcOa} –</text:span> oh! o quê? <text:span text:style-name="T8">(incredulidade)</text:span> </text:p>
      <text:p text:style-name="P4"><text:span text:style-name="T1">Asafa! {azAfa} –</text:span> credo! cruzes! macacos me mordam!</text:p>
      <text:p text:style-name="P4"><text:soft-page-break/><text:span text:style-name="T1">Bast(a)! {bAst(a)} –</text:span> basta! é o bastante!</text:p>
      <text:p text:style-name="P4"><text:span text:style-name="T1">Bravo! {brAvo} –</text:span> bravo!</text:p>
      <text:p text:style-name="P4"><text:span text:style-name="T1">Bre! {bre} –</text:span> ei!</text:p>
      <text:p text:style-name="P4"><text:span text:style-name="T1">Chao! {tcAo} –</text:span> tchau!</text:p>
      <text:p text:style-name="P4"><text:span text:style-name="T1">Chiba! {tcIba} –</text:span> psiu! <text:span text:style-name="T8">(para um cachorro se afastar)</text:span> </text:p>
      <text:p text:style-name="P4"><text:span text:style-name="T1">Chinchay! –</text:span> não é nada!</text:p>
      <text:p text:style-name="P4"><text:span text:style-name="T1">Coul! {ku:l} –</text:span> legal! bacana! que massa!</text:p>
      <text:p text:style-name="P4"><text:span text:style-name="T1">Dank! {dank} –</text:span> valeu! obrigado!</text:p>
      <text:p text:style-name="P4"><text:span text:style-name="T1">E? {ë} –</text:span> hein? hã?</text:p>
      <text:p text:style-name="P4"><text:span text:style-name="T1">Ehh {e:} –</text:span> err <text:span text:style-name="T8">(dúvida)</text:span> </text:p>
      <text:p text:style-name="P4"><text:span text:style-name="T1">Gwivtu! / Gwive! {gw} –</text:span> salve! viva!</text:p>
      <text:p text:style-name="P4"><text:span text:style-name="T1">Ha ha ha! {ha ha ha} –</text:span> Há! Há! Há!</text:p>
      <text:p text:style-name="P4"><text:span text:style-name="T1">Hay(te)! {hay(t)} –</text:span> vamos lá! <text:span text:style-name="T8">(encorajamento)</text:span> </text:p>
      <text:p text:style-name="P4"><text:span text:style-name="T1">Hue! {hü:} –</text:span> <text:span text:style-name="T8">para um cavalo</text:span> </text:p>
      <text:p text:style-name="P4"><text:span text:style-name="T1">Hurrah! {hurA:} –</text:span> hurra! <text:span text:style-name="T8">(aplauso)</text:span> </text:p>
      <text:p text:style-name="P4"><text:span text:style-name="T1">Iblis! {Iblis} –</text:span> mas o quê? mas que diabos? que porra é essa?</text:p>
      <text:p text:style-name="P14"><text:span text:style-name="T1">Interjection {intërjëktyOn} –</text:span> interjeição</text:p>
      <text:p text:style-name="P4"><text:span text:style-name="T1">Lassamahallah {lasamahalA:} –</text:span> Deus me ajude!</text:p>
      <text:p text:style-name="P4"><text:span text:style-name="T1">Lutfan {lutfAn} –</text:span> seja gentil! seja amável!</text:p>
      <text:p text:style-name="P4"><text:span text:style-name="T1">Maideh {maydE:} –</text:span> socorro! alguém me ajude! SOS!</text:p>
      <text:p text:style-name="P4"><text:span text:style-name="T1">Marba {mArba} –</text:span> é um prazer de conhecer</text:p>
      <text:p text:style-name="P4"><text:span text:style-name="T1">Mersie! {mërsI:} –</text:span> obrigado!</text:p>
      <text:p text:style-name="P4"><text:span text:style-name="T1">O Deiwes! {o dEywës} </text:span>– graças aos Deuses!</text:p>
      <text:p text:style-name="P4"><text:span text:style-name="T1">Pawiropeku! {pawiropEku} –</text:span> tchau! adeus!</text:p>
      <text:p text:style-name="P4"><text:span text:style-name="T1">Sayang! {sayAng} –</text:span> que pena!</text:p>
      <text:p text:style-name="P4"><text:span text:style-name="T1">Servus! {sErvus} –</text:span> pois não! com muito prazer! a seu serviço!</text:p>
      <text:p text:style-name="P4"><text:span text:style-name="T1">Scha! {ca} –</text:span> silêncio! psiu!</text:p>
      <text:p text:style-name="P4"><text:span text:style-name="T1">Sieune {syön} –</text:span> saúde!</text:p>
      <text:p text:style-name="P4"><text:span text:style-name="T1">Sikhtir {sIqtir} –</text:span> saia daqui! saia!</text:p>
      <text:p text:style-name="P4"><text:span text:style-name="T1">Stop! {stop} –</text:span> pare!</text:p>
      <text:p text:style-name="P4"><text:span text:style-name="T1">Toi! {toy} –</text:span> <text:span text:style-name="T8">decepção</text:span> </text:p>
      <text:p text:style-name="P4"><text:span text:style-name="T1">Uff! {uf} –</text:span> ufa!</text:p>
      <text:p text:style-name="P4"><text:span text:style-name="T1">Ups! {ups} –</text:span> ops!</text:p>
      <text:p text:style-name="P4"><text:span text:style-name="T1">Vedim! {vEdim} –</text:span> vamos ver! <text:span text:style-name="T8">(para trazer um contra-argumento)</text:span> </text:p>
      <text:p text:style-name="P4"><text:span text:style-name="T1">Yallah! {yalA:} –</text:span> meu Deus!</text:p>
      <text:p text:style-name="P4"><text:span text:style-name="T1">Way! {way} –</text:span> ai! ui!</text:p>
      <text:p text:style-name="P4"><text:span text:style-name="T1">Zinhaar! {dzinhaAr} –</text:span> cuidado!</text:p>
      <text:p text:style-name="P4"/>
      <text:h text:style-name="P46" text:outline-level="1">REFERÊNCIAS</text:h>
      <text:p text:style-name="P4"/>
      <text:p text:style-name="P4">SIMON, Olivier. RICE, Stephen L (ed.). <text:span text:style-name="T1">The Grammar Of Sambahsa-Mundialect In English</text:span>. 7 ed. Maio 2012.</text:p>
      <text:p text:style-name="P4"/>
      <text:p text:style-name="P11">A Starter to Sambahsa</text:p>
      <text:p text:style-name="P4"/>
      <text:p text:style-name="P4">RICE, Stephen L. <text:span text:style-name="T1">Sambahsa_Phrasebook</text:span></text:p>
      <text:p text:style-name="P4"/>
      <text:p text:style-name="P4">WINTER, Robert. <text:span text:style-name="T1">Sambahsa: Guide to Pronouns and Articles</text:span>.</text:p>
      <text:p text:style-name="P4"/>
      <text:p text:style-name="P4"><text:soft-page-break/>LIMA, Henrique Matheus da Silva. <text:span text:style-name="T1">Manual de Alfabeto Fonético Internacional</text:span>. 2017.</text:p>
      <text:p text:style-name="P4"/>
      <text:p text:style-name="P4">OFFICIAL DAKHELPAGE OS SAMBAHSA-MUNDIALECT. <text:span text:style-name="T1">FrontPage</text:span>. Disponível em: &lt;http://sambahsa.pbworks.com/w/page/10183084/FrontPage&gt;. Acesso em: jul. 2016.</text:p>
      <text:p text:style-name="P4"/>
      <text:p text:style-name="P4">OFFICIAL DAKHELPAGE OS SAMBAHSA-MUNDIALECT. <text:span text:style-name="T1">IPA Sambahsa phonetics</text:span>. Disponível em: &lt;http://sambahsa.pbworks.com/w/page/10183089/IPA%20Sambahsa%20phonetics&gt;. Acesso em: jul. 2016.</text:p>
      <text:p text:style-name="P4"/>
      <text:p text:style-name="P4">YEAHBITCHMAGNETSOH. <text:span text:style-name="T1">Flag of Indo-European Speakers</text:span>. Reddit. Disponível em: &lt;https://www.reddit.com/r/vexillology/comments/3jlf0k/flag_of_indoeuropean_speakers/&gt;. Acesso em: jul 2016.</text:p>
      <text:p text:style-name="P4"/>
      <text:p text:style-name="P4">DIARIO DOS CAMPOS. <text:span text:style-name="T1">Idiotismos da Língua Portuguesa</text:span>. 01 set. 2012. Disponível em: &lt;http://www.diariodoscampos.com.br/variedades/2009/05/idiotismos-da-lingua-portuguesa/1123815/&gt;. Acesso em: jul. 2016.</text:p>
      <text:p text:style-name="P4"/>
      <text:p text:style-name="P4">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1"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2"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1"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1"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1"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60FC9357.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29</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3-24T17:03:48</dc:date>
    <meta:editing-duration>P15DT9H27M49S</meta:editing-duration>
    <meta:editing-cycles>5770</meta:editing-cycles>
    <meta:generator>OpenOffice.org/3.4.1$Unix OpenOffice.org_project/341m1$Build-9593</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0" meta:image-count="2" meta:object-count="0" meta:page-count="137" meta:paragraph-count="3701" meta:word-count="41104" meta:character-count="236003"/>
    <meta:user-defined meta:name="w2e_MetaAuthor">Henrique Matheus da Silva Lima</meta:user-defined>
    <meta:user-defined meta:name="w2e_MetaBackgroundColor">000000</meta:user-defined>
    <meta:user-defined meta:name="w2e_MetaCoverPath">file:///Z:/media/win_d/Meus%20Documentos/Meus%20Projetos/Sambahsa%20-%20Grammatic/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